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0373_L.jpg=</text:p>
      <text:p text:style-name="Standard">1 - 3</text:p>
      <text:p text:style-name="Standard">2 - Die martis sequenti xta mensis juriii. Congregatis dominis in capitulo</text:p>
      <text:p text:style-name="Standard">3 - P. Decano</text:p>
      <text:p text:style-name="Standard">4 - G. Cantore</text:p>
      <text:p text:style-name="Standard">5 - G. Archidiacono ecclesie</text:p>
      <text:p text:style-name="Standard">6 - A. Archidiacono Brie</text:p>
      <text:p text:style-name="Standard">7 - Sy. succentore</text:p>
      <text:p text:style-name="Standard">8 - Ja. Cosson</text:p>
      <text:p text:style-name="Standard">9 - Ro. de Lorriaco</text:p>
      <text:p text:style-name="Standard">10 - P. de Reilhaco</text:p>
      <text:p text:style-name="Standard">11 - P. de Ogero</text:p>
      <text:p text:style-name="Standard">12 - L. de Mongeria</text:p>
      <text:p text:style-name="Standard">13 - Jo. de Pompodorio</text:p>
      <text:p text:style-name="Standard">14 - M. Reginaldi</text:p>
      <text:p text:style-name="Standard">15 - N. de Ordeimonte</text:p>
      <text:p text:style-name="Standard">16 - G. Fedelli</text:p>
      <text:p text:style-name="Standard">17 - Ro. de Dangello</text:p>
      <text:p text:style-name="Standard">18 - Jo. Chanteprime</text:p>
      <text:p text:style-name="Standard">19 - N. Dictatoris</text:p>
      <text:p text:style-name="Standard">20 - Re. de Putheolis</text:p>
      <text:p text:style-name="Standard">21 - N. de Rancia</text:p>
      <text:p text:style-name="Standard">22 - Jo. Hue</text:p>
      <text:p text:style-name="Standard">23 - T. de Sancto Petro</text:p>
      <text:p text:style-name="Standard">24 - Ph. de Salione</text:p>
      <text:p text:style-name="Standard">25 - Jo. de Sarraponte</text:p>
      <text:p text:style-name="Standard">26 - Jo. Voygnon</text:p>
      <text:p text:style-name="Standard">27 - G. Paillardi</text:p>
      <text:p text:style-name="Standard">28 - H. Blancheti</text:p>
      <text:p text:style-name="Standard">29 - T. Hocie</text:p>
      <text:p text:style-name="Standard">30 - A. de Murolio</text:p>
      <text:p text:style-name="Standard">31 - Jo. de Sanctis</text:p>
      <text:p text:style-name="Standard">32 - A. Regie</text:p>
      <text:p text:style-name="Standard">33 - Jo. de Milly</text:p>
      <text:p text:style-name="Standard">34 - Jo. de Rolandi</text:p>
      <text:p text:style-name="Standard">=FRAN_0393_00374_L.jpg=</text:p>
      <text:p text:style-name="Standard"><text:soft-page-break/>1 - Anno nonagesimo octavo. Die mercurii post festum Eulearistie Domini xiia mensis</text:p>
      <text:p text:style-name="Standard">2 - junii. Capitulantibus dominis.</text:p>
      <text:p text:style-name="Standard">3 - P. Decano</text:p>
      <text:p text:style-name="Standard">4 - Placet dominis quod dominus Johannes de Quiriziaco vadat ad</text:p>
      <text:p text:style-name="Standard">5 - G. Cantore</text:p>
      <text:p text:style-name="Standard">6 - G. Archidiacono ecclesie</text:p>
      <text:p text:style-name="Standard">7 - ecclesiam suam et ibidem Deo deserviendo lucretur distri buciones</text:p>
      <text:p text:style-name="Standard">8 - Sy. succentor in ecclesia</text:p>
      <text:p text:style-name="Standard">9 - suas quamdiu placuerit dominis proviso quod deserviatur pro ipsoi</text:p>
      <text:p text:style-name="Standard">10 - Rober. de Lorriaco</text:p>
      <text:p text:style-name="Standard">11 - in ecclesia sumptibus denaris suorum.</text:p>
      <text:p text:style-name="Standard">12 - Re. de Putheolis</text:p>
      <text:p text:style-name="Standard">13 - Jo. Rolandi</text:p>
      <text:p text:style-name="Standard">14 - L. de Mongeria</text:p>
      <text:p text:style-name="Standard">15 - M. Reginaldi</text:p>
      <text:p text:style-name="Standard">16 - T. Hocie</text:p>
      <text:p text:style-name="Standard">17 - Jo. de Pompodorio</text:p>
      <text:p text:style-name="Standard">18 - N. de Rancia</text:p>
      <text:p text:style-name="Standard">19 - N. de Ordeimonte</text:p>
      <text:p text:style-name="Standard">20 - G. Fedelli</text:p>
      <text:p text:style-name="Standard">21 - T. de Sancto Petro</text:p>
      <text:p text:style-name="Standard">22 - Jo. Hue</text:p>
      <text:p text:style-name="Standard">23 - Jo. Chanteprime</text:p>
      <text:p text:style-name="Standard">24 - Jo. Volignon absent pro ecclesia</text:p>
      <text:p text:style-name="Standard">25 - Anno Nonagesimo ditavo . Die venris post octabas festi Erilaristre domini</text:p>
      <text:p text:style-name="Standard">26 - xiiiita mensis junii. Capitulantibus dominis.</text:p>
      <text:p text:style-name="Standard">27 - P. Decano</text:p>
      <text:p text:style-name="Standard">28 - Placet dominis ad relacionem magistri Roberti de Lorriaco</text:p>
      <text:p text:style-name="Standard">29 - o</text:p>
      <text:p text:style-name="Standard">30 - G. Cantore</text:p>
      <text:p text:style-name="Standard">31 - quod dominus Johannes Hays habeat domum claustralem</text:p>
      <text:p text:style-name="Standard">32 - G. Archidiacono ecclesie</text:p>
      <text:p text:style-name="Standard">33 - quam inhabitat magister Dyonisius Custurarii</text:p>
      <text:p text:style-name="Standard">34 - Sy. succentor in ecclesia</text:p>
      <text:p text:style-name="Standard">35 - unacum locagio quod inhabitat dominus Johannes</text:p>
      <text:p text:style-name="Standard">36 - Jo. de Pompodorio</text:p>
      <text:p text:style-name="Standard"><text:soft-page-break/>37 - de Auerginaco totum precio xix lbrum</text:p>
      <text:p text:style-name="Standard">38 - Ro. de Lorriaco</text:p>
      <text:p text:style-name="Standard">39 - G. Fedelli</text:p>
      <text:p text:style-name="Standard">40 - Inhibitum fuit domino Petro Tournant ne</text:p>
      <text:p text:style-name="Standard">41 - N. Dictatoris</text:p>
      <text:p text:style-name="Standard">42 - aliqua verba injuriosa proferat magistro Michacli</text:p>
      <text:p text:style-name="Standard">43 - Re. de Putheolis</text:p>
      <text:p text:style-name="Standard">44 - Jo. de Sarraponte</text:p>
      <text:p text:style-name="Standard">45 - Ma. Reginaldi</text:p>
      <text:p text:style-name="Standard">46 - Placet dominis quod Officiarii faciant commodum ecclesie</text:p>
      <text:p text:style-name="Standard">47 - Jo. Rolandi</text:p>
      <text:p text:style-name="Standard">48 - in bladis vendendi.</text:p>
      <text:p text:style-name="Standard">49 - . de Mongeria</text:p>
      <text:p text:style-name="Standard">50 - H. Blancheti</text:p>
      <text:p text:style-name="Standard">51 - T. Hocie</text:p>
      <text:p text:style-name="Standard">52 - J. Voygnon extra pro ecclesia</text:p>
      <text:p text:style-name="Standard">=FRAN_0393_00375_L.jpg=</text:p>
      <text:p text:style-name="Standard">1 - Anno nonagesimo oitavo. Die lune post festum beati Banale apostoli. xviia mensis junni</text:p>
      <text:p text:style-name="Standard">2 - capitulantibus dominis.</text:p>
      <text:p text:style-name="Standard">3 - P. Decano</text:p>
      <text:p text:style-name="Standard">4 - facta relacione per magistrum Johannem Rolandi Canonicum</text:p>
      <text:p text:style-name="Standard">5 - G. Cantore</text:p>
      <text:p text:style-name="Standard">6 - Parisiensis de quadam domo sita in vico de la Bonerie</text:p>
      <text:p text:style-name="Standard">7 - G. Archidiacono ecclesie</text:p>
      <text:p text:style-name="Standard">8 - que fuit quondam magistri Jacobi du Celier. magister</text:p>
      <text:p text:style-name="Standard">9 - Sy. succentor in ecclesia</text:p>
      <text:p text:style-name="Standard">10 - Petrus de Canthelou domini nostri regis secretarius</text:p>
      <text:p text:style-name="Standard">11 - L. de Mongeria</text:p>
      <text:p text:style-name="Standard">12 - ostendit litteras suas empcionis dicte domus supplicans</text:p>
      <text:p text:style-name="Standard">13 - Ma. Reginaldi</text:p>
      <text:p text:style-name="Standard">14 - dominis quatinus cum abbas de Giennal percipiat pro fundata</text:p>
      <text:p text:style-name="Standard">15 - Jo. Rolandi</text:p>
      <text:p text:style-name="Standard">16 - tenre sex denario et domini sexdecim / vellent micte</text:p>
      <text:p text:style-name="Standard">17 - N. Dictatoris</text:p>
      <text:p text:style-name="Standard">18 - aliquem de ecclesia pro videndo porcionem dominis</text:p>
      <text:p text:style-name="Standard">19 - Ro. de Lorriaco</text:p>
      <text:p text:style-name="Standard"><text:soft-page-break/>20 - contingentem racione vendarum Et ibidem dictus</text:p>
      <text:p text:style-name="Standard">21 - A. de Murolio</text:p>
      <text:p text:style-name="Standard">22 - dominus Abbas presens consensut et consentit quod peccunie</text:p>
      <text:p text:style-name="Standard">23 - Jo. de Pompodorio</text:p>
      <text:p text:style-name="Standard">24 - racione vendicionis predicte debite ponantur in manu</text:p>
      <text:p text:style-name="Standard">25 - T. de Sancto Petro</text:p>
      <text:p text:style-name="Standard">26 - capituli. Et voluerunt domini remictere eidem magistro Petri</text:p>
      <text:p text:style-name="Standard">27 - G. Fedelli</text:p>
      <text:p text:style-name="Standard">28 - de Parisio turonensis / et ordinatus est magister Philbertus</text:p>
      <text:p text:style-name="Standard">29 - H. Blancheti</text:p>
      <text:p text:style-name="Standard">30 - de Salione Ad recipiendum vendas predictas</text:p>
      <text:p text:style-name="Standard">31 - Jo. Voygnon</text:p>
      <text:p text:style-name="Standard">32 - Jo. de Sanctis</text:p>
      <text:p text:style-name="Standard">33 - A. Regini</text:p>
      <text:p text:style-name="Standard">34 - Ph. de Salione</text:p>
      <text:p text:style-name="Standard">35 - T. Hocie tarde venit</text:p>
      <text:p text:style-name="Standard">36 - Anno nonagesimo dictamo. Die mercurii post festum Beati Barnale apostoli xix</text:p>
      <text:p text:style-name="Standard">37 - mensis junii. Capitulantibus dominis.</text:p>
      <text:p text:style-name="Standard">38 - P. Decano</text:p>
      <text:p text:style-name="Standard">39 - dominus Johannes de Chananns presbyter vult stare informacioni</text:p>
      <text:p text:style-name="Standard">40 - G. Cantore</text:p>
      <text:p text:style-name="Standard">41 - fiende per me G. Picardi notarium capituli super</text:p>
      <text:p text:style-name="Standard">42 - G. Archidiacono ecclesie</text:p>
      <text:p text:style-name="Standard">43 - dirrupcione et infractione libri euvangeliorum.</text:p>
      <text:p text:style-name="Standard">44 - Sy. succentor in firmo</text:p>
      <text:p text:style-name="Standard">45 - L. de Mongeria</text:p>
      <text:p text:style-name="Standard">46 - Receptus fuit magister Ste. Perruelli ad canonicatum et prebenda</text:p>
      <text:p text:style-name="Standard">47 - Jo. Rolandi</text:p>
      <text:p text:style-name="Standard">48 - ecclesie Par. quos obtinebant deffunctis magister Jo. de Bordis</text:p>
      <text:p text:style-name="Standard">49 - eidem magistro Stephano per dominum nostrum papam luper collatos</text:p>
      <text:p text:style-name="Standard">50 - Jo. de Sanctis</text:p>
      <text:p text:style-name="Standard">51 - prout in regestro insimacionum et recepcionum beneficiorum</text:p>
      <text:p text:style-name="Standard">52 - T. Hocie</text:p>
      <text:p text:style-name="Standard">53 - continetur dato fidejussore pro capa magistro Nicolao</text:p>
      <text:p text:style-name="Standard">54 - G. Feydelli</text:p>
      <text:p text:style-name="Standard">55 - de Ordeimonte</text:p>
      <text:p text:style-name="Standard"><text:soft-page-break/>56 - M. Reginaldi</text:p>
      <text:p text:style-name="Standard">57 - A. de Murolio</text:p>
      <text:p text:style-name="Standard">58 - Receptus fuit dominus Hugo Lentarii ad capellaniam Sancti</text:p>
      <text:p text:style-name="Standard">59 - R. de Lorriaco</text:p>
      <text:p text:style-name="Standard">60 - Lernardi quam obtinere solebat dominus Guillelmus Maqueti</text:p>
      <text:p text:style-name="Standard">61 - Jo. Voygnon</text:p>
      <text:p text:style-name="Standard">62 - presbyter ad capellaniam Sancti Fiacri in ecclesia de Dziaco</text:p>
      <text:p text:style-name="Standard">63 - N. de Ordeimonte</text:p>
      <text:p text:style-name="Standard">64 - Nuinensis diocesis / et promisit querem unum calicem</text:p>
      <text:p text:style-name="Standard">65 - N. Dictatoris</text:p>
      <text:p text:style-name="Standard">66 - xiim vnciarum ix sclingorum et qui solebat esse</text:p>
      <text:p text:style-name="Standard">67 - cum talix qui est de presenti est non sit nisi vii. onciar</text:p>
      <text:p text:style-name="Standard">68 - et v. sncrulingorum</text:p>
      <text:p text:style-name="Standard">69 - Placet dominis quod dominus Johannes de Queriziaco habeat pane</text:p>
      <text:p text:style-name="Standard">70 - capitularem quamdiu placuerit dominis</text:p>
      <text:p text:style-name="Standard">=FRAN_0393_00376_L.jpg=</text:p>
      <text:p text:style-name="Standard">1 - .Dicta die mercurii hora vesperorim Congre gatis dominis</text:p>
      <text:p text:style-name="Standard">2 - P. Decano</text:p>
      <text:p text:style-name="Standard">3 - G. Cantore</text:p>
      <text:p text:style-name="Standard">4 - G. archidiacono ecclesie</text:p>
      <text:p text:style-name="Standard">5 - Magister Robertus Luote procurator magistri Petro</text:p>
      <text:p text:style-name="Standard">6 - Ja. Cosson</text:p>
      <text:p text:style-name="Standard">7 - Treusselli licenciatus in legibus fuit receptus</text:p>
      <text:p text:style-name="Standard">8 - de Mongeria</text:p>
      <text:p text:style-name="Standard">9 - novinem procuratorio dicti magistri Petri ad Archidiacdioniu</text:p>
      <text:p text:style-name="Standard">10 - Jo. Rolandi</text:p>
      <text:p text:style-name="Standard">11 - Parisiensi tamquam vacante per ebitum magistri Johannis de</text:p>
      <text:p text:style-name="Standard">12 - N. de Rancia</text:p>
      <text:p text:style-name="Standard">13 - Bordis ultimi possessoris ejusdem ac ad</text:p>
      <text:p text:style-name="Standard">14 - Jo. de Sanctis</text:p>
      <text:p text:style-name="Standard">15 - universa jura et perinencias ipsius Necnon ad</text:p>
      <text:p text:style-name="Standard">16 - Jo. Chanteprime</text:p>
      <text:p text:style-name="Standard">17 - ad lanovicatum ecclesie Parisiensis jub expectacione</text:p>
      <text:p text:style-name="Standard">18 - A. Regine</text:p>
      <text:p text:style-name="Standard">19 - prebende ejusdem ecclesie. Et juravit in formia</text:p>
      <text:p text:style-name="Standard">20 - Jo. Hue</text:p>
      <text:p text:style-name="Standard"><text:soft-page-break/>21 - Et fuit installatus in parte ctmistra chori</text:p>
      <text:p text:style-name="Standard">22 - Jo. Voygnon</text:p>
      <text:p text:style-name="Standard">23 - A. de Murolio</text:p>
      <text:p text:style-name="Standard">24 - Et ibidem magister Nicolaus de Rancia qui</text:p>
      <text:p text:style-name="Standard">25 - Jo. Chanteprime</text:p>
      <text:p text:style-name="Standard">26 - alias in possessionem corporalem dicti archidinodis Parisiensis</text:p>
      <text:p text:style-name="Standard">27 - Ste. Perruelli</text:p>
      <text:p text:style-name="Standard">28 - positus fuerat ab hujusmodi possessione desistit</text:p>
      <text:p text:style-name="Standard">29 - P. de Ogero</text:p>
      <text:p text:style-name="Standard">30 - G. Feydelli</text:p>
      <text:p text:style-name="Standard">31 - G. Paillardi</text:p>
      <text:p text:style-name="Standard">32 - M. Reginaldi</text:p>
      <text:p text:style-name="Standard">33 - T. Hocie</text:p>
      <text:p text:style-name="Standard">34 - . de Sancti Petro</text:p>
      <text:p text:style-name="Standard">35 - Anno Nenagesimo octavo. Die leneris ante festum Natuvitatis Beati Johannis</text:p>
      <text:p text:style-name="Standard">36 - captiste xxia mensis junii capitulantibus dominis.</text:p>
      <text:p text:style-name="Standard">37 - Magister Ameder de Chalaru Cantor Lugdunis procurator</text:p>
      <text:p text:style-name="Standard">38 - P. Decano</text:p>
      <text:p text:style-name="Standard">39 - et none procuratorio magistri Guidonis de Rota se opposuit</text:p>
      <text:p text:style-name="Standard">40 - G. Cantore</text:p>
      <text:p text:style-name="Standard">41 - recepcioni facte de magistro Petro Tousselli ad</text:p>
      <text:p text:style-name="Standard">42 - G. Archidiacono ecclesie</text:p>
      <text:p text:style-name="Standard">43 - Archidiacontu Parisiensis petens revocari hujusmodi</text:p>
      <text:p text:style-name="Standard">44 - L. de Mongeria</text:p>
      <text:p text:style-name="Standard">45 - gravamen / cui domini responderunt post deliberacionem</text:p>
      <text:p text:style-name="Standard">46 - T. Horie</text:p>
      <text:p text:style-name="Standard">47 - G. Paillardi</text:p>
      <text:p text:style-name="Standard">48 - habitam quod quia magister Guido fuit receptus</text:p>
      <text:p text:style-name="Standard">49 - Ro. de Lorriaco</text:p>
      <text:p text:style-name="Standard">50 - salvo jure cujuslibet et eciam alii / non erat</text:p>
      <text:p text:style-name="Standard">51 - Jo. Chanteprime</text:p>
      <text:p text:style-name="Standard">52 - intencionis domino eacceptare partes judicum ideo</text:p>
      <text:p text:style-name="Standard">53 - Jo. de Pompodorio</text:p>
      <text:p text:style-name="Standard">54 - remictebant ad judices suos competentes.</text:p>
      <text:p text:style-name="Standard">55 - T. de Sancto Petro</text:p>
      <text:p text:style-name="Standard">56 - Placet dominis quod magister Petrus Crousselli habeat</text:p>
      <text:p text:style-name="Standard"><text:soft-page-break/>57 - Jo. Hu</text:p>
      <text:p text:style-name="Standard">58 - . de Monte</text:p>
      <text:p text:style-name="Standard">59 - curiam domus quam inhabitabat deffunctus</text:p>
      <text:p text:style-name="Standard">60 - G. Fedelli</text:p>
      <text:p text:style-name="Standard">61 - magister Johannes de Bordis predecesser sus usque ad</text:p>
      <text:p text:style-name="Standard">62 - A. de Murolio</text:p>
      <text:p text:style-name="Standard">63 - mensem qualibet ebdomada precio unius scuti</text:p>
      <text:p text:style-name="Standard">64 - N. Dictatoris</text:p>
      <text:p text:style-name="Standard">65 - Jo. Voygnon</text:p>
      <text:p text:style-name="Standard">66 - Receptus fuit ad canonicatum et prbendam ecclesie Parisiensis quos</text:p>
      <text:p text:style-name="Standard">67 - Domin succentore in ecclesia</text:p>
      <text:p text:style-name="Standard">68 - obtinebat magister Petrus Trousselli tamquam vacantes</text:p>
      <text:p text:style-name="Standard">69 - J. de Sanctis</text:p>
      <text:p text:style-name="Standard">70 - per assecucionem archidiaconantus Parisiensis magister Petrus</text:p>
      <text:p text:style-name="Standard">71 - R. Dangeul</text:p>
      <text:p text:style-name="Standard">72 - Colli qui juravit in forma dato fidejussore pro</text:p>
      <text:p text:style-name="Standard">73 - P. Colli</text:p>
      <text:p text:style-name="Standard">74 - A Regine tarde</text:p>
      <text:p text:style-name="Standard">75 - capa magistro Johanne Hue</text:p>
      <text:p text:style-name="Standard">=FRAN_0393_00377_L.jpg=</text:p>
      <text:p text:style-name="Standard">1 - Placet dominis quod ills de Sancto Marcelle lacte modentur panie lavei ecclesie</text:p>
      <text:p text:style-name="Standard">2 - Placet dominis quod dominus Guillelmus Altrini vadatu ad ecclesiam suam parrochialem et in regressum</text:p>
      <text:p text:style-name="Standard">3 - si requirat habitum domini concedentur eidem et quod Enguerrandus et Johannes</text:p>
      <text:p text:style-name="Standard">4 - Corville habeaut denaris matutinarum medies / quos percipiebat dictus dominus Guillelmus</text:p>
      <text:p text:style-name="Standard">5 - Fiat lictera pro Gileto Hemardi de tribus quarteruis vince debitem proclamatis</text:p>
      <text:p text:style-name="Standard">6 - situatis in territorio de Vernoto / que tera quarteria tenebat firmarius nemorum</text:p>
      <text:p text:style-name="Standard">7 - ad officium camere spectantem per ipsum Giletum emptis a Camerario clerico pro</text:p>
      <text:p text:style-name="Standard">8 - precio xxi. libris parisiensies.</text:p>
      <text:p text:style-name="Standard">9 - uum Oiillu Crrn</text:p>
      <text:p text:style-name="Standard">10 - Die martis in crastinumtis Beati Johannis Baptiste</text:p>
      <text:p text:style-name="Standard">11 - xxv meqi. Presentibus dominis capitulantibus infrascriptis.</text:p>
      <text:p text:style-name="Standard">12 - P. Decano</text:p>
      <text:p text:style-name="Standard">13 - G. Cantore</text:p>
      <text:p text:style-name="Standard">14 - n dominus decanus suo et capituli nomine optavit</text:p>
      <text:p text:style-name="Standard">15 - G. Archidiacono ecclesie</text:p>
      <text:p text:style-name="Standard"><text:soft-page-break/>16 - taxum decime grossorum fructuum prebendarum</text:p>
      <text:p text:style-name="Standard">17 - Sy. Succentore infirmus</text:p>
      <text:p text:style-name="Standard">18 - foranearum et in deportu existencium si que sint.</text:p>
      <text:p text:style-name="Standard">19 - Jo. Rolandi in firmus</text:p>
      <text:p text:style-name="Standard">20 - et specialiter magistrorum Johannis de Karolay et Petri</text:p>
      <text:p text:style-name="Standard">21 - Ja. Cosson</text:p>
      <text:p text:style-name="Standard">22 - mignoti deffunctorum.</text:p>
      <text:p text:style-name="Standard">23 - Ro. de Lorriaco</text:p>
      <text:p text:style-name="Standard">24 - P. de Reilhaco</text:p>
      <text:p text:style-name="Standard">25 - P. de Ogero</text:p>
      <text:p text:style-name="Standard">26 - Prepositi prebendarii apud</text:p>
      <text:p text:style-name="Standard">27 - de Mongeria</text:p>
      <text:p text:style-name="Standard">28 - Morhacam</text:p>
      <text:p text:style-name="Standard">29 - Jo. Luie</text:p>
      <text:p text:style-name="Standard">30 - Jo. de Pompodorio</text:p>
      <text:p text:style-name="Standard">31 - Civillyacum</text:p>
      <text:p text:style-name="Standard">32 - N. de ancia</text:p>
      <text:p text:style-name="Standard">33 - M. Reginaldi</text:p>
      <text:p text:style-name="Standard">34 - Cristolum</text:p>
      <text:p text:style-name="Standard">35 - Ph. de Salione</text:p>
      <text:p text:style-name="Standard">36 - N. de Ordeimonte</text:p>
      <text:p text:style-name="Standard">37 - YYthevillam</text:p>
      <text:p text:style-name="Standard">38 - Camerarius clericus</text:p>
      <text:p text:style-name="Standard">39 - G. Fedelli</text:p>
      <text:p text:style-name="Standard">40 - Liricantum</text:p>
      <text:p text:style-name="Standard">41 - Jo. Hays officiarius anniversariorum</text:p>
      <text:p text:style-name="Standard">42 - R. Langel</text:p>
      <text:p text:style-name="Standard">43 - Crlyacum</text:p>
      <text:p text:style-name="Standard">44 - Jo. Chantepaime</text:p>
      <text:p text:style-name="Standard">45 - Ja. Cosson</text:p>
      <text:p text:style-name="Standard">46 - Andresiacum</text:p>
      <text:p text:style-name="Standard">47 - N. Dictatoris</text:p>
      <text:p text:style-name="Standard">48 - T. de Sancto Petro</text:p>
      <text:p text:style-name="Standard">49 - Re. de Putheolis</text:p>
      <text:p text:style-name="Standard">50 - Viriacum</text:p>
      <text:p text:style-name="Standard">51 - Jo. de Sanctis</text:p>
      <text:p text:style-name="Standard"><text:soft-page-break/>52 - N. de Raticia</text:p>
      <text:p text:style-name="Standard">53 - Spedonam</text:p>
      <text:p text:style-name="Standard">54 - Jo. Voirgnon</text:p>
      <text:p text:style-name="Standard">55 - Jo. Hue</text:p>
      <text:p text:style-name="Standard">56 - Vernotum</text:p>
      <text:p text:style-name="Standard">57 - G. Gueroudi</text:p>
      <text:p text:style-name="Standard">58 - T. de Sancto Petro</text:p>
      <text:p text:style-name="Standard">59 - Corberosam</text:p>
      <text:p text:style-name="Standard">60 - T. Hocie</text:p>
      <text:p text:style-name="Standard">61 - Ph. de Dalione</text:p>
      <text:p text:style-name="Standard">62 - T</text:p>
      <text:p text:style-name="Standard">63 - Rosayum</text:p>
      <text:p text:style-name="Standard">64 - nullus</text:p>
      <text:p text:style-name="Standard">65 - Jo. Voygnon</text:p>
      <text:p text:style-name="Standard">66 - G. Paillardi</text:p>
      <text:p text:style-name="Standard">67 - Custodia sigilli et clavium fabrici tradita est</text:p>
      <text:p text:style-name="Standard">68 - +</text:p>
      <text:p text:style-name="Standard">69 - T. Hocie</text:p>
      <text:p text:style-name="Standard">70 - magistro Johannanni Rolandi</text:p>
      <text:p text:style-name="Standard">71 - +</text:p>
      <text:p text:style-name="Standard">72 - P. Colli</text:p>
      <text:p text:style-name="Standard">73 - A. de Murolio</text:p>
      <text:p text:style-name="Standard">74 - G</text:p>
      <text:p text:style-name="Standard">75 - +</text:p>
      <text:p text:style-name="Standard">76 - Proverisores domus Dei domini Cantor una cum</text:p>
      <text:p text:style-name="Standard">77 - Jo. de Sactis</text:p>
      <text:p text:style-name="Standard">78 - magistro Matheo Reginaldi</text:p>
      <text:p text:style-name="Standard">79 - +</text:p>
      <text:p text:style-name="Standard">80 - Ste. Pruelli</text:p>
      <text:p text:style-name="Standard">81 - +</text:p>
      <text:p text:style-name="Standard">82 - A. Regine tardis</text:p>
      <text:p text:style-name="Standard">=FRAN_0393_00378_L.jpg=</text:p>
      <text:p text:style-name="Standard">1 - Custodia Clavium licterarium et carcarium ecclesie commissa est magistro Johanni Rolandi</text:p>
      <text:p text:style-name="Standard">2 - Custodia clavium Arche anniversariorum commissa est magistris Nicolao de Ordeimonte</text:p>
      <text:p text:style-name="Standard">3 - et Nicolao de Rancia / et fiat inventarium domino Decano presente / fiat eciam</text:p>
      <text:p text:style-name="Standard">4 - bonum coffrum vel ematur in quo sint tres claves quarum unam quicumque</text:p>
      <text:p text:style-name="Standard"><text:soft-page-break/>5 - de cetero erit decanus custodiet / unam et alii duo electi per capitulum.</text:p>
      <text:p text:style-name="Standard">6 - Deputati sunt ad interessendum visitacioni repparacionum domus deffuncti domini</text:p>
      <text:p text:style-name="Standard">7 - Archidiaconi Parisiensis magistri Nicolaus de Rancia et Robertus de Lorriac</text:p>
      <text:p text:style-name="Standard">8 - Placet dominis de gracia speciali quod dominus Petrus Trousselli Archidiaconus Parisiensis</text:p>
      <text:p text:style-name="Standard">9 - sit collocatus in domo magistri Germani Paillardi in claustro usque ad</text:p>
      <text:p text:style-name="Standard">10 - instans festum Beate Mane Magdalones et non ultra</text:p>
      <text:p text:style-name="Standard">11 - Tradat magister Robertus Dangel peccunias quas habet de Civillyaco</text:p>
      <text:p text:style-name="Standard">12 - magistro Nicolao de Rancia moderno preposito dicti loci</text:p>
      <text:p text:style-name="Standard">13 - Deputati sunt magistri Stephanus Perrnelli Petrus de Reilhaco et Nicolaus</text:p>
      <text:p text:style-name="Standard">14 - de rancia ad videndum deffectas illorum qui debent missas racione capellaniam</text:p>
      <text:p text:style-name="Standard">15 - ecclesie Parisiensis</text:p>
      <text:p text:style-name="Standard">16 - .Die mercurii sequenti secunda capituli generalis. capitulantibus dominis</text:p>
      <text:p text:style-name="Standard">17 - P. Decano</text:p>
      <text:p text:style-name="Standard">18 - G. Cantore</text:p>
      <text:p text:style-name="Standard">19 - n domini Petrus Rati et Johannes petit alias Furneri</text:p>
      <text:p text:style-name="Standard">20 - G. Archidiacono ecclesie</text:p>
      <text:p text:style-name="Standard">21 - deserviente capellanie Karoli regis renunciaverunt</text:p>
      <text:p text:style-name="Standard">22 - Jo. Rolandi infirm</text:p>
      <text:p text:style-name="Standard">23 - et fuit eis dictum quod non deservirent plus et loco</text:p>
      <text:p text:style-name="Standard">24 - J. de Pompodorio</text:p>
      <text:p text:style-name="Standard">25 - ipsorum fuerunt deputati et commissi domini Stephanus</text:p>
      <text:p text:style-name="Standard">26 - N. Dictatonis</text:p>
      <text:p text:style-name="Standard">27 - Cocti / et Stephanus Le Carrellier presbyteri.</text:p>
      <text:p text:style-name="Standard">28 - L. de Mongeria</text:p>
      <text:p text:style-name="Standard">29 - Et siliter</text:p>
      <text:p text:style-name="Standard">30 - Re. de Putheolis</text:p>
      <text:p text:style-name="Standard">31 - Domini Johannes Bienvenu</text:p>
      <text:p text:style-name="Standard">32 - Ma. Reginaldi</text:p>
      <text:p text:style-name="Standard">33 - Seguinus Vigerii</text:p>
      <text:p text:style-name="Standard">34 - P. Colli</text:p>
      <text:p text:style-name="Standard">35 - capellani Karoli regis</text:p>
      <text:p text:style-name="Standard">36 - Johannes Parvi</text:p>
      <text:p text:style-name="Standard">37 - G. Paillardi</text:p>
      <text:p text:style-name="Standard">38 - trenunciaverunt messis</text:p>
      <text:p text:style-name="Standard">39 - Albertus Billardi</text:p>
      <text:p text:style-name="Standard">40 - Sancti Febastiani / et fuerunt</text:p>
      <text:p text:style-name="Standard"><text:soft-page-break/>41 - A. de Murolio</text:p>
      <text:p text:style-name="Standard">42 - Johannes Pascalis</text:p>
      <text:p text:style-name="Standard">43 - eiet</text:p>
      <text:p text:style-name="Standard">44 - Jo. Voygnon</text:p>
      <text:p text:style-name="Standard">45 - G. Fedelli</text:p>
      <text:p text:style-name="Standard">46 - Domini Johannes Arnand capellanie episcopi Parisiensis renunciaverunt</text:p>
      <text:p text:style-name="Standard">47 - Ro. de Lorriaco</text:p>
      <text:p text:style-name="Standard">48 - Johannes de stratis missis et fuerunt eis restitute.</text:p>
      <text:p text:style-name="Standard">49 - Jo. Hue</text:p>
      <text:p text:style-name="Standard">50 - Et similiter domini Dy. Saillebeni</text:p>
      <text:p text:style-name="Standard">51 - Ro. Dangel</text:p>
      <text:p text:style-name="Standard">52 - J. de Sanctis</text:p>
      <text:p text:style-name="Standard">53 - Johannes de Brye</text:p>
      <text:p text:style-name="Standard">54 - Capellani archidiaconu aceterm Bertentis</text:p>
      <text:p text:style-name="Standard">55 - Ph. de Salione</text:p>
      <text:p text:style-name="Standard">56 - Et marcialis nepotisr</text:p>
      <text:p text:style-name="Standard">57 - renunciaverunt missis et</text:p>
      <text:p text:style-name="Standard">58 - N. de Rancia absente pro ecclesia</text:p>
      <text:p text:style-name="Standard">59 - fuerunt eis restitute</text:p>
      <text:p text:style-name="Standard">60 - T. A. Regine tardes</text:p>
      <text:p text:style-name="Standard">61 - Sy. succentor infirmus</text:p>
      <text:p text:style-name="Standard">=FRAN_0393_00379_L.jpg=</text:p>
      <text:p text:style-name="Standard">1 - Declaratum est quoddam statutum super preposituris et prepositis eligendis alias factum</text:p>
      <text:p text:style-name="Standard">2 - validum esse et in suis terminis tenendum tamquam racionabile et consonum racioni</text:p>
      <text:p text:style-name="Standard">3 - cujus tenor sequitur in hec verba.</text:p>
      <text:p text:style-name="Standard">4 - Universis presentes litteras inspecturis. Decanus et capitulum Parisiensi. Salutem in domino</text:p>
      <text:p text:style-name="Standard">5 - Considerantes Parisiensis ecclesiam circa custodiam et exeracium justicie secularis terre</text:p>
      <text:p text:style-name="Standard">6 - ipsius ecclesie damporum pati nommoditum et eciam lesionem / provida super hoc deliberacione</text:p>
      <text:p text:style-name="Standard">7 - habitam timentes ne processu temporis ipsa Parisiensi ecclesia jaccuvam incurreret / et</text:p>
      <text:p text:style-name="Standard">8 - irreparabile detrimentum de bonorum consilio nostre ecclesie utilitate pensata</text:p>
      <text:p text:style-name="Standard">9 - ordinavimus atque statuimus in hac presenti particione prebendatum ut prebendarii</text:p>
      <text:p text:style-name="Standard">10 - singulorum locorum pro justicia tenenda conservanda defendenda et exercenda in</text:p>
      <text:p text:style-name="Standard">11 - locis illis unum eligant et faciant de se ipsis presentibus qui justiciam secularem</text:p>
      <text:p text:style-name="Standard">12 - teneat conservet deffendat et exerceat tali modo / quod proventus et exitus justicio</text:p>
      <text:p text:style-name="Standard">13 - vendi non poterunt nec ad firmam seu ad admodiacionem concedti. Ome autem</text:p>
      <text:p text:style-name="Standard">14 - emolumentum proveniens racione justicie commune erit prebendariis ipsorum vocorum</text:p>
      <text:p text:style-name="Standard"><text:soft-page-break/>15 - in Parisiensi ecclesia residentibus . Si vero prebendarii ipsorum locorum unum de se ipsis pro</text:p>
      <text:p text:style-name="Standard">16 - custodienda conservanda defendenda et tenenda justicia infra mensem non statuerent</text:p>
      <text:p text:style-name="Standard">17 - nos ad hoc unum sive Cannonicum sive alium eligemus et instituemus ille autem</text:p>
      <text:p text:style-name="Standard">18 - sic a prebendanis vel a nobis institutus expensas quas faciet eundo ad loca illa</text:p>
      <text:p text:style-name="Standard">19 - certis vicibus inferius expressis ptro justicia tenenda conservanda / defendenda et</text:p>
      <text:p text:style-name="Standard">20 - exercenda ac morando et redeundo expensas habebit de emolumento suo seu proventibus</text:p>
      <text:p text:style-name="Standard">21 - justicie / et residuum inter canonicos residentes distribuetur si vero emolumentum sive provent</text:p>
      <text:p text:style-name="Standard">22 - justicie non sufficerent ad solucionem hujusmodi expensarum / prebendarii locorum deffectum supplebunt</text:p>
      <text:p text:style-name="Standard">23 - de suo capitulum tamen expensas solvet in casibus in quibus ad capitulum emolumentum</text:p>
      <text:p text:style-name="Standard">24 - pertinetur dumtamen ille sic electus vel substitutus a capitulo / quo ad ea que ad</text:p>
      <text:p text:style-name="Standard">25 - capitulum pertinent fuerit destinatus / ut autem illi qui ad hujusmodi justiciam</text:p>
      <text:p text:style-name="Standard">26 - tenendam conservandam et exercendam ut premissum est fuerint instituti / ad visitandam</text:p>
      <text:p text:style-name="Standard">27 - terram ecclesise Parissiensis / et ad revocanda reformanda et corrigenda que correctione</text:p>
      <text:p text:style-name="Standard">28 - revocacione et reformacione indiguerint facilius allicianeur et eciam inclinentur</text:p>
      <text:p text:style-name="Standard">29 - ordinamus et statuimmus quod de Vernoto / de Lircantu / de Corberosa de Spedona</text:p>
      <text:p text:style-name="Standard">30 - terrarum custodes justicie sive prepositi septies in anno dicta loca visitabunt</text:p>
      <text:p text:style-name="Standard">31 - et singulis vicibus per sex dies habebunt eundo morando et redeundo distribuciones</text:p>
      <text:p text:style-name="Standard">32 - ecclesie Parisiensis diurnas et noctuinias et percipient preter expensas solutas / Custodes</text:p>
      <text:p text:style-name="Standard">33 - vero justicie sive prepositi de Ythevilla de Andresyaco de Mittryaco de Moryaco</text:p>
      <text:p text:style-name="Standard">34 - et de Roseto hoc idem facient quater in anno et per quatuor dies singulis vicibus</text:p>
      <text:p text:style-name="Standard">35 - distribuciones habebunt</text:p>
      <text:p text:style-name="Standard">36 - . Custodes autem justicie sive prepositi de Grlyaco de</text:p>
      <text:p text:style-name="Standard">37 - Civillyaco de Castaneto de Balneolis et de Sucyaco Bis in anno loca hujusmodi</text:p>
      <text:p text:style-name="Standard">38 - visitabunt / et per duos dies singulis vicibus distribuciones ecclesie percipient et habebunt</text:p>
      <text:p text:style-name="Standard">39 - di vero pluries dicta loca opportuerit visitari / expensas de emolumento justicie</text:p>
      <text:p text:style-name="Standard">40 - si sufficiat vel si non sufficiat de bonis prebendariorum / si tamen prebendarii</text:p>
      <text:p text:style-name="Standard">41 - ultra vicos pretaxatas consenciant percipient / sed distribuciones ecclesie non</text:p>
      <text:p text:style-name="Standard">42 - habebunt / Preterea adicimus ut si custos seu prepositus alicujus loci pro aliquo casu</text:p>
      <text:p text:style-name="Standard">43 - indiguerit consilio seu presencia comprebendarii seu comprebendariorum suorum ille</text:p>
      <text:p text:style-name="Standard">44 - compiebendarius seu comprebendarii ad requisicionem castodis seu prepositi predicti</text:p>
      <text:p text:style-name="Standard">45 - ad locum tenebuntur accedere in expensis comnibus ipsorum prebendariorum seu in expensis</text:p>
      <text:p text:style-name="Standard">46 - capituli si pro casu tangente capitulum fuerint destinati / Et nnchilominus</text:p>
      <text:p text:style-name="Standard">=FRAN_0393_00380_L.jpg=</text:p>
      <text:p text:style-name="Standard">1 - habebunt distribuciones ecclesie in singulis locis juxta locorum set dierum nunerum pretaxatum</text:p>
      <text:p text:style-name="Standard">2 - Canonici vero si ad dicta loca personaliter non accesseruint distribuciones ecclesie non</text:p>
      <text:p text:style-name="Standard"><text:soft-page-break/>3 - habobunt. In cujus rei testimonium sigillum nostrum licteris presentibus duximus apponendum</text:p>
      <text:p text:style-name="Standard">4 - Datum Anno domini millesimo Ducento lxiii° octavo. Die veneris post festum Purisiis</text:p>
      <text:p text:style-name="Standard">5 - Beate Marie Virginis.</text:p>
      <text:p text:style-name="Standard">6 - decentur durante capitulo generali matricularii laici ecclesie.</text:p>
      <text:p text:style-name="Standard">7 - De supplicacione habitancium de Corberosa nichil fuit Actum.</text:p>
      <text:p text:style-name="Standard">8 - .</text:p>
      <text:p text:style-name="Standard">9 - Die jovis sequente teria capituli generalis xxviia mensis fanni. Capitulantibus dominis</text:p>
      <text:p text:style-name="Standard">10 - P. Decano</text:p>
      <text:p text:style-name="Standard">11 - G. Cantore</text:p>
      <text:p text:style-name="Standard">12 - G. Cassotli</text:p>
      <text:p text:style-name="Standard">13 - renunciaverunt vature</text:p>
      <text:p text:style-name="Standard">14 - G. Archidiacono ecclesie</text:p>
      <text:p text:style-name="Standard">15 - P. Valeti</text:p>
      <text:p text:style-name="Standard">16 - matutinarum et eis sunt</text:p>
      <text:p text:style-name="Standard">17 - Jo. Rolandi</text:p>
      <text:p text:style-name="Standard">18 - Jo. de Bolonia</text:p>
      <text:p text:style-name="Standard">19 - restitute</text:p>
      <text:p text:style-name="Standard">20 - G. Fedelli</text:p>
      <text:p text:style-name="Standard">21 - N. Dictatoris</text:p>
      <text:p text:style-name="Standard">22 - H. Berengarii</text:p>
      <text:p text:style-name="Standard">23 - M. Brunelli</text:p>
      <text:p text:style-name="Standard">24 - L. de Pompodorio infirmo</text:p>
      <text:p text:style-name="Standard">25 - Ste. Theobaldi</text:p>
      <text:p text:style-name="Standard">26 - P. Colli</text:p>
      <text:p text:style-name="Standard">27 - Re. de Putheolis</text:p>
      <text:p text:style-name="Standard">28 - Johanne LAgloye</text:p>
      <text:p text:style-name="Standard">29 - Ro. de Lorriaco</text:p>
      <text:p text:style-name="Standard">30 - Sy. de Caprosia</text:p>
      <text:p text:style-name="Standard">31 - L. de Mongeria</text:p>
      <text:p text:style-name="Standard">32 - P. de Meleduno</text:p>
      <text:p text:style-name="Standard">33 - Clerici matutinales</text:p>
      <text:p text:style-name="Standard">34 - Ph. de Salione</text:p>
      <text:p text:style-name="Standard">35 - Tho. du Fresne</text:p>
      <text:p text:style-name="Standard">36 - Th. de Sancto Petro</text:p>
      <text:p text:style-name="Standard">37 - G. Thiesse</text:p>
      <text:p text:style-name="Standard">38 - Jo. Voygnon</text:p>
      <text:p text:style-name="Standard"><text:soft-page-break/>39 - T. Le Pele</text:p>
      <text:p text:style-name="Standard">40 - T. Hocie assente pro ecclesia</text:p>
      <text:p text:style-name="Standard">41 - Ro. Lupi</text:p>
      <text:p text:style-name="Standard">42 - Ro. Dangeul</text:p>
      <text:p text:style-name="Standard">43 - Dati sunt commissarii ad</text:p>
      <text:p text:style-name="Standard">44 - Jo. Torvilli</text:p>
      <text:p text:style-name="Standard">45 - A. de Murolio</text:p>
      <text:p text:style-name="Standard">46 - taxandum deffectus magistri</text:p>
      <text:p text:style-name="Standard">47 - Enguerranus Guillardu</text:p>
      <text:p text:style-name="Standard">48 - Ma. Reginaldi</text:p>
      <text:p text:style-name="Standard">49 - Robertus de Lorriaco et L. de</text:p>
      <text:p text:style-name="Standard">50 - Ma. de Putheo</text:p>
      <text:p text:style-name="Standard">51 - Mongena</text:p>
      <text:p text:style-name="Standard">52 - G. Paillardi tarde</text:p>
      <text:p text:style-name="Standard">53 - Petrus Charionis</text:p>
      <text:p text:style-name="Standard">54 - J. de Sanctis absnte pro ecclesia</text:p>
      <text:p text:style-name="Standard">55 - Et Jo. de Barra</text:p>
      <text:p text:style-name="Standard">56 - Vy. Saven sirm</text:p>
      <text:p text:style-name="Standard">57 - Fiat citacio autoritate privilegiorum ecclesie concia magistrum Ste. Boussardi</text:p>
      <text:p text:style-name="Standard">58 - Arrestentur fructus magistri Guillelmi de Porta.</text:p>
      <text:p text:style-name="Standard">59 - Deliberatum est quod ponanur omnia nomina fidejussorum caparum et dicatur</text:p>
      <text:p text:style-name="Standard">60 - officiariis quod nichil eis solvant quousque eas exsolverint.</text:p>
      <text:p text:style-name="Standard">61 - utiiant crastina die marricularii laici.</text:p>
      <text:p text:style-name="Standard">=FRAN_0393_00381_L.jpg=</text:p>
      <text:p text:style-name="Standard">1 - 39</text:p>
      <text:p text:style-name="Standard">2 - iar quictancia prebendariis de Giilleyaco de xxxv. scutrim x. s. pro executoribus deffuncti</text:p>
      <text:p text:style-name="Standard">3 - domini Guillelmi Anglici quondam canonici Sancti Tyonisii de Passu quamquidem summam predicti</text:p>
      <text:p text:style-name="Standard">4 - executores dederunt pro repparatons dicti loci de Civillyaco in retemonisacionem bonorum per eum</text:p>
      <text:p text:style-name="Standard">5 - in dicta prebenda perceptorum.</text:p>
      <text:p text:style-name="Standard">6 - Johannes du Bourgel dominus Robertus de</text:p>
      <text:p text:style-name="Standard">7 - Nominna supplicacium pro nominacionibus</text:p>
      <text:p text:style-name="Standard">8 - Baileux dominus Petrus Malerac capellanis magistri Laurencii de Mongeria et dite Theobaldi.</text:p>
      <text:p text:style-name="Standard">9 - Placet dominis quod desermante pro dominis Hugone Chevrier et Johanne de Everisy canonicus</text:p>
      <text:p text:style-name="Standard">10 - Sancti Dyonisii de Passit habeant xii. francos quilibet anno quolibet exsolvendum super</text:p>
      <text:p text:style-name="Standard">11 - distribuciones ipsorum.</text:p>
      <text:p text:style-name="Standard"><text:soft-page-break/>12 - Magister Petrus Trousselli archidiaconus Parisiensis Intimavit graciam apostolicam sibi</text:p>
      <text:p text:style-name="Standard">13 - factam de canonicatu sub expectacione prebende ecclesie Parisiensis cujusdam alterius</text:p>
      <text:p text:style-name="Standard">14 - gracie quam dudum habuerat / confirmatoriam.</text:p>
      <text:p text:style-name="Standard">15 - die veneris in vigilia fest beatorum Petri et Parci xxixa mensis junii. Capituli generalis</text:p>
      <text:p text:style-name="Standard">16 - die quitas.</text:p>
      <text:p text:style-name="Standard">17 - Placet dominis quod illis de Corberosa tradantur trecenciem</text:p>
      <text:p text:style-name="Standard">18 - P. Decano</text:p>
      <text:p text:style-name="Standard">19 - franci pro empcine xvim librarum parisiensium annni et</text:p>
      <text:p text:style-name="Standard">20 - G. Cantore</text:p>
      <text:p text:style-name="Standard">21 - perpetui redditus.</text:p>
      <text:p text:style-name="Standard">22 - L. de Mongeria</text:p>
      <text:p text:style-name="Standard">23 - T. Hocie</text:p>
      <text:p text:style-name="Standard">24 - Placet dominis quod dominus Johannes Blem libant teripus</text:p>
      <text:p text:style-name="Standard">25 - G. archidiacono ecclesie</text:p>
      <text:p text:style-name="Standard">26 - permutandi beneficium suum usque ad annum.</text:p>
      <text:p text:style-name="Standard">27 - N. de Rancia</text:p>
      <text:p text:style-name="Standard">28 - Placet dominis quod capiceontur iiiC pro una missa facienda</text:p>
      <text:p text:style-name="Standard">29 - M. Reginaldi</text:p>
      <text:p text:style-name="Standard">30 - A. de Murolio</text:p>
      <text:p text:style-name="Standard">31 - pro domini Almariico de Ordeimonte quamdiu vixit et post</text:p>
      <text:p text:style-name="Standard">32 - ejus obitum de Requiem.</text:p>
      <text:p text:style-name="Standard">33 - Phe.o de Salione</text:p>
      <text:p text:style-name="Standard">34 - N. Dictatoris</text:p>
      <text:p text:style-name="Standard">35 - Jo. Rolandi</text:p>
      <text:p text:style-name="Standard">36 - Facta relacione per magistrum Johannem de Sannis super facto</text:p>
      <text:p text:style-name="Standard">37 - N. de Ordeimonte</text:p>
      <text:p text:style-name="Standard">38 - Episcopi Carnotensis diceetur eidem per dictum magistrum</text:p>
      <text:p text:style-name="Standard">39 - Re. de Putheolis</text:p>
      <text:p text:style-name="Standard">40 - Johannem de Sanctis / quod domini prompti sunt facere debitum</text:p>
      <text:p text:style-name="Standard">41 - P. Colli</text:p>
      <text:p text:style-name="Standard">42 - et ostendet titulos suos.</text:p>
      <text:p text:style-name="Standard">43 - Jo. Voygnon</text:p>
      <text:p text:style-name="Standard">44 - Ro. de Lorraiacio</text:p>
      <text:p text:style-name="Standard">45 - Jo. de Sanctis</text:p>
      <text:p text:style-name="Standard">46 - G. Fedelli</text:p>
      <text:p text:style-name="Standard">47 - J. de Nullyaco</text:p>
      <text:p text:style-name="Standard"><text:soft-page-break/>48 - P. de Relhiaco</text:p>
      <text:p text:style-name="Standard">49 - T. de Sancto Petro</text:p>
      <text:p text:style-name="Standard">50 - A Regine tardissime</text:p>
      <text:p text:style-name="Standard">51 - Sy. Succentor infirmus</text:p>
      <text:p text:style-name="Standard">=FRAN_0393_00382_L.jpg=</text:p>
      <text:p text:style-name="Standard">1 - Anno nonaguesmo fctamo. Die lune post festum beatorum Petri et Pauli apostolorum quanta et</text:p>
      <text:p text:style-name="Standard">2 - ultima capituli generalis. Capitulantibus dominis</text:p>
      <text:p text:style-name="Standard">3 - P. Decano</text:p>
      <text:p text:style-name="Standard">4 - Requisivit magister Robertus de Loriaco quatinus super</text:p>
      <text:p text:style-name="Standard">5 - G. Cantore</text:p>
      <text:p text:style-name="Standard">6 - facto territorii ecclesie provideretur / alias de cetero de</text:p>
      <text:p text:style-name="Standard">7 - Sy. Succentor in ecclesia</text:p>
      <text:p text:style-name="Standard">8 - negociis ecclesie non intendebat se intromictere</text:p>
      <text:p text:style-name="Standard">9 - G. Archidiacono ecclesie</text:p>
      <text:p text:style-name="Standard">10 - Jo. Rolandi</text:p>
      <text:p text:style-name="Standard">11 - Compareant in tertra hora post pro randas</text:p>
      <text:p text:style-name="Standard">12 - A. de Murolio</text:p>
      <text:p text:style-name="Standard">13 - deputati ad visitandum compota domini Stephani</text:p>
      <text:p text:style-name="Standard">14 - J. de Pompodorio</text:p>
      <text:p text:style-name="Standard">15 - Johannis.</text:p>
      <text:p text:style-name="Standard">16 - M. Reginaldi</text:p>
      <text:p text:style-name="Standard">17 - Ro. de Putheolis</text:p>
      <text:p text:style-name="Standard">18 - Deputati ad loquendum cum domino Episcopo Parisiensis</text:p>
      <text:p text:style-name="Standard">19 - L. de Mongeria</text:p>
      <text:p text:style-name="Standard">20 - an campana Marie sit condecenter appensa</text:p>
      <text:p text:style-name="Standard">21 - G. Fedelli</text:p>
      <text:p text:style-name="Standard">22 - et ferrata magistri Robertus de Lorriaco. Jo.</text:p>
      <text:p text:style-name="Standard">23 - Ro. de Lorriaco</text:p>
      <text:p text:style-name="Standard">24 - Rolandi et Ph. de Salione</text:p>
      <text:p text:style-name="Standard">25 - Jo. de Sanctis</text:p>
      <text:p text:style-name="Standard">26 - T. de Sancto Petro</text:p>
      <text:p text:style-name="Standard">27 - Phi. de Salione</text:p>
      <text:p text:style-name="Standard">28 - N. Dictatoris Flebocomiyatus N. Deliberatum est quod de cetero diebus capitularibus</text:p>
      <text:p text:style-name="Standard">29 - pulsetur pro capitulo ante pulsacionem</text:p>
      <text:p text:style-name="Standard">30 - Ro. Dangel tardinas</text:p>
      <text:p text:style-name="Standard">31 - prime / Et incontinenti post pulsetur</text:p>
      <text:p text:style-name="Standard"><text:soft-page-break/>32 - N. de Ordeimonte</text:p>
      <text:p text:style-name="Standard">33 - pro prima et ducabit capitulum usque ad</text:p>
      <text:p text:style-name="Standard">34 - Jo. Voygnon in presponano</text:p>
      <text:p text:style-name="Standard">35 - pulsacionem tercie.</text:p>
      <text:p text:style-name="Standard">36 - Preceptum est matriculariis laicis ecclesie quod cotidie duo ipsorum intersint</text:p>
      <text:p text:style-name="Standard">37 - in ecclesia pro custodiendis januis chori.</text:p>
      <text:p text:style-name="Standard">38 - Placet dominis quod Philipus de Brigny habeat tria quarteria prati vel circa</text:p>
      <text:p text:style-name="Standard">39 - pro xxiiiir s. pr. redditus cum obligaciones etc.</text:p>
      <text:p text:style-name="Standard">40 - Deliberatum est in capitulo et concordatum inter dominos et Johannem Barbiconsoris</text:p>
      <text:p text:style-name="Standard">41 - Yvonetum ascende Jacobum Borssart et Jaqueto barortonsorem domini episcopi parisiensis</text:p>
      <text:p text:style-name="Standard">42 - matricularios laicos ecclesie quod dicti matricalarii teneantur facere pro</text:p>
      <text:p text:style-name="Standard">43 - quolibet Canonico Parisiensis decedente / octo clacita / et pro illis octo</text:p>
      <text:p text:style-name="Standard">44 - elacitis ac omnibus debitis et deveriis suis quibuscunque habeant duo decim</text:p>
      <text:p text:style-name="Standard">45 - tot noluerint habere pro</text:p>
      <text:p text:style-name="Standard">46 - libertas Parisiensis ita quod si sint aliqui</text:p>
      <text:p text:style-name="Standard">47 - solidis parsiensis et superhice</text:p>
      <text:p text:style-name="Standard">48 - quolibet clacito non facto defalcentur xxx</text:p>
      <text:p text:style-name="Standard">49 - passent licteras in Castalleto.</text:p>
      <text:p text:style-name="Standard">=FRAN_0393_00383_L.jpg=</text:p>
      <text:p text:style-name="Standard">1 - x</text:p>
      <text:p text:style-name="Standard">2 - 3</text:p>
      <text:p text:style-name="Standard">3 - Anno domini millesimo Crecentim nonagesimo Vitavo . Die mercurii post festum reatorum Petri</text:p>
      <text:p text:style-name="Standard">4 - et Pauli apostolorum. tercia mensis junii. finitis capitulis generalibus beati Johannis</text:p>
      <text:p text:style-name="Standard">5 - Baptiste. Capitulantibus dominis</text:p>
      <text:p text:style-name="Standard">6 - De illis de Sancto Benedicto ad delune ultimo preterita</text:p>
      <text:p text:style-name="Standard">7 - P. Decano</text:p>
      <text:p text:style-name="Standard">8 - in quindecim dies et deputati sunt ad loquendum</text:p>
      <text:p text:style-name="Standard">9 - G. Cantore</text:p>
      <text:p text:style-name="Standard">10 - cum ipsis magistri G. Archidiaconus ecclesie et Robertus</text:p>
      <text:p text:style-name="Standard">11 - G. Archidiacono ecclesie</text:p>
      <text:p text:style-name="Standard">12 - de Lorriaco super debato moto inter dominos et ipsos de</text:p>
      <text:p text:style-name="Standard">13 - Sy. succentor infirmm</text:p>
      <text:p text:style-name="Standard">14 - J. de Pompodorio</text:p>
      <text:p text:style-name="Standard">15 - Sancto Benedicto.</text:p>
      <text:p text:style-name="Standard">16 - R. Dangeul</text:p>
      <text:p text:style-name="Standard">17 - Re. de Putheolis</text:p>
      <text:p text:style-name="Standard"><text:soft-page-break/>18 - Placet magistro Roberto de Dangello canonico Parisien</text:p>
      <text:p text:style-name="Standard">19 - P. Colli</text:p>
      <text:p text:style-name="Standard">20 - quod macicoti ecclesie habeant super stacione sua pro</text:p>
      <text:p text:style-name="Standard">21 - T. de Sancto Petro</text:p>
      <text:p text:style-name="Standard">22 - Anno presenti de gracia xxx solidoum parisiensium.</text:p>
      <text:p text:style-name="Standard">23 - N. Dictatoris</text:p>
      <text:p text:style-name="Standard">24 - N. de Ordeimonte</text:p>
      <text:p text:style-name="Standard">25 - M. Reginaldi</text:p>
      <text:p text:style-name="Standard">26 - Placet dominis quod domini Canonici Dyaconi et</text:p>
      <text:p text:style-name="Standard">27 - L. de Mongeria</text:p>
      <text:p text:style-name="Standard">28 - subdiacioni ponantur in tabulario.</text:p>
      <text:p text:style-name="Standard">29 - Ph. de Salione</text:p>
      <text:p text:style-name="Standard">30 - A. de Murolio</text:p>
      <text:p text:style-name="Standard">31 - J. de Sanctis Cardii</text:p>
      <text:p text:style-name="Standard">32 - Appreciata est domus deffuncti archidiacori</text:p>
      <text:p text:style-name="Standard">33 - T. Hocie tardi</text:p>
      <text:p text:style-name="Standard">34 - Parisiensis ad iiCC l. scuta et repparaciones</text:p>
      <text:p text:style-name="Standard">35 - Jo. Voygnon in preposeturi</text:p>
      <text:p text:style-name="Standard">36 - exceptis fovers xix lb. xii s. p. cum</text:p>
      <text:p text:style-name="Standard">37 - salario juratorum.</text:p>
      <text:p text:style-name="Standard">38 - Anno quo supra. Die veneris sequenti post festum Beati Martini estiualis</text:p>
      <text:p text:style-name="Standard">39 - quinta mersis Jullii. Capitulantibus dominis.</text:p>
      <text:p text:style-name="Standard">40 - P. Decano</text:p>
      <text:p text:style-name="Standard">41 - Injunctum est magistro Roberto Bolengarii capellano in ecclesia</text:p>
      <text:p text:style-name="Standard">42 - G. Cantore</text:p>
      <text:p text:style-name="Standard">43 - Sancti Mederici / ut permutet dictam suam capellaniam</text:p>
      <text:p text:style-name="Standard">44 - G. Archidiacono ecclesie</text:p>
      <text:p text:style-name="Standard">45 - infra instans festum Beati Remigii / sub pena</text:p>
      <text:p text:style-name="Standard">46 - Sy. succentore in ecclesia</text:p>
      <text:p text:style-name="Standard">47 - privacionis ejusdem beneficii.</text:p>
      <text:p text:style-name="Standard">48 - Jo. Chanteprime</text:p>
      <text:p text:style-name="Standard">49 - Jo. de Pompodorio</text:p>
      <text:p text:style-name="Standard">50 - Placet dominis quod magister Petrus Trousselli archidiaconus</text:p>
      <text:p text:style-name="Standard">51 - L. de Mongeria</text:p>
      <text:p text:style-name="Standard">52 - parisienses habeat domum claustralem quam inhabitabat</text:p>
      <text:p text:style-name="Standard">53 - Jo. Rolandi</text:p>
      <text:p text:style-name="Standard"><text:soft-page-break/>54 - deffunctus magister Jo. de Bordis archidiaconus Parisiensis</text:p>
      <text:p text:style-name="Standard">55 - Ro. de Lorriaco</text:p>
      <text:p text:style-name="Standard">56 - predecessor sius in tali statu quo est de presenti</text:p>
      <text:p text:style-name="Standard">57 - G. Fedelli</text:p>
      <text:p text:style-name="Standard">58 - sta quod teneatur ad repparaciones dicte domus et hoc</text:p>
      <text:p text:style-name="Standard">59 - J. de Sanctis</text:p>
      <text:p text:style-name="Standard">60 - pro precio ducentorum scutorum auri que incontinenti</text:p>
      <text:p text:style-name="Standard">61 - T. de Sancto Petro</text:p>
      <text:p text:style-name="Standard">62 - realiter tradidit et solvat parvum vinum / et recepit</text:p>
      <text:p text:style-name="Standard">63 - P. Colli</text:p>
      <text:p text:style-name="Standard">64 - dicta ducenta scuta dominus Archidinaconus Josatensis.</text:p>
      <text:p text:style-name="Standard">65 - N. Dictatis</text:p>
      <text:p text:style-name="Standard">66 - Symon le Maire sergent a verge a adjourné messeigneurs</text:p>
      <text:p text:style-name="Standard">67 - Ph. de Salione</text:p>
      <text:p text:style-name="Standard">68 - en chastellet a demain a la requeste de maistre</text:p>
      <text:p text:style-name="Standard">69 - A. de Mutolio</text:p>
      <text:p text:style-name="Standard">70 - Jehan Ghoze demourant en la grant rue Saint</text:p>
      <text:p text:style-name="Standard">71 - Th. Hocie</text:p>
      <text:p text:style-name="Standard">72 - Jo. Voygnon in prepositura. Jaques / A cause de heritage et de peris.</text:p>
      <text:p text:style-name="Standard">=FRAN_0393_00384_L.jpg=</text:p>
      <text:p text:style-name="Standard">1 - Anno nonagesimo Octavo. Die lune post festum Beati Martini estivalis viii°a</text:p>
      <text:p text:style-name="Standard">2 - mensis julii. Capitulantibus dominis</text:p>
      <text:p text:style-name="Standard">3 - P. Decano</text:p>
      <text:p text:style-name="Standard">4 - G. Cantore</text:p>
      <text:p text:style-name="Standard">5 - G. Archidiacono ecclesie</text:p>
      <text:p text:style-name="Standard">6 - Sy. Succentor in ecclesia</text:p>
      <text:p text:style-name="Standard">7 - Tradita est supplicacio habitancium de Casta</text:p>
      <text:p text:style-name="Standard">8 - J. de Pompodorio</text:p>
      <text:p text:style-name="Standard">9 - magistro Johanni de Sanctis</text:p>
      <text:p text:style-name="Standard">10 - L. de Mongla</text:p>
      <text:p text:style-name="Standard">11 - Re. de Putheolis</text:p>
      <text:p text:style-name="Standard">12 - Jo. Rolandi</text:p>
      <text:p text:style-name="Standard">13 - Ma. Reginaldi</text:p>
      <text:p text:style-name="Standard">14 - G. Fedelli</text:p>
      <text:p text:style-name="Standard">15 - R. de Lorriaco</text:p>
      <text:p text:style-name="Standard">16 - Pho de Salione</text:p>
      <text:p text:style-name="Standard"><text:soft-page-break/>17 - A. de Murolio</text:p>
      <text:p text:style-name="Standard">18 - J. de Sanctis</text:p>
      <text:p text:style-name="Standard">19 - Jo. Hue</text:p>
      <text:p text:style-name="Standard">20 - N. Dictatoris</text:p>
      <text:p text:style-name="Standard">21 - P. Colli</text:p>
      <text:p text:style-name="Standard">22 - Anno quo supra. Die mercurii ante fesum Translaciones Bbeati Budica abbatis</text:p>
      <text:p text:style-name="Standard">23 - va mensis julii. Capitulantibus dominis.</text:p>
      <text:p text:style-name="Standard">24 - P. Decano</text:p>
      <text:p text:style-name="Standard">25 - Tradite sunt claves fabrice ecclesie Parisiensis</text:p>
      <text:p text:style-name="Standard">26 - G. Cantore</text:p>
      <text:p text:style-name="Standard">27 - magistro Johanni Rolandi quai onus fabrice in</text:p>
      <text:p text:style-name="Standard">28 - G. Archidiacono ecclesie</text:p>
      <text:p text:style-name="Standard">29 - se suscepit modo et forma quibus consueverunt.</text:p>
      <text:p text:style-name="Standard">30 - Sy. succentor in ecclesia</text:p>
      <text:p text:style-name="Standard">31 - predecessores.</text:p>
      <text:p text:style-name="Standard">32 - N. Dictatoris</text:p>
      <text:p text:style-name="Standard">33 - R. de Lorriaco</text:p>
      <text:p text:style-name="Standard">34 - Deputatus est dominus Stephanus de Capella presbyter</text:p>
      <text:p text:style-name="Standard">35 - L. de Mongeria</text:p>
      <text:p text:style-name="Standard">36 - ad audiendum compota executorum testamenti seu</text:p>
      <text:p text:style-name="Standard">37 - J. de Pompodorio</text:p>
      <text:p text:style-name="Standard">38 - ultime voluntatis deffuncti magistri Yvonis</text:p>
      <text:p text:style-name="Standard">39 - Ste. Pruelli</text:p>
      <text:p text:style-name="Standard">40 - de Porta quondam Camonics Sepulari</text:p>
      <text:p text:style-name="Standard">41 - Ro. Dangeul</text:p>
      <text:p text:style-name="Standard">42 - N. de Ordeimonte</text:p>
      <text:p text:style-name="Standard">43 - Placet dominis quod magister Petrus Trousselu archidiaconis</text:p>
      <text:p text:style-name="Standard">44 - Jo. Voygnon</text:p>
      <text:p text:style-name="Standard">45 - Parisiens de gracia habeat utatur carceribus capitularibus</text:p>
      <text:p text:style-name="Standard">46 - T. Houcie</text:p>
      <text:p text:style-name="Standard">47 - pro prisionariis suis quolibet anno med C. s. par.</text:p>
      <text:p text:style-name="Standard">48 - T. de Sancto Petro</text:p>
      <text:p text:style-name="Standard">49 - solvendis in festo Pasche quiquidem dominus Archidiaconi</text:p>
      <text:p text:style-name="Standard">50 - P. Colli</text:p>
      <text:p text:style-name="Standard">51 - dictam graciam rata et gratam habuit.</text:p>
      <text:p text:style-name="Standard">52 - G. Fedelli</text:p>
      <text:p text:style-name="Standard"><text:soft-page-break/>53 - M. Reginaldi</text:p>
      <text:p text:style-name="Standard">54 - Pro hac ebdomada deputati sunt ad interessendum</text:p>
      <text:p text:style-name="Standard">55 - A. de Murolio.</text:p>
      <text:p text:style-name="Standard">56 - iin choro ecclesie magistr G. archidiacono ecclesie et dominus</text:p>
      <text:p text:style-name="Standard">57 - Cantor</text:p>
      <text:p text:style-name="Standard">58 - Ordinatum est quod pulsetur capitulum post</text:p>
      <text:p text:style-name="Standard">59 - pulsacionem terta prout alias fuit factam.</text:p>
      <text:p text:style-name="Standard">=FRAN_0393_00385_L.jpg=</text:p>
      <text:p text:style-name="Standard">1 - Anno nonagesimo Ditavo. Die veneris post festum transtacionis dicti Benedicti abbatis</text:p>
      <text:p text:style-name="Standard">2 - iii mensis Jullii. Capitulantibus dominis</text:p>
      <text:p text:style-name="Standard">3 - P. Decano</text:p>
      <text:p text:style-name="Standard">4 - Placet dominis quod magister Egidius Feuillet habeat</text:p>
      <text:p text:style-name="Standard">5 - G. Caritore in ecclesia</text:p>
      <text:p text:style-name="Standard">6 - denarios matutinalis quos habebat Johannes de</text:p>
      <text:p text:style-name="Standard">7 - G. Archidiacono ecclesie</text:p>
      <text:p text:style-name="Standard">8 - Boloigne.</text:p>
      <text:p text:style-name="Standard">9 - Sy. Succantore infirmm</text:p>
      <text:p text:style-name="Standard">10 - Ph de Salione</text:p>
      <text:p text:style-name="Standard">11 - N. Dictatoris</text:p>
      <text:p text:style-name="Standard">12 - Receptus est in prepositum de Christolio usque ad beneplacitum</text:p>
      <text:p text:style-name="Standard">13 - L. de Mongeria</text:p>
      <text:p text:style-name="Standard">14 - dominorum Thomas soudam.</text:p>
      <text:p text:style-name="Standard">15 - T. Hocie</text:p>
      <text:p text:style-name="Standard">16 - M. Reginaldi</text:p>
      <text:p text:style-name="Standard">17 - G. Fedelli</text:p>
      <text:p text:style-name="Standard">18 - Ro. de Lorriaco</text:p>
      <text:p text:style-name="Standard">19 - Jo. Rolandi</text:p>
      <text:p text:style-name="Standard">20 - Jo. Voygnon</text:p>
      <text:p text:style-name="Standard">21 - T. de Sancto Petro</text:p>
      <text:p text:style-name="Standard">22 - Jo. de Pompodorio</text:p>
      <text:p text:style-name="Standard">23 - P. Colli</text:p>
      <text:p text:style-name="Standard">24 - A. de Murolio</text:p>
      <text:p text:style-name="Standard">25 - Anno predicto. Die lune post festum Crinslacionis Beati benedicti abbatis xv.</text:p>
      <text:p text:style-name="Standard">26 - mensis jullii. Capitulantibus dominis.</text:p>
      <text:p text:style-name="Standard">27 - P. Decano</text:p>
      <text:p text:style-name="Standard">28 - De promotore contra dominum Petrum rati proposito</text:p>
      <text:p text:style-name="Standard"><text:soft-page-break/>29 - G. Cantore</text:p>
      <text:p text:style-name="Standard">30 - contra ipsum quod ipse non residebat in ecclesia etc.</text:p>
      <text:p text:style-name="Standard">31 - G. archidiacono ecclesie</text:p>
      <text:p text:style-name="Standard">32 - et per consequens perovirus etc. Dictus dominus Petrus</text:p>
      <text:p text:style-name="Standard">33 - Sy. Succentore</text:p>
      <text:p text:style-name="Standard">34 - respondit in consciencia sua non cerdere se esse perjutd</text:p>
      <text:p text:style-name="Standard">35 - L. de Mongeri</text:p>
      <text:p text:style-name="Standard">36 - qu licet aliquociens deffecerit in matutinis / tamen</text:p>
      <text:p text:style-name="Standard">37 - Jo. Voygnon</text:p>
      <text:p text:style-name="Standard">38 - justo impedimento detentus erat scilicet infirmitate</text:p>
      <text:p text:style-name="Standard">39 - Ph. de Salione</text:p>
      <text:p text:style-name="Standard">40 - pedis / que per lunam etc. ad xvim dies / et</text:p>
      <text:p text:style-name="Standard">41 - Ma. Reginardi</text:p>
      <text:p text:style-name="Standard">42 - interim vererent alii domini non existentis in capitulo</text:p>
      <text:p text:style-name="Standard">43 - P. Colli</text:p>
      <text:p text:style-name="Standard">44 - De domino Alberto Billardi capellano in ecclesia Parisiensi</text:p>
      <text:p text:style-name="Standard">45 - Jo. de Pompodorio</text:p>
      <text:p text:style-name="Standard">46 - proposito contra ipsum quod ipse receperat iiiior fr.</text:p>
      <text:p text:style-name="Standard">47 - Ro. de Lorriaco</text:p>
      <text:p text:style-name="Standard">48 - pro deserviendo capellanie domini Guillelmi Maqueti in</text:p>
      <text:p text:style-name="Standard">49 - N. Dictatoris</text:p>
      <text:p text:style-name="Standard">50 - ecclesia Parisiensis / quodque nullas missas pro eodem domino</text:p>
      <text:p text:style-name="Standard">51 - Tde Sancto Petro</text:p>
      <text:p text:style-name="Standard">52 - Guillelmo celebraverat / prout constabat per papirum</text:p>
      <text:p text:style-name="Standard">53 - G. Fedelli</text:p>
      <text:p text:style-name="Standard">54 - capellaniarum a veneris proxime ad probandum ex parte rei</text:p>
      <text:p text:style-name="Standard">55 - Re. de Putheolis</text:p>
      <text:p text:style-name="Standard">56 - Dato emmisserio ad examinandum testes magistro</text:p>
      <text:p text:style-name="Standard">57 - R. Dangeul</text:p>
      <text:p text:style-name="Standard">58 - Petro Crli et Me</text:p>
      <text:p text:style-name="Standard">59 - Jo. Rolandi</text:p>
      <text:p text:style-name="Standard">60 - de Miale</text:p>
      <text:p text:style-name="Standard">=FRAN_0393_00386_L.jpg=</text:p>
      <text:p text:style-name="Standard">1 - Placet dominis quod Enguerrandus Guillardi et Johannes Torneville habeant denarios matutinales</text:p>
      <text:p text:style-name="Standard">2 - integre et eciam Gervasius Thaiesse habeat integros denarios matutinales / nec percipiat</text:p>
      <text:p text:style-name="Standard">3 - aliquid dominus Albertus Billardi</text:p>
      <text:p text:style-name="Standard"><text:soft-page-break/>4 - Deputati sunt ad interessendum in ecclesia hac ebdomada magistri Robertus de</text:p>
      <text:p text:style-name="Standard">5 - Lorriaco et N. Dictatoris.</text:p>
      <text:p text:style-name="Standard">6 - De illis de Sancto Benedicto ad qundecim dies sub spe pacl.</text:p>
      <text:p text:style-name="Standard">7 - Anno nonagesimo Sctavo . Die mercurii post festum esreslacionis beati Budicti</text:p>
      <text:p text:style-name="Standard">8 - Abbatis xviia menisis jullii capitulantibus dominis.</text:p>
      <text:p text:style-name="Standard">9 - P. Decano</text:p>
      <text:p text:style-name="Standard">10 - G. Cantore</text:p>
      <text:p text:style-name="Standard">11 - G. Archidiacono ecclesie</text:p>
      <text:p text:style-name="Standard">12 - Sy. succentore in ecclesia</text:p>
      <text:p text:style-name="Standard">13 - J. de Nullyaco</text:p>
      <text:p text:style-name="Standard">14 - N. de Rancia</text:p>
      <text:p text:style-name="Standard">15 - L. de Mongeria</text:p>
      <text:p text:style-name="Standard">16 - Jo. Voygnon</text:p>
      <text:p text:style-name="Standard">17 - Facta relacione de repparacionibus de Civillyaco per magistrum</text:p>
      <text:p text:style-name="Standard">18 - M. Reginaldi</text:p>
      <text:p text:style-name="Standard">19 - Ste. Perruelli</text:p>
      <text:p text:style-name="Standard">20 - Nicolaum de Rancia et specialiter de molendino / Ordinatum</text:p>
      <text:p text:style-name="Standard">21 - T. de Dancto Petro</text:p>
      <text:p text:style-name="Standard">22 - est quod tradatur molendinum ad redditum sex librarum parisiensem</text:p>
      <text:p text:style-name="Standard">23 - P. Colli</text:p>
      <text:p text:style-name="Standard">24 - vel plus qui poterit / et dentur contraplegia / alias teneatur</text:p>
      <text:p text:style-name="Standard">25 - Jo. Rolandi</text:p>
      <text:p text:style-name="Standard">26 - in statu solito.</text:p>
      <text:p text:style-name="Standard">27 - Ro. D'angeul</text:p>
      <text:p text:style-name="Standard">28 - A. de Murolio</text:p>
      <text:p text:style-name="Standard">29 - G. Fedelli</text:p>
      <text:p text:style-name="Standard">30 - N. Dictatoris</text:p>
      <text:p text:style-name="Standard">31 - R. de Lorriaco in ecclesia</text:p>
      <text:p text:style-name="Standard">=FRAN_0393_00387_L.jpg=</text:p>
      <text:p text:style-name="Standard">1 - lxi</text:p>
      <text:p text:style-name="Standard">2 - 30</text:p>
      <text:p text:style-name="Standard">3 - Anno nonagesimo Dctavo. Die veneris ante festum Beate Marie Magsalenes . xxa jullii</text:p>
      <text:p text:style-name="Standard">4 - Capitulantibus dominis.</text:p>
      <text:p text:style-name="Standard">5 - De domino Alberto Billardi ad mercurii et voluit stare</text:p>
      <text:p text:style-name="Standard">6 - P. Decano</text:p>
      <text:p text:style-name="Standard">7 - informacioni et papiro capellaniarum ecclesieparisiensis.</text:p>
      <text:p text:style-name="Standard"><text:soft-page-break/>8 - G. Cantore</text:p>
      <text:p text:style-name="Standard">9 - G. Archidiacono ecclesie</text:p>
      <text:p text:style-name="Standard">10 - Sy. succentore</text:p>
      <text:p text:style-name="Standard">11 - N. Dictatoris</text:p>
      <text:p text:style-name="Standard">12 - Deputati sunt ad interessendum in ecclesia ebdomada</text:p>
      <text:p text:style-name="Standard">13 - Ro. de Lorriaco in ecclesia</text:p>
      <text:p text:style-name="Standard">14 - sequenti magistri Johannes de Pompodorios et Laurentius</text:p>
      <text:p text:style-name="Standard">15 - Jo. Rolandi</text:p>
      <text:p text:style-name="Standard">16 - de Mongeria</text:p>
      <text:p text:style-name="Standard">17 - N. de Ordeimonte</text:p>
      <text:p text:style-name="Standard">18 - M. Reginaldi</text:p>
      <text:p text:style-name="Standard">19 - Placet dominis accipere taxam pro reppacionibus domus deffunct magistri Jo.</text:p>
      <text:p text:style-name="Standard">20 - Jo. Chantepurre</text:p>
      <text:p text:style-name="Standard">21 - de Karolay prout in caporto juratorum continetur et pro</text:p>
      <text:p text:style-name="Standard">22 - maconnaria laternarum domus non appreciata x. libraum par. / et</text:p>
      <text:p text:style-name="Standard">23 - G. Paillardi</text:p>
      <text:p text:style-name="Standard">24 - taxum eciam pro repparacionibus de Moryaco / pro</text:p>
      <text:p text:style-name="Standard">25 - G. Fedelli</text:p>
      <text:p text:style-name="Standard">26 - porcione dictum deffunctum contingentem e executores</text:p>
      <text:p text:style-name="Standard">27 - Jo. Voygnon</text:p>
      <text:p text:style-name="Standard">28 - voc taum et gatum subverunt</text:p>
      <text:p text:style-name="Standard">29 - P. Colli</text:p>
      <text:p text:style-name="Standard">30 - L. de Mongeria</text:p>
      <text:p text:style-name="Standard">31 - N. de Rancia</text:p>
      <text:p text:style-name="Standard">32 - J. de Sanctis</text:p>
      <text:p text:style-name="Standard">33 - A. de Murolio</text:p>
      <text:p text:style-name="Standard">34 - T. Hocie</text:p>
      <text:p text:style-name="Standard">35 - T. de Sancto Petro</text:p>
      <text:p text:style-name="Standard">36 - Jo. de Pompodorio</text:p>
      <text:p text:style-name="Standard">37 - R. Dangeul</text:p>
      <text:p text:style-name="Standard">38 - . Die lune sequenti xxiia mensis jullii</text:p>
      <text:p text:style-name="Standard">39 - non fuit capitulum propter festum beate Marie</text:p>
      <text:p text:style-name="Standard">40 - mags</text:p>
      <text:p text:style-name="Standard">41 - Anno nonagesimo D ctavo. Die mercurii post festum Beate Marie Magdalenes.</text:p>
      <text:p text:style-name="Standard">42 - xxiiiia mensis jullii. capitulantibus dominis</text:p>
      <text:p text:style-name="Standard">43 - P. Decano</text:p>
      <text:p text:style-name="Standard"><text:soft-page-break/>44 - Dominus Johannes Le Galois presbyter fuit admissus</text:p>
      <text:p text:style-name="Standard">45 - G. Cantore</text:p>
      <text:p text:style-name="Standard">46 - ad deserviendum alteri cure Sancti Mederici</text:p>
      <text:p text:style-name="Standard">47 - G. archidiaconos ecclesie</text:p>
      <text:p text:style-name="Standard">48 - pro domino Matheo servientis capicerio curato</text:p>
      <text:p text:style-name="Standard">49 - Sy. succentore</text:p>
      <text:p text:style-name="Standard">50 - dicte ecclesie Sancti Mederici / Et fuit sibi</text:p>
      <text:p text:style-name="Standard">51 - L. de Mongeria in ecclesia</text:p>
      <text:p text:style-name="Standard">52 - commissa cura ecclesie predicte.</text:p>
      <text:p text:style-name="Standard">53 - Jo. de Pompodorio</text:p>
      <text:p text:style-name="Standard">54 - Placet dominis quod magister Johannes de Secieres</text:p>
      <text:p text:style-name="Standard">55 - Ro. de Lorriaco</text:p>
      <text:p text:style-name="Standard">56 - faciat defferri gravesium domus sue</text:p>
      <text:p text:style-name="Standard">57 - P. Colli</text:p>
      <text:p text:style-name="Standard">58 - a pud terrale</text:p>
      <text:p text:style-name="Standard">59 - N. Dictatoris</text:p>
      <text:p text:style-name="Standard">60 - T. de Sancto Petro</text:p>
      <text:p text:style-name="Standard">61 - Placet dominis quod fiat lictera gracie habitantibus de</text:p>
      <text:p text:style-name="Standard">62 - Ste. Perrielli</text:p>
      <text:p text:style-name="Standard">63 - Corberossa de redimendo xvi lbi. pa. per</text:p>
      <text:p text:style-name="Standard">64 - T. Hoci</text:p>
      <text:p text:style-name="Standard">65 - ipsos habitantes nuper veriditas ecclesie ita quod si</text:p>
      <text:p text:style-name="Standard">66 - Jo. de Sanctis</text:p>
      <text:p text:style-name="Standard">67 - non possint una vice totam ssolvere / tradant lta</text:p>
      <text:p text:style-name="Standard">68 - Jo. Voygnon</text:p>
      <text:p text:style-name="Standard">69 - Francoum et diminuetur redditus.</text:p>
      <text:p text:style-name="Standard">70 - A. de Murolio</text:p>
      <text:p text:style-name="Standard">71 - N. de Ordeimonte</text:p>
      <text:p text:style-name="Standard">=FRAN_0393_00388_L.jpg=</text:p>
      <text:p text:style-name="Standard">1 - De mo. Albecto Rya ad viii dies</text:p>
      <text:p text:style-name="Standard">2 - Ordinatum est quod quedam locix commorans in quadam domo sita supra potre</text:p>
      <text:p text:style-name="Standard">3 - secane eiclatur a domo</text:p>
      <text:p text:style-name="Standard">4 - Placet dominis accipere sexaginta scuta jauri racione vendarum eis debitarum</text:p>
      <text:p text:style-name="Standard">5 - pro domo quam eunt magister Pitrus de Canteleu Cum carte jardino et</text:p>
      <text:p text:style-name="Standard">6 - appendiciis suis in vico de la Bourene ad oppositum vici Barre de Beco</text:p>
      <text:p text:style-name="Standard">7 - Pars. situata contigua ex una parte domui domine de la Granche et ex alia</text:p>
      <text:p text:style-name="Standard"><text:soft-page-break/>8 - domui Philipi de Vassal</text:p>
      <text:p text:style-name="Standard">9 - Thomas Soutin a esté futt maire de Crestueil aux prouffis et emolument</text:p>
      <text:p text:style-name="Standard">10 - acoustumer</text:p>
      <text:p text:style-name="Standard">11 - Die veneris sequenti xxvita mensis jullii in</text:p>
      <text:p text:style-name="Standard">12 - trastinum festi Beatorum Jacobi et Christofori non</text:p>
      <text:p text:style-name="Standard">13 - loin propter festum Beati Marcelli episcopi.</text:p>
      <text:p text:style-name="Standard">14 - Anno nonagesimo oitavo. Die lune post festum Beati Marcelli xxixa</text:p>
      <text:p text:style-name="Standard">15 - mensis juli capitulantibus dominis</text:p>
      <text:p text:style-name="Standard">16 - Placet dominis quod Johannes Le Reux commortus apud</text:p>
      <text:p text:style-name="Standard">17 - P. Decano</text:p>
      <text:p text:style-name="Standard">18 - Viryacum in vicomandia / habeat majoriam de Virmci</text:p>
      <text:p text:style-name="Standard">19 - usqs ad tres annos</text:p>
      <text:p text:style-name="Standard">20 - G. Cantore</text:p>
      <text:p text:style-name="Standard">21 - pro xxt lb. p. singulis ane</text:p>
      <text:p text:style-name="Standard">22 - proximos et obliget se ad servandum juridicione</text:p>
      <text:p text:style-name="Standard">23 - G. archidiacono ecclesie</text:p>
      <text:p text:style-name="Standard">24 - dicti loci suis sumptibus.</text:p>
      <text:p text:style-name="Standard">25 - Sy succentore</text:p>
      <text:p text:style-name="Standard">26 - L. de Mongeria</text:p>
      <text:p text:style-name="Standard">27 - ost assumpcionem betre</text:p>
      <text:p text:style-name="Standard">28 - d l</text:p>
      <text:p text:style-name="Standard">29 - De Sancto Benedis</text:p>
      <text:p text:style-name="Standard">30 - Jo. de Pompodorio</text:p>
      <text:p text:style-name="Standard">31 - manie virginis actum cum magistro Johanne Virtadi</text:p>
      <text:p text:style-name="Standard">32 - Ro. de Lorriaco</text:p>
      <text:p text:style-name="Standard">33 - procuratore instante et requirente.</text:p>
      <text:p text:style-name="Standard">34 - G. de Albyaco</text:p>
      <text:p text:style-name="Standard">35 - Jo. Rollandi</text:p>
      <text:p text:style-name="Standard">36 - Data est licenciatum domino Johanni Parari permutandi</text:p>
      <text:p text:style-name="Standard">37 - um et prebendam</text:p>
      <text:p text:style-name="Standard">38 - Tho. de Sancto Petro</text:p>
      <text:p text:style-name="Standard">39 - Beneficium suum idelicet</text:p>
      <text:p text:style-name="Standard">40 - Dumtamen permutet</text:p>
      <text:p text:style-name="Standard">41 - G. Fedelli</text:p>
      <text:p text:style-name="Standard">42 - Sancti Dyonisii de Passu</text:p>
      <text:p text:style-name="Standard">43 - Re. de Putheolis</text:p>
      <text:p text:style-name="Standard"><text:soft-page-break/>44 - cum persona sufficienti et ydonea que deservirt</text:p>
      <text:p text:style-name="Standard">45 - Ma. Reginald</text:p>
      <text:p text:style-name="Standard">46 - fciat et possit in ecclesia prout tenentur canonicui</text:p>
      <text:p text:style-name="Standard">47 - N. de Lancia</text:p>
      <text:p text:style-name="Standard">48 - dicti Sancti Dyonisii.</text:p>
      <text:p text:style-name="Standard">49 - P. Colli</text:p>
      <text:p text:style-name="Standard">50 - Ro. de Dangello</text:p>
      <text:p text:style-name="Standard">51 - De domino Petro Nati ad xv. dies in statu</text:p>
      <text:p text:style-name="Standard">52 - Jo. Voygnon</text:p>
      <text:p text:style-name="Standard">53 - Jo. de Sanctis</text:p>
      <text:p text:style-name="Standard">54 - Deputati sunt ad interessendum in ecclesia hac</text:p>
      <text:p text:style-name="Standard">55 - ebdomada presenti magistri G. de Albyaco</text:p>
      <text:p text:style-name="Standard">56 - et Jo. Rolandi.</text:p>
      <text:p text:style-name="Standard">=FRAN_0393_00389_L.jpg=</text:p>
      <text:p text:style-name="Standard">1 - i</text:p>
      <text:p text:style-name="Standard">2 - Anno quo supria que mecurii in vigilia s Beati Petri ad vinclai xxiiia</text:p>
      <text:p text:style-name="Standard">3 - et ultima mensis jullii. Capitulantibus dominis</text:p>
      <text:p text:style-name="Standard">4 - P. Decano</text:p>
      <text:p text:style-name="Standard">5 - Injunctum est domino Petro Valeti distributori</text:p>
      <text:p text:style-name="Standard">6 - G. Cantore</text:p>
      <text:p text:style-name="Standard">7 - mellorum quod custodiat ordinacionem ex parte capituli</text:p>
      <text:p text:style-name="Standard">8 - G. Archidiacono eclesie</text:p>
      <text:p text:style-name="Standard">9 - factam videlicet de defficientibus horis canonicis</text:p>
      <text:p text:style-name="Standard">10 - Sy. succentore</text:p>
      <text:p text:style-name="Standard">11 - videlicet matutinis quod perdant distribuciones</text:p>
      <text:p text:style-name="Standard">12 - Jo. Bolandi in ecclesia</text:p>
      <text:p text:style-name="Standard">13 - obitus illius diei.</text:p>
      <text:p text:style-name="Standard">14 - G. de Albyaco</text:p>
      <text:p text:style-name="Standard">15 - T. de Sancto Petro</text:p>
      <text:p text:style-name="Standard">16 - N. Dictatoris</text:p>
      <text:p text:style-name="Standard">17 - Restituat dominus Albertus Bollardi medietatem</text:p>
      <text:p text:style-name="Standard">18 - L. de Mongeria</text:p>
      <text:p text:style-name="Standard">19 - iiiior francorum auri quos hoc anno habuit pre</text:p>
      <text:p text:style-name="Standard">20 - Jo. de Pompodorio</text:p>
      <text:p text:style-name="Standard">21 - servicio capellanie quam tenebat dominus Guillermus</text:p>
      <text:p text:style-name="Standard">22 - G. Fedelli</text:p>
      <text:p text:style-name="Standard"><text:soft-page-break/>23 - maqueti et inhaibitum fuit eidem ne ultius</text:p>
      <text:p text:style-name="Standard">24 - Jo. de Sarraponte</text:p>
      <text:p text:style-name="Standard">25 - racione octavi respensorii procedat contra dictum</text:p>
      <text:p text:style-name="Standard">26 - R. de Lorriaco</text:p>
      <text:p text:style-name="Standard">27 - dominum Guillelmum</text:p>
      <text:p text:style-name="Standard">28 - A. de Murolio</text:p>
      <text:p text:style-name="Standard">29 - R. de Dangello</text:p>
      <text:p text:style-name="Standard">30 - Ma. Reginaldi</text:p>
      <text:p text:style-name="Standard">31 - Jo. Voygnon</text:p>
      <text:p text:style-name="Standard">32 - Re. de Putheolis</text:p>
      <text:p text:style-name="Standard">33 - Jo. de Sanctis</text:p>
      <text:p text:style-name="Standard">34 - N. de Ordeimonte.</text:p>
      <text:p text:style-name="Standard">35 - Anno nomagesimo Ditave. Die veneris post festum Bbati Petri ad uiiam senunda</text:p>
      <text:p text:style-name="Standard">36 - mensis augusti. Capitulantibus dominis</text:p>
      <text:p text:style-name="Standard">37 - P. Decano</text:p>
      <text:p text:style-name="Standard">38 - Injictum fuit domino Petro Malezac ut distrrionat</text:p>
      <text:p text:style-name="Standard">39 - G. Cantore</text:p>
      <text:p text:style-name="Standard">40 - panem capitularem de mane hora septima</text:p>
      <text:p text:style-name="Standard">41 - G. Archidiacono ecclesie</text:p>
      <text:p text:style-name="Standard">42 - Sy. succentore</text:p>
      <text:p text:style-name="Standard">43 - Tradantur terre capellanie Sancti Michaclis de Chuillyaco</text:p>
      <text:p text:style-name="Standard">44 - N. Dictati</text:p>
      <text:p text:style-name="Standard">45 - u fudiales quam</text:p>
      <text:p text:style-name="Standard">46 - ad omnes chargias consuetas</text:p>
      <text:p text:style-name="Standard">47 - Jo. Hue</text:p>
      <text:p text:style-name="Standard">48 - ali ita quod si esset aliquis capellanis qui se vellet</text:p>
      <text:p text:style-name="Standard">49 - A. de Murolio</text:p>
      <text:p text:style-name="Standard">50 - onerare de servicio dicte capellanie et redditibus debitis</text:p>
      <text:p text:style-name="Standard">51 - T. de Sancto Petro</text:p>
      <text:p text:style-name="Standard">52 - hoc possit accipientem reddendo indepnem</text:p>
      <text:p text:style-name="Standard">53 - Re. de Putheolis</text:p>
      <text:p text:style-name="Standard">54 - cm magricuitur quem edificuis</text:p>
      <text:p text:style-name="Standard">55 - G. Fedelli</text:p>
      <text:p text:style-name="Standard">56 - Jo. de Pompodorio</text:p>
      <text:p text:style-name="Standard">57 - Jo. de Sarraponte</text:p>
      <text:p text:style-name="Standard">58 - P. Colli</text:p>
      <text:p text:style-name="Standard"><text:soft-page-break/>59 - Jo. Voygnon</text:p>
      <text:p text:style-name="Standard">60 - M. Reginaldi</text:p>
      <text:p text:style-name="Standard">61 - L. de Nongeria N. de Rancia</text:p>
      <text:p text:style-name="Standard">62 - Ro. de Lorriaco</text:p>
      <text:p text:style-name="Standard">63 - G. de Albyaco</text:p>
      <text:p text:style-name="Standard">64 - R. Dangeul</text:p>
      <text:p text:style-name="Standard">65 - Jo. Rolandi.</text:p>
      <text:p text:style-name="Standard">=FRAN_0393_00390_L.jpg=</text:p>
      <text:p text:style-name="Standard">1 - Anno nonagesimo sctavo. Die lune post festum Beati Perri ad vincula</text:p>
      <text:p text:style-name="Standard">2 - mensis augusti. Capitulantibus dominis</text:p>
      <text:p text:style-name="Standard">3 - P. Decano</text:p>
      <text:p text:style-name="Standard">4 - Tradat officiarius clericorum matatinarum merellos</text:p>
      <text:p text:style-name="Standard">5 - G. Cantore</text:p>
      <text:p text:style-name="Standard">6 - integros Gervasio Thiesse.</text:p>
      <text:p text:style-name="Standard">7 - G. archidiaconuo ecclesie</text:p>
      <text:p text:style-name="Standard">8 - Sy. succentor</text:p>
      <text:p text:style-name="Standard">9 - Deputati ad eundum in consilio prelatorum sunt</text:p>
      <text:p text:style-name="Standard">10 - Jo. Rolandi in eccles</text:p>
      <text:p text:style-name="Standard">11 - magistri Johannes Voygnon et dominus Cantor ecclesie</text:p>
      <text:p text:style-name="Standard">12 - G. de Albyaco</text:p>
      <text:p text:style-name="Standard">13 - Parisiensis</text:p>
      <text:p text:style-name="Standard">14 - Jo. Voygnon</text:p>
      <text:p text:style-name="Standard">15 - L. de Mongeria</text:p>
      <text:p text:style-name="Standard">16 - T. de Sancto Petro</text:p>
      <text:p text:style-name="Standard">17 - Deputati sunt ad interessendum in ecclesia hac es dmenda</text:p>
      <text:p text:style-name="Standard">18 - Ro. de Lorriaco</text:p>
      <text:p text:style-name="Standard">19 - presenti / domini Thomas de Sancto Petro et</text:p>
      <text:p text:style-name="Standard">20 - Jo. Hue</text:p>
      <text:p text:style-name="Standard">21 - Reginaldus de Putheolis</text:p>
      <text:p text:style-name="Standard">22 - G. Fedel</text:p>
      <text:p text:style-name="Standard">23 - Ste. Pruelli</text:p>
      <text:p text:style-name="Standard">24 - Fiat littera dominis ducibus pro magistro Milone Dangel</text:p>
      <text:p text:style-name="Standard">25 - Jo. de Pompodorio</text:p>
      <text:p text:style-name="Standard">26 - Re. de Putheolis</text:p>
      <text:p text:style-name="Standard">27 - A. de Murolio</text:p>
      <text:p text:style-name="Standard">28 - P. Colli</text:p>
      <text:p text:style-name="Standard"><text:soft-page-break/>29 - N. Dictatis</text:p>
      <text:p text:style-name="Standard">30 - Anno quo supra . Die mercurii post festum invecionis Beati Stephani Pothomartiris</text:p>
      <text:p text:style-name="Standard">31 - viia mensis augusti. capitulantibus dominis</text:p>
      <text:p text:style-name="Standard">32 - P. Decano</text:p>
      <text:p text:style-name="Standard">33 - Placet dominis quictare magistrum Guillelmum Cardonnelli</text:p>
      <text:p text:style-name="Standard">34 - G. Cantore</text:p>
      <text:p text:style-name="Standard">35 - primum medicum delphinni pro quinquaginta scut</text:p>
      <text:p text:style-name="Standard">36 - G. Archidiaconus ecclesie</text:p>
      <text:p text:style-name="Standard">37 - et non minus ad causam vendatum domus cujusdam</text:p>
      <text:p text:style-name="Standard">38 - Sy. succentore</text:p>
      <text:p text:style-name="Standard">39 - site ad portum Sancti Landerici / quam eunt a</text:p>
      <text:p text:style-name="Standard">40 - R. de Putheolis in ecclesia</text:p>
      <text:p text:style-name="Standard">41 - magistro Nicasio Bougre et ejus uxore.</text:p>
      <text:p text:style-name="Standard">42 - T. de Sancto Petro</text:p>
      <text:p text:style-name="Standard">43 - L. de Mongeria</text:p>
      <text:p text:style-name="Standard">44 - Placet dominis quod dominus Marcialis nepotis faciat</text:p>
      <text:p text:style-name="Standard">45 - R. de Lorriaco</text:p>
      <text:p text:style-name="Standard">46 - missas de Karoli regis quas faciebat capellai</text:p>
      <text:p text:style-name="Standard">47 - N. de Ordeimonte</text:p>
      <text:p text:style-name="Standard">48 - deffuncti domini archidiaconis Parisiensis / et dominus Symon</text:p>
      <text:p text:style-name="Standard">49 - Jo. Hue</text:p>
      <text:p text:style-name="Standard">50 - G. de Albyaco</text:p>
      <text:p text:style-name="Standard">51 - Hubelin faciat missam des Parceux.</text:p>
      <text:p text:style-name="Standard">52 - G. Fedelli</text:p>
      <text:p text:style-name="Standard">53 - N. Dictatoris</text:p>
      <text:p text:style-name="Standard">54 - Jo. de Pompodorio</text:p>
      <text:p text:style-name="Standard">55 - Ro. Dangel</text:p>
      <text:p text:style-name="Standard">56 - Jo. Rolandi</text:p>
      <text:p text:style-name="Standard">57 - Ph. de Salione</text:p>
      <text:p text:style-name="Standard">58 - Jo. de Sanctis</text:p>
      <text:p text:style-name="Standard">59 - Jo. Voygnon in consilio</text:p>
      <text:p text:style-name="Standard">=FRAN_0393_00391_L.jpg=</text:p>
      <text:p text:style-name="Standard">1 - Anno nonagesimo Dctavo. Die veneris post festum Invencionis beati Stephani Perthomartus</text:p>
      <text:p text:style-name="Standard">2 - ixa mensis augusti capitulantibus dominis</text:p>
      <text:p text:style-name="Standard">3 - P. Decano</text:p>
      <text:p text:style-name="Standard">4 - G. Cantore</text:p>
      <text:p text:style-name="Standard"><text:soft-page-break/>5 - Laciat officiarius horarum exequi quoddam adjornamentum</text:p>
      <text:p text:style-name="Standard">6 - G. Archidiacono ecclesie</text:p>
      <text:p text:style-name="Standard">7 - in causa appellacionis pro preposito de Rosayo contra baillivum</text:p>
      <text:p text:style-name="Standard">8 - T. de Sancto Petro in prebendao</text:p>
      <text:p text:style-name="Standard">9 - Sy. Succentore in ecclesia</text:p>
      <text:p text:style-name="Standard">10 - de Meleduno.</text:p>
      <text:p text:style-name="Standard">11 - L. de Mongeria</text:p>
      <text:p text:style-name="Standard">12 - G. de Albyaco</text:p>
      <text:p text:style-name="Standard">13 - Jo. Rolandi</text:p>
      <text:p text:style-name="Standard">14 - Loqutum fuit in presenti capitulo de arrestandis fructibus prebende</text:p>
      <text:p text:style-name="Standard">15 - P. Coll</text:p>
      <text:p text:style-name="Standard">16 - Ro. de Lorriaco</text:p>
      <text:p text:style-name="Standard">17 - Saicti Mederici quam obtinet magister Johannes Willequin</text:p>
      <text:p text:style-name="Standard">18 - Re. de Putheolis in eclesia</text:p>
      <text:p text:style-name="Standard">19 - quia litigiosa / sed nichil fuit conclusum</text:p>
      <text:p text:style-name="Standard">20 - Ste. Perrnelli</text:p>
      <text:p text:style-name="Standard">21 - N. Dictatoris</text:p>
      <text:p text:style-name="Standard">22 - A. de Murolio</text:p>
      <text:p text:style-name="Standard">23 - Camerarius laicus dixitand uisus recordarentur de</text:p>
      <text:p text:style-name="Standard">24 - Jo. Voygnon</text:p>
      <text:p text:style-name="Standard">25 - festo Assumpcionis ebeate Marie virginis pro iisidus</text:p>
      <text:p text:style-name="Standard">26 - Ro. Dangeul</text:p>
      <text:p text:style-name="Standard">27 - Jo. de Pompodorio</text:p>
      <text:p text:style-name="Standard">28 - G. Fedelli</text:p>
      <text:p text:style-name="Standard">29 - J. de Sanctis</text:p>
      <text:p text:style-name="Standard">30 - Anno nonagesimo octavo. Die lune post festum Beati Laurencii martiris xii</text:p>
      <text:p text:style-name="Standard">31 - mensis augusti. Capitulantibus dominis.</text:p>
      <text:p text:style-name="Standard">32 - o</text:p>
      <text:p text:style-name="Standard">33 - G. Cantore</text:p>
      <text:p text:style-name="Standard">34 - Placet dominis quod Coleta la Preffroye tradat</text:p>
      <text:p text:style-name="Standard">35 - G. Archidiacono ecclesie</text:p>
      <text:p text:style-name="Standard">36 - GAuffrido Herny et Belone ejus uxori</text:p>
      <text:p text:style-name="Standard">37 - T. de Sancto Petro</text:p>
      <text:p text:style-name="Standard">38 - commorante ad Bitum de tirechape quandam</text:p>
      <text:p text:style-name="Standard">39 - Ro. de Lorriaco in ecclesia</text:p>
      <text:p text:style-name="Standard">40 - invenculam parnellam hodie reperpertam in ecclesia</text:p>
      <text:p text:style-name="Standard"><text:soft-page-break/>41 - Sy. succentore</text:p>
      <text:p text:style-name="Standard">42 - ad mictriendum etc.</text:p>
      <text:p text:style-name="Standard">43 - N. Dictatoris</text:p>
      <text:p text:style-name="Standard">44 - Magister Johannes Trucan canonicus Sancti Mederici presentavit</text:p>
      <text:p text:style-name="Standard">45 - L. de Mongeria</text:p>
      <text:p text:style-name="Standard">46 - vicarium suum scilicet dominum Johannem Perrote presbyterum</text:p>
      <text:p text:style-name="Standard">47 - Jo. de Sanctis</text:p>
      <text:p text:style-name="Standard">48 - qui presertit juramentum in forma / Et se excusavit</text:p>
      <text:p text:style-name="Standard">49 - Jo. Rolandi</text:p>
      <text:p text:style-name="Standard">50 - de synodo etc. et est assignata dies mercurii proxima</text:p>
      <text:p text:style-name="Standard">51 - G. de Albyaco</text:p>
      <text:p text:style-name="Standard">52 - et advoavit preoposita per dominum archidiaconum Josatensis</text:p>
      <text:p text:style-name="Standard">53 - G. Fedelli</text:p>
      <text:p text:style-name="Standard">54 - N. de Ordeimonte</text:p>
      <text:p text:style-name="Standard">55 - Placet dominis quod Guillelmus Baugis capsularius faracus</text:p>
      <text:p text:style-name="Standard">56 - R. Dangel</text:p>
      <text:p text:style-name="Standard">57 - serviens ecclesie paret in instanti festo / Assumpton</text:p>
      <text:p text:style-name="Standard">58 - Tho. DAuna</text:p>
      <text:p text:style-name="Standard">59 - Bberte Marie virginis altare.</text:p>
      <text:p text:style-name="Standard">60 - A. de Maignac</text:p>
      <text:p text:style-name="Standard">61 - P. de Ogero</text:p>
      <text:p text:style-name="Standard">62 - Ste. Perunelli</text:p>
      <text:p text:style-name="Standard">63 - Jo. Voygnon</text:p>
      <text:p text:style-name="Standard">=FRAN_0393_00392_L.jpg=</text:p>
      <text:p text:style-name="Standard">1 - .Die martis sequenti xiiia mensis lugusei. Capitulantibus dominis</text:p>
      <text:p text:style-name="Standard">2 - P. Decano</text:p>
      <text:p text:style-name="Standard">3 - G. Cantore</text:p>
      <text:p text:style-name="Standard">4 - Requisito per dominum Decanum Parisiensis ut ad canonicus</text:p>
      <text:p text:style-name="Standard">5 - . de Pompodorio</text:p>
      <text:p text:style-name="Standard">6 - et prebendamm ecclesie Sancti Benedcti Bnversi Par.</text:p>
      <text:p text:style-name="Standard">7 - L. de Mongerie</text:p>
      <text:p text:style-name="Standard">8 - Ro. de Lorriaco</text:p>
      <text:p text:style-name="Standard">9 - vacante ut dicebant per obitum domini Guillerm</text:p>
      <text:p text:style-name="Standard">10 - magister</text:p>
      <text:p text:style-name="Standard">11 - Georgini et sibi collatos Pr.</text:p>
      <text:p text:style-name="Standard">12 - N. de Rancia</text:p>
      <text:p text:style-name="Standard"><text:soft-page-break/>13 - Parisiensis</text:p>
      <text:p text:style-name="Standard">14 - Robertum de Lorriaco Ca</text:p>
      <text:p text:style-name="Standard">15 - Jo. Rolandi</text:p>
      <text:p text:style-name="Standard">16 - existentem in turne suo confendi beneficia etc.</text:p>
      <text:p text:style-name="Standard">17 - G. Fedelli</text:p>
      <text:p text:style-name="Standard">18 - pront in licteris collacionis super hoc confectis</text:p>
      <text:p text:style-name="Standard">19 - N. de Ordeimonte</text:p>
      <text:p text:style-name="Standard">20 - plenius continetur . Domini responderunt eidem</text:p>
      <text:p text:style-name="Standard">21 - Ro. Dangel</text:p>
      <text:p text:style-name="Standard">22 - pro vocarentur alii domini in capitulo ad diem.</text:p>
      <text:p text:style-name="Standard">23 - Tho. D'Aunoy</text:p>
      <text:p text:style-name="Standard">24 - crastaniis et tunc responderetur sibi</text:p>
      <text:p text:style-name="Standard">25 - P. de Maignac</text:p>
      <text:p text:style-name="Standard">26 - P. de Ogero</text:p>
      <text:p text:style-name="Standard">27 - Ste. Perrnelli</text:p>
      <text:p text:style-name="Standard">28 - Jo. Voygnon</text:p>
      <text:p text:style-name="Standard">29 - Sy. succenore in ecclesia</text:p>
      <text:p text:style-name="Standard">30 - Anno nonagesimo dirino . Die mercurii in ligilia festi Assimisicinis eati</text:p>
      <text:p text:style-name="Standard">31 - Marie Virguits. Capitulantibus dominis</text:p>
      <text:p text:style-name="Standard">32 - Super facto fundacionis trium missarum</text:p>
      <text:p text:style-name="Standard">33 - P. Decano</text:p>
      <text:p text:style-name="Standard">34 - G. Cantore</text:p>
      <text:p text:style-name="Standard">35 - pro deffuncto magistro Odardo de Molinis</text:p>
      <text:p text:style-name="Standard">36 - A. Brie Archidiacono</text:p>
      <text:p text:style-name="Standard">37 - celebrandarum placet dominis orerare ecclesiam</text:p>
      <text:p text:style-name="Standard">38 - G. Archidiacono ecclesie</text:p>
      <text:p text:style-name="Standard">39 - de xx. lib. par. pro duobus millescutis.</text:p>
      <text:p text:style-name="Standard">40 - Sy. succentor in ecclesia</text:p>
      <text:p text:style-name="Standard">41 - L. de Mongeria</text:p>
      <text:p text:style-name="Standard">42 - Declaratum est magistrum Ro. de Lorriaco hac</text:p>
      <text:p text:style-name="Standard">43 - N. Dictatoris</text:p>
      <text:p text:style-name="Standard">44 - vice esse in turno suo et petitum fuit ac</text:p>
      <text:p text:style-name="Standard">45 - N. Ducatoris de Ordeimonte</text:p>
      <text:p text:style-name="Standard">46 - requisitum domino Decano per magistrum Johannem de</text:p>
      <text:p text:style-name="Standard">47 - Jo. de Pompodorio</text:p>
      <text:p text:style-name="Standard">48 - Nullyaco et N. de Ordeimonte ut poneret</text:p>
      <text:p text:style-name="Standard"><text:soft-page-break/>49 - Jo. de Nulleyo</text:p>
      <text:p text:style-name="Standard">50 - in deliberacione an iste turnis esset et nichil</text:p>
      <text:p text:style-name="Standard">51 - T. de Sancto Petro</text:p>
      <text:p text:style-name="Standard">52 - fuit factum</text:p>
      <text:p text:style-name="Standard">53 - P. Colli</text:p>
      <text:p text:style-name="Standard">54 - G. de Albyaco</text:p>
      <text:p text:style-name="Standard">55 - A. de Murolio</text:p>
      <text:p text:style-name="Standard">56 - Jo. Roland</text:p>
      <text:p text:style-name="Standard">57 - Ph. de Salione</text:p>
      <text:p text:style-name="Standard">58 - Ro. D'Auge</text:p>
      <text:p text:style-name="Standard">59 - Ste. Perruelli</text:p>
      <text:p text:style-name="Standard">60 - G. Fedelli</text:p>
      <text:p text:style-name="Standard">61 - Jo. Voygnon</text:p>
      <text:p text:style-name="Standard">62 - Ro. de Lorriaco</text:p>
      <text:p text:style-name="Standard">=FRAN_0393_00393_L.jpg=</text:p>
      <text:p text:style-name="Standard">1 - xx</text:p>
      <text:p text:style-name="Standard">2 - 3</text:p>
      <text:p text:style-name="Standard">3 - Anno nonagesimo sitano . drie venrs post festum Assumgpis lentei Marre dirginis xvia mesis</text:p>
      <text:p text:style-name="Standard">4 - Augusti capitulantibus dominis</text:p>
      <text:p text:style-name="Standard">5 - P. Decano</text:p>
      <text:p text:style-name="Standard">6 - Tradite sunt claves capelle Sancti Stephani Pro Thomarcius</text:p>
      <text:p text:style-name="Standard">7 - G. Cantore</text:p>
      <text:p text:style-name="Standard">8 - G. Archidiacono ecclesie</text:p>
      <text:p text:style-name="Standard">9 - magistro Johanni de Pompodorio tradende cui voluerit</text:p>
      <text:p text:style-name="Standard">10 - Sy. succentor</text:p>
      <text:p text:style-name="Standard">11 - dominorum Andree Fagon et Johannis Parar.</text:p>
      <text:p text:style-name="Standard">12 - N. Dictatoris</text:p>
      <text:p text:style-name="Standard">13 - Jo. Voygnon</text:p>
      <text:p text:style-name="Standard">14 - Ph. de Salione</text:p>
      <text:p text:style-name="Standard">15 - P. Colli</text:p>
      <text:p text:style-name="Standard">16 - L. de Mongeria</text:p>
      <text:p text:style-name="Standard">17 - Jo. de Pompodorio</text:p>
      <text:p text:style-name="Standard">18 - Re. de Putheolis</text:p>
      <text:p text:style-name="Standard">19 - G. Fedelli</text:p>
      <text:p text:style-name="Standard">20 - H. Blancheti</text:p>
      <text:p text:style-name="Standard">21 - Sto. Perrvelli</text:p>
      <text:p text:style-name="Standard"><text:soft-page-break/>22 - G. de Albiaco</text:p>
      <text:p text:style-name="Standard">23 - Anno Nonagesimo octavo. Die lune post festum Assumpcine Beate Marie Virgini</text:p>
      <text:p text:style-name="Standard">24 - xixa mensis orungustum capitulantibus dominis.</text:p>
      <text:p text:style-name="Standard">25 - Data est licencia domino Heberto Beregarii eudi apud</text:p>
      <text:p text:style-name="Standard">26 - P. Decano</text:p>
      <text:p text:style-name="Standard">27 - Rethomagm pro juramento prestando racione cujusdam</text:p>
      <text:p text:style-name="Standard">28 - G. Cantore</text:p>
      <text:p text:style-name="Standard">29 - capellani quam in ecclesia Rothomagensi obtinet et fiaus</text:p>
      <text:p text:style-name="Standard">30 - G. Archidiacono ecclesie</text:p>
      <text:p text:style-name="Standard">31 - pro ipso littere recommendaticie capitulo Rothomagensi</text:p>
      <text:p text:style-name="Standard">32 - Sy. succentore</text:p>
      <text:p text:style-name="Standard">33 - N. de Rancia</text:p>
      <text:p text:style-name="Standard">34 - Jo. Rolandi</text:p>
      <text:p text:style-name="Standard">35 - De magistro Johanne Trucan Canonico dancti Mederici parisensi</text:p>
      <text:p text:style-name="Standard">36 - nodum non venerat dixit</text:p>
      <text:p text:style-name="Standard">37 - Jo. de Pompodorio</text:p>
      <text:p text:style-name="Standard">38 - conveto super eo quod</text:p>
      <text:p text:style-name="Standard">39 - socios suos debe</text:p>
      <text:p text:style-name="Standard">40 - G. Fedelli</text:p>
      <text:p text:style-name="Standard">41 - et exposuit quod nesciebat se</text:p>
      <text:p text:style-name="Standard">42 - Jo. Voygnon</text:p>
      <text:p text:style-name="Standard">43 - venire et si et in quantum tenebatur venire excusafralleti parisiensis ac</text:p>
      <text:p text:style-name="Standard">44 - Ro. Dangeul</text:p>
      <text:p text:style-name="Standard">45 - se quia scolaris erat prout per licteras signlo rettrum uni</text:p>
      <text:p text:style-name="Standard">46 - ebat contineri</text:p>
      <text:p text:style-name="Standard">47 - A. de Maignaco</text:p>
      <text:p text:style-name="Standard">48 - signtas illico tunc per eum exhibitas d</text:p>
      <text:p text:style-name="Standard">49 - A tous justiciers</text:p>
      <text:p text:style-name="Standard">50 - Jo. de Sanctis</text:p>
      <text:p text:style-name="Standard">51 - quar tenor sequitur in hec vorba</text:p>
      <text:p text:style-name="Standard">52 - L. de Mongeria</text:p>
      <text:p text:style-name="Standard">53 - aux quielx ces presentes lettres denront ou a leurs</text:p>
      <text:p text:style-name="Standard">54 - G. de Albyaco</text:p>
      <text:p text:style-name="Standard">55 - lieuxtenans. Jehan Seigneuri de Foleville Thevalier conseille</text:p>
      <text:p text:style-name="Standard">56 - du roy nostre seigneur et garde de la prevosté de Paris salut.</text:p>
      <text:p text:style-name="Standard">57 - S'achent tuit que nous avons veu les lettres royault</text:p>
      <text:p text:style-name="Standard"><text:soft-page-break/>58 - dont la fourmie sensuit Jihanns Dei gracia Francorum</text:p>
      <text:p text:style-name="Standard">59 - rex. Preposite nostro Parisiensis vel ejus ddtamtenentis sait</text:p>
      <text:p text:style-name="Standard">=FRAN_0393_00394_L.jpg=</text:p>
      <text:p text:style-name="Standard">1 - Uoniversis presentes litteras insfecturis . Salutem. Notum facimus quod cum ad supplicacionem universitat</text:p>
      <text:p text:style-name="Standard">2 - magistrorum et scolarium Parisienseum studentium nos eisdem nostras concesserimus litteras tenorem qui sequitu</text:p>
      <text:p text:style-name="Standard">3 - continente . Philippus Dei gracia Francorum rex. Preposito nostro Parisiensis vel ejus locumtenentes. Salutem</text:p>
      <text:p text:style-name="Standard">4 - Cum universitas magistri et scolares Parisiensis in nostra specili gardia et protectione existant cum</text:p>
      <text:p text:style-name="Standard">5 - venerint ad studium et ibidem morantur vel ad partes suas redeut frequenter tamen prout</text:p>
      <text:p text:style-name="Standard">6 - accepimus Injuri molestis oppressionus et violentiis nedum in preposituta tua eisdem / sed in</text:p>
      <text:p text:style-name="Standard">7 - locis aliis inferuntur in prejudicium gardie nostre quas prosequi opporteret / supplicantes sibi</text:p>
      <text:p text:style-name="Standard">8 - per nos de remedio provideri opportino. Quare nos eorum supplicacioni favorabiliter</text:p>
      <text:p text:style-name="Standard">9 - annuentes Idcirco tibi protectionem ipsorum ac custodiam cohercionem insuper eorum qui m</text:p>
      <text:p text:style-name="Standard">10 - protectionis et gardie nostre prejudicium universitatis seu magistris aut scolaribus predictis</text:p>
      <text:p text:style-name="Standard">11 - insernt violenciam indebitam injuri vel jactur sive infra prepositure tue fines sin</text:p>
      <text:p text:style-name="Standard">12 - in locis aliis quibuscunque regni nostri tenore presencium committimus quod eciam concedimus</text:p>
      <text:p text:style-name="Standard">13 - eis de gracia speciali / privilegiis seu consuetudinibus incontrarium impetratis seu eciam</text:p>
      <text:p text:style-name="Standard">14 - impetrandis non obstantibus quibuscunque Incujus rei testimonium sigillum nostrum presentibus</text:p>
      <text:p text:style-name="Standard">15 - est appensum. Datum apud Vincennes ultimadie decembris anno domini millesimo Trece</text:p>
      <text:p text:style-name="Standard">16 - xlmo Postmodumque universitas magistri et scolares predicti asserentes quod licet sub ill</text:p>
      <text:p text:style-name="Standard">17 - verlo Jactur in dictis licteris contento illicite detenta contineantur Dictus tamen prepositus</text:p>
      <text:p text:style-name="Standard">18 - sepius hesitaverat an ipse de bonis ad dictos magistros et scolares pertinenciis et de hiis que debebantur</text:p>
      <text:p text:style-name="Standard">19 - eisdem deberet seu posset cognoscere virtute licterarum predictarum Asserentem insuper quod nonnulli baillui</text:p>
      <text:p text:style-name="Standard">20 - et alii de ducatu Normannie et de quibusdam aliis partibus regni nostri pretextu quorumdam</text:p>
      <text:p text:style-name="Standard">21 - privilegiorum eisdem ut dicebat a nobis seu predecessoribus nostris concessorum dicto preposito</text:p>
      <text:p text:style-name="Standard">22 - in premissis obedire recusabant / nobis supplicantes ut super hoc declaracionem facere dignaremur</text:p>
      <text:p text:style-name="Standard">23 - Nos igitur visis litteris suprascriptis et supplicacione universitatis magistrorum et scolarium predictorum</text:p>
      <text:p text:style-name="Standard">24 - hiis que consideratis que circa hoc considerari debebant habitam super hoc deliberacione diligenciam</text:p>
      <text:p text:style-name="Standard">25 - cum dilectis et fidelibus gentibus parlamenti nostri $consiliar Cancellario et pluribus aliis</text:p>
      <text:p text:style-name="Standard">26 - consiliariis nostris declaravimus ac eciam tenore presencium declaramus quod super hoc Injuri molesti</text:p>
      <text:p text:style-name="Standard"><text:soft-page-break/>27 - oppressiones et violentia eisdem magistris et scolaribus in personis vel familiaribus propriis eorundem</text:p>
      <text:p text:style-name="Standard">28 - seu dictorum magistrorum aut scolarium propriis bonis ad ipsos magistros seu scolares sine fraudo</text:p>
      <text:p text:style-name="Standard">29 - aliqua fictione et absque cessione transportu aut alio simlato contractu pertinencis / illatis</text:p>
      <text:p text:style-name="Standard">30 - vel inferendis dictam nostram gardiam infringent contra dictarum licterarum tenorem / necnon super dampnis</text:p>
      <text:p text:style-name="Standard">31 - et intere exinde secutis a quibuscumque personis et ubicumque infra regnum nostrum dictus prepositus</text:p>
      <text:p text:style-name="Standard">32 - summarie et de plano cognoscet / et faciet breve justicie complementum / faciendum nobis et</text:p>
      <text:p text:style-name="Standard">33 - parti debite emendari et ab omnibus regni nostri justiciariis ubicumque constitutis obedietur</text:p>
      <text:p text:style-name="Standard">34 - dicto preposito in hac parte / Non obstantibus quibuscunque privilegiis Normannis seu aliis</text:p>
      <text:p text:style-name="Standard">35 - Regnicolis concessis seu eciam concedendis. In cujus rei testimonium presentibus litteris</text:p>
      <text:p text:style-name="Standard">36 - nostrum fecimus apponi sigillum. Datum Par. in parlamento nostro die xxia maii. anno</text:p>
      <text:p text:style-name="Standard">37 - domini millesimo CCCmo nn xlvto Et pource que honnorable homme et sage maistre</text:p>
      <text:p text:style-name="Standard">38 - Hemy de Arnhen recteur de l'université de Paris nous a tesmongne que venerable homme</text:p>
      <text:p text:style-name="Standard">39 - Jehan Truquan le jonne clerc est vray escolier estudiant a Paris en la faculté</text:p>
      <text:p text:style-name="Standard">40 - de Decret soubz venerable et discrete personne maistre Jaques petit d'octeur reges</text:p>
      <text:p text:style-name="Standard">41 - a Paris en la dicte faculté de decret / et il se soit dolus en complaingnant</text:p>
      <text:p text:style-name="Standard">42 - par devant nous que alexandre le celier Jehan de Sains Girard Louvel et Ysabeau</text:p>
      <text:p text:style-name="Standard">43 - la Vache comme heretiere de feu Girard Cervel et fille dudit Girart Cervel</text:p>
      <text:p text:style-name="Standard">44 - lui detiennent et empeschent pluseurs de ses biens et debtes a tort et sans</text:p>
      <text:p text:style-name="Standard">45 - cause / dont il deust vivre en l'estudé de Paris et lui ont fait pluseurs grans</text:p>
      <text:p text:style-name="Standard">46 - villennes dommages et Injures nondeuz a declairer en lieu et en temps se</text:p>
      <text:p text:style-name="Standard">47 - mestier est / lettere quelle chose est en grant grief prejudice de nostre sauvegarde et de</text:p>
      <text:p text:style-name="Standard">=FRAN_0393_00395_L.jpg=</text:p>
      <text:p text:style-name="Standard">1 - x</text:p>
      <text:p text:style-name="Standard">2 - l'université dessus dicte si comme ie nous a moustré en complaignant et l'offre a promier</text:p>
      <text:p text:style-name="Standard">3 - se mestier est. Nous par la vertu du povoir et du privilege dessus transcript vous</text:p>
      <text:p text:style-name="Standard">4 - mandons et commettons de par le roy nostre seigneur que vous a la requeste du porteur de</text:p>
      <text:p text:style-name="Standard">5 - ces lettres leur faciez commandement de par le roy nostre seigneur et de par nous que au dit escolier</text:p>
      <text:p text:style-name="Standard">6 - rendent et restituerit sesdiz biens et facent grez de ses debtes et de ses despens</text:p>
      <text:p text:style-name="Standard">7 - et dommages raisonnabes que il puet avoir eus soustenus et encourus en ce requerant</text:p>
      <text:p text:style-name="Standard">8 - par leur deffault / et que ilz viengnent amender au Roy nostre seigneur a l'université et a l'escole</text:p>
      <text:p text:style-name="Standard">9 - dessusdiz les dictes villennes et Injures / et se de ce faire sont refusans ou se oppesent</text:p>
      <text:p text:style-name="Standard">10 - au contraire / ou veullent dire cause pour quoy tenus ne soient du faire / Non</text:p>
      <text:p text:style-name="Standard"><text:soft-page-break/>11 - obstans quelx conques lettres privileges ou coustumes tant de nouvnas comme d'autres</text:p>
      <text:p text:style-name="Standard">12 - pays ou dit royaume empetrez ou a empetrer au contraire / Donnez leur jour competent</text:p>
      <text:p text:style-name="Standard">13 - Demander</text:p>
      <text:p text:style-name="Standard">14 - a Paris par devant / nous contre ledit escolier sur les choses dessusdictes et pour</text:p>
      <text:p text:style-name="Standard">15 - respondre a lui et au procureur du roy a toutre que ilz leur san</text:p>
      <text:p text:style-name="Standard">16 - et contre eulx requerre pour raison des choses dessusdictes et pour aler avant</text:p>
      <text:p text:style-name="Standard">17 - sur ce que de raison sera et le porteur de ces lettres gardezent deffendez de force et de</text:p>
      <text:p text:style-name="Standard">18 - violence / se mestier est / Et leur segnifiez de par nous se ilz cuident avoir bonnes</text:p>
      <text:p text:style-name="Standard">19 - et justiers deffenses que ilz viengnent seurement au jour que vous leur assignerez</text:p>
      <text:p text:style-name="Standard">20 - ou ferez assignner sans doubte de estre molestez ou mal traictiez / et que nous</text:p>
      <text:p text:style-name="Standard">21 - les orrons en ycelles / et les garderons et ferons garder de force et de violences</text:p>
      <text:p text:style-name="Standard">22 - et leur baillerons du conseil de la court se mestier en ont et ilz nous en</text:p>
      <text:p text:style-name="Standard">23 - requienit. Tant en faictes chascun de vous endroit soy que par vous n'y ait deffault</text:p>
      <text:p text:style-name="Standard">24 - et que ledit escolier n'ait cause de soy complaindre de pous / Et ce que</text:p>
      <text:p text:style-name="Standard">25 - fait en aures ou fait faire / nous rescripsiez ou faictes rescripie soubz</text:p>
      <text:p text:style-name="Standard">26 - vos seaulx. Donné soubz le seel de ladicte prevosté de Paris / l'an de grace</text:p>
      <text:p text:style-name="Standard">27 - mil. CCC. iiiixx et dix sept. le xixe jour du mois de janvier.</text:p>
      <text:p text:style-name="Standard">28 - Sic signatum Oliverii.</text:p>
      <text:p text:style-name="Standard">29 - Deputati sunt ad se informandum de terra de Mons domini Decanus Parisiensis</text:p>
      <text:p text:style-name="Standard">30 - dominus Garnarius Gueroudi Archidiaconus de Josayo et Jo. Rolandi</text:p>
      <text:p text:style-name="Standard">31 - De causam illorum de Sancto Benedicto ad xvtim dies.</text:p>
      <text:p text:style-name="Standard">32 - Diceturi magister Petruti i Canonici Sance Mederici Par</text:p>
      <text:p text:style-name="Standard">=FRAN_0393_00396_L.jpg=</text:p>
      <text:p text:style-name="Standard">1 - 19</text:p>
      <text:p text:style-name="Standard">2 - epit de</text:p>
      <text:p text:style-name="Standard">3 - equl</text:p>
      <text:p text:style-name="Standard">4 - no nonagesio Octavo Die mercurii post festum Assumpcionis Beate Marie Virginis</text:p>
      <text:p text:style-name="Standard">5 - xxsiia mensis Augusti capitulantibus dominis</text:p>
      <text:p text:style-name="Standard">6 - P. Decano</text:p>
      <text:p text:style-name="Standard">7 - Receptus fuit ad capellaniam omnium sanctorum in ecclesia Sepulcri</text:p>
      <text:p text:style-name="Standard">8 - G. Cantore</text:p>
      <text:p text:style-name="Standard">9 - G. Archidiacono ecclesie</text:p>
      <text:p text:style-name="Standard">10 - Par. fundatam vacantem per obitum deffuncti magistri Luce du</text:p>
      <text:p text:style-name="Standard">11 - Dy. Succentor in ecclesia</text:p>
      <text:p text:style-name="Standard">12 - Ru ultimi possessoris ejusdem dominus Johannes Calerii presbyter</text:p>
      <text:p text:style-name="Standard">13 - G. de Albyaco</text:p>
      <text:p text:style-name="Standard"><text:soft-page-break/>14 - virtute collacionis sibi facte per magistrum Robertum de</text:p>
      <text:p text:style-name="Standard">15 - Ro. de Lorriaco</text:p>
      <text:p text:style-name="Standard">16 - Lorriaco canonicum Parisiensis racione turnen suer</text:p>
      <text:p text:style-name="Standard">17 - L. de Mongla</text:p>
      <text:p text:style-name="Standard">18 - N. Dictatoris</text:p>
      <text:p text:style-name="Standard">19 - Jo. Hue</text:p>
      <text:p text:style-name="Standard">20 - Re. de Putheolis</text:p>
      <text:p text:style-name="Standard">21 - Facta rclacione super terra de Montibus per dominos P.</text:p>
      <text:p text:style-name="Standard">22 - G. Fedelli</text:p>
      <text:p text:style-name="Standard">23 - Decanum G. Archidiaconu de Josayo . et Johannem Rolandi</text:p>
      <text:p text:style-name="Standard">24 - T. de Sancto Petro</text:p>
      <text:p text:style-name="Standard">25 - commissaries deputatis ad se informandum a</text:p>
      <text:p text:style-name="Standard">26 - Jo. de Pompodorio</text:p>
      <text:p text:style-name="Standard">27 - Ph. de Salione</text:p>
      <text:p text:style-name="Standard">28 - Ma. Reginaldi</text:p>
      <text:p text:style-name="Standard">29 - Jo. Voygnon</text:p>
      <text:p text:style-name="Standard">30 - Jo. de Sanctis</text:p>
      <text:p text:style-name="Standard">31 - P. Colli</text:p>
      <text:p text:style-name="Standard">32 - N. de Rancia</text:p>
      <text:p text:style-name="Standard">33 - Data est magistro Roberto Bolengarii pro preseat</text:p>
      <text:p text:style-name="Standard">34 - Ro. de Dangello</text:p>
      <text:p text:style-name="Standard">35 - quod cum alias fuerit eidem injunctum de permutando</text:p>
      <text:p text:style-name="Standard">36 - N. de Ordeimonte</text:p>
      <text:p text:style-name="Standard">37 - beneficium suum quod obtinet in ecclesia Sancti Mederici</text:p>
      <text:p text:style-name="Standard">38 - infra instans festum Beati Remigii quod ex habundanti</text:p>
      <text:p text:style-name="Standard">39 - A. de Maignaco</text:p>
      <text:p text:style-name="Standard">40 - permittet infra dictum tempus / sub pena privacionis</text:p>
      <text:p text:style-name="Standard">41 - dicti Beneficii.</text:p>
      <text:p text:style-name="Standard">42 - Deputati sunt ad interessendum in ecclesia ebdommanda presenti magistri Johannes</text:p>
      <text:p text:style-name="Standard">43 - VVoygnen et Ro. Dangeul.</text:p>
      <text:p text:style-name="Standard">44 - G</text:p>
      <text:p text:style-name="Standard">45 - Magistri Ma. Regiaildi N. de Ordeimonte Robertus de Dangello Aymericus</text:p>
      <text:p text:style-name="Standard">46 - de Maignaco Petrus Colli et G. Fedelli faciendi fefortes pro se xiiiim aliis</text:p>
      <text:p text:style-name="Standard">47 - contradibunt expresse composicioni faciende cum domino episcopo Parisiensi racione</text:p>
      <text:p text:style-name="Standard">48 - luminaris exequiarum ecclesie Parisiensis Super quolis in parlamenti curia inter</text:p>
      <text:p text:style-name="Standard">49 - capitulum et domnum episcopum Parisiensm penbet.</text:p>
      <text:p text:style-name="Standard"><text:soft-page-break/>=FRAN_0393_00397_L.jpg=</text:p>
      <text:p text:style-name="Standard">1 - xvi</text:p>
      <text:p text:style-name="Standard">2 - 353</text:p>
      <text:p text:style-name="Standard">3 - P</text:p>
      <text:p text:style-name="Standard">4 - Ct</text:p>
      <text:p text:style-name="Standard">5 - *</text:p>
      <text:p text:style-name="Standard">6 - ee e e e</text:p>
      <text:p text:style-name="Standard">7 - Aplis deilen Ecceoltal</text:p>
      <text:p text:style-name="Standard">8 - die veneris in vigilia festi Beanti Bartholomei apostoli . xxiiia mensis Augusti.</text:p>
      <text:p text:style-name="Standard">9 - Presentibus dominis capitulantbus infrascriptis</text:p>
      <text:p text:style-name="Standard">10 - P. Decano</text:p>
      <text:p text:style-name="Standard">11 - G. Cantore</text:p>
      <text:p text:style-name="Standard">12 - Capitulum istud principcaliter est introductum pro officio</text:p>
      <text:p text:style-name="Standard">13 - Sy. succentore</text:p>
      <text:p text:style-name="Standard">14 - Camere psrita pro officiario novo ponere de vel</text:p>
      <text:p text:style-name="Standard">15 - G. Archidiacono ecclesie</text:p>
      <text:p text:style-name="Standard">16 - antiquo remanendo et pro compotis suis reddendis</text:p>
      <text:p text:style-name="Standard">17 - A. Archidiacono Brye</text:p>
      <text:p text:style-name="Standard">18 - Jo. de Pompodorio</text:p>
      <text:p text:style-name="Standard">19 - R. de Putheolis</text:p>
      <text:p text:style-name="Standard">20 - Reddidit magister Re. de Putheolis claves anniversariorum</text:p>
      <text:p text:style-name="Standard">21 - T. de Sancto Petro</text:p>
      <text:p text:style-name="Standard">22 - que michi tradite fuerunt / quia magister N. de Ordeiot</text:p>
      <text:p text:style-name="Standard">23 - N. Dictatoris</text:p>
      <text:p text:style-name="Standard">24 - voluit eas accipere / quousque inventarium sic factum.</text:p>
      <text:p text:style-name="Standard">25 - Ro. Dangel</text:p>
      <text:p text:style-name="Standard">26 - P. Colli</text:p>
      <text:p text:style-name="Standard">27 - habitum fuit verbum de homine tramento domino vicecomiti de</text:p>
      <text:p text:style-name="Standard">28 - Jo. Rolandi</text:p>
      <text:p text:style-name="Standard">29 - Meleduno racione stangni de Melensron videlicet</text:p>
      <text:p text:style-name="Standard">30 - R. de Lorriaco</text:p>
      <text:p text:style-name="Standard">31 - magistro Guillelmo Fedelli Decano Pictavensis in casu</text:p>
      <text:p text:style-name="Standard">32 - P. de Egero</text:p>
      <text:p text:style-name="Standard">33 - quo noluerit concedere admortizamentum siloquatur</text:p>
      <text:p text:style-name="Standard">34 - Ph. de Salione</text:p>
      <text:p text:style-name="Standard">35 - magister Thomas de Sancto Petro cum eodem.</text:p>
      <text:p text:style-name="Standard"><text:soft-page-break/>36 - L. de Mongeria</text:p>
      <text:p text:style-name="Standard">37 - G. de Albyaco</text:p>
      <text:p text:style-name="Standard">38 - Requisico per magistrum Andream grangerii archidiaconus Brye</text:p>
      <text:p text:style-name="Standard">39 - Jo. de Sanctis</text:p>
      <text:p text:style-name="Standard">40 - in ecclesia Parisiensi / ut domini ei permitterent adducere</text:p>
      <text:p text:style-name="Standard">41 - G. Fedelli</text:p>
      <text:p text:style-name="Standard">42 - prisionarios suos in carceribus capituli responsoque per</text:p>
      <text:p text:style-name="Standard">43 - G. Paillardi</text:p>
      <text:p text:style-name="Standard">44 - oraculum domini decani ex parte capituli quod bene placebat</text:p>
      <text:p text:style-name="Standard">45 - dominus dummodo dictus archidiaconus ecclesiam promicteret reddere</text:p>
      <text:p text:style-name="Standard">46 - Ja. Cosson</text:p>
      <text:p text:style-name="Standard">47 - indempnem si contingeret propter prisionarios predictos</text:p>
      <text:p text:style-name="Standard">48 - Jo. Voygnon</text:p>
      <text:p text:style-name="Standard">49 - rearum occasione carceres dampnificari / cntrbvetque</text:p>
      <text:p text:style-name="Standard">50 - J. de Nullyaco</text:p>
      <text:p text:style-name="Standard">51 - ad repparaciones Tarcerum dum opus esset quiquidem</text:p>
      <text:p text:style-name="Standard">52 - archidiaconu respondit quod erat intecionis sue dictam ecclesia</text:p>
      <text:p text:style-name="Standard">53 - H. Blancheti</text:p>
      <text:p text:style-name="Standard">54 - so etal si carceres</text:p>
      <text:p text:style-name="Standard">55 - reddere indempnem casu prect</text:p>
      <text:p text:style-name="Standard">56 - N. de Ordeimonte</text:p>
      <text:p text:style-name="Standard">57 - discmpentur veb aliqua pros ipsorum propter prisionarios</text:p>
      <text:p text:style-name="Standard">58 - Jo. Hue</text:p>
      <text:p text:style-name="Standard">59 - predictos vel per eos paratus erat repparare / et quo ad</text:p>
      <text:p text:style-name="Standard">60 - ceteras repparaciones dixit quo contronet ut canonicatus</text:p>
      <text:p text:style-name="Standard">61 - M. Reginaldi</text:p>
      <text:p text:style-name="Standard">62 - qusadino di cena / et quod hoc suffitere ebebat iten</text:p>
      <text:p text:style-name="Standard">63 - A. de Maignaco</text:p>
      <text:p text:style-name="Standard">64 - 3</text:p>
      <text:p text:style-name="Standard">65 - offerebat sur debitum suum facere dum casus ocaurreti</text:p>
      <text:p text:style-name="Standard">66 - Placet dominis de gracia quod magister Johannes Salovonis bachalarius in theologia</text:p>
      <text:p text:style-name="Standard">67 - legat in seolis capituli ita quod si contringeret aliane de dominis ecclesie Parisies</text:p>
      <text:p text:style-name="Standard">68 - lege in eisdem quod per loc non impediatur et sibiliceat legi</text:p>
      <text:p text:style-name="Standard">=FRAN_0393_00398_L.jpg=</text:p>
      <text:p text:style-name="Standard">1 - Pe luna sequentis post festum beati Bactholomei aposuli secunda capituli generalis xxvi</text:p>
      <text:p text:style-name="Standard">2 - mensis / augusti capitulantibus dominis</text:p>
      <text:p text:style-name="Standard"><text:soft-page-break/>3 - P. Decano</text:p>
      <text:p text:style-name="Standard">4 - G. Cantor</text:p>
      <text:p text:style-name="Standard">5 - Sy. succentor infirmus</text:p>
      <text:p text:style-name="Standard">6 - G. ecclesie</text:p>
      <text:p text:style-name="Standard">7 - Archidiacono</text:p>
      <text:p text:style-name="Standard">8 - A. Brye</text:p>
      <text:p text:style-name="Standard">9 - G. de Albiaco</text:p>
      <text:p text:style-name="Standard">10 - Re. de Putheolis</text:p>
      <text:p text:style-name="Standard">11 - Jo. de Pompodorio</text:p>
      <text:p text:style-name="Standard">12 - Inhibitum fuit domino Johanni Arnaudi Clerico</text:p>
      <text:p text:style-name="Standard">13 - N. Dictatoris</text:p>
      <text:p text:style-name="Standard">14 - pmagnus / Ne de cetero faciat litteras</text:p>
      <text:p text:style-name="Standard">15 - Ph.o de Salione</text:p>
      <text:p text:style-name="Standard">16 - testimoniales pegrinis visitantibes lunina ecclesie</text:p>
      <text:p text:style-name="Standard">17 - P. Colli</text:p>
      <text:p text:style-name="Standard">18 - ad notarium capituli / prout</text:p>
      <text:p text:style-name="Standard">19 - quia hoc spectat</text:p>
      <text:p text:style-name="Standard">20 - G. Paillardi</text:p>
      <text:p text:style-name="Standard">21 - dominis constitit in presencia dicti clerici per</text:p>
      <text:p text:style-name="Standard">22 - Ay. de Maignaco</text:p>
      <text:p text:style-name="Standard">23 - regestra capituli super hoc edita.</text:p>
      <text:p text:style-name="Standard">24 - G. Fedelli</text:p>
      <text:p text:style-name="Standard">25 - Ro. Dangel</text:p>
      <text:p text:style-name="Standard">26 - H. Blancheti</text:p>
      <text:p text:style-name="Standard">27 - Jo. Voygnon</text:p>
      <text:p text:style-name="Standard">28 - Ja. Cosson</text:p>
      <text:p text:style-name="Standard">29 - P. de Reilhaco</text:p>
      <text:p text:style-name="Standard">30 - Jo. de Sanctis</text:p>
      <text:p text:style-name="Standard">31 - Jo. de Saict Chanteprime</text:p>
      <text:p text:style-name="Standard">32 - M. Reginaldi</text:p>
      <text:p text:style-name="Standard">33 - Ro. de Lorriaco</text:p>
      <text:p text:style-name="Standard">34 - A. de Mongeria</text:p>
      <text:p text:style-name="Standard">35 - Jo. Rolandi</text:p>
      <text:p text:style-name="Standard">36 - P. Colli</text:p>
      <text:p text:style-name="Standard">37 - P. de Ogero</text:p>
      <text:p text:style-name="Standard">38 - T. de Sancto Petro</text:p>
      <text:p text:style-name="Standard"><text:soft-page-break/>39 - J. de Nullyaco</text:p>
      <text:p text:style-name="Standard">40 - Ste. Perrnelli</text:p>
      <text:p text:style-name="Standard">41 - N. de Ordeimonte</text:p>
      <text:p text:style-name="Standard">=FRAN_0393_00399_L.jpg=</text:p>
      <text:p text:style-name="Standard">1 - xxii</text:p>
      <text:p text:style-name="Standard">2 - 3</text:p>
      <text:p text:style-name="Standard">3 - A.</text:p>
      <text:p text:style-name="Standard">4 - Die martis sequentes post festum Beati Bartholomer apostoli xxviia mensis</text:p>
      <text:p text:style-name="Standard">5 - ugusti cercia capituli generalis. Capitulantibus dominis.</text:p>
      <text:p text:style-name="Standard">6 - P. Decano</text:p>
      <text:p text:style-name="Standard">7 - G. Cantore</text:p>
      <text:p text:style-name="Standard">8 - A. Br</text:p>
      <text:p text:style-name="Standard">9 - J. Archidiacono</text:p>
      <text:p text:style-name="Standard">10 - G. ecclesie</text:p>
      <text:p text:style-name="Standard">11 - Sy. succentore in ecclesia</text:p>
      <text:p text:style-name="Standard">12 - Fiat certifficacio volengario capituli super blado per</text:p>
      <text:p text:style-name="Standard">13 - P. de Beilhaco</text:p>
      <text:p text:style-name="Standard">14 - ipsum empto pro pane capitulari / distribuendis usque ad lxa</text:p>
      <text:p text:style-name="Standard">15 - L. de Mongeria</text:p>
      <text:p text:style-name="Standard">16 - modum frumenti</text:p>
      <text:p text:style-name="Standard">17 - P. Colle</text:p>
      <text:p text:style-name="Standard">18 - Re. de Putheolis</text:p>
      <text:p text:style-name="Standard">19 - Jo. Rolandi</text:p>
      <text:p text:style-name="Standard">20 - Placet dominis quod Stephanus Hodier servilis condicionis</text:p>
      <text:p text:style-name="Standard">21 - Jo. Chanteprime</text:p>
      <text:p text:style-name="Standard">22 - ecclesie ingrediatur religionem Sancti Johannis</text:p>
      <text:p text:style-name="Standard">23 - Jo. de Pompodorio</text:p>
      <text:p text:style-name="Standard">24 - Thmolumitanii dumtamen profiteatur ordinem ipsum</text:p>
      <text:p text:style-name="Standard">25 - Jo. Hue ebdomadi</text:p>
      <text:p text:style-name="Standard">26 - Alioquim remanebit in potetante ecclesie</text:p>
      <text:p text:style-name="Standard">27 - Jo. de Sanctis</text:p>
      <text:p text:style-name="Standard">28 - M. Reginaldi</text:p>
      <text:p text:style-name="Standard">29 - Informet se dominus Johannes Hars officiarius anniversariorm</text:p>
      <text:p text:style-name="Standard">30 - G. Fedelli</text:p>
      <text:p text:style-name="Standard">31 - super domo vocata Mathecourt cumterris et partients</text:p>
      <text:p text:style-name="Standard">32 - A. de Maignaco</text:p>
      <text:p text:style-name="Standard"><text:soft-page-break/>33 - Ph. de Salione</text:p>
      <text:p text:style-name="Standard">34 - quam obtinet domicella Johanna quondam uxor deffunct</text:p>
      <text:p text:style-name="Standard">35 - G. de Albyaco</text:p>
      <text:p text:style-name="Standard">36 - Petri de Sancto Petro de Campis commorum apud Forgi</text:p>
      <text:p text:style-name="Standard">37 - G. Paillardi</text:p>
      <text:p text:style-name="Standard">38 - Jo. Voygnon</text:p>
      <text:p text:style-name="Standard">39 - Placet dominis quod capellani comuitatis de cetero percipiant x</text:p>
      <text:p text:style-name="Standard">40 - P. de Ogero</text:p>
      <text:p text:style-name="Standard">41 - librs x. s. p. ad causam deffuncti Odonis de Corbolio $pro in</text:p>
      <text:p text:style-name="Standard">42 - festo Sancti Remigii et Pasche mediatim et celebrent de cetero</text:p>
      <text:p text:style-name="Standard">43 - N. de Ordeimonte</text:p>
      <text:p text:style-name="Standard">44 - qualibet ebdomada terres missas videlicet die martis mercurii</text:p>
      <text:p text:style-name="Standard">45 - Ro. Dangel</text:p>
      <text:p text:style-name="Standard">46 - et jovis pro ipso ad altare sancte Fidei et tradantur eis pe</text:p>
      <text:p text:style-name="Standard">47 - T. de Sancto Petro</text:p>
      <text:p text:style-name="Standard">48 - inventarium omnia vestimenta et ornamenta que spectant a</text:p>
      <text:p text:style-name="Standard">49 - H. Blancheti</text:p>
      <text:p text:style-name="Standard">50 - dictam capellaniam et se obligent facere de cetero servicium divinum.</text:p>
      <text:p text:style-name="Standard">51 - J. de Nullyaco</text:p>
      <text:p text:style-name="Standard">52 - Ste. Perruelli</text:p>
      <text:p text:style-name="Standard">53 - Ro. de Lorriaco</text:p>
      <text:p text:style-name="Standard">54 - Publicetur die jovus proxima monitorium alias editum</text:p>
      <text:p text:style-name="Standard">55 - in capitulo generali Sancti Bartholomei Anno nonag</text:p>
      <text:p text:style-name="Standard">56 - Sexto</text:p>
      <text:p text:style-name="Standard">57 - Causa illorum de Sancto Bendicto continuatur ad primam</text:p>
      <text:p text:style-name="Standard">58 - diem post hyemale festum Beatissimi Martini</text:p>
      <text:p text:style-name="Standard">=FRAN_0393_00400_L.jpg=</text:p>
      <text:p text:style-name="Standard">1 - Die mercurii post festum Beati Bartholomei mpbici et quarta capituli generalis</text:p>
      <text:p text:style-name="Standard">2 - xxviiia mensis / augusti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Primo percipientes dies non percipient panem nec</text:p>
      <text:p text:style-name="Standard">7 - Sy. succentor infirmo</text:p>
      <text:p text:style-name="Standard">8 - distribuciones manuales / et si contingat eos</text:p>
      <text:p text:style-name="Standard">9 - G. de Albiaco</text:p>
      <text:p text:style-name="Standard"><text:soft-page-break/>10 - ne ad alia beneficia sua / vel in commissione pro</text:p>
      <text:p text:style-name="Standard">11 - H. Blancheti</text:p>
      <text:p text:style-name="Standard">12 - peccuniis lucrandis non percipient illos dies.</text:p>
      <text:p text:style-name="Standard">13 - Jo. Rolandi</text:p>
      <text:p text:style-name="Standard">14 - P. de Reilhaco</text:p>
      <text:p text:style-name="Standard">15 - N. Dictatoris</text:p>
      <text:p text:style-name="Standard">16 - Videatur fundacio capellanie Sancti Leonardi in</text:p>
      <text:p text:style-name="Standard">17 - Jo. Voygnon</text:p>
      <text:p text:style-name="Standard">18 - ecclesia Farisiensis / quam tenet dominus Johannes</text:p>
      <text:p text:style-name="Standard">19 - A. de Maignaco</text:p>
      <text:p text:style-name="Standard">20 - de Lerdejornia</text:p>
      <text:p text:style-name="Standard">21 - P. Colli</text:p>
      <text:p text:style-name="Standard">22 - G. Fedelli</text:p>
      <text:p text:style-name="Standard">23 - L. de Mongeria</text:p>
      <text:p text:style-name="Standard">24 - Jo. Chanteprime</text:p>
      <text:p text:style-name="Standard">25 - Arrestati sunt fructus prebende deffuncti</text:p>
      <text:p text:style-name="Standard">26 - Jo. de Sanctis</text:p>
      <text:p text:style-name="Standard">27 - magistri Johannis de Karolay quam possedet</text:p>
      <text:p text:style-name="Standard">28 - Ro. Dangeul</text:p>
      <text:p text:style-name="Standard">29 - magister Petrus de Rerlhaco que litigiosa est</text:p>
      <text:p text:style-name="Standard">30 - Ma. Reginaldi</text:p>
      <text:p text:style-name="Standard">31 - Ja. Cosson</text:p>
      <text:p text:style-name="Standard">32 - G. Paillardi</text:p>
      <text:p text:style-name="Standard">33 - Ordinatum est quod anrestetut grossi frutus illorum</text:p>
      <text:p text:style-name="Standard">34 - Ph. de Salione</text:p>
      <text:p text:style-name="Standard">35 - qui debent cappas et eorum fidejussorum pe</text:p>
      <text:p text:style-name="Standard">36 - J. Hueebdo madri</text:p>
      <text:p text:style-name="Standard">37 - prepositos prebendarios locorum ubi sunt prebene</text:p>
      <text:p text:style-name="Standard">38 - N. Dictatoris</text:p>
      <text:p text:style-name="Standard">39 - usqe ad plenam et integram satisfactionem dictarum</text:p>
      <text:p text:style-name="Standard">40 - N. de Ordeimonte</text:p>
      <text:p text:style-name="Standard">41 - caparum / quorum debencium et eorum fidejussorum</text:p>
      <text:p text:style-name="Standard">42 - T. de Sancto Petro</text:p>
      <text:p text:style-name="Standard">43 - nomina sunt hec.</text:p>
      <text:p text:style-name="Standard">44 - Ro. de Lorriaco</text:p>
      <text:p text:style-name="Standard">45 - J. de Nulleho</text:p>
      <text:p text:style-name="Standard"><text:soft-page-break/>46 - J. Hue et J. Voygnon</text:p>
      <text:p text:style-name="Standard">47 - Prictuno G. de Porta</text:p>
      <text:p text:style-name="Standard">48 - P. de Ogero</text:p>
      <text:p text:style-name="Standard">49 - H. Blanchet</text:p>
      <text:p text:style-name="Standard">50 - M. Reginaldi</text:p>
      <text:p text:style-name="Standard">51 - Ste. Perrnelli</text:p>
      <text:p text:style-name="Standard">52 - T. de Rubennente</text:p>
      <text:p text:style-name="Standard">53 - Ph. de Salione</text:p>
      <text:p text:style-name="Standard">54 - Jo. de Pompodorio</text:p>
      <text:p text:style-name="Standard">55 - Sy. de Bourich</text:p>
      <text:p text:style-name="Standard">56 - G. de Marchia et H. Cla</text:p>
      <text:p text:style-name="Standard">57 - A. Grangerii</text:p>
      <text:p text:style-name="Standard">58 - Cardinalis Annciensis</text:p>
      <text:p text:style-name="Standard">59 - P. de Ogero</text:p>
      <text:p text:style-name="Standard">60 - J. de Corbeyg</text:p>
      <text:p text:style-name="Standard">61 - Tho. D'Aunoy</text:p>
      <text:p text:style-name="Standard">62 - A. Grangerii</text:p>
      <text:p text:style-name="Standard">63 - G. de Porta rota</text:p>
      <text:p text:style-name="Standard">64 - J. de Bordis et G. Fedelli</text:p>
      <text:p text:style-name="Standard">65 - G. de Kaer</text:p>
      <text:p text:style-name="Standard">66 - Hervens Harcherii solvo</text:p>
      <text:p text:style-name="Standard">67 - E. Juvenis</text:p>
      <text:p text:style-name="Standard">68 - P. Micerii vel cancellarius</text:p>
      <text:p text:style-name="Standard">69 - P. de Reilhaco</text:p>
      <text:p text:style-name="Standard">70 - P. de Maignaco et L. de J</text:p>
      <text:p text:style-name="Standard">71 - Ste. Perrvelli</text:p>
      <text:p text:style-name="Standard">72 - N. de Ordeimonte</text:p>
      <text:p text:style-name="Standard">73 - Pe. Coli</text:p>
      <text:p text:style-name="Standard">74 - Jo. Hue</text:p>
      <text:p text:style-name="Standard">=FRAN_0393_00401_L.jpg=</text:p>
      <text:p text:style-name="Standard">1 - evo</text:p>
      <text:p text:style-name="Standard">2 - 4</text:p>
      <text:p text:style-name="Standard">3 - Die Jonis sequentes in festo decellicinis beati Johannis Baptiste xxixa mensis augusii</text:p>
      <text:p text:style-name="Standard">4 - ta et ultima capituli generalis. Capitulantibus dominis.</text:p>
      <text:p text:style-name="Standard">5 - P. Decano</text:p>
      <text:p text:style-name="Standard">6 - Hodie magister Matheus Reginaldi dotuit per quictanciam</text:p>
      <text:p text:style-name="Standard"><text:soft-page-break/>7 - G. Cantore</text:p>
      <text:p text:style-name="Standard">8 - G. Ecclesie</text:p>
      <text:p text:style-name="Standard">9 - solvisse capami suam quam debebat pro prima recepcione</text:p>
      <text:p text:style-name="Standard">10 - N. Brie Archidiacono</text:p>
      <text:p text:style-name="Standard">11 - sua in canonicum hujus ecclesie / et sic domini quictaverunt</text:p>
      <text:p text:style-name="Standard">12 - Sy. Succentor infirmo</text:p>
      <text:p text:style-name="Standard">13 - cum de ipsa et pro secunda haberi in capitulo de consensa suo</text:p>
      <text:p text:style-name="Standard">14 - L. de Mongeria</text:p>
      <text:p text:style-name="Standard">15 - se obligavit magister Jacibus Cosson qui pro ipso promisit</text:p>
      <text:p text:style-name="Standard">16 - dictam tapam solvere.</text:p>
      <text:p text:style-name="Standard">17 - Jo. de Pompodorio</text:p>
      <text:p text:style-name="Standard">18 - Ste. Pricelli</text:p>
      <text:p text:style-name="Standard">19 - G. Fedelli</text:p>
      <text:p text:style-name="Standard">20 - A. de Maignaco</text:p>
      <text:p text:style-name="Standard">21 - Jo. Hue Obdomadis</text:p>
      <text:p text:style-name="Standard">22 - Dati sunt commissarii ad audiendum compita domini Andree</text:p>
      <text:p text:style-name="Standard">23 - de Courteneto vicarii de Liritantu Magistri Petrus de</text:p>
      <text:p text:style-name="Standard">24 - Jo. He Voygnon</text:p>
      <text:p text:style-name="Standard">25 - Ogero . Johannes Rolandi et Robertus de Lorriaco.</text:p>
      <text:p text:style-name="Standard">26 - Ro. Dangel</text:p>
      <text:p text:style-name="Standard">27 - Jo. $R Rolandi</text:p>
      <text:p text:style-name="Standard">28 - qui staciones suas lucratus fuit xxvi</text:p>
      <text:p text:style-name="Standard">29 - G. Paillardi</text:p>
      <text:p text:style-name="Standard">30 - Placet dominis quod quilibet eorum hoc anne lbeant xxiiiior septumeis insidend</text:p>
      <text:p text:style-name="Standard">31 - Ro. de Lorriaco</text:p>
      <text:p text:style-name="Standard">32 - dies causa recreacionis quos capere poterit simai vel</text:p>
      <text:p text:style-name="Standard">33 - H. Blancheti</text:p>
      <text:p text:style-name="Standard">34 - successive / cum modificacionibus tamen sequentibus</text:p>
      <text:p text:style-name="Standard">35 - Phi. de Salione</text:p>
      <text:p text:style-name="Standard">36 - videlicet quod si quis ferte vadat in commissione regia</text:p>
      <text:p text:style-name="Standard">37 - Jo. de Sanctis</text:p>
      <text:p text:style-name="Standard">38 - aut alibus pro lucrandis pecurnis / dictos dies non</text:p>
      <text:p text:style-name="Standard">39 - R. de Putheilis</text:p>
      <text:p text:style-name="Standard">40 - poterit accipere / ita eciam quod illas solum distribuciones</text:p>
      <text:p text:style-name="Standard">41 - T. de Sancto Petro</text:p>
      <text:p text:style-name="Standard">42 - percipiet quas consuetus est lucrari residendo / nec</text:p>
      <text:p text:style-name="Standard"><text:soft-page-break/>43 - P. de Ogero</text:p>
      <text:p text:style-name="Standard">44 - habebunt dicti domini accipiente tes predictos ealiquas</text:p>
      <text:p text:style-name="Standard">45 - N. Dictatorie</text:p>
      <text:p text:style-name="Standard">46 - distribuciones peccuniarum r manual nec ecam</text:p>
      <text:p text:style-name="Standard">47 - Ja. Cosson</text:p>
      <text:p text:style-name="Standard">48 - panem capitularem.</text:p>
      <text:p text:style-name="Standard">49 - Jo. de Nullelo</text:p>
      <text:p text:style-name="Standard">50 - M. Reginaldi</text:p>
      <text:p text:style-name="Standard">51 - P. de Reilhaco</text:p>
      <text:p text:style-name="Standard">52 - N. de Ordeimonte</text:p>
      <text:p text:style-name="Standard">=FRAN_0393_00402_L.jpg=</text:p>
      <text:p text:style-name="Standard">1 - 580</text:p>
      <text:p text:style-name="Standard">2 - Anno nonagesimo octavo. Die veneris in crastinum festi de Colacionis Beati Johannis</text:p>
      <text:p text:style-name="Standard">3 - raptiste penultu lugisei. Iuncis capitulis generalibus et capitulantibus</text:p>
      <text:p text:style-name="Standard">4 - dominus</text:p>
      <text:p text:style-name="Standard">5 - P. Decano</text:p>
      <text:p text:style-name="Standard">6 - G. Cantore</text:p>
      <text:p text:style-name="Standard">7 - Sy. Succentore infirmo</text:p>
      <text:p text:style-name="Standard">8 - Magister Robertus de Lorriaco docuit de quictancia sua</text:p>
      <text:p text:style-name="Standard">9 - H. Blancheti</text:p>
      <text:p text:style-name="Standard">10 - G. de Albyaco</text:p>
      <text:p text:style-name="Standard">11 - super solucione cape sue sub data . xxvita die mensis</text:p>
      <text:p text:style-name="Standard">12 - N. de Ordeimonte</text:p>
      <text:p text:style-name="Standard">13 - januarii. Anno domini millesimo trecentesimo</text:p>
      <text:p text:style-name="Standard">14 - Ro. de Lorriaco</text:p>
      <text:p text:style-name="Standard">15 - Otuagesimo.</text:p>
      <text:p text:style-name="Standard">16 - Jo. de Pompodori</text:p>
      <text:p text:style-name="Standard">17 - L. de Mongeria</text:p>
      <text:p text:style-name="Standard">18 - G. Fedelli</text:p>
      <text:p text:style-name="Standard">19 - Jo. Voygnon</text:p>
      <text:p text:style-name="Standard">20 - P. Colli</text:p>
      <text:p text:style-name="Standard">21 - N. Dictatoris</text:p>
      <text:p text:style-name="Standard">22 - T. de Sancto Petro</text:p>
      <text:p text:style-name="Standard">23 - P. de Rerlhaco</text:p>
      <text:p text:style-name="Standard">24 - A. de Maignaco</text:p>
      <text:p text:style-name="Standard">25 - P. de Ogero abse perecra</text:p>
      <text:p text:style-name="Standard"><text:soft-page-break/>26 - Anno nonagesimo octavo. Die lune post festam Beati Augustini Secunda</text:p>
      <text:p text:style-name="Standard">27 - mensis septembris. Capitulantibus dominis.</text:p>
      <text:p text:style-name="Standard">28 - P. Decano</text:p>
      <text:p text:style-name="Standard">29 - G. Cantore</text:p>
      <text:p text:style-name="Standard">30 - Deliberatum est quod minctantur magistri Jo. Hue A. Grangerii</text:p>
      <text:p text:style-name="Standard">31 - G. Archidiacono ecclesie</text:p>
      <text:p text:style-name="Standard">32 - Sy. Succentor infirmo</text:p>
      <text:p text:style-name="Standard">33 - H. Blancheti . et Matheus Reginaldi ad dominum episcopum</text:p>
      <text:p text:style-name="Standard">34 - canonicatus et prebenda</text:p>
      <text:p text:style-name="Standard">35 - A. Archidiacono Bre</text:p>
      <text:p text:style-name="Standard">36 - Parisiensi pro supplicando eidem</text:p>
      <text:p text:style-name="Standard">37 - L. de Mongeria</text:p>
      <text:p text:style-name="Standard">38 - quos obtinet magister Symon Freron velit dare domino</text:p>
      <text:p text:style-name="Standard">39 - Jo. de Pompodorio</text:p>
      <text:p text:style-name="Standard">40 - Dyonisio de Tourson.</text:p>
      <text:p text:style-name="Standard">41 - Jo. Chanteprime</text:p>
      <text:p text:style-name="Standard">42 - N. Dictatoris</text:p>
      <text:p text:style-name="Standard">43 - Ro. de Lerriaco</text:p>
      <text:p text:style-name="Standard">44 - De Sancto Benedicto ad lune post octabas festi</text:p>
      <text:p text:style-name="Standard">45 - Beati Martini hyemalis cum magistro Johanne Girardi</text:p>
      <text:p text:style-name="Standard">46 - Jo. Hue</text:p>
      <text:p text:style-name="Standard">47 - procuratore reorum.</text:p>
      <text:p text:style-name="Standard">48 - G. de Albyaco</text:p>
      <text:p text:style-name="Standard">49 - G. Paillardi</text:p>
      <text:p text:style-name="Standard">50 - Dati sunt commissarii ad audiendum compota mandeti</text:p>
      <text:p text:style-name="Standard">51 - Ma. Reginaldi</text:p>
      <text:p text:style-name="Standard">52 - Ro. de Lorriaco Jo. Hue et Jo. Chanteptine.</text:p>
      <text:p text:style-name="Standard">53 - A. de Maignaco</text:p>
      <text:p text:style-name="Standard">54 - P. Colli</text:p>
      <text:p text:style-name="Standard">55 - Suspendatur monitorium contra dominum Johannem Moqueti</text:p>
      <text:p text:style-name="Standard">56 - G. Fedelli</text:p>
      <text:p text:style-name="Standard">57 - canonicum Sancti Jo. Rotundi de xvi lb. xvi. s. p. racione</text:p>
      <text:p text:style-name="Standard">58 - Ro. Dangel</text:p>
      <text:p text:style-name="Standard">59 - bonorum deffuncti quondam domtu Johannis Campionis usque</text:p>
      <text:p text:style-name="Standard">60 - Jo. Rolandi</text:p>
      <text:p text:style-name="Standard">61 - ad festum omnium sanctorum.</text:p>
      <text:p text:style-name="Standard"><text:soft-page-break/>62 - P. de Reihaco</text:p>
      <text:p text:style-name="Standard">63 - Ph. de Salione</text:p>
      <text:p text:style-name="Standard">64 - Placet dominis quod letita ancilla magistri Johannis Hue habeat</text:p>
      <text:p text:style-name="Standard">65 - Jo. Voygnon</text:p>
      <text:p text:style-name="Standard">66 - lectum ecclesie pro pveris reppertis.</text:p>
      <text:p text:style-name="Standard">67 - T. de dicto Petro</text:p>
      <text:p text:style-name="Standard">68 - Domini imposuerunt domino Johanni Babelin capellano in ecclesia</text:p>
      <text:p text:style-name="Standard">69 - N. de Ordeimonte</text:p>
      <text:p text:style-name="Standard">70 - Parisien scolari parisiensis qui quandam emendam gagiaverat</text:p>
      <text:p text:style-name="Standard">71 - P. de Ogero</text:p>
      <text:p text:style-name="Standard">72 - coram officiali dominorum pro prenencia salutari / quod usque ad</text:p>
      <text:p text:style-name="Standard">73 - festum Nativitatis domini dicat tertiam lectionem quocienscunque</text:p>
      <text:p text:style-name="Standard">74 - de deffunctis celebrabitur / et in crastlnte celebret</text:p>
      <text:p text:style-name="Standard">75 - parvam missam de deffunctis.</text:p>
      <text:p text:style-name="Standard">=FRAN_0393_00403_L.jpg=</text:p>
      <text:p text:style-name="Standard">1 - 4</text:p>
      <text:p text:style-name="Standard">2 - Dominus Johannes Gallipresbyter vicarius Sancti Menderici gagiavit emceram / super</text:p>
      <text:p text:style-name="Standard">3 - quod fidejusserat dominum Radulfum Hagnes in curia Parien</text:p>
      <text:p text:style-name="Standard">4 - Anno nonagesimo Octavo. Die mercurii post festum Beati augustini iiiia</text:p>
      <text:p text:style-name="Standard">5 - mensis septembris. Capitulantibus dominis.</text:p>
      <text:p text:style-name="Standard">6 - P. Decano</text:p>
      <text:p text:style-name="Standard">7 - G. Cantore</text:p>
      <text:p text:style-name="Standard">8 - Sy. succentor infirmo</text:p>
      <text:p text:style-name="Standard">9 - G. Archidiacono ecclesie</text:p>
      <text:p text:style-name="Standard">10 - G. Paillardi</text:p>
      <text:p text:style-name="Standard">11 - Hh. de Alneto</text:p>
      <text:p text:style-name="Standard">12 - G. Fedelli</text:p>
      <text:p text:style-name="Standard">13 - eaul actum est in presenti capitulo</text:p>
      <text:p text:style-name="Standard">14 - Jo. Chanteprime</text:p>
      <text:p text:style-name="Standard">15 - G. de Albiaco</text:p>
      <text:p text:style-name="Standard">16 - L. de Mongeria</text:p>
      <text:p text:style-name="Standard">17 - N. de Ordeimonte</text:p>
      <text:p text:style-name="Standard">18 - A. de Maignac</text:p>
      <text:p text:style-name="Standard">19 - P. Colli</text:p>
      <text:p text:style-name="Standard">20 - Jo. Rolandi</text:p>
      <text:p text:style-name="Standard">21 - Ro. de Lorriaco</text:p>
      <text:p text:style-name="Standard"><text:soft-page-break/>22 - Jo. de Pompodorio</text:p>
      <text:p text:style-name="Standard">23 - T. de Sancto Petro</text:p>
      <text:p text:style-name="Standard">24 - Jo. Hue</text:p>
      <text:p text:style-name="Standard">25 - Ro. Dangel</text:p>
      <text:p text:style-name="Standard">26 - Ma. Reginaldi</text:p>
      <text:p text:style-name="Standard">27 - Ph. de Salione</text:p>
      <text:p text:style-name="Standard">28 - Jo. Voygnnni absnte pr crria</text:p>
      <text:p text:style-name="Standard">29 - Anno predicto. Die veneris post festum Beatorum Egidii et lupi sexta mensis deptembris</text:p>
      <text:p text:style-name="Standard">30 - Capitulantibus dominis</text:p>
      <text:p text:style-name="Standard">31 - Jehan Aleaume sergent a verge ou chastellet de Paris</text:p>
      <text:p text:style-name="Standard">32 - P. Decano</text:p>
      <text:p text:style-name="Standard">33 - a adjourné a demain en chastellet messeigneurs a veou</text:p>
      <text:p text:style-name="Standard">34 - G. Cantore</text:p>
      <text:p text:style-name="Standard">35 - Des clers de</text:p>
      <text:p text:style-name="Standard">36 - fournir ou quicter et pour ilndre etc. a cau</text:p>
      <text:p text:style-name="Standard">37 - G. Archidiacono ecclesie</text:p>
      <text:p text:style-name="Standard">38 - du testament</text:p>
      <text:p text:style-name="Standard">39 - matines d'icelle eglise congpe les execute</text:p>
      <text:p text:style-name="Standard">40 - Sy. succentor infirmm</text:p>
      <text:p text:style-name="Standard">41 - de feu Rogier Sauson procureur maistre Jehan du Chesue ou</text:p>
      <text:p text:style-name="Standard">42 - R. de Lorriaco</text:p>
      <text:p text:style-name="Standard">43 - son clerc.</text:p>
      <text:p text:style-name="Standard">44 - A. de Maignaco</text:p>
      <text:p text:style-name="Standard">45 - P. Colli</text:p>
      <text:p text:style-name="Standard">46 - L. de Mongeria</text:p>
      <text:p text:style-name="Standard">47 - Jo. de Pompodorio</text:p>
      <text:p text:style-name="Standard">48 - Jo. Rolandi</text:p>
      <text:p text:style-name="Standard">49 - Solvat officiarius horarum clericis matutinalibus ecclesie</text:p>
      <text:p text:style-name="Standard">50 - Ph. de Salione</text:p>
      <text:p text:style-name="Standard">51 - Parisiensi stacio nes magistri Johannis de Nullyaco quia eas</text:p>
      <text:p text:style-name="Standard">52 - N. de Ordeimonte</text:p>
      <text:p text:style-name="Standard">53 - M. Reginaldi</text:p>
      <text:p text:style-name="Standard">54 - non lutratus fuit</text:p>
      <text:p text:style-name="Standard">55 - P. de Reillico</text:p>
      <text:p text:style-name="Standard">56 - G. Fedelli</text:p>
      <text:p text:style-name="Standard">57 - Concessa est quicanciam generalis Commissirus deputais</text:p>
      <text:p text:style-name="Standard"><text:soft-page-break/>58 - Jo. de Sanctis</text:p>
      <text:p text:style-name="Standard">59 - ad gadientum compotam execua super execua deffuncti domini</text:p>
      <text:p text:style-name="Standard">60 - G. Paillardi</text:p>
      <text:p text:style-name="Standard">61 - Johannis Guiberti olim capellanuam inte ecclesia Parisiensi / audita relacione</text:p>
      <text:p text:style-name="Standard">62 - Jo. Hue</text:p>
      <text:p text:style-name="Standard">63 - magistri Johannis Fabri vicarii ecclesie Par.</text:p>
      <text:p text:style-name="Standard">64 - Jo. Boyguon ado ppatinam</text:p>
      <text:p text:style-name="Standard">=FRAN_0393_00404_L.jpg=</text:p>
      <text:p text:style-name="Standard">1 - 12</text:p>
      <text:p text:style-name="Standard">2 - Exhibita clausula testamenti seu ultime voluntatis deffuncti domini Guidonis delatre Moi</text:p>
      <text:p text:style-name="Standard">3 - continentes in effectu quod ipse legabat ecclesie Parisiensis / Quinquaginta libras turonensis</text:p>
      <text:p text:style-name="Standard">4 - vel quingentas libras semel solvendis pro fundacione unius capellanie de xla l</text:p>
      <text:p text:style-name="Standard">5 - turon / et uno anniversario annuatim solempniter celebrando die sur obitus et</text:p>
      <text:p text:style-name="Standard">6 - Nichil fuit conclusum / sed scita voluntate domine de Souilly quendam ejusdem cleic</text:p>
      <text:p text:style-name="Standard">7 - Guidonis consortis / domini delibelabunt etc. Dicte ver cedule tenor talis est</text:p>
      <text:p text:style-name="Standard">8 - Item je donn et laisse senulablement aux doyen et chapitre de Nostre dame</text:p>
      <text:p text:style-name="Standard">9 - dame de Chartres L. Livres tournis de rente admortus oite frans</text:p>
      <text:p text:style-name="Standard">10 - d'or pour une foiz pour ladite rerte acquerir et ne les pourront ailleurs</text:p>
      <text:p text:style-name="Standard">11 - employer ne convertir / laquelle rente Je vueil et ordonné estre prise chascun</text:p>
      <text:p text:style-name="Standard">12 - an sur mes pors travers et terre de Conflans saicte Honorine et les appartenanes</text:p>
      <text:p text:style-name="Standard">13 - jusques a ce qu'elles puissent estre et soient ailleurs ausdiz doyen et</text:p>
      <text:p text:style-name="Standard">14 - chapitre par mes diz executeurs bien et convenablement assignees et assises</text:p>
      <text:p text:style-name="Standard">15 - ou lesdiz V frans dor pour une foiz baill comme dut est baille ainsi que</text:p>
      <text:p text:style-name="Standard">16 - mielx seuillera a mesdiz executeurs ou a nstres hons / c'est assavoir Xl. livrs tornis</text:p>
      <text:p text:style-name="Standard">17 - pous la fondacion d'une chapelle / laquelle je Vaeil et ordonné estre fondée</text:p>
      <text:p text:style-name="Standard">18 - en ycelle eglise en l'onneur de nostre Dame a l'autel ou quel des maintenant</text:p>
      <text:p text:style-name="Standard">19 - l'en chante et celebre pour moy chascun jour / pour la quelle chapelle deseevir</text:p>
      <text:p text:style-name="Standard">20 - seront instituez et ordonnez deux chapellains perpetuelz prestres ou qui</text:p>
      <text:p text:style-name="Standard">21 - au moins le devront estre dedens l'an / et devront continuelle residence</text:p>
      <text:p text:style-name="Standard">22 - au dit lieu de Chartres et seront tenus de dire et celebrer une messe pour</text:p>
      <text:p text:style-name="Standard">23 - les trespassez chascan jour c'est assavoir l'un un et l'autre l'autre desquelx chapelaine</text:p>
      <text:p text:style-name="Standard">24 - la presentacion appartendra a non dit heritier principal et la collacion ausdiz</text:p>
      <text:p text:style-name="Standard">25 - Doyen et chapitre de Chartres Et se ainsi estoit que lesdiz chapelains</text:p>
      <text:p text:style-name="Standard">26 - ou l'un d'eulx ne feussent pristres dedens l'an / ou qui ne feissent continuelle</text:p>
      <text:p text:style-name="Standard">27 - residence / et ledit divin service comme dit est mon dit haritier en pourra</text:p>
      <text:p text:style-name="Standard">28 - preleriter des aultres en lieu des absens ou non ordonnez dedens l'an et seront</text:p>
      <text:p text:style-name="Standard"><text:soft-page-break/>29 - tenus lesoiz doyen et chapitre a la requeste de mon dit Heritier instituer</text:p>
      <text:p text:style-name="Standard">30 - et recevoir / et les autres X. livres ts. feront auxdiz doyen et Ahupitré et au college</text:p>
      <text:p text:style-name="Standard">31 - de la dite eglise de Chartres pour faire chascun an de jour de mon obit mon</text:p>
      <text:p text:style-name="Standard">32 - anniversaire Jolempnellement en ladite eglise / ainsi comme l'en a acoustumé de</text:p>
      <text:p text:style-name="Standard">33 - faire pour les autres trespassez. Itemr je donné semblablement aux doyen et</text:p>
      <text:p text:style-name="Standard">34 - Chapitre de l'eglise de Paris L. livres tournois de rente admorthes ou vl s.</text:p>
      <text:p text:style-name="Standard">35 - dor pour une foiz pour ladicte rente acquerir / Et ne les pourront ailleurs</text:p>
      <text:p text:style-name="Standard">36 - emploier ne convertir / laquelle rente Je vueil et ordonné estre prinse chascun an</text:p>
      <text:p text:style-name="Standard">37 - sur mesdiz port travers et terre de Conflayis et les appartenans jusques a ce</text:p>
      <text:p text:style-name="Standard">38 - qu'elles puissent estre et soient ailleurs ausdiz doyen et chapitre par</text:p>
      <text:p text:style-name="Standard">39 - mesdiz executeurs bien et convenablement assises et assignant ou lesdiz v fr.</text:p>
      <text:p text:style-name="Standard">40 - d'or pour une fon comme dit est ainsi que mieulx semblera a mesdiz executeure</text:p>
      <text:p text:style-name="Standard">41 - ou a mes hoirs c'est a ssavoir xl. livres ts pour la fondacion d'une chapelle</text:p>
      <text:p text:style-name="Standard">42 - laquelle Je Vueil et ordennné estre fondée en pcelle eglise en l'enneur de</text:p>
      <text:p text:style-name="Standard">43 - Nostre Dame a l'autel au quel des maintenant l'en dit et chante et celebre messir</text:p>
      <text:p text:style-name="Standard">44 - chascun jour peur moy pour la quelle chapelle de servir deux chapelains</text:p>
      <text:p text:style-name="Standard">45 - perpetuelz presties ou qui aumoins le devront estre dedens l'an et demons</text:p>
      <text:p text:style-name="Standard">46 - continuelle rt esidence au dit puisis et seront tenus de dire et celebrer une</text:p>
      <text:p text:style-name="Standard">=FRAN_0393_00405_L.jpg=</text:p>
      <text:p text:style-name="Standard">1 - lx xx</text:p>
      <text:p text:style-name="Standard">2 - 59.</text:p>
      <text:p text:style-name="Standard">3 - C.</text:p>
      <text:p text:style-name="Standard">4 - messe des trespassez chascun jour c'est aseavoir lun un jour et l'autre l'autre des quielx</text:p>
      <text:p text:style-name="Standard">5 - chappellains la presentacion appartendra anvon dit heritier principal et la collacion</text:p>
      <text:p text:style-name="Standard">6 - ausdiz coyen et chapitre de Paris / Et se ainsi estoit que lesdiz chapelains ou</text:p>
      <text:p text:style-name="Standard">7 - l'un d'eulx ne feussent prestres dedens l'an ou qu'ilz ne ferssent continelle</text:p>
      <text:p text:style-name="Standard">8 - residence et le divin service comme dit est mon dit hicier en pourra</text:p>
      <text:p text:style-name="Standard">9 - presenter des autres en lieu des absens ou non ordenez dedens l'an et seront</text:p>
      <text:p text:style-name="Standard">10 - tenus lesdiz doyen et chapitre a la requeste de mon dit heritier instituer</text:p>
      <text:p text:style-name="Standard">11 - et recevoir. Et les autres X. livres tls derente seront ausdiz doyen et chapitre et ait</text:p>
      <text:p text:style-name="Standard">12 - collene de ladite eglise de Paris pour faire chascun an solempnellement en ycelle eglise</text:p>
      <text:p text:style-name="Standard">13 - de Paris mon a miversaire le jour de men obit ainsi comme l'en a acoustumé de</text:p>
      <text:p text:style-name="Standard">14 - faire ponr les autres trespassez. Item je donné et laisse a chascuns des dites trois</text:p>
      <text:p text:style-name="Standard">15 - chapelles pour une fois C. fr d'or pour querir livres vestemens et autres choses</text:p>
      <text:p text:style-name="Standard">16 - neccessaires a ycelles deservir ou cas toutesvoyes que lesdiz livres vestemens et</text:p>
      <text:p text:style-name="Standard">17 - autres choses neccessaires je ne leur auroié quises ou fait querir et avoir ou lesdiz</text:p>
      <text:p text:style-name="Standard"><text:soft-page-break/>18 - C. frans der anon vivant.</text:p>
      <text:p text:style-name="Standard">19 - Anno nonagesimo Octavo. Die lune post festum Nativitatis beate Marie Virginis</text:p>
      <text:p text:style-name="Standard">20 - ix mensis depcembris. Capitulantibus dominis</text:p>
      <text:p text:style-name="Standard">21 - P. Decano</text:p>
      <text:p text:style-name="Standard">22 - G. Cantore</text:p>
      <text:p text:style-name="Standard">23 - Sy. succentore infirm</text:p>
      <text:p text:style-name="Standard">24 - Loquatur magister Johannes Hue cum Preposito Par.</text:p>
      <text:p text:style-name="Standard">25 - Jo. de Pompodorio</text:p>
      <text:p text:style-name="Standard">26 - ut velit papre magistro Roberto de Pacyaco auditori</text:p>
      <text:p text:style-name="Standard">27 - L. de Mongeria</text:p>
      <text:p text:style-name="Standard">28 - in Castalleto ut velit tradere examnacionem testrum</text:p>
      <text:p text:style-name="Standard">29 - N. Dictatoris</text:p>
      <text:p text:style-name="Standard">30 - per eum examinatorum super facto de Castaneto</text:p>
      <text:p text:style-name="Standard">31 - G. de Albyaco</text:p>
      <text:p text:style-name="Standard">32 - P. de Reilhaco</text:p>
      <text:p text:style-name="Standard">33 - Jo. Dangel</text:p>
      <text:p text:style-name="Standard">34 - De domino Admicaldo maris perficiantur proclamaciones</text:p>
      <text:p text:style-name="Standard">35 - A. de Margnaco</text:p>
      <text:p text:style-name="Standard">36 - et preconis aciones</text:p>
      <text:p text:style-name="Standard">37 - Jo. Rolandi</text:p>
      <text:p text:style-name="Standard">38 - M. Reginaldi</text:p>
      <text:p text:style-name="Standard">39 - Jo. Hue</text:p>
      <text:p text:style-name="Standard">40 - G. Paillardi</text:p>
      <text:p text:style-name="Standard">41 - G. Fedelli</text:p>
      <text:p text:style-name="Standard">42 - T. de Sancto Petro</text:p>
      <text:p text:style-name="Standard">43 - N. de Ordeimonte</text:p>
      <text:p text:style-name="Standard">=FRAN_0393_00406_L.jpg=</text:p>
      <text:p text:style-name="Standard">1 - 38</text:p>
      <text:p text:style-name="Standard">2 - Anno etonagesimo Octave. Die mercurii post festum Nativitatis beate Marie</text:p>
      <text:p text:style-name="Standard">3 - Virginis .xiia mensis septembris. Capitulantibus dominis</text:p>
      <text:p text:style-name="Standard">4 - P. Decano</text:p>
      <text:p text:style-name="Standard">5 - G. Cantore</text:p>
      <text:p text:style-name="Standard">6 - peccuniarum existencium in archa</text:p>
      <text:p text:style-name="Standard">7 - Sy. succentor infirmo</text:p>
      <text:p text:style-name="Standard">8 - Fiat inventarium anniversariorum thesauri per magistros</text:p>
      <text:p text:style-name="Standard">9 - Johannem de Sanctis et N. de Ordeimonte ac archidiaconus</text:p>
      <text:p text:style-name="Standard"><text:soft-page-break/>10 - G. Archidiacono ecclesie</text:p>
      <text:p text:style-name="Standard">11 - Jo. de Sanctis</text:p>
      <text:p text:style-name="Standard">12 - Josatensis et incipiant hodie in terria hora post</text:p>
      <text:p text:style-name="Standard">13 - Jo. Rolandi</text:p>
      <text:p text:style-name="Standard">14 - prandium et intersit magister Reginaldus d Putheolis</text:p>
      <text:p text:style-name="Standard">15 - Ay. de Maignaco</text:p>
      <text:p text:style-name="Standard">16 - P. Colli</text:p>
      <text:p text:style-name="Standard">17 - Super terra de Vincy dacy et aliis locis circumvacinis</text:p>
      <text:p text:style-name="Standard">18 - J. de Pompodorio</text:p>
      <text:p text:style-name="Standard">19 - quam vult vendere dominus Johannes de Forges miles scribatur</text:p>
      <text:p text:style-name="Standard">20 - G. de Albiaco</text:p>
      <text:p text:style-name="Standard">21 - ipsi militi quod certificet dominos de Valore annuali</text:p>
      <text:p text:style-name="Standard">22 - N. Dictatoris</text:p>
      <text:p text:style-name="Standard">23 - dicte terre / et proquo precio intendit concedere</text:p>
      <text:p text:style-name="Standard">24 - M. Reginaldi</text:p>
      <text:p text:style-name="Standard">25 - et tunc domini deliberabunt an velint intendere vel</text:p>
      <text:p text:style-name="Standard">26 - P. de Reillaco</text:p>
      <text:p text:style-name="Standard">27 - non.</text:p>
      <text:p text:style-name="Standard">28 - T. de SanonPetro</text:p>
      <text:p text:style-name="Standard">29 - Ro. Dangel</text:p>
      <text:p text:style-name="Standard">30 - Ro. de Lorriaco infirm</text:p>
      <text:p text:style-name="Standard">31 - Fedelli</text:p>
      <text:p text:style-name="Standard">32 - de Mongeria</text:p>
      <text:p text:style-name="Standard">33 - Jo. Hae</text:p>
      <text:p text:style-name="Standard">34 - Anno predicto die vinis post festum recivatorie beate Maitm irginis xiiia mesisis</text:p>
      <text:p text:style-name="Standard">35 - Septembris. Captitulantibus dominis.</text:p>
      <text:p text:style-name="Standard">36 - P. Decano</text:p>
      <text:p text:style-name="Standard">37 - G. Cantor</text:p>
      <text:p text:style-name="Standard">38 - Faciat dominus Johannes Hays informacionem super redditibus</text:p>
      <text:p text:style-name="Standard">39 - Sy. succentor infirmo</text:p>
      <text:p text:style-name="Standard">40 - quos volunt vendere fidejussores Dyonisii Giloti.</text:p>
      <text:p text:style-name="Standard">41 - G. Archidiacono ecclesie</text:p>
      <text:p text:style-name="Standard">42 - P. Colli</text:p>
      <text:p text:style-name="Standard">43 - Item de terra de Vincy Dacy et locorum circumvitinorum</text:p>
      <text:p text:style-name="Standard">44 - L. de Mongeria</text:p>
      <text:p text:style-name="Standard">45 - T. de Sancto Petro</text:p>
      <text:p text:style-name="Standard"><text:soft-page-break/>46 - Ro. Dangel</text:p>
      <text:p text:style-name="Standard">47 - Ro. de Lorriaco</text:p>
      <text:p text:style-name="Standard">48 - G. Fedelli</text:p>
      <text:p text:style-name="Standard">49 - N. de Ordeimonte</text:p>
      <text:p text:style-name="Standard">50 - N. Dictatoris</text:p>
      <text:p text:style-name="Standard">51 - Jo. Hu</text:p>
      <text:p text:style-name="Standard">52 - Jo. de Sanctis</text:p>
      <text:p text:style-name="Standard">53 - A. de Maignaco</text:p>
      <text:p text:style-name="Standard">54 - G. de Albyaco</text:p>
      <text:p text:style-name="Standard">55 - Jo. Voygnon</text:p>
      <text:p text:style-name="Standard">56 - Po. de Rerlhaco</text:p>
      <text:p text:style-name="Standard">57 - Ste. Peruelli</text:p>
      <text:p text:style-name="Standard">58 - Jo. de Pompodori</text:p>
      <text:p text:style-name="Standard">59 - G. Paillardi</text:p>
      <text:p text:style-name="Standard">=FRAN_0393_00407_L.jpg=</text:p>
      <text:p text:style-name="Standard">1 - xii</text:p>
      <text:p text:style-name="Standard">2 - Anno Nonagesimo octavo. Die lune post octabas festi Nativitatis Beate marre Virginis</text:p>
      <text:p text:style-name="Standard">3 - xvita mensis septembris. capitulantibus dominis</text:p>
      <text:p text:style-name="Standard">4 - P. Decano</text:p>
      <text:p text:style-name="Standard">5 - G. Cantore</text:p>
      <text:p text:style-name="Standard">6 - Placet dominis quod deffunctus nuper magister Symon Freron Canonicus</text:p>
      <text:p text:style-name="Standard">7 - G. Archidiacono ecclesie</text:p>
      <text:p text:style-name="Standard">8 - et succentor ecclesie Parisiensis / inhumetur in eadem ecclesia ubi al</text:p>
      <text:p text:style-name="Standard">9 - Jo. de Pompodorio</text:p>
      <text:p text:style-name="Standard">10 - suam elegit sepultura</text:p>
      <text:p text:style-name="Standard">11 - L. de Mongeria</text:p>
      <text:p text:style-name="Standard">12 - Phi. de Salione</text:p>
      <text:p text:style-name="Standard">13 - Ro. de Lorriaco</text:p>
      <text:p text:style-name="Standard">14 - J. Hue</text:p>
      <text:p text:style-name="Standard">15 - Magistri Matheus Freron et Laurencius Guilleti se oneraverun</text:p>
      <text:p text:style-name="Standard">16 - T. de Sancto Petro</text:p>
      <text:p text:style-name="Standard">17 - de execucione testamenti seu ultime voluntatis dicti deffucti</text:p>
      <text:p text:style-name="Standard">18 - H. Blancheti</text:p>
      <text:p text:style-name="Standard">19 - magistri Symonis Freron. cui dominus decanus renunciavit diceris</text:p>
      <text:p text:style-name="Standard">20 - G. de Albyaco</text:p>
      <text:p text:style-name="Standard">21 - quod ut executor non interedit se intromictere / bene tamere ut amiccus</text:p>
      <text:p text:style-name="Standard"><text:soft-page-break/>22 - iconsiliarius executor</text:p>
      <text:p text:style-name="Standard">23 - G. Paillard</text:p>
      <text:p text:style-name="Standard">24 - Jo. Rolandi</text:p>
      <text:p text:style-name="Standard">25 - Anno et die predictis coram prefatis dominis personaliter comparens magister</text:p>
      <text:p text:style-name="Standard">26 - P. de Reilhaco</text:p>
      <text:p text:style-name="Standard">27 - milo dacheaveine in utroquam jure licenciatus dicens et asserens</text:p>
      <text:p text:style-name="Standard">28 - Jo. Voygnon</text:p>
      <text:p text:style-name="Standard">29 - Canonicatum et prebendam quos nuper et ultimo in ecclesia Parisiensi obtinere</text:p>
      <text:p text:style-name="Standard">30 - N. de Ordeimonte</text:p>
      <text:p text:style-name="Standard">31 - solebat temporo quo vivebat et decessit deffunctus magister Symon</text:p>
      <text:p text:style-name="Standard">32 - Jo. de Sanctis</text:p>
      <text:p text:style-name="Standard">33 - Freron vacante per ipsius deffuncti magistri Symonis obitum sibi</text:p>
      <text:p text:style-name="Standard">34 - Ste. Perruelli</text:p>
      <text:p text:style-name="Standard">35 - fuisse collatos per reverendum in Christo patrem dominum episcopum Parisiensim</text:p>
      <text:p text:style-name="Standard">36 - A. de Maignaco</text:p>
      <text:p text:style-name="Standard">37 - prout per licteras patentes ipsius reverendi pateris sigillo sigillatas</text:p>
      <text:p text:style-name="Standard">38 - P. Colli</text:p>
      <text:p text:style-name="Standard">39 - illico tunc per eum exhibitas dicebat lacius contineri supplicacioni</text:p>
      <text:p text:style-name="Standard">40 - Jo. de Nullyaco</text:p>
      <text:p text:style-name="Standard">41 - dominis quatinus ipsum in canonicatum reciperent et in fratrem / stallum in choro</text:p>
      <text:p text:style-name="Standard">42 - N. Dictatoris</text:p>
      <text:p text:style-name="Standard">43 - et locum in capitulo cum plenitudine juris canonici eidem assignantes</text:p>
      <text:p text:style-name="Standard">44 - M. Reginaldi</text:p>
      <text:p text:style-name="Standard">45 - prout et quamadmodum in ipsis litteris cavebatur set cavetur Tandem dicto</text:p>
      <text:p text:style-name="Standard">46 - magistro Milone capitulum excunte ut domini possent super hoc deliberari</text:p>
      <text:p text:style-name="Standard">47 - quia in dictis litteris continebatur verbum mandantes actents exempcione</text:p>
      <text:p text:style-name="Standard">48 - et privilegiis ecclesie per que patet dominum episcopum Parisiensem in capitulum</text:p>
      <text:p text:style-name="Standard">49 - nullum mandatum haberem posse / domini deliberaverunt quod dictus magister</text:p>
      <text:p text:style-name="Standard">50 - milo in licteris suis faceret mitari verbum mandantes et poni verbum</text:p>
      <text:p text:style-name="Standard">51 - Requitentes / et tunc dominu prmpti erant eum recipere alias non / quibus</text:p>
      <text:p text:style-name="Standard">52 - prefato magistro Miloni expositis post nommultum temporis</text:p>
      <text:p text:style-name="Standard">53 - incontinenti quasi / supervtiende prefato reverendo in ipso patre domino</text:p>
      <text:p text:style-name="Standard">54 - episcopo Parisiensis et requiente ffatum magistrum Milonem victute</text:p>
      <text:p text:style-name="Standard">55 - collacionis sibi literaliter per dictum dominum episcopum facte reciperi et admict</text:p>
      <text:p text:style-name="Standard">56 - ut moris est / pro parte dominorum Decani et capituli per</text:p>
      <text:p text:style-name="Standard">57 - oraculum vive vocis domini decani prelibati fuit eidem exposita deliberacio predicta et tunc dicto</text:p>
      <text:p text:style-name="Standard"><text:soft-page-break/>58 - reverendo patre assentes licteram fuisse factam secundum tenorem composicionum olim habitarum inter</text:p>
      <text:p text:style-name="Standard">59 - predecessores suos parisiensis episcopos et capitulum predicte ecclesie / replicatoque quod composicio predicta</text:p>
      <text:p text:style-name="Standard">60 - facta fuerat eo tempore quo ecclesia Par. non erat ita privilegiata sicut est</text:p>
      <text:p text:style-name="Standard">61 - hodiernis temporibus et sic privilegia secuta illi derogabant quo ad hoc Tandem</text:p>
      <text:p text:style-name="Standard">62 - pro cujuslibet discordine materia evictanda predictus reverendus in Christo pater dictos canonici</text:p>
      <text:p text:style-name="Standard">63 - et prebenda viva voce in capitulo predicto per tradicionem Birreti sui eidem magistro Miloni</text:p>
      <text:p text:style-name="Standard">64 - contulit requirens dominos decatum et Capitulum quatinus ipsum magistrum Milonem virtute collacionis</text:p>
      <text:p text:style-name="Standard">65 - hujusmodi in canonicatum reciperent et in fratrem stallum in choro et locum in capitulo ut moris est</text:p>
      <text:p text:style-name="Standard">66 - assignando / Quibus sic astis dicti domini / dictum magistrum Milonem receperunt ad juramentum</text:p>
      <text:p text:style-name="Standard">67 - racione dictorum canonicatus et prebende fieri consuetum / stallum in choro per cantorem et locum in</text:p>
      <text:p text:style-name="Standard">68 - capitulo per dominum Decanum assignando et pro capa sua dedit idem magister milo fidejussores</text:p>
      <text:p text:style-name="Standard">69 - veneranidle discrecionis viros magistros Hugonem Blancheti elemosinarium domini nostri regis</text:p>
      <text:p text:style-name="Standard">70 - N. de Ordeimonte canonicos parisiensis / qui ojs onus hujusmodi fidejussionis in se susceprunt</text:p>
      <text:p text:style-name="Standard">=FRAN_0393_00408_L.jpg=</text:p>
      <text:p text:style-name="Standard">1 - Demum sepedicto domino Decano eidem reverendo patri domino Episcopo Parisiensis exponente quod</text:p>
      <text:p text:style-name="Standard">2 - eciam per obitum dicti deffuncti vacabat succentoria dicte ecclesie / cujus collacio et omnicert</text:p>
      <text:p text:style-name="Standard">3 - difposicio ad dominos Decanum et Capitulum spectabat verumptamen quia audinerant e</text:p>
      <text:p text:style-name="Standard">4 - intellexerant quod prefatus reverendus pater impedimentum apponere volebat in collacione</text:p>
      <text:p text:style-name="Standard">5 - fienda per capitulum eam conferri ad nutum suum iictendo idem dominus Decanus ex parte</text:p>
      <text:p text:style-name="Standard">6 - capituli prefatum dominum episcopum requisivit quatinus ipsos dominos Ddecanum et capitulum mellatenus</text:p>
      <text:p text:style-name="Standard">7 - vellet impedite in collacione facienda / Quiquidem dominus episcopus respontat quod dicta</text:p>
      <text:p text:style-name="Standard">8 - succentoria spectabat ad collacionem suam et ides eam conferret cui velet</text:p>
      <text:p text:style-name="Standard">9 - dominis Decano et capitulo contracium asserentibus et dicentibus ad eos spectare et quod alias per</text:p>
      <text:p text:style-name="Standard">10 - capitulum pluries et pluribus personis fuerat dicta succentoria collata et maxime magistro</text:p>
      <text:p text:style-name="Standard">11 - Philippo de Molinis nunc episcopo Noviementis / prout per regestrum capituli presencialiter fuit eidem</text:p>
      <text:p text:style-name="Standard">12 - reverendo patri edoctum / et pluribus aliis / Tandem pare bono pacis et concordie consencerunt</text:p>
      <text:p text:style-name="Standard">13 - dicti reverendus in Christo paie ac domini decanus et capitulum quod actentes probitate bona vita</text:p>
      <text:p text:style-name="Standard">14 - et conversacione honesta domini Dyonisii de Courson hac vice dicta succentoria conferret</text:p>
      <text:p text:style-name="Standard">15 - eidem ipseque dominus Dyonisius crearetur per dictum reverendum patrem et dominos decanum</text:p>
      <text:p text:style-name="Standard">16 - et capitulum conta consensu si et in quantum opus esset in canonicum et in fratrem et</text:p>
      <text:p text:style-name="Standard"><text:soft-page-break/>17 - creatus fuit canonicatus exnunc si et in quantum etl. Ita tamen quod per hoc in dicte succentorie</text:p>
      <text:p text:style-name="Standard">18 - collacione nullum prejudicium generitur impostrum hincindee ipsi domino Dyonisio vicaria</text:p>
      <text:p text:style-name="Standard">19 - quam tenere solitus est loco prebende per capitulum assignando. $n in possessione</text:p>
      <text:p text:style-name="Standard">20 - nec in propetate nec ob hoc alicai parcium predictris ius alquod acquiratur</text:p>
      <text:p text:style-name="Standard">21 - Die martis sequente in revestiario . magister Abam de Sancto Amando procurator domini Jo. Lathomi cate</text:p>
      <text:p text:style-name="Standard">22 - Noviomensis lici et cause mote seu moneri fate in curia Romans inter ipsum et onia Johanne</text:p>
      <text:p text:style-name="Standard">23 - Wbillequin occasione canonicatus et prebende Sancti Mederici quos din viveret dominus Guras Bauduni e</text:p>
      <text:p text:style-name="Standard">24 - solebat pure simpliter et absolute ac omnium juri dicto domino Jo. i eis competen reigecio</text:p>
      <text:p text:style-name="Standard">25 - Presentibus magistr Jo. Pradelli licenciatus in decretis . Jo. Laguete Ste La Gaule et pluribus alii</text:p>
      <text:p text:style-name="Standard">26 - Anno nonagesimo octavo. Die mercurii post octabas festi Nativitaros Brte</text:p>
      <text:p text:style-name="Standard">27 - Marie umpns xvii. prop capitulantibus dominis</text:p>
      <text:p text:style-name="Standard">28 - P. Decano</text:p>
      <text:p text:style-name="Standard">29 - G. Cantore</text:p>
      <text:p text:style-name="Standard">30 - Super certis juribus que major de Christolio dicit</text:p>
      <text:p text:style-name="Standard">31 - G. Archidiacono ecclesie</text:p>
      <text:p text:style-name="Standard">32 - ad sespectare / et que impediuntur per magistrum</text:p>
      <text:p text:style-name="Standard">33 - Jo. de Pompodorio</text:p>
      <text:p text:style-name="Standard">34 - Jo. Voygnon</text:p>
      <text:p text:style-name="Standard">35 - Hugonem Blancheti depuitatus est idem</text:p>
      <text:p text:style-name="Standard">36 - Laurencius de Mongeria</text:p>
      <text:p text:style-name="Standard">37 - magister Huge ad se informandum</text:p>
      <text:p text:style-name="Standard">38 - N. de Ordeimonte</text:p>
      <text:p text:style-name="Standard">39 - J. Dictatoris</text:p>
      <text:p text:style-name="Standard">40 - P. de Reilhaco</text:p>
      <text:p text:style-name="Standard">41 - Magister Nicolaus de Ordeimonte solvit realit</text:p>
      <text:p text:style-name="Standard">42 - P. Col</text:p>
      <text:p text:style-name="Standard">43 - ducentos Francos auri pro una missa Sancti</text:p>
      <text:p text:style-name="Standard">44 - Ga. Reginaldi</text:p>
      <text:p text:style-name="Standard">45 - spiritus anno quolibet in ecclesia Parisiensis in crasti</text:p>
      <text:p text:style-name="Standard">46 - Jo. Hue</text:p>
      <text:p text:style-name="Standard">47 - P. de Reilhaco</text:p>
      <text:p text:style-name="Standard">48 - festi Nativitatis Beate Marie Virginis pro domino</text:p>
      <text:p text:style-name="Standard">49 - Jo Rolandi</text:p>
      <text:p text:style-name="Standard">50 - Almarrico de Ordeimonte milite domini nostri</text:p>
      <text:p text:style-name="Standard"><text:soft-page-break/>51 - regis consiliario quamevi vitam dixeit in habuanis</text:p>
      <text:p text:style-name="Standard">52 - Ph. de Salione</text:p>
      <text:p text:style-name="Standard">53 - celebranda / vel alia die proxima qua commodius</text:p>
      <text:p text:style-name="Standard">54 - G. de Albyaco</text:p>
      <text:p text:style-name="Standard">55 - T. de Sncto Petro</text:p>
      <text:p text:style-name="Standard">56 - fieri poterit et post ejus obitum pro uno</text:p>
      <text:p text:style-name="Standard">57 - Jo. de Sanctis</text:p>
      <text:p text:style-name="Standard">58 - anniversarie die ob itus sui celebrande et</text:p>
      <text:p text:style-name="Standard">59 - A. Grangerii</text:p>
      <text:p text:style-name="Standard">60 - traditi magistro Johanni Voygnm canonico Parisiensi.</text:p>
      <text:p text:style-name="Standard">61 - Dati sunt commissri magistri Robertus de Lorriaco</text:p>
      <text:p text:style-name="Standard">62 - et Jo. Hue / ad faciendum inventarium bonorum pertinentem</text:p>
      <text:p text:style-name="Standard">63 - pueris repptis ecclesie quod imentarium vult</text:p>
      <text:p text:style-name="Standard">64 - redde Coleta la Challemaigne et placet dominis</text:p>
      <text:p text:style-name="Standard">65 - qper licteras quadam praala qud mittravt dia</text:p>
      <text:p text:style-name="Standard">=FRAN_0393_00409_L.jpg=</text:p>
      <text:p text:style-name="Standard">1 - lx xxiii</text:p>
      <text:p text:style-name="Standard">2 - 138</text:p>
      <text:p text:style-name="Standard">3 - Placet dominis quod magister Stephanus Corte curatus de Civillyico resignet</text:p>
      <text:p text:style-name="Standard">4 - dictam suam curam in manibus domini episcopi Parisinsis causa perpuutacionis faciendi</text:p>
      <text:p text:style-name="Standard">5 - cum domino Johanne Houssete Curato de Cepeyo Senovensis diocesis et fiant littere</text:p>
      <text:p text:style-name="Standard">6 - presentacionis</text:p>
      <text:p text:style-name="Standard">7 - ur dar dcin faude</text:p>
      <text:p text:style-name="Standard">8 - ti</text:p>
      <text:p text:style-name="Standard">9 - Inmctum fuit domino Petro Tournant presbytero capellanio in ecclesia Parisiensis ut reddat Guillelmose</text:p>
      <text:p text:style-name="Standard">10 - ejus anclle omnia quehbent deserods et maxime unum lectum setc</text:p>
      <text:p text:style-name="Standard">11 - et etiam sub pena privacionis beneficii sui ut capellaniam suam permutet infra</text:p>
      <text:p text:style-name="Standard">12 - instans festum Nativitatis domini / ec eciam nealiquid mali inferat dicte sue</text:p>
      <text:p text:style-name="Standard">13 - arcille / presentibus ad hoc Petro Sannier et domino Stephano de Capella</text:p>
      <text:p text:style-name="Standard">14 - Anno domini millesimo trecentesimo Nonagesimo Octavo. Die veneris in vigilia</text:p>
      <text:p text:style-name="Standard">15 - festi Beati Mathei apulic euvageliste xixa mensis septembris. Capitulantibus dominis</text:p>
      <text:p text:style-name="Standard">16 - P. Decano</text:p>
      <text:p text:style-name="Standard">17 - G. Cantore</text:p>
      <text:p text:style-name="Standard">18 - G. Archidiacono ecclesie</text:p>
      <text:p text:style-name="Standard">19 - Exposito per dominum Johannem de Castroforti militem dominis</text:p>
      <text:p text:style-name="Standard"><text:soft-page-break/>20 - M. Reginaldi</text:p>
      <text:p text:style-name="Standard">21 - quod cum ipse singulis annis teneatur ecclesie Parisiensis</text:p>
      <text:p text:style-name="Standard">22 - Jo. de Pompodrio</text:p>
      <text:p text:style-name="Standard">23 - in novem solidorum et novem denarium Par. tacione terre sue de</text:p>
      <text:p text:style-name="Standard">24 - L. de Mongeria</text:p>
      <text:p text:style-name="Standard">25 - Plesseyo Radulsi et pro certis arreragiis per eum debitis</text:p>
      <text:p text:style-name="Standard">26 - N. Dictatoris</text:p>
      <text:p text:style-name="Standard">27 - racione redditus predicti alias composuisset ad summam</text:p>
      <text:p text:style-name="Standard">28 - Ro. de Lorriaco</text:p>
      <text:p text:style-name="Standard">29 - duorum scutorum auri cum deffuncto magistro Johanne de</text:p>
      <text:p text:style-name="Standard">30 - Jo. Hue</text:p>
      <text:p text:style-name="Standard">31 - Socto tunc officium horarum ecclesie parisiensis gerente</text:p>
      <text:p text:style-name="Standard">32 - G. de Albyaco</text:p>
      <text:p text:style-name="Standard">33 - que duo scuta dicto deffuncto solverat / Nichilomus</text:p>
      <text:p text:style-name="Standard">34 - Jo. Rolandi</text:p>
      <text:p text:style-name="Standard">35 - P. de Reillaco</text:p>
      <text:p text:style-name="Standard">36 - tamen dominus Robertus de Baileux presbyter gereus dictum</text:p>
      <text:p text:style-name="Standard">37 - officium horarum ipsum conveniebat in requestis palacii</text:p>
      <text:p text:style-name="Standard">38 - Ro. Dangel</text:p>
      <text:p text:style-name="Standard">39 - petendo ab eodem dicta arreragia unacum arreragiis</text:p>
      <text:p text:style-name="Standard">40 - Ay. de Maignaco</text:p>
      <text:p text:style-name="Standard">41 - P. Colli</text:p>
      <text:p text:style-name="Standard">42 - duorum annorum ultimo fluxorum pro quorum annorum quolibet</text:p>
      <text:p text:style-name="Standard">43 - Jo. Voygnon</text:p>
      <text:p text:style-name="Standard">44 - petebat idem procurator x. so. cum tribus denariis licet</text:p>
      <text:p text:style-name="Standard">45 - non teneatur annuatim nisi in summa ix s. xix d. p.</text:p>
      <text:p text:style-name="Standard">46 - Tandem placet dominis quod dictus officiarius supersedeat</text:p>
      <text:p text:style-name="Standard">47 - a causa usque ad xVtim dies / Et interim videbuntur</text:p>
      <text:p text:style-name="Standard">48 - anti qua regestra ecclesie an vera sint per dictum militem</text:p>
      <text:p text:style-name="Standard">49 - exposita</text:p>
      <text:p text:style-name="Standard">50 - Placet dominis quod magister Dyonisius Custurarii recedat usque ad duodecim</text:p>
      <text:p text:style-name="Standard">51 - dies</text:p>
      <text:p text:style-name="Standard">52 - Deputati ad faciendum inventarium archeanniversariorum N. de Ordeimonte. J. de Sanctis</text:p>
      <text:p text:style-name="Standard">53 - N. de Rancia M. Reginaldi Jo. Hue et Jo. Voygnon et Crastina die compareant</text:p>
      <text:p text:style-name="Standard">54 - in fama pilsacione prive / et dicatur magistro Regiala de Putheolis quod</text:p>
      <text:p text:style-name="Standard">55 - inersit</text:p>
      <text:p text:style-name="Standard"><text:soft-page-break/>=FRAN_0393_00410_L.jpg=</text:p>
      <text:p text:style-name="Standard">1 - Receptus funt ad succentoriam ecclesie Parisiensis vacantes per obitum deffuncti magistri Symonis</text:p>
      <text:p text:style-name="Standard">2 - Freron dominus Dyonsius de Courson et non habebit vocem iiii apitulo</text:p>
      <text:p text:style-name="Standard">3 - Die sabbati sequentes in jejunie iiiior temporum</text:p>
      <text:p text:style-name="Standard">4 - Stephanus Theobaldi clericus matutinarum ecclesie parisi. acolitus fuit promotuerad</text:p>
      <text:p text:style-name="Standard">5 - subdiactones ordinem ad titulum ecclesie parrochialis de Cella in vria quam obtinet in diocesis</text:p>
      <text:p text:style-name="Standard">6 - J Meldenti</text:p>
      <text:p text:style-name="Standard">7 - Anno nonagesim d Ole lune posta festum uati maa pscop et euvangeliste</text:p>
      <text:p text:style-name="Standard">8 - de d ibris. capitulantibus dominis.</text:p>
      <text:p text:style-name="Standard">9 - P. Decano</text:p>
      <text:p text:style-name="Standard">10 - G. Cantore</text:p>
      <text:p text:style-name="Standard">11 - G. Archidiacono ecclesie</text:p>
      <text:p text:style-name="Standard">12 - Facta relacione per magistr Phibbertum de Salione canonicum</text:p>
      <text:p text:style-name="Standard">13 - L. de Mongerla</text:p>
      <text:p text:style-name="Standard">14 - Parisiensis et Johannem Fabri alterius vicariarum majorum ecclesie</text:p>
      <text:p text:style-name="Standard">15 - Jo. de Pompodorio</text:p>
      <text:p text:style-name="Standard">16 - Par. vicarium commissarios ad audiendum compota execuciones</text:p>
      <text:p text:style-name="Standard">17 - Jo. Rolandi</text:p>
      <text:p text:style-name="Standard">18 - deffuncti magistri Johannis Gaigne quondam canonici Sancti Stephani</text:p>
      <text:p text:style-name="Standard">19 - Ro. Dangel</text:p>
      <text:p text:style-name="Standard">20 - de Gressibus ita quod perfinalem conclusionem debent</text:p>
      <text:p text:style-name="Standard">21 - N. de Ordeimonte</text:p>
      <text:p text:style-name="Standard">22 - executores lxii l. xiii s. Concessa est quictanciam generalie</text:p>
      <text:p text:style-name="Standard">23 - Ma. Reginaldi</text:p>
      <text:p text:style-name="Standard">24 - Johanni Gloryon et domino Johanni Mugney executoris testamenti dicti deffunct</text:p>
      <text:p text:style-name="Standard">25 - Jo. de Nullyaco</text:p>
      <text:p text:style-name="Standard">26 - de gestis per eos et administratis circa execucionem ejusdem</text:p>
      <text:p text:style-name="Standard">27 - P. Colli</text:p>
      <text:p text:style-name="Standard">28 - Ro. de Lorriaco</text:p>
      <text:p text:style-name="Standard">29 - deffuncti / de residuo bonorum dicti deffuncti consciencias</text:p>
      <text:p text:style-name="Standard">30 - Ph. de Sasione</text:p>
      <text:p text:style-name="Standard">31 - eocundem executorum onerando.</text:p>
      <text:p text:style-name="Standard">32 - G. de Albyaco</text:p>
      <text:p text:style-name="Standard">33 - Jo. Voygnon</text:p>
      <text:p text:style-name="Standard">34 - Jo. de Sanctis</text:p>
      <text:p text:style-name="Standard">35 - Placet dominis quod dominus Dyonisius de Courson succentor</text:p>
      <text:p text:style-name="Standard"><text:soft-page-break/>36 - A. de Maignaco</text:p>
      <text:p text:style-name="Standard">37 - ecclesie Parisiensis habeat domio deffuncti magistri</text:p>
      <text:p text:style-name="Standard">38 - Johannis de Socco precio centum francorum et remanereat</text:p>
      <text:p text:style-name="Standard">39 - oneratus de repparacionibus</text:p>
      <text:p text:style-name="Standard">40 - Apprecietur domus deffuncti magistri Symonis Freron nuper succentoris et Canonici</text:p>
      <text:p text:style-name="Standard">41 - ecclesie Parisiensis et deputati sunt domini et magistri Johannes Rolandi et Robertus de Lorriaco</text:p>
      <text:p text:style-name="Standard">42 - ad vibendum eam appreciari / una cum magistro Raymundo de Templo.</text:p>
      <text:p text:style-name="Standard">43 - De deffuncto domino Johanne Champion fiat citatio contra heredem ejusdem essent ad</text:p>
      <text:p text:style-name="Standard">44 - munerum quatuor personarum.</text:p>
      <text:p text:style-name="Standard">=FRAN_0393_00411_L.jpg=</text:p>
      <text:p text:style-name="Standard">1 - xxxii</text:p>
      <text:p text:style-name="Standard">2 - 30</text:p>
      <text:p text:style-name="Standard">3 - Anno nonagesimo octavo . Die mercurii post festum Beati Marhei et envangelisie</text:p>
      <text:p text:style-name="Standard">4 - Capitulantibus dominis.</text:p>
      <text:p text:style-name="Standard">5 - P. Decano</text:p>
      <text:p text:style-name="Standard">6 - faciat dominus Johannes Hays mundare domum claustralem</text:p>
      <text:p text:style-name="Standard">7 - G. Cantore</text:p>
      <text:p text:style-name="Standard">8 - G. Archidiacono ecclesie</text:p>
      <text:p text:style-name="Standard">9 - deffuncti magistri Johannis de Socco</text:p>
      <text:p text:style-name="Standard">10 - L. de Mongeria</text:p>
      <text:p text:style-name="Standard">11 - G. de Albyaco</text:p>
      <text:p text:style-name="Standard">12 - Jo. Voygnon</text:p>
      <text:p text:style-name="Standard">13 - Mugo Carpetarii gagiavit emendam super ex quod luserat</text:p>
      <text:p text:style-name="Standard">14 - N. de Ordeimonte</text:p>
      <text:p text:style-name="Standard">15 - heredi ad palmam per totum postpranduum eciam ducante</text:p>
      <text:p text:style-name="Standard">16 - Jo. Rolandi</text:p>
      <text:p text:style-name="Standard">17 - servicio.</text:p>
      <text:p text:style-name="Standard">18 - T. de Sancto Petro</text:p>
      <text:p text:style-name="Standard">19 - P. Colli</text:p>
      <text:p text:style-name="Standard">20 - Ordinatum est quod quicumque de cetero ludet ad palmnam in claustro</text:p>
      <text:p text:style-name="Standard">21 - Ro. Dangel</text:p>
      <text:p text:style-name="Standard">22 - vel defferet iinundicias ad terrale juxta domum puerorum</text:p>
      <text:p text:style-name="Standard">23 - Jo. Hue</text:p>
      <text:p text:style-name="Standard">24 - chori quod incarceretur.</text:p>
      <text:p text:style-name="Standard">25 - Ro. de Lorriaco</text:p>
      <text:p text:style-name="Standard">26 - G. Paillardi</text:p>
      <text:p text:style-name="Standard"><text:soft-page-break/>27 - De domino Johanne de Castro Forti milite Ursis antiquis regestris</text:p>
      <text:p text:style-name="Standard">28 - Ph. de Salione</text:p>
      <text:p text:style-name="Standard">29 - B. Dictatoris</text:p>
      <text:p text:style-name="Standard">30 - ecclesie per que constabat ipsum teneri anno quolibet in summa</text:p>
      <text:p text:style-name="Standard">31 - x so. et iiii d. p. racione terrarum suarum de Plesseyo Radulfi</text:p>
      <text:p text:style-name="Standard">32 - Jo. de Pompodorio</text:p>
      <text:p text:style-name="Standard">33 - et eclesia aliarum . Domini preceperunt officiario horarum ut prosequetur</text:p>
      <text:p text:style-name="Standard">34 - causam concra dictum militem . petendo eciam ab eo ar reragia</text:p>
      <text:p text:style-name="Standard">35 - in quibus tenetur ecclesie de tempore deffuncti magistri Johannis de</text:p>
      <text:p text:style-name="Standard">36 - Socco nisi aliter docuerit ipsa persolvisse.</text:p>
      <text:p text:style-name="Standard">37 - Anno predicto. die veneris sequenti xxviia mensis reptembris. capitulantibus dominis</text:p>
      <text:p text:style-name="Standard">38 - P. Decano</text:p>
      <text:p text:style-name="Standard">39 - Faciat magister Stephanus de Capella proclamari</text:p>
      <text:p text:style-name="Standard">40 - G. Cantore</text:p>
      <text:p text:style-name="Standard">41 - G. Archidiacono ecclesie</text:p>
      <text:p text:style-name="Standard">42 - molendina de supra pontem in parrochia parisiensis quibus</text:p>
      <text:p text:style-name="Standard">43 - G. de Albyaco</text:p>
      <text:p text:style-name="Standard">44 - expediens fuerit</text:p>
      <text:p text:style-name="Standard">45 - L. de Mongeria</text:p>
      <text:p text:style-name="Standard">46 - Jo. Hue</text:p>
      <text:p text:style-name="Standard">47 - Jo. Rolandi</text:p>
      <text:p text:style-name="Standard">48 - N. Dictatoris</text:p>
      <text:p text:style-name="Standard">49 - Jo. de Pompodorio</text:p>
      <text:p text:style-name="Standard">50 - Ro. Dangel</text:p>
      <text:p text:style-name="Standard">51 - Jo. Voygnon</text:p>
      <text:p text:style-name="Standard">52 - T. de Sancto Petro</text:p>
      <text:p text:style-name="Standard">53 - P. Colli</text:p>
      <text:p text:style-name="Standard">54 - Jo. de Sanctis</text:p>
      <text:p text:style-name="Standard">55 - Ro. de Lorriaco</text:p>
      <text:p text:style-name="Standard">56 - Ma. Reginaldi infirmo</text:p>
      <text:p text:style-name="Standard">=FRAN_0393_00412_L.jpg=</text:p>
      <text:p text:style-name="Standard">1 - Anno nonagesimo Octavo. Die lune post festum Beati Michaclis archageli</text:p>
      <text:p text:style-name="Standard">2 - ultima mensis septembris. capitulantibus dominis</text:p>
      <text:p text:style-name="Standard">3 - P. Decano</text:p>
      <text:p text:style-name="Standard">4 - G. Cantore</text:p>
      <text:p text:style-name="Standard">5 - Datim sunt commissarii ad audiendum compota</text:p>
      <text:p text:style-name="Standard"><text:soft-page-break/>6 - G. Archidiacono ecclesie</text:p>
      <text:p text:style-name="Standard">7 - domini Stephani de Capella Camerarii clerici ecclesie</text:p>
      <text:p text:style-name="Standard">8 - Jo. de Pompodorio</text:p>
      <text:p text:style-name="Standard">9 - N. de Ordeimonte et Ph. de Salione.</text:p>
      <text:p text:style-name="Standard">10 - N. de Ordeimonte</text:p>
      <text:p text:style-name="Standard">11 - Jo. Voygnon</text:p>
      <text:p text:style-name="Standard">12 - G. de Albraco</text:p>
      <text:p text:style-name="Standard">13 - Dominus Johannes Blemn presbyter procurator</text:p>
      <text:p text:style-name="Standard">14 - J. de Nullyaco</text:p>
      <text:p text:style-name="Standard">15 - nomine procuratorio comitatis antiquorum capei</text:p>
      <text:p text:style-name="Standard">16 - N. Dictatoris</text:p>
      <text:p text:style-name="Standard">17 - ecclesie Parisienses promisit facere celebrari qualibet</text:p>
      <text:p text:style-name="Standard">18 - Ebdoma da tres missas videlicet die martis</text:p>
      <text:p text:style-name="Standard">19 - Ph. de Salione</text:p>
      <text:p text:style-name="Standard">20 - mercurii et jovis et $cau$ casu quo in</text:p>
      <text:p text:style-name="Standard">21 - Jo. Hue</text:p>
      <text:p text:style-name="Standard">22 - aliqua ipsorum trium dierum ipsi de comnitati</text:p>
      <text:p text:style-name="Standard">23 - Jo. de Sanctis</text:p>
      <text:p text:style-name="Standard">24 - impedirentur promisit ipse procurator dictas</text:p>
      <text:p text:style-name="Standard">25 - T. de Sancto Petro ipositura</text:p>
      <text:p text:style-name="Standard">26 - missas diebus sequente facere celebrari ad causam</text:p>
      <text:p text:style-name="Standard">27 - deffuncti Odonis de Corbolio</text:p>
      <text:p text:style-name="Standard">28 - Anno nonagesimo Octavo. Die mercurii post festum Beati Remigii</text:p>
      <text:p text:style-name="Standard">29 - secunda mensis octobris. Capitulantibus dominis</text:p>
      <text:p text:style-name="Standard">30 - P. Decano</text:p>
      <text:p text:style-name="Standard">31 - Dominus Symon Hubelin presbyter capellanius clericorum</text:p>
      <text:p text:style-name="Standard">32 - G. Cantore</text:p>
      <text:p text:style-name="Standard">33 - matutinalium / voluit state fundacioni capellanim</text:p>
      <text:p text:style-name="Standard">34 - G. Archidiacono ecclesie</text:p>
      <text:p text:style-name="Standard">35 - sue super residencia et servicio divino in ecclesia</text:p>
      <text:p text:style-name="Standard">36 - N. Dictatoris</text:p>
      <text:p text:style-name="Standard">37 - faciendus.</text:p>
      <text:p text:style-name="Standard">38 - Jo. de Pompodorio</text:p>
      <text:p text:style-name="Standard">39 - per magistrum Hugonem Blancheti declaratum</text:p>
      <text:p text:style-name="Standard">40 - Jo. Rolandi</text:p>
      <text:p text:style-name="Standard">41 - est maiorem de Christolio non debere hberem</text:p>
      <text:p text:style-name="Standard"><text:soft-page-break/>42 - Ro. Dangel</text:p>
      <text:p text:style-name="Standard">43 - strannam de Chistolio eaque spectare ad</text:p>
      <text:p text:style-name="Standard">44 - G. de Albyaco</text:p>
      <text:p text:style-name="Standard">45 - prepositum de Christolio prout aprpet per antiqua</text:p>
      <text:p text:style-name="Standard">46 - A. de Mongeria</text:p>
      <text:p text:style-name="Standard">47 - regestra ecclesie.</text:p>
      <text:p text:style-name="Standard">48 - N. de Ordeimonte</text:p>
      <text:p text:style-name="Standard">49 - G. Paillardi</text:p>
      <text:p text:style-name="Standard">50 - Jo. Voygnon in firma sua</text:p>
      <text:p text:style-name="Standard">51 - Placet dominis quod quicumque voluerit</text:p>
      <text:p text:style-name="Standard">52 - T. de Sancto Petro in prepositur a sua.</text:p>
      <text:p text:style-name="Standard">53 - habere domum deffuncti magistri Johannis</text:p>
      <text:p text:style-name="Standard">54 - de Karolay in eo statu in quo est</text:p>
      <text:p text:style-name="Standard">55 - dmunmtamen obliget se ad repparaciones</text:p>
      <text:p text:style-name="Standard">56 - necesias faciendum isolvendo tamen</text:p>
      <text:p text:style-name="Standard">57 - parvum viium habat</text:p>
      <text:p text:style-name="Standard">=FRAN_0393_00413_L.jpg=</text:p>
      <text:p text:style-name="Standard">1 - xx</text:p>
      <text:p text:style-name="Standard">2 - 39.</text:p>
      <text:p text:style-name="Standard">3 - Dicatur cuilibet officiario quod inquirat et sciat quos quilibet domus existens in censina</text:p>
      <text:p text:style-name="Standard">4 - ecclesie Parisiensis debet fundi terre / si sint alique ecclesie vel seculares que percipiant</text:p>
      <text:p text:style-name="Standard">5 - redditis et qui et quot capiunt et si solverint saisinas et vendas / et an domus</text:p>
      <text:p text:style-name="Standard">6 - fuerint alienate ut redditus et a quo tempore citra.</text:p>
      <text:p text:style-name="Standard">7 - Anno domini millesimo trecentesimo nonagesimo Octavo. Die veneris</text:p>
      <text:p text:style-name="Standard">8 - post festam beati Remigii iiiita mensis dctobris. capitulantibus dominis.</text:p>
      <text:p text:style-name="Standard">9 - P. Decano</text:p>
      <text:p text:style-name="Standard">10 - G. Cantore</text:p>
      <text:p text:style-name="Standard">11 - Declaratum est dominum Symonem Hubelin capellani</text:p>
      <text:p text:style-name="Standard">12 - G. Archidiacono ecclesie</text:p>
      <text:p text:style-name="Standard">13 - clericorum matutialium / attenta fundacione dicte</text:p>
      <text:p text:style-name="Standard">14 - N. de Ordeimonte</text:p>
      <text:p text:style-name="Standard">15 - capellanie hodie in capitulo lecta / teneri ad integrum</text:p>
      <text:p text:style-name="Standard">16 - H. Blancheti</text:p>
      <text:p text:style-name="Standard">17 - servicium quamadmodum ceteri clerici matutinales.</text:p>
      <text:p text:style-name="Standard">18 - Jo. de Pompodorio</text:p>
      <text:p text:style-name="Standard">19 - Et ideo fuit preceptum dicto domino Symoni</text:p>
      <text:p text:style-name="Standard"><text:soft-page-break/>20 - T. de Sancto Petro</text:p>
      <text:p text:style-name="Standard">21 - ut de cetero faciat debitum suum in servicio divino</text:p>
      <text:p text:style-name="Standard">22 - N. Dictatoris</text:p>
      <text:p text:style-name="Standard">23 - et si nesciat cantare distat ad cantandum</text:p>
      <text:p text:style-name="Standard">24 - Ste. Prnelli</text:p>
      <text:p text:style-name="Standard">25 - vel permutet beneficium suum.</text:p>
      <text:p text:style-name="Standard">26 - G. de Albyaco</text:p>
      <text:p text:style-name="Standard">27 - L. de Mongeria</text:p>
      <text:p text:style-name="Standard">28 - Dominus Johannes Gocreteau capicerius ecclesie Parisiensis</text:p>
      <text:p text:style-name="Standard">29 - Jo. Rolandi</text:p>
      <text:p text:style-name="Standard">30 - plicavit emendam in manibus dominorum super eo quod</text:p>
      <text:p text:style-name="Standard">31 - M. Reginaldi</text:p>
      <text:p text:style-name="Standard">32 - sine litencia dominorum meorum recessit eundem</text:p>
      <text:p text:style-name="Standard">33 - ad partes Cenemanentes / et ipso existente extra multi</text:p>
      <text:p text:style-name="Standard">34 - Ro. de Lorriaco</text:p>
      <text:p text:style-name="Standard">35 - ftierunt deffectus in officio suo.</text:p>
      <text:p text:style-name="Standard">36 - T. Hocie</text:p>
      <text:p text:style-name="Standard">37 - Jo. Voygnon in spedona.</text:p>
      <text:p text:style-name="Standard">38 - T. de Sancto Petro.</text:p>
      <text:p text:style-name="Standard">39 - Ad idem plicavit emendam dominus Guillelmus</text:p>
      <text:p text:style-name="Standard">40 - probilxminis subcapicerius eo quod male se</text:p>
      <text:p text:style-name="Standard">41 - habuit in officio sue.</text:p>
      <text:p text:style-name="Standard">=FRAN_0393_00414_L.jpg=</text:p>
      <text:p text:style-name="Standard">1 - 92</text:p>
      <text:p text:style-name="Standard">2 - Anno nonagesimo octavo. Die lune post festum beati Remigii septima mensis</text:p>
      <text:p text:style-name="Standard">3 - Octobris. Capitulantibus dominis.</text:p>
      <text:p text:style-name="Standard">4 - P. Decano</text:p>
      <text:p text:style-name="Standard">5 - G. Cantore</text:p>
      <text:p text:style-name="Standard">6 - Placet dominis quod officiarius anniversariorum tradat firmam</text:p>
      <text:p text:style-name="Standard">7 - G. Archidiacono ecclesie</text:p>
      <text:p text:style-name="Standard">8 - de Virciaco uxori deffuncti</text:p>
      <text:p text:style-name="Standard">9 - Bidant ducum</text:p>
      <text:p text:style-name="Standard">10 - L. de Mongeria</text:p>
      <text:p text:style-name="Standard">11 - lonos fidejussores det</text:p>
      <text:p text:style-name="Standard">12 - N. de Ordeimonte</text:p>
      <text:p text:style-name="Standard">13 - Jo. de Nullyaco</text:p>
      <text:p text:style-name="Standard"><text:soft-page-break/>14 - Jo. Rolandi</text:p>
      <text:p text:style-name="Standard">15 - Placet dominis quod Petrus Parisy habeat firmam de</text:p>
      <text:p text:style-name="Standard">16 - N. Dictatoris</text:p>
      <text:p text:style-name="Standard">17 - Plesseyo pro novem modiis frumenti duodecim</text:p>
      <text:p text:style-name="Standard">18 - Jo. de Pompodorio</text:p>
      <text:p text:style-name="Standard">19 - denaris minus de lecta.</text:p>
      <text:p text:style-name="Standard">20 - P. Colli</text:p>
      <text:p text:style-name="Standard">21 - G. de Albyaco</text:p>
      <text:p text:style-name="Standard">22 - Domus deffuncti magistri Symonis Freron appreciata</text:p>
      <text:p text:style-name="Standard">23 - A. de Maignaco</text:p>
      <text:p text:style-name="Standard">24 - est ad viiixx librum et precium placet dominis / et posuit</text:p>
      <text:p text:style-name="Standard">25 - Ro. de Lorriaco</text:p>
      <text:p text:style-name="Standard">26 - eam ad praecium appreciatum magister Johannes Rolandi</text:p>
      <text:p text:style-name="Standard">27 - Ma. Reginaldi</text:p>
      <text:p text:style-name="Standard">28 - nomine domini succentoris.</text:p>
      <text:p text:style-name="Standard">29 - Th. Houcie</text:p>
      <text:p text:style-name="Standard">30 - Jo. Voygnon</text:p>
      <text:p text:style-name="Standard">31 - Domus deffuncti magistri Johannis de Socco appreciata</text:p>
      <text:p text:style-name="Standard">32 - Pheo de Salione</text:p>
      <text:p text:style-name="Standard">33 - est ex parte capituli ad viixx fr. turonensium.</text:p>
      <text:p text:style-name="Standard">34 - Ste. Perrnelli</text:p>
      <text:p text:style-name="Standard">35 - Jo. de Sanctis</text:p>
      <text:p text:style-name="Standard">36 - Fiat crastina die obitus deffuncte domine Regine</text:p>
      <text:p text:style-name="Standard">37 - Blanche.</text:p>
      <text:p text:style-name="Standard">38 - Tradat dominus Stephanus de Capella camerarius clericus ecclesie duo molendina</text:p>
      <text:p text:style-name="Standard">39 - de supra magnum pontem ad tres annos precio iiC frr. Quolibet anno</text:p>
      <text:p text:style-name="Standard">40 - illis qui caustau obtinebant ante / et obligent se.</text:p>
      <text:p text:style-name="Standard">41 - Dre mercurii sequentes non fuit capi propter</text:p>
      <text:p text:style-name="Standard">42 - festum beati Dyonisii Marciris sociorum</text:p>
      <text:p text:style-name="Standard">43 - que ejus</text:p>
      <text:p text:style-name="Standard">=FRAN_0393_00415_L.jpg=</text:p>
      <text:p text:style-name="Standard">1 - xx</text:p>
      <text:p text:style-name="Standard">2 - 39</text:p>
      <text:p text:style-name="Standard">3 - Annost Ronagesimo Gitanvo. die veneris post festum beati Dyonisii mattris x</text:p>
      <text:p text:style-name="Standard">4 - mensisoctebris. Capitulantibus dominis</text:p>
      <text:p text:style-name="Standard">5 - G. Cantore</text:p>
      <text:p text:style-name="Standard"><text:soft-page-break/>6 - G. Archidiaconus ecclesie</text:p>
      <text:p text:style-name="Standard">7 - J. de Nullyaco</text:p>
      <text:p text:style-name="Standard">8 - A. de Mongeria</text:p>
      <text:p text:style-name="Standard">9 - Prohibeatur domino Guillelmo Brellart ne de cetero paciatur</text:p>
      <text:p text:style-name="Standard">10 - N. Dictatoris</text:p>
      <text:p text:style-name="Standard">11 - sedere aliques pro vino suo vendendo nec faciat</text:p>
      <text:p text:style-name="Standard">12 - Jo. de Pompodorio</text:p>
      <text:p text:style-name="Standard">13 - tabernam in claustro / alioquim si contra fecerit</text:p>
      <text:p text:style-name="Standard">14 - Jo. Voygnon</text:p>
      <text:p text:style-name="Standard">15 - unium suum secundum statuta ecclesie defferatur ad</text:p>
      <text:p text:style-name="Standard">16 - Jo. Rolandi</text:p>
      <text:p text:style-name="Standard">17 - domum Dei.</text:p>
      <text:p text:style-name="Standard">18 - A. de Maignaco</text:p>
      <text:p text:style-name="Standard">19 - T. de Sancto Petro</text:p>
      <text:p text:style-name="Standard">20 - Jo. Hu</text:p>
      <text:p text:style-name="Standard">21 - G. de Albyaco</text:p>
      <text:p text:style-name="Standard">22 - Ro. de Lorriaco</text:p>
      <text:p text:style-name="Standard">23 - Ro. Dangeul</text:p>
      <text:p text:style-name="Standard">24 - Ste. Perruelli</text:p>
      <text:p text:style-name="Standard">25 - N. de Ordeimonte</text:p>
      <text:p text:style-name="Standard">26 - Jo. de Sanctis</text:p>
      <text:p text:style-name="Standard">27 - A. Grangerii archidiacons Brie</text:p>
      <text:p text:style-name="Standard">28 - Anno predicto . die lune post festum Beati Dyonisii Martiis xiiia</text:p>
      <text:p text:style-name="Standard">29 - mensis octobris. Capitulantibus dominis.</text:p>
      <text:p text:style-name="Standard">30 - G. Cantore</text:p>
      <text:p text:style-name="Standard">31 - Tracietur prima die capitulari de facto de Christolio.</text:p>
      <text:p text:style-name="Standard">32 - L. de Mongeria</text:p>
      <text:p text:style-name="Standard">33 - Ro. de Lorriaco</text:p>
      <text:p text:style-name="Standard">34 - T. Houcie</text:p>
      <text:p text:style-name="Standard">35 - Phi. de Salione</text:p>
      <text:p text:style-name="Standard">36 - Placet dominis quod fiat panimentum versus portam</text:p>
      <text:p text:style-name="Standard">37 - A. de Maignaco</text:p>
      <text:p text:style-name="Standard">38 - portus claustri et domum domini Guigonis de</text:p>
      <text:p text:style-name="Standard">39 - Jo. de Pompoodorio</text:p>
      <text:p text:style-name="Standard">40 - Albyaco.</text:p>
      <text:p text:style-name="Standard">41 - Jo. Rolandi</text:p>
      <text:p text:style-name="Standard"><text:soft-page-break/>42 - N. Dictatoris</text:p>
      <text:p text:style-name="Standard">43 - Ste. Pruelli</text:p>
      <text:p text:style-name="Standard">44 - Remissa est emenda domino Johanni Parvu lanonetico Sancti</text:p>
      <text:p text:style-name="Standard">45 - G. de Albyaco</text:p>
      <text:p text:style-name="Standard">46 - Dyonisii de Passu.</text:p>
      <text:p text:style-name="Standard">47 - H. Blancheti</text:p>
      <text:p text:style-name="Standard">48 - M. Reginaldi</text:p>
      <text:p text:style-name="Standard">=FRAN_0393_00416_L.jpg=</text:p>
      <text:p text:style-name="Standard">1 - 51.</text:p>
      <text:p text:style-name="Standard">2 - Anno Nonogesimo ditiuo Die meraurii post festum reacis Donisi Matticis xiia</text:p>
      <text:p text:style-name="Standard">3 - mensis octobris. Capitulantibus dominis.</text:p>
      <text:p text:style-name="Standard">4 - G. Cantore</text:p>
      <text:p text:style-name="Standard">5 - G. Archidiacono ecclesie</text:p>
      <text:p text:style-name="Standard">6 - H. Blanchet</text:p>
      <text:p text:style-name="Standard">7 - T. Houcie</text:p>
      <text:p text:style-name="Standard">8 - Jo. Hue</text:p>
      <text:p text:style-name="Standard">9 - Micga actum est in $prnti capitulo.</text:p>
      <text:p text:style-name="Standard">10 - Ro. de Lorriaco</text:p>
      <text:p text:style-name="Standard">11 - Jo. de Pompodorio</text:p>
      <text:p text:style-name="Standard">12 - Ma. Reginaldi</text:p>
      <text:p text:style-name="Standard">13 - L. de Mongeria</text:p>
      <text:p text:style-name="Standard">14 - N. de Ordeimonte</text:p>
      <text:p text:style-name="Standard">15 - Jo. Rolandi</text:p>
      <text:p text:style-name="Standard">16 - P. de Salione</text:p>
      <text:p text:style-name="Standard">17 - G. de Albyaco</text:p>
      <text:p text:style-name="Standard">18 - .Die Jovis sequentes de mane Ebut magister Pitrus</text:p>
      <text:p text:style-name="Standard">19 - de Corona Cantor ecclesie Sancti Germani Ausisoens</text:p>
      <text:p text:style-name="Standard">20 - capellanus capellanie in firmarie Liricantus / et excunt</text:p>
      <text:p text:style-name="Standard">21 - fuit vacans dicta capellania.</text:p>
      <text:p text:style-name="Standard">22 - .Die veneris sequente in festo beati Luce apostoli et euvangeliste in revestiario ecclesie</text:p>
      <text:p text:style-name="Standard">23 - capitulantibus dominis extiaordinarie.</text:p>
      <text:p text:style-name="Standard">24 - P. Decano</text:p>
      <text:p text:style-name="Standard">25 - G. Cantore</text:p>
      <text:p text:style-name="Standard">26 - Audita relacione compotorum magistri Stephani</text:p>
      <text:p text:style-name="Standard">27 - G. Archidiacono ecclesie</text:p>
      <text:p text:style-name="Standard">28 - de Capella Camerarii clerici ecclesie Parisiensis</text:p>
      <text:p text:style-name="Standard"><text:soft-page-break/>29 - N. de Ordeimonte</text:p>
      <text:p text:style-name="Standard">30 - Ph.o de Salione</text:p>
      <text:p text:style-name="Standard">31 - facta per dominos et magistros N. de Ordeimonte</text:p>
      <text:p text:style-name="Standard">32 - Jo. de Pompodorio</text:p>
      <text:p text:style-name="Standard">33 - Philip de Salione commissaries ad hoc</text:p>
      <text:p text:style-name="Standard">34 - T. Hocie</text:p>
      <text:p text:style-name="Standard">35 - deputatos constitit quod per fine et conclonere</text:p>
      <text:p text:style-name="Standard">36 - compotorum suorum recepta ascendicit misiam</text:p>
      <text:p text:style-name="Standard">37 - J. de Nullyaco</text:p>
      <text:p text:style-name="Standard">38 - in summa centum et novem solidorum Par.</text:p>
      <text:p text:style-name="Standard">39 - L. de Mongeria</text:p>
      <text:p text:style-name="Standard">40 - Et hoc mediante concessa est ei quiclancia.</text:p>
      <text:p text:style-name="Standard">41 - Jo. Rolandi</text:p>
      <text:p text:style-name="Standard">42 - Status atem competi sui talis est.</text:p>
      <text:p text:style-name="Standard">43 - A. de Maignaco</text:p>
      <text:p text:style-name="Standard">44 - Ma. Reginaaldi</text:p>
      <text:p text:style-name="Standard">45 - L'estat abregié de l'office de la Chambre de l'eglise</text:p>
      <text:p text:style-name="Standard">46 - de Paris de l'an commenc a la daint Berthalcun</text:p>
      <text:p text:style-name="Standard">47 - G. Paillardi</text:p>
      <text:p text:style-name="Standard">48 - mie ccc iiiixx et dixsept et ferissnt ayceile</text:p>
      <text:p text:style-name="Standard">49 - feste IIIIo et dixhunt.</text:p>
      <text:p text:style-name="Standard">=FRAN_0393_00417_L.jpg=</text:p>
      <text:p text:style-name="Standard">1 - xxvii</text:p>
      <text:p text:style-name="Standard">2 - 39</text:p>
      <text:p text:style-name="Standard">3 - Premiement par la conclusion final du compte de l'annee prcedent appart quiela</text:p>
      <text:p text:style-name="Standard">4 - recepte jurmonta la mise de Sixvius quatre livres iiii so. vi d. poit</text:p>
      <text:p text:style-name="Standard">5 - Item la recepte d'arreraiges ceste année est de lxxvii livres deschouctes xxxII. sols.</text:p>
      <text:p text:style-name="Standard">6 - de droictures vi lb. xiiii s. de tailles viiixx xix lb. viii. s. vi d.</text:p>
      <text:p text:style-name="Standard">7 - de renter aux quatre termes iiC lviii. lib. xvi s. vi d. ob. Des maisons</text:p>
      <text:p text:style-name="Standard">8 - de Saint Pere aux benfs. xxviii. lbrs viii. so. de Corbueis Clb. de pensions</text:p>
      <text:p text:style-name="Standard">9 - xxxviii. l. de Saint Remi et Pasques . xvi lb. v. s. de l'isle xvi. li. du fons</text:p>
      <text:p text:style-name="Standard">10 - de terre des Moulins lxix. sol x. d. des Marays au dessoubz de Mont martié</text:p>
      <text:p text:style-name="Standard">11 - a la myaoust Xl sol de la nativite nostre Dame X. so. de la Saint Remi seulement</text:p>
      <text:p text:style-name="Standard">12 - iii so. vii. d. ob. poit. de Saint Martin iiii. lbrs. xv. deniers parisiensis de Saint Andry xv lb.</text:p>
      <text:p text:style-name="Standard">13 - xvi. p. de ventes ceste annee. lxxvii. librs. xvii. so. d'amendes ceste annee</text:p>
      <text:p text:style-name="Standard">14 - xviii. l. xvii s. vi. d. des Estaulx aux chandelieres ceste auné xlv l. ii s. iiii. d.</text:p>
      <text:p text:style-name="Standard"><text:soft-page-break/>15 - De forsantures xiiii. libes iiii. s. de extraordinaire ceste anniue Neant De vente</text:p>
      <text:p text:style-name="Standard">16 - compte en ce xii livbres</text:p>
      <text:p text:style-name="Standard">17 - de leis ceste année neantr. De Huile pour les III. l'ampes d'argent x. livres xii. soz</text:p>
      <text:p text:style-name="Standard">18 - De recepto commune xxviii. l. iii s. de vendicion de grains</text:p>
      <text:p text:style-name="Standard">19 - viii. srdee ob pour la ferme de Goussamville. Lx. so. de la queue en Brye</text:p>
      <text:p text:style-name="Standard">20 - xxiiii il peur l'ostel de bonneul / et xxxviii so. de iii arp. de</text:p>
      <text:p text:style-name="Standard">21 - a ville ae monte ceste annee iiiix x ix. l. vi s. viii. d. senz les</text:p>
      <text:p text:style-name="Standard">22 - arrerages. Des prouvendes de Chastenay iiiix xvi. lvr. des Joyeux</text:p>
      <text:p text:style-name="Standard">23 - advenement ceste annee lxxii. librs</text:p>
      <text:p text:style-name="Standard">24 - Somme de toute la recepte dessusdicte</text:p>
      <text:p text:style-name="Standard">25 - xvC vii. l. vi s. poiti</text:p>
      <text:p text:style-name="Standard">26 - Tont il chiet en arreraiges a compter L. lovres du receveur de Paris lix lv. ii. s.</text:p>
      <text:p text:style-name="Standard">27 - ainsi est la somme de toute la vraye recepte xiiii. xlix li. iiii. s poit</text:p>
      <text:p text:style-name="Standard">28 - Despense sur la recepte dessus dicte. premierement de pensions ou premier chapitre</text:p>
      <text:p text:style-name="Standard">29 - vii xx xi lb. x. s. d'autres pensions lxxi. l. xii s. vi d. d'autres</text:p>
      <text:p text:style-name="Standard">30 - pensions eu iiiC chapitre xxxvi. libres. danniversaires viii lb. v. s. de</text:p>
      <text:p text:style-name="Standard">31 - processiens cxiii libra xi s. viii. d. daumosnes xx s. ouluminaire</text:p>
      <text:p text:style-name="Standard">32 - diile et de cire et pour torches etc. iiiix v. lb. xiii. s. x. d. du</text:p>
      <text:p text:style-name="Standard">33 - pain de Noel et de Caresme . iiiixx vii. l. J. d. ob. du pain des stacions</text:p>
      <text:p text:style-name="Standard">34 - xlii l. viii s. iii d. ob. de la visitacion du tresor. lxiiii. s. des</text:p>
      <text:p text:style-name="Standard">35 - chapitres ordinaires xlvi. libres de Corbueil lix lb. v. s. iii d. de</text:p>
      <text:p text:style-name="Standard">36 - voyaiges ix lb. xiiii p. viii. d. de repparacions iiC xxix l. xiiii s.</text:p>
      <text:p text:style-name="Standard">37 - ii dob. Perti Despense commune iiiiCC xxxiii l. xii s. vi. d. Et</text:p>
      <text:p text:style-name="Standard">38 - des chapitres generaulx lxv. lvs. ii. s. Somme de toute la despense</text:p>
      <text:p text:style-name="Standard">39 - dessus dicto est xiiiiC xliii. l. xiiii. s. ob positi Et la somme de toute</text:p>
      <text:p text:style-name="Standard">40 - la Braie recepte est comme dessus xiiiiC xlix. lv. iiii. s. pat Ainsi appert</text:p>
      <text:p text:style-name="Standard">41 - que la rece parte surmonte la despense de Eix s. XI. denier o poit</text:p>
      <text:p text:style-name="Standard">=FRAN_0393_00418_L.jpg=</text:p>
      <text:p text:style-name="Standard">1 - Anno nonagesimo octavo. Die lune post festum beati Luce euvangeliste xxia mensis Octobris.</text:p>
      <text:p text:style-name="Standard">2 - capitulantibus dominis.</text:p>
      <text:p text:style-name="Standard">3 - Placet dominis quod accordum de Christolio passetur.</text:p>
      <text:p text:style-name="Standard">4 - P. Decano</text:p>
      <text:p text:style-name="Standard">5 - G. Cantore</text:p>
      <text:p text:style-name="Standard">6 - A. Brie</text:p>
      <text:p text:style-name="Standard">7 - Placet dominis quod fiat hodie servicium domine Regine abbe.</text:p>
      <text:p text:style-name="Standard">8 - G. ecclesie archidiaconos</text:p>
      <text:p text:style-name="Standard"><text:soft-page-break/>9 - Jo. Rolandi</text:p>
      <text:p text:style-name="Standard">10 - Jo. de Pompodorio</text:p>
      <text:p text:style-name="Standard">11 - Dominus Archidiaconus de Josayo cepit claves</text:p>
      <text:p text:style-name="Standard">12 - L. de Mongeria</text:p>
      <text:p text:style-name="Standard">13 - Jo. de Nullyaco</text:p>
      <text:p text:style-name="Standard">14 - thesauri.</text:p>
      <text:p text:style-name="Standard">15 - N. Dictatoris.</text:p>
      <text:p text:style-name="Standard">16 - G. de Albyaco</text:p>
      <text:p text:style-name="Standard">17 - suspendatur solucio cape domini Cardinalis Aniciensis</text:p>
      <text:p text:style-name="Standard">18 - A. de Maignaco</text:p>
      <text:p text:style-name="Standard">19 - osque ad festum Nativitatis beati Johannis Baptiste et</text:p>
      <text:p text:style-name="Standard">20 - liberantur fructus magistri Thome de Alneto.</text:p>
      <text:p text:style-name="Standard">21 - Deliberata est domus deffuncti domini succentores / domino Dyonisio de Courson</text:p>
      <text:p text:style-name="Standard">22 - succentori moderno precio alias oblaco.</text:p>
      <text:p text:style-name="Standard">23 - Anno nonagesimo Octavo. Die mercurii post festum beati Luce euvangeliste.</text:p>
      <text:p text:style-name="Standard">24 - xxiiia mensis Octobris. Capitulantibus dominis.</text:p>
      <text:p text:style-name="Standard">25 - P. Decano</text:p>
      <text:p text:style-name="Standard">26 - G. Cantore</text:p>
      <text:p text:style-name="Standard">27 - A. Bre</text:p>
      <text:p text:style-name="Standard">28 - Declaratum est capellaniam Leprosarie Liricantus non</text:p>
      <text:p text:style-name="Standard">29 - G. ecclesie Archidiacono</text:p>
      <text:p text:style-name="Standard">30 - tadere in tunno / eo quod non valet xivel xii</text:p>
      <text:p text:style-name="Standard">31 - libras annuales cum per observancias communes ecclesie</text:p>
      <text:p text:style-name="Standard">32 - G. Pallardi</text:p>
      <text:p text:style-name="Standard">33 - nulla capellania cadere debeat in turno nisi valeat</text:p>
      <text:p text:style-name="Standard">34 - Jo. Voygnon</text:p>
      <text:p text:style-name="Standard">35 - iilibras Parisiensis</text:p>
      <text:p text:style-name="Standard">36 - L. de Mongeria</text:p>
      <text:p text:style-name="Standard">37 - Jo. de Pompodorio</text:p>
      <text:p text:style-name="Standard">38 - Et deniovo declaratum est nulla beneficia tadere</text:p>
      <text:p text:style-name="Standard">39 - Ph. de Salione</text:p>
      <text:p text:style-name="Standard">40 - in turno nisi valeant xiiam libraas pars. / in casu</text:p>
      <text:p text:style-name="Standard">41 - Dictatoris</text:p>
      <text:p text:style-name="Standard">42 - tamen quo reperiretur statutum de x lbrarum vel xii</text:p>
      <text:p text:style-name="Standard">43 - Ro. Dangeul</text:p>
      <text:p text:style-name="Standard">44 - teneatur statutum in terminis / Poho tamen non</text:p>
      <text:p text:style-name="Standard"><text:soft-page-break/>45 - G. de Albiaco</text:p>
      <text:p text:style-name="Standard">46 - actantur domini existentes in turno / quin conferre</text:p>
      <text:p text:style-name="Standard">47 - T. Hocie</text:p>
      <text:p text:style-name="Standard">48 - possint dicta beneficia minoris valoris si velunt.</text:p>
      <text:p text:style-name="Standard">49 - T. de Sancto Petro</text:p>
      <text:p text:style-name="Standard">50 - Jo. Rolandi</text:p>
      <text:p text:style-name="Standard">51 - Ma. Reginaldi</text:p>
      <text:p text:style-name="Standard">52 - Jo. de Sanctis</text:p>
      <text:p text:style-name="Standard">53 - Quia per statutum continetur de durdecim libras domini</text:p>
      <text:p text:style-name="Standard">54 - A. de Maignaco</text:p>
      <text:p text:style-name="Standard">55 - declaraverunt ad illam sommam nullum artari posse</text:p>
      <text:p text:style-name="Standard">56 - racione turini nisi sit balleoris xii. liberas parsiensis</text:p>
      <text:p text:style-name="Standard">=FRAN_0393_00419_L.jpg=</text:p>
      <text:p text:style-name="Standard">1 - xviii</text:p>
      <text:p text:style-name="Standard">2 - Anno nomagesimo sctavo . die veneris in octabis festi beati ace euvageliste</text:p>
      <text:p text:style-name="Standard">3 - xxvta mensis octobris capitulantibus dominis.</text:p>
      <text:p text:style-name="Standard">4 - Dati sunt commissarii ad audiendum compota clerici fabrice</text:p>
      <text:p text:style-name="Standard">5 - G. Cantore</text:p>
      <text:p text:style-name="Standard">6 - Jo. Voygnon et L. de Mongeria</text:p>
      <text:p text:style-name="Standard">7 - Jo. Voygnon</text:p>
      <text:p text:style-name="Standard">8 - G. Paillardi</text:p>
      <text:p text:style-name="Standard">9 - Jo. de Pompodorio</text:p>
      <text:p text:style-name="Standard">10 - P lacet majori parti dominorum quod conferatur capellaniam</text:p>
      <text:p text:style-name="Standard">11 - L. de Mongeria</text:p>
      <text:p text:style-name="Standard">12 - leprosarie Liricantus domino Roberto de Baileux</text:p>
      <text:p text:style-name="Standard">13 - T. de Sancto Petro</text:p>
      <text:p text:style-name="Standard">14 - et pro ipso conclusit dominus Cantor / quequidem</text:p>
      <text:p text:style-name="Standard">15 - Jo. Rolandi</text:p>
      <text:p text:style-name="Standard">16 - capellania fuit sibi collata et juravit informa.</text:p>
      <text:p text:style-name="Standard">17 - Philho de Salione</text:p>
      <text:p text:style-name="Standard">18 - Ma. Reginaldi</text:p>
      <text:p text:style-name="Standard">19 - T. Hocie</text:p>
      <text:p text:style-name="Standard">20 - Facta relacione compotorum clericorum matutinalium per</text:p>
      <text:p text:style-name="Standard">21 - Ro. Dangeul</text:p>
      <text:p text:style-name="Standard">22 - magistrum Germanum Paillardi / constat per finalem</text:p>
      <text:p text:style-name="Standard">23 - N. Dictatoris</text:p>
      <text:p text:style-name="Standard"><text:soft-page-break/>24 - conclaionem dictorum compotorum eum teneri in vii lb.</text:p>
      <text:p text:style-name="Standard">25 - A. de Maignaco</text:p>
      <text:p text:style-name="Standard">26 - vii sols et viii d. p. et sic concessa est et quictancia.</text:p>
      <text:p text:style-name="Standard">27 - Iujuctum est magistro Johanni Chantepiime ut tradat et solvat</text:p>
      <text:p text:style-name="Standard">28 - Luare Sancti Giraldi super execucione deffuncti magistri Petri Forteti.</text:p>
      <text:p text:style-name="Standard">29 - 1s</text:p>
      <text:p text:style-name="Standard">30 - 7</text:p>
      <text:p text:style-name="Standard">31 - ti</text:p>
      <text:p text:style-name="Standard">32 - Alaneri Quuerias mbr ari</text:p>
      <text:p text:style-name="Standard">33 - die sabbati in vigilia jenimali beatorum Symoni et Jude apostuolorum . xxvita mensis</text:p>
      <text:p text:style-name="Standard">34 - Octobris / prima capituli generalis capitulantibus dominis.</text:p>
      <text:p text:style-name="Standard">35 - P. Decano</text:p>
      <text:p text:style-name="Standard">36 - G. Cantore</text:p>
      <text:p text:style-name="Standard">37 - Itud capitulum est ordinatum pro officiis horarum</text:p>
      <text:p text:style-name="Standard">38 - G. Archidiacono ecclesie</text:p>
      <text:p text:style-name="Standard">39 - et matutinarum.</text:p>
      <text:p text:style-name="Standard">40 - R. de Putheolis</text:p>
      <text:p text:style-name="Standard">41 - L. de Mongeria</text:p>
      <text:p text:style-name="Standard">42 - Inhibitum est officiario horatum ne taxet merellos</text:p>
      <text:p text:style-name="Standard">43 - Jo. de Pompodorio</text:p>
      <text:p text:style-name="Standard">44 - nisi presentes sint aliqui dominorum</text:p>
      <text:p text:style-name="Standard">45 - Jo. Rollandi</text:p>
      <text:p text:style-name="Standard">46 - Jo. de Sanctis</text:p>
      <text:p text:style-name="Standard">47 - Fiat commissio ad recipiendum fructus et emolumenta</text:p>
      <text:p text:style-name="Standard">48 - G. Paillarsi</text:p>
      <text:p text:style-name="Standard">49 - prepositure de Rosayo quousque se obligaverit Johannes</text:p>
      <text:p text:style-name="Standard">50 - Jo. Voygnon</text:p>
      <text:p text:style-name="Standard">51 - G. de Albyaco</text:p>
      <text:p text:style-name="Standard">52 - Leschevin.</text:p>
      <text:p text:style-name="Standard">53 - Jo. Chanteprime</text:p>
      <text:p text:style-name="Standard">54 - Deputati sunt ad eundum erga dominum vicecomitem</text:p>
      <text:p text:style-name="Standard">55 - 5lo</text:p>
      <text:p text:style-name="Standard">56 - de Meleduno pro admortizacione stagni de Melefroy</text:p>
      <text:p text:style-name="Standard">57 - d</text:p>
      <text:p text:style-name="Standard">58 - de Salionne</text:p>
      <text:p text:style-name="Standard">59 - A. de Maignaco</text:p>
      <text:p text:style-name="Standard"><text:soft-page-break/>60 - P. Decanus T. de Sancto Petro.</text:p>
      <text:p text:style-name="Standard">61 - M. Reginaldi</text:p>
      <text:p text:style-name="Standard">62 - Tradita est firma de Moriaco Johanni malesio</text:p>
      <text:p text:style-name="Standard">63 - T. de Sancto retro</text:p>
      <text:p text:style-name="Standard">64 - Jo. de Nullyaco</text:p>
      <text:p text:style-name="Standard">=FRAN_0393_00420_L.jpg=</text:p>
      <text:p text:style-name="Standard">1 - Receptus est magister Symon Campionis clericus regiis ac domini ducis Bituricensis</text:p>
      <text:p text:style-name="Standard">2 - secretarius ad prebendam quam in ecclesia Sancti Benedicti obtinere solebat magister Johannes</text:p>
      <text:p text:style-name="Standard">3 - clerici vacantes per resignacionem ex parte sua factam causa permutacionis facte cum eodem</text:p>
      <text:p text:style-name="Standard">4 - magistro Symone ad capellaniam Sancti Cuberti in ecclesia Sancti Maturini</text:p>
      <text:p text:style-name="Standard">5 - idem magister Symon obtinet et non alias Et juravit ut sequtur in segiuum pagen ce stad</text:p>
      <text:p text:style-name="Standard">6 - acquiestere sencencie diffinitive pro dominis Decano capitulo ecclesie Parisiensis et contra canonicos</text:p>
      <text:p text:style-name="Standard">7 - dicte ecclesie Sancti Benedicti in Romana curia laco ipsamque sentenciam eivlogat et approbat. S</text:p>
      <text:p text:style-name="Standard">8 - Et demum recepto ad dictos canonicatu et prebenda dicto magistro Symone per scienter</text:p>
      <text:p text:style-name="Standard">9 - et spente confessus fuit et publice recognovit quod sufficienter erat infermatur</text:p>
      <text:p text:style-name="Standard">10 - per testes fiddignos / quod dictus magister Johannes Octu paverat et detinuerat x. libri</text:p>
      <text:p text:style-name="Standard">11 - causa xi s. par. redditus annui et perpetui quas alter capellanorum Sancti Leonardi quam nunc</text:p>
      <text:p text:style-name="Standard">12 - obtinet dominus Marcialis nepotis Parisiensis percipere consuevait in et super quatuor</text:p>
      <text:p text:style-name="Standard">13 - domibus sitis in vico cichare / et quas applicaverat idem magister Johannes Clerico</text:p>
      <text:p text:style-name="Standard">14 - prebende sue capropter nolens idem magister Symon alicuum detinere maxre</text:p>
      <text:p text:style-name="Standard">15 - quod in usus ecciatis est deo deditatum / dictas xiem libras et x. s. eidem domino marciali</text:p>
      <text:p text:style-name="Standard">16 - suisque successoribus dicte capellanie capellanis exnunc deliberabat prout deliberavit</text:p>
      <text:p text:style-name="Standard">17 - Joum in statum pristinum quorum antea quam dictus magister Johannes impedimentum</text:p>
      <text:p text:style-name="Standard">18 - apponeret restituendo et in possessionem mittendo . Promittens idem magister Symon</text:p>
      <text:p text:style-name="Standard">19 - per fidem et juramentum suum super hoc corporaliter prestitis dictum capellanum successoresque</text:p>
      <text:p text:style-name="Standard">20 - suos in dictarum Xem librarum etx. s. p. super dictis iiiior domibus annua</text:p>
      <text:p text:style-name="Standard">21 - percepcione nullate nais impedire aut impeduri facere par se vel alium seu</text:p>
      <text:p text:style-name="Standard">22 - alios ullo uinque tempore solvendo tamen a dicte capellano suis quod</text:p>
      <text:p text:style-name="Standard">23 - successoribus dicte capellanie capellanis eidem prelende xxv. s. par. / in quibus antea annuati</text:p>
      <text:p text:style-name="Standard">24 - tenebatur pro dicti redditus admertizacione</text:p>
      <text:p text:style-name="Standard">25 - Trarantur peccunie repparacionum domas deffuncti domini succentor magistro Johanni Rolandi</text:p>
      <text:p text:style-name="Standard">26 - ut eas distribuat in dictis repparacionibus faciendus.</text:p>
      <text:p text:style-name="Standard">27 - Die martis in Crastinum festi beatorum Symonis et Jude apostolorum xvix menis</text:p>
      <text:p text:style-name="Standard">28 - dbris iiC capituli generalis. capitulantibus dominis</text:p>
      <text:p text:style-name="Standard">29 - P. Decano</text:p>
      <text:p text:style-name="Standard"><text:soft-page-break/>30 - G. Cantore</text:p>
      <text:p text:style-name="Standard">31 - G. Archidiacono de Josay</text:p>
      <text:p text:style-name="Standard">32 - A. archidiacono Brye</text:p>
      <text:p text:style-name="Standard">33 - Faciat dominus Archidiaconu Brie cedula compesit</text:p>
      <text:p text:style-name="Standard">34 - R. de Putteolis</text:p>
      <text:p text:style-name="Standard">35 - faciende inter dominum episcopum parisiensium et Catlanmm.</text:p>
      <text:p text:style-name="Standard">36 - Jo. de Pompeodorio</text:p>
      <text:p text:style-name="Standard">37 - Jo. Rolandi</text:p>
      <text:p text:style-name="Standard">38 - Jo. Chantexime</text:p>
      <text:p text:style-name="Standard">39 - Deputati sunt ad lequendum cum domino vicecomite</text:p>
      <text:p text:style-name="Standard">40 - Jo. Loygnon</text:p>
      <text:p text:style-name="Standard">41 - Meledum super admortracione medietatis</text:p>
      <text:p text:style-name="Standard">42 - N. de Rancia</text:p>
      <text:p text:style-name="Standard">43 - stagni de Melenfroy domini et magistri H.</text:p>
      <text:p text:style-name="Standard">44 - P. Colli</text:p>
      <text:p text:style-name="Standard">45 - Bolanchaeti T. de Sancto Petu</text:p>
      <text:p text:style-name="Standard">46 - L. de Mongeria</text:p>
      <text:p text:style-name="Standard">47 - G. de Albyaco</text:p>
      <text:p text:style-name="Standard">48 - T. Hocie</text:p>
      <text:p text:style-name="Standard">49 - Ste Pinelli</text:p>
      <text:p text:style-name="Standard">50 - Jo. Dangel</text:p>
      <text:p text:style-name="Standard">51 - H. Blancheti</text:p>
      <text:p text:style-name="Standard">52 - M. Regni ala</text:p>
      <text:p text:style-name="Standard">53 - G. Paillardi</text:p>
      <text:p text:style-name="Standard">54 - T. de Sancto Petro</text:p>
      <text:p text:style-name="Standard">=FRAN_0393_00421_L.jpg=</text:p>
      <text:p text:style-name="Standard">1 - x xxiii</text:p>
      <text:p text:style-name="Standard">2 - C</text:p>
      <text:p text:style-name="Standard">3 - . Die mercurii sequenti xxxa mensis octobris tercia capituli generalis. Capitulantibus dominis</text:p>
      <text:p text:style-name="Standard">4 - Po. Decano</text:p>
      <text:p text:style-name="Standard">5 - G. Cantore</text:p>
      <text:p text:style-name="Standard">6 - G. archidiacono ecclesie</text:p>
      <text:p text:style-name="Standard">7 - N. Brie</text:p>
      <text:p text:style-name="Standard">8 - N. Dictatoris</text:p>
      <text:p text:style-name="Standard">9 - Jo. Rolatidi</text:p>
      <text:p text:style-name="Standard">10 - P. de Reilliaco</text:p>
      <text:p text:style-name="Standard"><text:soft-page-break/>11 - Jo. de Pompodorio</text:p>
      <text:p text:style-name="Standard">12 - Piho de Salione</text:p>
      <text:p text:style-name="Standard">13 - Niegellata est in presenti capitulo</text:p>
      <text:p text:style-name="Standard">14 - G. de Albiaco</text:p>
      <text:p text:style-name="Standard">15 - R. de Putheolis</text:p>
      <text:p text:style-name="Standard">16 - Jo. Chanteprime</text:p>
      <text:p text:style-name="Standard">17 - G. Blancheti</text:p>
      <text:p text:style-name="Standard">18 - L. de Mongeria</text:p>
      <text:p text:style-name="Standard">19 - T. Hocie</text:p>
      <text:p text:style-name="Standard">20 - G. Paillardi</text:p>
      <text:p text:style-name="Standard">21 - Jo. Voygnon</text:p>
      <text:p text:style-name="Standard">22 - M. Reginaldi</text:p>
      <text:p text:style-name="Standard">23 - Jo. de Sanctis</text:p>
      <text:p text:style-name="Standard">24 - T. de Sancto Petro</text:p>
      <text:p text:style-name="Standard">25 - Jo. dee Nallyaco</text:p>
      <text:p text:style-name="Standard">26 - Die Jovis sequente in vigilia festi Gmnium Sanctorum iiiia et letima capituli generalis</text:p>
      <text:p text:style-name="Standard">27 - Capitulantibus dominis.</text:p>
      <text:p text:style-name="Standard">28 - G. Cantore</text:p>
      <text:p text:style-name="Standard">29 - G. Archidiacono ecclesie</text:p>
      <text:p text:style-name="Standard">30 - Placet dominis de gracia quod Canonici Sancti Johannis</text:p>
      <text:p text:style-name="Standard">31 - Re. de Putheolis</text:p>
      <text:p text:style-name="Standard">32 - Rotundi habeant quilibet interessendo in matutinis</text:p>
      <text:p text:style-name="Standard">33 - L. de Mongeria</text:p>
      <text:p text:style-name="Standard">34 - tres denoe / cum modificacione quod intersint in</text:p>
      <text:p text:style-name="Standard">35 - Jo. de Pompedorio</text:p>
      <text:p text:style-name="Standard">36 - landibus mortuorum alias non habebunt</text:p>
      <text:p text:style-name="Standard">37 - Jo. Rolandi</text:p>
      <text:p text:style-name="Standard">38 - P. de Reillaco</text:p>
      <text:p text:style-name="Standard">39 - A. de Maignaco</text:p>
      <text:p text:style-name="Standard">40 - St Ego Symon Campionis Canonicus Sancti Benedicti Par.</text:p>
      <text:p text:style-name="Standard">41 - Ma. Reginaldi</text:p>
      <text:p text:style-name="Standard">42 - juro ad hec Sancta Dei euvangilios fi delitatem</text:p>
      <text:p text:style-name="Standard">43 - G. de Albiaco</text:p>
      <text:p text:style-name="Standard">44 - reverenciam obedeniciam et lonorem vobis dominis mcis</text:p>
      <text:p text:style-name="Standard">45 - Jo. Chanteprime</text:p>
      <text:p text:style-name="Standard">46 - Decano et Capitulo ecclesie Parisiense et residenciam in ecclesia</text:p>
      <text:p text:style-name="Standard"><text:soft-page-break/>47 - H. Blancheti</text:p>
      <text:p text:style-name="Standard">48 - Sancti Benedicti predicta mefacturum / et promovrim quancicius</text:p>
      <text:p text:style-name="Standard">49 - P. Colli</text:p>
      <text:p text:style-name="Standard">50 - potere ad ordiner quos beneficium mncum rerquirit</text:p>
      <text:p text:style-name="Standard">51 - T. de Sancto Petro</text:p>
      <text:p text:style-name="Standard">52 - Ro. Dangeul</text:p>
      <text:p text:style-name="Standard">53 - jura ecclesie Par.e / et ecclesie predicte Sancti Renedicti</text:p>
      <text:p text:style-name="Standard">54 - G. Paillardi</text:p>
      <text:p text:style-name="Standard">55 - servare et non aliemare ymo alienata pro posse</text:p>
      <text:p text:style-name="Standard">56 - Ste. Peruelli</text:p>
      <text:p text:style-name="Standard">57 - recuperare / Et quod comparebo singulis annis in sancta Synodo</text:p>
      <text:p text:style-name="Standard">58 - Jo. Voygnon</text:p>
      <text:p text:style-name="Standard">59 - mam n racionabilis excusacio impediat / quam excusacionem</text:p>
      <text:p text:style-name="Standard">60 - T. Hocie</text:p>
      <text:p text:style-name="Standard">61 - significabo vobis infra quin denam post ipsam symodum</text:p>
      <text:p text:style-name="Standard">62 - Jo. de Sanctis</text:p>
      <text:p text:style-name="Standard">63 - sub pena per vos contra defficientem et contunaces stabilita.</text:p>
      <text:p text:style-name="Standard">64 - N. de Rancia</text:p>
      <text:p text:style-name="Standard">65 - juro etiam stare et acquiestare sinem diffinicive provobit dominis</text:p>
      <text:p text:style-name="Standard">66 - Ph. de Salione</text:p>
      <text:p text:style-name="Standard">67 - nos et contra canonico peteecbie Sancti Beredicti in rena curia late</text:p>
      <text:p text:style-name="Standard">68 - Jo. de Nullyaco</text:p>
      <text:p text:style-name="Standard">69 - spciamque sentenciam emologare et exnunc emalogo pure et singuliter</text:p>
      <text:p text:style-name="Standard">=FRAN_0393_00422_L.jpg=</text:p>
      <text:p text:style-name="Standard">1 - .Die veneris sequentes in festo omnim sanctorum capitulantbus dominis extraordinarie</text:p>
      <text:p text:style-name="Standard">2 - P. Decano</text:p>
      <text:p text:style-name="Standard">3 - G. Cantore</text:p>
      <text:p text:style-name="Standard">4 - Galterus de Russon Girardus Jourdam et Ricolaus</text:p>
      <text:p text:style-name="Standard">5 - G. de Josayo</text:p>
      <text:p text:style-name="Standard">6 - quatrenault executores testamenti deffuncti domini Mathei</text:p>
      <text:p text:style-name="Standard">7 - A. Brie Archidiacono</text:p>
      <text:p text:style-name="Standard">8 - servientis presbyteri capicerii nuper Sancti Mederici / submiserunt</text:p>
      <text:p text:style-name="Standard">9 - Jo. de Sancti</text:p>
      <text:p text:style-name="Standard">10 - execucionem ejusdem deffuncti jurisdicioni dominorum et promiserunt</text:p>
      <text:p text:style-name="Standard">11 - Ro. Dangel</text:p>
      <text:p text:style-name="Standard">12 - reddere bonum et legale compotum.</text:p>
      <text:p text:style-name="Standard"><text:soft-page-break/>13 - Ste. Perunelli</text:p>
      <text:p text:style-name="Standard">14 - Re. de Putheais</text:p>
      <text:p text:style-name="Standard">15 - Ph.o de Salione</text:p>
      <text:p text:style-name="Standard">16 - Placet dominis quod dominus Petrus Valeti habeat capiceriam</text:p>
      <text:p text:style-name="Standard">17 - Sancti Mederici vacantes per obitum deffuncti domini Mathei</text:p>
      <text:p text:style-name="Standard">18 - Jo. Voygnon</text:p>
      <text:p text:style-name="Standard">19 - H. Blancheti</text:p>
      <text:p text:style-name="Standard">20 - servientis</text:p>
      <text:p text:style-name="Standard">21 - . Rolandi</text:p>
      <text:p text:style-name="Standard">22 - L. de Mongeria</text:p>
      <text:p text:style-name="Standard">23 - N. de Rancia</text:p>
      <text:p text:style-name="Standard">24 - G. Paillardi</text:p>
      <text:p text:style-name="Standard">25 - Jo. de Pompodorio</text:p>
      <text:p text:style-name="Standard">26 - P. de Reillaco</text:p>
      <text:p text:style-name="Standard">27 - Ma. Reginaldi</text:p>
      <text:p text:style-name="Standard">28 - T. Houcie</text:p>
      <text:p text:style-name="Standard">29 - Jo. Chanteprime</text:p>
      <text:p text:style-name="Standard">30 - N. Dictatoris</text:p>
      <text:p text:style-name="Standard">31 - T. de Sancto Petro</text:p>
      <text:p text:style-name="Standard">32 - Jo. de Nullyaco</text:p>
      <text:p text:style-name="Standard">33 - A. de Maignaco</text:p>
      <text:p text:style-name="Standard">34 - Die salbati sequentes in festo commemoracionis animarum scunda mensis Roveduo. Capitulantibus dominis</text:p>
      <text:p text:style-name="Standard">35 - P. Decano</text:p>
      <text:p text:style-name="Standard">36 - G. Cantore</text:p>
      <text:p text:style-name="Standard">37 - Dominus Petrus Valeti presbyter ressignavit canonicatum et</text:p>
      <text:p text:style-name="Standard">38 - A. Archidiacono Brie</text:p>
      <text:p text:style-name="Standard">39 - prebendam Sancti Dyonisii de Passu in ecclesia Parisiensis</text:p>
      <text:p text:style-name="Standard">40 - Jo. Rolandi</text:p>
      <text:p text:style-name="Standard">41 - pure simpliciter et libere</text:p>
      <text:p text:style-name="Standard">42 - P. Colli</text:p>
      <text:p text:style-name="Standard">43 - A. de Rancia</text:p>
      <text:p text:style-name="Standard">44 - Et collata est eidem domino Pecro Capiceria Sancti Mederici</text:p>
      <text:p text:style-name="Standard">45 - Jo. de Sanct</text:p>
      <text:p text:style-name="Standard">46 - vacans per obitum deffuncti domini Mathei Servientis</text:p>
      <text:p text:style-name="Standard">47 - de Mongeria</text:p>
      <text:p text:style-name="Standard"><text:soft-page-break/>48 - ultimi possessoris ejusdem quiquidem dominus Petrus Juravieti</text:p>
      <text:p text:style-name="Standard">49 - Jo. Voygnon</text:p>
      <text:p text:style-name="Standard">50 - in forma. Et fuit installatus.</text:p>
      <text:p text:style-name="Standard">51 - Ste. Pruelli</text:p>
      <text:p text:style-name="Standard">52 - T. Hocie</text:p>
      <text:p text:style-name="Standard">53 - M. Reginaldi</text:p>
      <text:p text:style-name="Standard">54 - Jo. de Pompodorio</text:p>
      <text:p text:style-name="Standard">55 - Ph. de Salione</text:p>
      <text:p text:style-name="Standard">=FRAN_0393_00423_L.jpg=</text:p>
      <text:p text:style-name="Standard">1 - xx</text:p>
      <text:p text:style-name="Standard">2 - Anno domini millesimo trecentesimo nonagesimo octavo. Die lune post festum Gmini</text:p>
      <text:p text:style-name="Standard">3 - sanctorum iiiia mensis novembris capitulantibus dominis.</text:p>
      <text:p text:style-name="Standard">4 - P. Decano</text:p>
      <text:p text:style-name="Standard">5 - G. Cantore</text:p>
      <text:p text:style-name="Standard">6 - G. de Josayo</text:p>
      <text:p text:style-name="Standard">7 - J. de Nullyaco</text:p>
      <text:p text:style-name="Standard">8 - habeat distrbutor mellorum viii° libras dumtaxat et</text:p>
      <text:p text:style-name="Standard">9 - L. de Mongeria</text:p>
      <text:p text:style-name="Standard">10 - distribuat Niclaus de Dela / et si bene faciat remanebit</text:p>
      <text:p text:style-name="Standard">11 - P. de Reilhaco</text:p>
      <text:p text:style-name="Standard">12 - P. Colli</text:p>
      <text:p text:style-name="Standard">13 - H. Blancheti</text:p>
      <text:p text:style-name="Standard">14 - habeat Stephanus Theobaldi macicoteriam ecclesie parisiensie</text:p>
      <text:p text:style-name="Standard">15 - G. de Albyaco</text:p>
      <text:p text:style-name="Standard">16 - quam tenebat dominus Hebertus Berengarii</text:p>
      <text:p text:style-name="Standard">17 - Jo. de Pompodorio</text:p>
      <text:p text:style-name="Standard">18 - A. de Maignaco</text:p>
      <text:p text:style-name="Standard">19 - Re. de Putheolis</text:p>
      <text:p text:style-name="Standard">20 - Collata est prebenda sacerndo talis Sancti Dyonisii de Passu</text:p>
      <text:p text:style-name="Standard">21 - Jo. Rolandi</text:p>
      <text:p text:style-name="Standard">22 - quam nuper obtinebat dominus Petrus Valeti presbyter vacans</text:p>
      <text:p text:style-name="Standard">23 - N. Dictatoris</text:p>
      <text:p text:style-name="Standard">24 - per liberam resignacionem ejusdem domini Petri in manibus</text:p>
      <text:p text:style-name="Standard">25 - Phiho de Salione</text:p>
      <text:p text:style-name="Standard">26 - dominorum meorum factam / domino Hebertormeregarii presbytero</text:p>
      <text:p text:style-name="Standard">27 - Jo. Hu</text:p>
      <text:p text:style-name="Standard"><text:soft-page-break/>28 - Jo. Chanteprimi</text:p>
      <text:p text:style-name="Standard">29 - qui juravit</text:p>
      <text:p text:style-name="Standard">30 - Jo. de Sancti</text:p>
      <text:p text:style-name="Standard">31 - H. de Rancia</text:p>
      <text:p text:style-name="Standard">32 - Ste. Pinelli</text:p>
      <text:p text:style-name="Standard">33 - T. de Sancto Petro</text:p>
      <text:p text:style-name="Standard">34 - M. Reginaldi</text:p>
      <text:p text:style-name="Standard">35 - Jo. Voygnon</text:p>
      <text:p text:style-name="Standard">36 - Anno predicto. Die mercurii post festum benrim Sanctorum Vi dmensis novebris . Ccapitulantibus dominis</text:p>
      <text:p text:style-name="Standard">37 - P. Pecano</text:p>
      <text:p text:style-name="Standard">38 - Hodie fuit manumissus Johannes Hodier servis ecclesie ad causam</text:p>
      <text:p text:style-name="Standard">39 - G. Cantore</text:p>
      <text:p text:style-name="Standard">40 - Jaquine ejus nostrus commorane apud Rampillon in brya</text:p>
      <text:p text:style-name="Standard">41 - G. Archidiacono ecclesie</text:p>
      <text:p text:style-name="Standard">42 - Jo. Hue</text:p>
      <text:p text:style-name="Standard">43 - et data licencia recipiendi consuram clericalem dum tamen</text:p>
      <text:p text:style-name="Standard">44 - Ja. Cosson</text:p>
      <text:p text:style-name="Standard">45 - ingrediatur religionem ordinis Sancti Johannis Throlitam</text:p>
      <text:p text:style-name="Standard">46 - L. de Mongeria</text:p>
      <text:p text:style-name="Standard">47 - hosperitalariorum vulgariter nuncupatis vel aliam religione</text:p>
      <text:p text:style-name="Standard">48 - A. de Maignaco</text:p>
      <text:p text:style-name="Standard">49 - approbatam infra annum / alias in pristinum statum redigatur.</text:p>
      <text:p text:style-name="Standard">50 - N. Dictatoris</text:p>
      <text:p text:style-name="Standard">51 - N. de Rancia</text:p>
      <text:p text:style-name="Standard">52 - habeat Michael Brunelli macicoteriam dyaconalem</text:p>
      <text:p text:style-name="Standard">53 - G. de Albyaco</text:p>
      <text:p text:style-name="Standard">54 - Noluit michacionis acceptare</text:p>
      <text:p text:style-name="Standard">55 - H. Blancheti</text:p>
      <text:p text:style-name="Standard">56 - Ste. Theobaldi subdyaconalemur.</text:p>
      <text:p text:style-name="Standard">57 - dyaconalem quare habeat dictus Stephanus.</text:p>
      <text:p text:style-name="Standard">58 - T. Hocie</text:p>
      <text:p text:style-name="Standard">59 - Jo. Voygnon</text:p>
      <text:p text:style-name="Standard">60 - Nomina heredum deffuncti domini Jo. Campionis quondam capellani in ecclesia Parisien</text:p>
      <text:p text:style-name="Standard">61 - Jo. de Pompodorio</text:p>
      <text:p text:style-name="Standard">62 - sunt Guillota relicta deffuncti Colini Le Franchomme / Lingueli</text:p>
      <text:p text:style-name="Standard"><text:soft-page-break/>63 - Jo. Rolandi</text:p>
      <text:p text:style-name="Standard">64 - Bradeau et Mariota ejus uxr. et placet dominis quod recedant</text:p>
      <text:p text:style-name="Standard">65 - Jo. Chanteprime</text:p>
      <text:p text:style-name="Standard">66 - sive die et termino et sive processu aliquo.</text:p>
      <text:p text:style-name="Standard">67 - P. de Reilhaco</text:p>
      <text:p text:style-name="Standard">68 - T. de Sancto Petro</text:p>
      <text:p text:style-name="Standard">69 - P. Colli</text:p>
      <text:p text:style-name="Standard">70 - Jo. de Sanctis.</text:p>
      <text:p text:style-name="Standard">=FRAN_0393_00424_L.jpg=</text:p>
      <text:p text:style-name="Standard">1 - Badat dominus Johannes Hays ad se informandum de xiii. arpentis nemorns que tenet dominus</text:p>
      <text:p text:style-name="Standard">2 - Johannes Malise apud Mittryacum.</text:p>
      <text:p text:style-name="Standard">3 - Congregetur ad diem crastinam consilium ecclesie octava hora</text:p>
      <text:p text:style-name="Standard">4 - Placet dominis quam Johannes La Gloye habeat officiaum distribuciones macellorum matutinarus</text:p>
      <text:p text:style-name="Standard">5 - Anno domini millesimo trecemesimo nonatesimo Dtavo. Die veneris post</text:p>
      <text:p text:style-name="Standard">6 - festum omnium sanctorum viiia mensis novembris. capitulantibus dominis</text:p>
      <text:p text:style-name="Standard">7 - P. Decano</text:p>
      <text:p text:style-name="Standard">8 - Placet dominis quod Thomas Becquet habeat nemora de</text:p>
      <text:p text:style-name="Standard">9 - G. Cantore</text:p>
      <text:p text:style-name="Standard">10 - Castaneyo precio xiixx francorum auri et quod habeat</text:p>
      <text:p text:style-name="Standard">11 - G. Archidiacono ecclesie</text:p>
      <text:p text:style-name="Standard">12 - sex annos evatuacionis / ponoturque in licteris obligations</text:p>
      <text:p text:style-name="Standard">13 - Ph. de Salione</text:p>
      <text:p text:style-name="Standard">14 - quod dictus Thomas faciet quolibet anno scindi</text:p>
      <text:p text:style-name="Standard">15 - L. de Mongeria</text:p>
      <text:p text:style-name="Standard">16 - porcionem dictorum nemorum.</text:p>
      <text:p text:style-name="Standard">17 - M. Reginaldi</text:p>
      <text:p text:style-name="Standard">18 - Ja. Cosson</text:p>
      <text:p text:style-name="Standard">19 - Die dominica proxima fient processiones apud</text:p>
      <text:p text:style-name="Standard">20 - N. Dictatoris</text:p>
      <text:p text:style-name="Standard">21 - Carmelitas.</text:p>
      <text:p text:style-name="Standard">22 - Jo. Rolandi</text:p>
      <text:p text:style-name="Standard">23 - P. Colli</text:p>
      <text:p text:style-name="Standard">24 - Jo. de Pompodorio</text:p>
      <text:p text:style-name="Standard">25 - Placet dominis quod dominus Hebertus Berengarii distribuat</text:p>
      <text:p text:style-name="Standard">26 - Jo. Hue</text:p>
      <text:p text:style-name="Standard">27 - distribuciones manuales argenti et primo capitulo</text:p>
      <text:p text:style-name="Standard"><text:soft-page-break/>28 - T. de Sancto Petro</text:p>
      <text:p text:style-name="Standard">29 - requenti defferet residuum in capitulo.</text:p>
      <text:p text:style-name="Standard">30 - P. de Reillaco</text:p>
      <text:p text:style-name="Standard">31 - Placet dominis quod dominus Petrus Rati habeat distribucionem</text:p>
      <text:p text:style-name="Standard">32 - R. de Putheolis</text:p>
      <text:p text:style-name="Standard">33 - merellorum quos distribuelat Petrus lasue.</text:p>
      <text:p text:style-name="Standard">34 - Jo. Chanteprime</text:p>
      <text:p text:style-name="Standard">35 - A. de Maignaco</text:p>
      <text:p text:style-name="Standard">36 - R. de Sarraponte</text:p>
      <text:p text:style-name="Standard">37 - Jo. Voygnon</text:p>
      <text:p text:style-name="Standard">38 - T. defa Hocie</text:p>
      <text:p text:style-name="Standard">39 - Die lune sequenti non fuit capitulum propter festum</text:p>
      <text:p text:style-name="Standard">40 - hyemale beati Martini.</text:p>
      <text:p text:style-name="Standard">=FRAN_0393_00425_L.jpg=</text:p>
      <text:p text:style-name="Standard">1 - xxii</text:p>
      <text:p text:style-name="Standard">2 - 403</text:p>
      <text:p text:style-name="Standard">3 - JHrcti</text:p>
      <text:p text:style-name="Standard">4 - avum Genonle A</text:p>
      <text:p text:style-name="Standard">5 - Die Luartis in crastunum festi Beati Martini hyemalis xia mensis novembris.</text:p>
      <text:p text:style-name="Standard">6 - Pietui dominis capitulantibus infrascriptis.</text:p>
      <text:p text:style-name="Standard">7 - P. Decano</text:p>
      <text:p text:style-name="Standard">8 - G. Cantore</text:p>
      <text:p text:style-name="Standard">9 - G. Archidiacono ecclesie</text:p>
      <text:p text:style-name="Standard">10 - Capitulum istud principaliter est introductum pro officiis</text:p>
      <text:p text:style-name="Standard">11 - Anniversariorum et viiii</text:p>
      <text:p text:style-name="Standard">12 - Jo. Voygnon in Spedona.</text:p>
      <text:p text:style-name="Standard">13 - T. de Sancto Petro apud Andresiacum</text:p>
      <text:p text:style-name="Standard">14 - Jo. de Pompedorio</text:p>
      <text:p text:style-name="Standard">15 - Jo. de Sarraponte</text:p>
      <text:p text:style-name="Standard">16 - Valeant Merelli dupplices V. solidorum et simplices</text:p>
      <text:p text:style-name="Standard">17 - duos solidos cum octo denais.</text:p>
      <text:p text:style-name="Standard">18 - de Mongeria</text:p>
      <text:p text:style-name="Standard">19 - Jo. Rolandi</text:p>
      <text:p text:style-name="Standard">20 - M. Reginaldi</text:p>
      <text:p text:style-name="Standard">21 - G. de Albyaco</text:p>
      <text:p text:style-name="Standard">22 - Deputati sunt ad eundum erga dominum vicecomitem</text:p>
      <text:p text:style-name="Standard"><text:soft-page-break/>23 - Ro. DAugel</text:p>
      <text:p text:style-name="Standard">24 - Meleduni pro admortizacione stagni de Melension</text:p>
      <text:p text:style-name="Standard">25 - Phi. de Salione</text:p>
      <text:p text:style-name="Standard">26 - Domini et magistri Johannes de Sanctis et</text:p>
      <text:p text:style-name="Standard">27 - Ro. de Lorriaco</text:p>
      <text:p text:style-name="Standard">28 - Thomas de Sancto Petro.</text:p>
      <text:p text:style-name="Standard">29 - Ay. de Maignaco</text:p>
      <text:p text:style-name="Standard">30 - Ste. Pruelli</text:p>
      <text:p text:style-name="Standard">31 - Re. de Putheilis</text:p>
      <text:p text:style-name="Standard">32 - Jo. Hue</text:p>
      <text:p text:style-name="Standard">33 - P. Colli</text:p>
      <text:p text:style-name="Standard">34 - N. Dictatoris</text:p>
      <text:p text:style-name="Standard">35 - Jo. de Sanctis</text:p>
      <text:p text:style-name="Standard">36 - N. de Ordeimonte in palacio pro ecclesia.</text:p>
      <text:p text:style-name="Standard">=FRAN_0393_00426_L.jpg=</text:p>
      <text:p text:style-name="Standard">1 - Die mercuii sequentis xiia mensis noveduis senda capituli generalis.</text:p>
      <text:p text:style-name="Standard">2 - Capitulantibus dominis.</text:p>
      <text:p text:style-name="Standard">3 - P. Decano</text:p>
      <text:p text:style-name="Standard">4 - G. Cantore</text:p>
      <text:p text:style-name="Standard">5 - Tractatum fuit de causa mota contra magistrum Johannem</text:p>
      <text:p text:style-name="Standard">6 - G. Archidiacono ecclesie</text:p>
      <text:p text:style-name="Standard">7 - Corderii et fuit conclusum quod loquatur cum consilio</text:p>
      <text:p text:style-name="Standard">8 - N. Dictatoris</text:p>
      <text:p text:style-name="Standard">9 - Capituli seculari et deputati sunt ad eundum dominus</text:p>
      <text:p text:style-name="Standard">10 - L. de Mongeria</text:p>
      <text:p text:style-name="Standard">11 - Decanus magistri Phi. de Salione Ro. de Lorriaco</text:p>
      <text:p text:style-name="Standard">12 - Jo. Hue</text:p>
      <text:p text:style-name="Standard">13 - et Jo. Hue.</text:p>
      <text:p text:style-name="Standard">14 - Jo. Rolandi</text:p>
      <text:p text:style-name="Standard">15 - P. Colli</text:p>
      <text:p text:style-name="Standard">16 - Jo. de Sarraponte</text:p>
      <text:p text:style-name="Standard">17 - Ro. de Lorriaco</text:p>
      <text:p text:style-name="Standard">18 - Fiat commissio Johanni Fromont preposito de Vernoto</text:p>
      <text:p text:style-name="Standard">19 - T. de Sancto Petro</text:p>
      <text:p text:style-name="Standard">20 - ut se informare valeat super debato moto inter</text:p>
      <text:p text:style-name="Standard">21 - Ma. Reginaldi</text:p>
      <text:p text:style-name="Standard"><text:soft-page-break/>22 - dominos et Johannem D'Argeville domicellum Egsidium</text:p>
      <text:p text:style-name="Standard">23 - Jo. de Sanctis</text:p>
      <text:p text:style-name="Standard">24 - abigant et Guillotum Forget commorante a pud</text:p>
      <text:p text:style-name="Standard">25 - Ph. de Salione</text:p>
      <text:p text:style-name="Standard">26 - Vernotum</text:p>
      <text:p text:style-name="Standard">27 - R. de Putheolis</text:p>
      <text:p text:style-name="Standard">28 - G. de Albyaco</text:p>
      <text:p text:style-name="Standard">29 - Jo. de Pompodorio</text:p>
      <text:p text:style-name="Standard">30 - Receptus fuit in clericum matucinalem ecclesie Parisiensis</text:p>
      <text:p text:style-name="Standard">31 - Ro. Dangel</text:p>
      <text:p text:style-name="Standard">32 - dominus firminus de Molendino presbyter et fuitei Injunctum</text:p>
      <text:p text:style-name="Standard">33 - Ste. Pricelli</text:p>
      <text:p text:style-name="Standard">34 - quod reddat cursum suum solitum.</text:p>
      <text:p text:style-name="Standard">35 - A. de Maignaco</text:p>
      <text:p text:style-name="Standard">36 - Jo. Voygnon in Spedona</text:p>
      <text:p text:style-name="Standard">37 - Die jovis sequenti xiiia mensis novembris tercia capituli generalis Capitulantibus dominis</text:p>
      <text:p text:style-name="Standard">38 - P. Decano</text:p>
      <text:p text:style-name="Standard">39 - G. Cantore</text:p>
      <text:p text:style-name="Standard">40 - Supplicacionem magistri Johannis Rolandi hodie factam</text:p>
      <text:p text:style-name="Standard">41 - G. Archidiaconos ecclesie</text:p>
      <text:p text:style-name="Standard">42 - super prebendam Sancti Aniani ad similitudinem</text:p>
      <text:p text:style-name="Standard">43 - Jo. de Sarraponte</text:p>
      <text:p text:style-name="Standard">44 - aliarum prebendarum ecclesie Parisiensis in residencia</text:p>
      <text:p text:style-name="Standard">45 - Jo. Voygnon in Spedona</text:p>
      <text:p text:style-name="Standard">46 - et certis aliis reducendus. cum certis modis et formis</text:p>
      <text:p text:style-name="Standard">47 - Jo. de Pompodorio</text:p>
      <text:p text:style-name="Standard">48 - tunc per eum tactis domini remiserunt ad aliud capitulum</text:p>
      <text:p text:style-name="Standard">49 - Jo. Rolandi</text:p>
      <text:p text:style-name="Standard">50 - eciam non generale tractandum / decernentis quicquid</text:p>
      <text:p text:style-name="Standard">51 - L. de Mongeria</text:p>
      <text:p text:style-name="Standard">52 - factum forsan erit perinde valere / ac si in capitulo</text:p>
      <text:p text:style-name="Standard">53 - N. Dictatoris</text:p>
      <text:p text:style-name="Standard">54 - Ba. Reginaldi</text:p>
      <text:p text:style-name="Standard">55 - generali fieret</text:p>
      <text:p text:style-name="Standard">56 - T. Hocie</text:p>
      <text:p text:style-name="Standard">57 - Deputati sunt ad faciendum finentarium thesaurr</text:p>
      <text:p text:style-name="Standard"><text:soft-page-break/>58 - Ro. de Lorriaco</text:p>
      <text:p text:style-name="Standard">59 - magistri Jo. de Sanctis . Jo. Hue et Ro. de Lorriaco</text:p>
      <text:p text:style-name="Standard">60 - Ro. Daugel</text:p>
      <text:p text:style-name="Standard">61 - eet loquatur cum magistr N. de Ordeimonte et N. de</text:p>
      <text:p text:style-name="Standard">62 - T. de Sancto Petro</text:p>
      <text:p text:style-name="Standard">63 - rancia ut velunt vacare.</text:p>
      <text:p text:style-name="Standard">64 - Jo. Hue</text:p>
      <text:p text:style-name="Standard">65 - G. de Albyaco</text:p>
      <text:p text:style-name="Standard">66 - Receptus est magister Jo. Poterii in utroque jure bachalaris</text:p>
      <text:p text:style-name="Standard">67 - Re. de Putheolis</text:p>
      <text:p text:style-name="Standard">68 - ad canonicatum et prebendatum ecclesie Sancti Benedicti Benversi Par.</text:p>
      <text:p text:style-name="Standard">69 - Phi. de Salione</text:p>
      <text:p text:style-name="Standard">70 - vacantes ad presens per obitum domini Guillelmi Georgini presbyteri</text:p>
      <text:p text:style-name="Standard">71 - Jo. de Sanctis</text:p>
      <text:p text:style-name="Standard">72 - ultimi possessonis eorundem sibi collatos per venelem.</text:p>
      <text:p text:style-name="Standard">73 - Ste. Perruelli</text:p>
      <text:p text:style-name="Standard">74 - Cucumspectuli virum dominum Guarnerium Gaeroudi arctidiu</text:p>
      <text:p text:style-name="Standard">75 - de Josayo / et canonicum Parisienem racione curni sui / Et fuit</text:p>
      <text:p text:style-name="Standard">76 - sibi concessa lictera sub forma que sequitur.</text:p>
      <text:p text:style-name="Standard">=FRAN_0393_00427_L.jpg=</text:p>
      <text:p text:style-name="Standard">1 - ixx xii</text:p>
      <text:p text:style-name="Standard">2 - Unniversis presentes litteras insprecuatiois. Decanus et capitulum ecclesie parisiensis ad Romanem ecclesiam nullo mediem</text:p>
      <text:p text:style-name="Standard">3 - pertinentiis. Salutem in domino. Notum facimus quod nos hodie in capitulo nostro hora capituli pro negoc</text:p>
      <text:p text:style-name="Standard">4 - ecclesie nostre ad sonum campane ut moris est tractandis capitulariter congregati venerabilem</text:p>
      <text:p text:style-name="Standard">5 - virum magistrum Johannem Poterii in utroqu jure bachalarium ad canonicatum et prebendam ecclesie Sancti</text:p>
      <text:p text:style-name="Standard">6 - Benedicti beneversi Parisiensis nobis immediate subjecte quos nuper deffunctus dominus Guillelmus</text:p>
      <text:p text:style-name="Standard">7 - Georgini presbyter ultimus possessor eorumdem obtinere solebat liberos et vacantes ad presens</text:p>
      <text:p text:style-name="Standard">8 - per ejusdem domini Guillelmi obitum / ac dicto magistro Johanni die date presencium per venerande</text:p>
      <text:p text:style-name="Standard">9 - Circumspectionis virum dominum Guarnerium Guerondi Archidiaconum de Josayo in ecclesia</text:p>
      <text:p text:style-name="Standard">10 - nostra Parisiensis / ac fratrem et concanonicum nostrum ad causam turni sui juxta tenores</text:p>
      <text:p text:style-name="Standard">11 - statutorum ecclesie nostre predicte / cum suis juribus et pertinenciis universis / coram nobis</text:p>
      <text:p text:style-name="Standard">12 - viva voce collatos salvo jure cujuslibet recepimus et admisimus / recipimusqued</text:p>
      <text:p text:style-name="Standard"><text:soft-page-break/>13 - et admittimus per presentes. Ipsumque magistrum Johannem in possessionem corporabem</text:p>
      <text:p text:style-name="Standard">14 - dictorum canonicatus et prebende iunumque et pertienciarum suorum universorum posuimus et</text:p>
      <text:p text:style-name="Standard">15 - induximus ac per tradicionem quarundam licterarum quas tunc tenebamus investivimus tenoreque</text:p>
      <text:p text:style-name="Standard">16 - presencila ponimus inducimus et investimus de eisdem. Prestito prius per eundem magistrum</text:p>
      <text:p text:style-name="Standard">17 - Johannem corporali et solito nobis in talibus prestari juramento sub hac forma . Ego Johannes</text:p>
      <text:p text:style-name="Standard">18 - Poterii canonicus Sancti Benedicti Parisiensis . juro ad hec sancta Dei euvangelia / fidelitatem reverenciam</text:p>
      <text:p text:style-name="Standard">19 - obtdnciam et honorem vobis dominis meis Decano et capitulo ecclesie Parisiensis et residencium in</text:p>
      <text:p text:style-name="Standard">20 - ecclesia Sancti Benedicti predicta me facturum / et promoveriquancicius potero ad ordines quos</text:p>
      <text:p text:style-name="Standard">21 - beneficium meum requirit / jura ecclesie Parisiensis et ecclesie predicte Sancti Benedicti servare et non</text:p>
      <text:p text:style-name="Standard">22 - alienare ymo alienata pro posse recuperare / Et quod comparebo singulis annis in sancta Synodo</text:p>
      <text:p text:style-name="Standard">23 - vestra nisi racionabilis excusacio impediat quam excusacionem significabo vobis infra</text:p>
      <text:p text:style-name="Standard">24 - quindenam post ipsam synodum sub pena per vos contra defficientes et contunaces stabilita</text:p>
      <text:p text:style-name="Standard">25 - juro eciam stare et acquiestere siene diffinitive pro vobis dominis meis et contra canonicaos predicte ecclesie</text:p>
      <text:p text:style-name="Standard">26 - Sancti Benedicti in Romana curia late ipsamque sentenciam emologare et exnunc emologe</text:p>
      <text:p text:style-name="Standard">27 - pure et simpliter / Et sic medens adjunet et hec sancta Dei euvangelia. Quo jurament</text:p>
      <text:p text:style-name="Standard">28 - sic per dictum magistrum Johannem Robreprestito ipsum in parte dextra chori ipsius ecclesie nostre</text:p>
      <text:p text:style-name="Standard">29 - per cantorem ejusdem / adhibitis solemnitatibus in talibus requisitis fecimus installari.</text:p>
      <text:p text:style-name="Standard">30 - Et per dilectum et fidelem Tabellionem nostrum magistrum Guillermum Picardi publicum</text:p>
      <text:p text:style-name="Standard">31 - apostolica et imperiali auctoritatibus notarium / locum similem in choro dicte ecclesie Sancti Benedicti</text:p>
      <text:p text:style-name="Standard">32 - eidem magistro Johanni jussimus assignaria. In cujus rei testimonium presentes litteras</text:p>
      <text:p text:style-name="Standard">33 - sigilli nostri capitularis munimine duximus roborandas. Datum in capitulo nostro.</text:p>
      <text:p text:style-name="Standard">34 - Die xiiiia mensis novembris. Anno domini millesimo trecentesimo nonagesim</text:p>
      <text:p text:style-name="Standard">35 - Octavo</text:p>
      <text:p text:style-name="Standard">36 - Supplicato dominis capitulantibus per magistrum Johannem de Sarraponte Canonicum Sancti Donani</text:p>
      <text:p text:style-name="Standard">37 - in ecclesia Parisiensi quod cum racione certe hereditatis que eidem de Novo competit et advenit</text:p>
      <text:p text:style-name="Standard">38 - non possit commode residenciam facere personalem in ecclesia Parisiensis prout ad eam racione</text:p>
      <text:p text:style-name="Standard">39 - beneficii sui tenetur / super qua non facienda licet dispensacionem haberet a felicis</text:p>
      <text:p text:style-name="Standard">40 - recordacionis Clemente papa septimo tamen quia interdum ipsum pungebat</text:p>
      <text:p text:style-name="Standard">41 - remorsus consciencie nisi a dominis meis decano et capitulo super hoc dispensacionem</text:p>
      <text:p text:style-name="Standard">42 - obtineret quatinus cum ipso magistro Johanne ut usque ad biennium in ecclesia</text:p>
      <text:p text:style-name="Standard">43 - Parisiensis residere minime teneretur / misericorditer vellent domini dispensare</text:p>
      <text:p text:style-name="Standard"><text:soft-page-break/>44 - Domini post deliberacionem super hoc matire prehabitam cum dicto magistro Johanne</text:p>
      <text:p text:style-name="Standard">45 - de Sarraponte inquantum hoc facere poterant et potuerunt usque ad annum</text:p>
      <text:p text:style-name="Standard">46 - a data presentium computandum dispensarunt.</text:p>
      <text:p text:style-name="Standard">=FRAN_0393_00428_L.jpg=</text:p>
      <text:p text:style-name="Standard">1 - 3</text:p>
      <text:p text:style-name="Standard">2 - . Die veneris sequenti iiiita et ultima capituli generalis. Capitulantibus dominis.</text:p>
      <text:p text:style-name="Standard">3 - P. Decano</text:p>
      <text:p text:style-name="Standard">4 - G. Cantore</text:p>
      <text:p text:style-name="Standard">5 - Tradat magister Laurencius de Mongeria prepositus prebendarius</text:p>
      <text:p text:style-name="Standard">6 - A. Brde Archidiacono</text:p>
      <text:p text:style-name="Standard">7 - de Moryaco / magistro Philberto de Salione de Salcone</text:p>
      <text:p text:style-name="Standard">8 - L. de Mongeria</text:p>
      <text:p text:style-name="Standard">9 - nomine domini Stephani Johannis presbyteri nuper officiarii anniversariorum</text:p>
      <text:p text:style-name="Standard">10 - R. de Putheolis</text:p>
      <text:p text:style-name="Standard">11 - vii lb. cum viii° s. pa. proveiente ex grossis frutibus</text:p>
      <text:p text:style-name="Standard">12 - Jo. de Pompodorio</text:p>
      <text:p text:style-name="Standard">13 - prebende magistri Guillermi de Pocta apud dictum Moryacum</text:p>
      <text:p text:style-name="Standard">14 - Jo. Rolandi</text:p>
      <text:p text:style-name="Standard">15 - prebendati in diminucis majoris summe per ipsum magistrum</text:p>
      <text:p text:style-name="Standard">16 - N. de Ordeimonte</text:p>
      <text:p text:style-name="Standard">17 - Guillelmum dicto domino Ste pro tempore quo dictum officium</text:p>
      <text:p text:style-name="Standard">18 - Ste. Perrnelli</text:p>
      <text:p text:style-name="Standard">19 - Anniversariorum excebat debite ad causam plurium</text:p>
      <text:p text:style-name="Standard">20 - G. de Albiaco</text:p>
      <text:p text:style-name="Standard">21 - arreragiorum occasione domus claustralis parisiensis ejusdem</text:p>
      <text:p text:style-name="Standard">22 - Jo. de Sanctis</text:p>
      <text:p text:style-name="Standard">23 - magistri Guillelmi.</text:p>
      <text:p text:style-name="Standard">24 - Jo. de Sarraponte</text:p>
      <text:p text:style-name="Standard">25 - Ph.o de Salione</text:p>
      <text:p text:style-name="Standard">26 - Ph.o de Salione</text:p>
      <text:p text:style-name="Standard">27 - T. Hocie</text:p>
      <text:p text:style-name="Standard">28 - Ro. de Lorriaco</text:p>
      <text:p text:style-name="Standard">29 - A. de Maignaco</text:p>
      <text:p text:style-name="Standard">30 - Domini se opposuerant coram dominus Archidiacono Parisiensi</text:p>
      <text:p text:style-name="Standard">31 - N. Ducatoris</text:p>
      <text:p text:style-name="Standard">32 - presentacioni facte per canonicos Sancti Benedicti de domino</text:p>
      <text:p text:style-name="Standard"><text:soft-page-break/>33 - Jo. Hue</text:p>
      <text:p text:style-name="Standard">34 - Rollando Brelier ad ecclesiam parrochialem Sancti Audoerii</text:p>
      <text:p text:style-name="Standard">35 - T. de Sancto Petro</text:p>
      <text:p text:style-name="Standard">36 - Parisiensis diocesis vacantes per obitum deffuncti domini</text:p>
      <text:p text:style-name="Standard">37 - Guillelmi Georgini eo quod presentabant sub quodam sigillo</text:p>
      <text:p text:style-name="Standard">38 - coni et presentabant sub nomine canonicorum Sancti Benedicti</text:p>
      <text:p text:style-name="Standard">39 - non singularium personarum cum aliis declarandis loco</text:p>
      <text:p text:style-name="Standard">40 - et tempore.</text:p>
      <text:p text:style-name="Standard">41 - Dicatur magistris Nicolao de Rancia et Jo. de Sanctis / quod tras post</text:p>
      <text:p text:style-name="Standard">42 - prandium intersint in thesauro.</text:p>
      <text:p text:style-name="Standard">=FRAN_0393_00429_L.jpg=</text:p>
      <text:p text:style-name="Standard">1 - 508</text:p>
      <text:p text:style-name="Standard">2 - iii xqui</text:p>
      <text:p text:style-name="Standard">3 - Anno nonagesimo Octavo. Dielume in octabis festi beati Martini hremalis.</text:p>
      <text:p text:style-name="Standard">4 - xviiia mensis novembris. Capitulantibus dominis.</text:p>
      <text:p text:style-name="Standard">5 - P. Decano</text:p>
      <text:p text:style-name="Standard">6 - G. Cantore</text:p>
      <text:p text:style-name="Standard">7 - G. de Josayo</text:p>
      <text:p text:style-name="Standard">8 - L. de Mongeria</text:p>
      <text:p text:style-name="Standard">9 - Continuata est causa illorum de Sancto Benedicto usque ad</text:p>
      <text:p text:style-name="Standard">10 - Jo. de Pompodorio</text:p>
      <text:p text:style-name="Standard">11 - viii° dies et promiserunt nichil Injuriare vel attemptari</text:p>
      <text:p text:style-name="Standard">12 - M. Reginaldi</text:p>
      <text:p text:style-name="Standard">13 - interim Actum cum dominis Rolando Belier Symone Campieni</text:p>
      <text:p text:style-name="Standard">14 - Jo. Hue</text:p>
      <text:p text:style-name="Standard">15 - et Johanne Poterii canonici</text:p>
      <text:p text:style-name="Standard">16 - Po. Dangeul</text:p>
      <text:p text:style-name="Standard">17 - N. Dictatoris</text:p>
      <text:p text:style-name="Standard">18 - Ro. de Loribaco</text:p>
      <text:p text:style-name="Standard">19 - P. Colli</text:p>
      <text:p text:style-name="Standard">20 - Jo. de Sarraponte</text:p>
      <text:p text:style-name="Standard">21 - Jo. Chantepiime</text:p>
      <text:p text:style-name="Standard">22 - Ph.o de Salione</text:p>
      <text:p text:style-name="Standard">23 - Jo. de Sarraponte</text:p>
      <text:p text:style-name="Standard">24 - A. de Maignaco</text:p>
      <text:p text:style-name="Standard">25 - T. Hocie</text:p>
      <text:p text:style-name="Standard"><text:soft-page-break/>26 - Ste. Prnelli</text:p>
      <text:p text:style-name="Standard">27 - Jo. Voygnon</text:p>
      <text:p text:style-name="Standard">28 - G. de Albyaco sanguie minutus</text:p>
      <text:p text:style-name="Standard">29 - N. de Ordeimonte</text:p>
      <text:p text:style-name="Standard">30 - Anno nonagesimo octavo. Die mercurii post octabas festi Beati Martini Hyemalis</text:p>
      <text:p text:style-name="Standard">31 - xxa mensis novembris. Capitulantibus dominis.</text:p>
      <text:p text:style-name="Standard">32 - P. Decano Flebomaco</text:p>
      <text:p text:style-name="Standard">33 - G. Cantore</text:p>
      <text:p text:style-name="Standard">34 - N. de Ordeimonte</text:p>
      <text:p text:style-name="Standard">35 - Frater Guido le Rrum religiosus monasterii de Orione Cathalanensis</text:p>
      <text:p text:style-name="Standard">36 - Ro. Dauge</text:p>
      <text:p text:style-name="Standard">37 - diocesis studens in facultate decretorum / excusavit magistrum</text:p>
      <text:p text:style-name="Standard">38 - Jo. de Pompodorio</text:p>
      <text:p text:style-name="Standard">39 - Petrum de Luximonte canonictum ecclesie Sancti Benedicti Parsi</text:p>
      <text:p text:style-name="Standard">40 - Ste. Perruelli</text:p>
      <text:p text:style-name="Standard">41 - hodie ex officio citatum pretexta infirmitatis gravissime</text:p>
      <text:p text:style-name="Standard">42 - A. de Maigaco</text:p>
      <text:p text:style-name="Standard">43 - qua detenebatur.</text:p>
      <text:p text:style-name="Standard">44 - L. de Mongeria</text:p>
      <text:p text:style-name="Standard">45 - Jo. Hue</text:p>
      <text:p text:style-name="Standard">46 - N. Colli</text:p>
      <text:p text:style-name="Standard">47 - Jo. Voygnon</text:p>
      <text:p text:style-name="Standard">48 - Re. de Putheolis</text:p>
      <text:p text:style-name="Standard">49 - Jo. Rolandi</text:p>
      <text:p text:style-name="Standard">50 - Ro. de Lorriaco</text:p>
      <text:p text:style-name="Standard">51 - M. Reginaldi</text:p>
      <text:p text:style-name="Standard">52 - J. de Sancti</text:p>
      <text:p text:style-name="Standard">53 - Ph.o de Salione</text:p>
      <text:p text:style-name="Standard">54 - N. de Rancia</text:p>
      <text:p text:style-name="Standard">=FRAN_0393_00430_L.jpg=</text:p>
      <text:p text:style-name="Standard">1 - Anno nonagesimo octavo. Die veneris post octabas festi reati Martini hyemalis.</text:p>
      <text:p text:style-name="Standard">2 - xxii°o mensis Novembris. Capitulantibus dominis</text:p>
      <text:p text:style-name="Standard">3 - P. Decano</text:p>
      <text:p text:style-name="Standard">4 - G. Cantore</text:p>
      <text:p text:style-name="Standard">5 - Magister Jacobus Parvi canonicus Sancti Mederici presentavit in vicarium</text:p>
      <text:p text:style-name="Standard">6 - N. de Ordeimonte</text:p>
      <text:p text:style-name="Standard"><text:soft-page-break/>7 - suum dominum Baldonium Pagani presbyterum / qui fuit admissus et</text:p>
      <text:p text:style-name="Standard">8 - T. Hocie</text:p>
      <text:p text:style-name="Standard">9 - fecit juramentum in forma consueta</text:p>
      <text:p text:style-name="Standard">10 - L. de Mongeria</text:p>
      <text:p text:style-name="Standard">11 - Jo. Rolandi</text:p>
      <text:p text:style-name="Standard">12 - Ay. de Maignaco</text:p>
      <text:p text:style-name="Standard">13 - Prhibitum est ne de cetero cape in choro ecclesie capiatur sed</text:p>
      <text:p text:style-name="Standard">14 - Jo. de Pompodorio</text:p>
      <text:p text:style-name="Standard">15 - in revestiario et ibidem devestium tradite.</text:p>
      <text:p text:style-name="Standard">16 - Ph. de Salione</text:p>
      <text:p text:style-name="Standard">17 - T. de Alneto</text:p>
      <text:p text:style-name="Standard">18 - N. Dictatoris</text:p>
      <text:p text:style-name="Standard">19 - Ro. de Lorriaco</text:p>
      <text:p text:style-name="Standard">20 - M. Reginaldi</text:p>
      <text:p text:style-name="Standard">21 - Mutinus de diciaco Cleritus Parisensis diocesis fuit receptus ad canonicim</text:p>
      <text:p text:style-name="Standard">22 - Ro. Dangel</text:p>
      <text:p text:style-name="Standard">23 - et prebendam ecclesie Sancti Benedicti ueniversi parisiensis vacante per obitum deffunct</text:p>
      <text:p text:style-name="Standard">24 - magistri Petri de Lupximonte ultimi possessionis eorumdem / sibi</text:p>
      <text:p text:style-name="Standard">25 - G. Paillardi</text:p>
      <text:p text:style-name="Standard">26 - collatos per venerabilem et cucumspectum virum magistrum Petrum de</text:p>
      <text:p text:style-name="Standard">27 - G. de Albyaco</text:p>
      <text:p text:style-name="Standard">28 - Pacyacio Decanum et Canonicum Parisiensi / ad causam turne</text:p>
      <text:p text:style-name="Standard">29 - Jo. Voygnon</text:p>
      <text:p text:style-name="Standard">30 - sui etc. et fuit eidem Hictino concessa lictera sub forma</text:p>
      <text:p text:style-name="Standard">31 - quesequitur.</text:p>
      <text:p text:style-name="Standard">32 - Universis presentes litteras inspecturis. Capitulums ecclesie Parisiensis. Ad Romanem ecclesiam nullo</text:p>
      <text:p text:style-name="Standard">33 - medio pertinentis. Salutem in domino. Notum facimus quod cum venerabilis et circumspectus vir</text:p>
      <text:p text:style-name="Standard">34 - magister Petrus de Pacyaco ecclesie nostre predicte decanus ac frater et $canllanium Concanomicus</text:p>
      <text:p text:style-name="Standard">35 - noster canonicatum et presendam ecclesie Sancti Benedicti beneversi parisiensis nobis immediato</text:p>
      <text:p text:style-name="Standard">36 - subjecte / quos nuper deffunctus magister Petrus de Lupimonte ultimus possessor eorundem</text:p>
      <text:p text:style-name="Standard">37 - obtinere solebat / liberos et vacantes per ipsius magistri Petri obitum / ac ad collacionem suam</text:p>
      <text:p text:style-name="Standard">38 - hac vice ut canonictus prebendatus ecclesie nostre predicte ad causam sui turni / juxta tenores</text:p>
      <text:p text:style-name="Standard">39 - statutorum dicte ecclesie nostre plene jure spectantes / dilecto suo Hutino de diciaco Clerico</text:p>
      <text:p text:style-name="Standard">40 - parisiensi diocesis Parisiensis studentes in facultate decretorum cum ipsorum canonicatus et prebende juribus</text:p>
      <text:p text:style-name="Standard"><text:soft-page-break/>41 - et pertinenciis universis contulerit / et cum protestacione quod si dicta collacio effectum non</text:p>
      <text:p text:style-name="Standard">42 - sortiretur validum eo quod forsitam alius jure pociori se juvaret de habendo recursum</text:p>
      <text:p text:style-name="Standard">43 - ad aliud beneficium sibi ad causam sui turni predicti debitum / prout hec omnia in litteris dicti</text:p>
      <text:p text:style-name="Standard">44 - Decani et Concanonicti nostri super hoc confectis quibus hec nostre presentes littere sunt annexe</text:p>
      <text:p text:style-name="Standard">45 - plenius et lacius continentur. Nosque per ipsum Decanum et concanonicatum nostrum super hoc cum</text:p>
      <text:p text:style-name="Standard">46 - instancia requisigi dictum Hutinum presentem et ad sibi fieri postulantem et supplicantem</text:p>
      <text:p text:style-name="Standard">47 - ad eosdem canonicatum et prebenda recepimus et admisimus recipimusque et admittimus</text:p>
      <text:p text:style-name="Standard">48 - presentes . jure nostro t cajuslibet alieno seuper salvo ipsumque hutinum</text:p>
      <text:p text:style-name="Standard">=FRAN_0393_00431_L.jpg=</text:p>
      <text:p text:style-name="Standard">1 - iiix</text:p>
      <text:p text:style-name="Standard">2 - n possessionem corporalem dictorum canonicatus et prebende juriumque et prtinenciarum suorum universorum</text:p>
      <text:p text:style-name="Standard">3 - posuonus et indiroimus et per tradicionem quarundam licterarum quas tunc tenebamus investivi</text:p>
      <text:p text:style-name="Standard">4 - tenoreque presencium ponimus inducimus et investimus de eisdem . Prestito prius per eumdem</text:p>
      <text:p text:style-name="Standard">5 - Hutinum corporali et solito nobis in talibus prestari juramento sub hac formam. Ego Hutinus</text:p>
      <text:p text:style-name="Standard">6 - de diciaco canonicus ecclesie Sancti Benedicti beneversi Parisiensis juro ad hec sancta Dei euvangelia</text:p>
      <text:p text:style-name="Standard">7 - fidelitatem reverenciam obedienciam et honorem vobis reverendis dominis meis Decano et Capitulo ecclesie</text:p>
      <text:p text:style-name="Standard">8 - Parisiensis / et residenciam in ecclesia Sancti Bundicti predicta me facturum / et promoveri quancicius</text:p>
      <text:p text:style-name="Standard">9 - potero ad ordines quos beneficium meum requrrit. Jura ecclesie Parisiensis et ecclesie predicte Sancti</text:p>
      <text:p text:style-name="Standard">10 - Benedicti servare / et non alienare / ymo alienata pro posse recuperare. Et quod comparebo</text:p>
      <text:p text:style-name="Standard">11 - singulis annis in Sancta Synodo vestra nisi racionabilis excusacio impediat / quam</text:p>
      <text:p text:style-name="Standard">12 - excusacionem significabo vobis infra quindenam post ipsam synodum sub pena per vos</text:p>
      <text:p text:style-name="Standard">13 - contra defficientes et contunaces stabilita Juro eciam stare et acquiestere senitene difficie</text:p>
      <text:p text:style-name="Standard">14 - pro vobis dominis meis et contra canonicos predicte ecclesie Sancti Benedicti in Romana curia late / ipsamquo</text:p>
      <text:p text:style-name="Standard">15 - sentenciam emologare et ex nunc emologo prire et simpiciter. Et sic me Deus adjunet et</text:p>
      <text:p text:style-name="Standard">16 - hec sancta Dei euvangelia. Quo juramento sic per dictum hutinum nobis prestito ipsiuum parte</text:p>
      <text:p text:style-name="Standard">17 - sinistra chori ipsius ecclesie nostre per cantorem ejusdem adhibitis solemnitatibus in talibus</text:p>
      <text:p text:style-name="Standard">18 - requisitis fecimus installari. Et per dilectum et fidelem Tabellionem nostrum magistrum</text:p>
      <text:p text:style-name="Standard">19 - Guillermum Picardi publicum apostolica et imperiali auctoritatibus notarium / locum silem in choro dict</text:p>
      <text:p text:style-name="Standard">20 - ecclesie Sancti dudicti eidem Hutino jussimus assignari. In cujus rei testimo mun</text:p>
      <text:p text:style-name="Standard">21 - pentes litteras sigilli inter capitularis munimine duximus roborandas. Datum in capitulo nostro</text:p>
      <text:p text:style-name="Standard"><text:soft-page-break/>22 - Die veneris xxiia mensis novembris anno domini millesimo Trecenesimo nonagesimo octavo.</text:p>
      <text:p text:style-name="Standard">23 - Magister Gauffridus de Cruce Bachalarius in decretis fuit receptus ad capellaniam</text:p>
      <text:p text:style-name="Standard">24 - perpetuam ad altare Bantissimi Martini in ecclesia Sancti Mederici Parisiensi fundatam</text:p>
      <text:p text:style-name="Standard">25 - liberam et vacantem per obitum deffuncti magistri Petri de Lupimonte ejusdem capele</text:p>
      <text:p text:style-name="Standard">26 - ultimi possessoris sibi collatam per venerabiles et Circumspectum virum magistrum</text:p>
      <text:p text:style-name="Standard">27 - Theobalduni Hocie Canonicum Parisiensis ad causam turni sui etc. qui Gauffiirus</text:p>
      <text:p text:style-name="Standard">28 - juravit informa. Et fuit installatus in Parisiensis et Sancti Miderici predicta</text:p>
      <text:p text:style-name="Standard">29 - ecclesiarum choris / adhibitis solennitatibus in talibus requisitis.</text:p>
      <text:p text:style-name="Standard">30 - Die lune sequenti xxvta mensis novembris. Non</text:p>
      <text:p text:style-name="Standard">31 - fuit capitulum propter festum peate Keatherine Virginis.</text:p>
      <text:p text:style-name="Standard">=FRAN_0393_00432_L.jpg=</text:p>
      <text:p text:style-name="Standard">1 - 1</text:p>
      <text:p text:style-name="Standard">2 - Anno nonagesimo octavo. Die mercurii post festum Beate Katherine Virginis . xxvii°</text:p>
      <text:p text:style-name="Standard">3 - mensis novembris Capitulantibus dominis.</text:p>
      <text:p text:style-name="Standard">4 - P. Decano</text:p>
      <text:p text:style-name="Standard">5 - G. Cantore</text:p>
      <text:p text:style-name="Standard">6 - Reddidit magister Jacobus Cosson missale caplai Sact fidis quod</text:p>
      <text:p text:style-name="Standard">7 - G. Archidiacono de Josayo</text:p>
      <text:p text:style-name="Standard">8 - habebeat in domo sua.</text:p>
      <text:p text:style-name="Standard">9 - Jo. de Pompodorio</text:p>
      <text:p text:style-name="Standard">10 - N. Dictatoris</text:p>
      <text:p text:style-name="Standard">11 - L. de Mongeria</text:p>
      <text:p text:style-name="Standard">12 - G. de Albiaco</text:p>
      <text:p text:style-name="Standard">13 - G. Paillardi</text:p>
      <text:p text:style-name="Standard">14 - Jo. Rolandi</text:p>
      <text:p text:style-name="Standard">15 - Ma. Reginaldi</text:p>
      <text:p text:style-name="Standard">16 - Jo. Voygnon</text:p>
      <text:p text:style-name="Standard">17 - A. de Maignaco</text:p>
      <text:p text:style-name="Standard">18 - P. Colli</text:p>
      <text:p text:style-name="Standard">19 - Jo. de Sanctis</text:p>
      <text:p text:style-name="Standard">20 - Ro. de Lorriaco</text:p>
      <text:p text:style-name="Standard">21 - T. Hocie</text:p>
      <text:p text:style-name="Standard">22 - Re. de Putheolis</text:p>
      <text:p text:style-name="Standard">23 - N. de Ordeimonte</text:p>
      <text:p text:style-name="Standard">24 - Jo. Chanteprime</text:p>
      <text:p text:style-name="Standard">25 - N. de Rancia</text:p>
      <text:p text:style-name="Standard"><text:soft-page-break/>26 - Anno que supra. De veneris in vigilia festi trtrdi Andre apostoli perocinie mensis</text:p>
      <text:p text:style-name="Standard">27 - Novembris. Capitulantibus dominis.</text:p>
      <text:p text:style-name="Standard">28 - P. Decano</text:p>
      <text:p text:style-name="Standard">29 - G. Cantore</text:p>
      <text:p text:style-name="Standard">30 - G. Archidiacono ecclesie</text:p>
      <text:p text:style-name="Standard">31 - Collata fuit prebenda ecclesie Sepulcri Parisiensis quam nuper</text:p>
      <text:p text:style-name="Standard">32 - Jo. de Pompodorio</text:p>
      <text:p text:style-name="Standard">33 - deffunctus dominus Herneus Rouvel obtinere solebat / domino</text:p>
      <text:p text:style-name="Standard">34 - L. de Mongeria</text:p>
      <text:p text:style-name="Standard">35 - Johanni de Marisco presbytero per magistros provisores seu</text:p>
      <text:p text:style-name="Standard">36 - G. de Albiaco</text:p>
      <text:p text:style-name="Standard">37 - gubernatores dicte ecclesie seplactri dominis mtris presentaco / ad</text:p>
      <text:p text:style-name="Standard">38 - Ma. Reginaldi</text:p>
      <text:p text:style-name="Standard">39 - quorum provisorum presentacionem hac vice racione turni sui</text:p>
      <text:p text:style-name="Standard">40 - Jo. Chanteprime</text:p>
      <text:p text:style-name="Standard">41 - alternatur dicta prebenda spectabat.</text:p>
      <text:p text:style-name="Standard">42 - Jo. Rolandi</text:p>
      <text:p text:style-name="Standard">43 - T. de Alneto</text:p>
      <text:p text:style-name="Standard">44 - T. de Sancto Petro</text:p>
      <text:p text:style-name="Standard">45 - Tradita fuit altera copiarium fundacionis capellanie omnim sanctorum</text:p>
      <text:p text:style-name="Standard">46 - G. Paillardi</text:p>
      <text:p text:style-name="Standard">47 - fundate in ecclesia Sepulcri provi soribus ejusdem ecclesie.</text:p>
      <text:p text:style-name="Standard">48 - N. dictator</text:p>
      <text:p text:style-name="Standard">49 - Ro. Dangeul</text:p>
      <text:p text:style-name="Standard">50 - Jo. Voygnon</text:p>
      <text:p text:style-name="Standard">51 - R. de Lorriaco</text:p>
      <text:p text:style-name="Standard">52 - Re. de Putheolis</text:p>
      <text:p text:style-name="Standard">=FRAN_0393_00433_L.jpg=</text:p>
      <text:p text:style-name="Standard">1 - iiii iiii</text:p>
      <text:p text:style-name="Standard">2 - 41</text:p>
      <text:p text:style-name="Standard">3 - Conclusum est quod de cetero non tradantur merelli magistro Petro de Reillaco nec</text:p>
      <text:p text:style-name="Standard">4 - argentum quousque lis inter ipsum et magistrum Michaelem Perruelli fuerit</text:p>
      <text:p text:style-name="Standard">5 - finita.</text:p>
      <text:p text:style-name="Standard">6 - Deputatus est dominus Johannes Hays ad levandum fructus prebende magistri</text:p>
      <text:p text:style-name="Standard">7 - Petri de Reilhaca que litigiosa est et eos vendat</text:p>
      <text:p text:style-name="Standard">8 - Item ad iddem de prebenda magistri Egidii Juvenis que est litigiosa inter</text:p>
      <text:p text:style-name="Standard"><text:soft-page-break/>9 - ipsum et dominum Cancellarium ecclesie Parisiensis.</text:p>
      <text:p text:style-name="Standard">10 - Deputati sunt ad audiendum compota domini Stephani Johannis Cum aliis commissaris</text:p>
      <text:p text:style-name="Standard">11 - magistri R. de Pucheolis Jo. Rollandi et dominus Archidiaconus de Josayo</text:p>
      <text:p text:style-name="Standard">12 - Anno nonagesimo Cicavo. die lune post festum beate Katharine Virginis secunda mensis</text:p>
      <text:p text:style-name="Standard">13 - de cembris. capitulantibus dominis.</text:p>
      <text:p text:style-name="Standard">14 - P. Decano</text:p>
      <text:p text:style-name="Standard">15 - G. Cantore</text:p>
      <text:p text:style-name="Standard">16 - Receptus est in vicarium Sepulcri dominus</text:p>
      <text:p text:style-name="Standard">17 - A. de Mongeria</text:p>
      <text:p text:style-name="Standard">18 - pro magistro Stephano Bourserii ejusdem</text:p>
      <text:p text:style-name="Standard">19 - T. de Sancto Petro</text:p>
      <text:p text:style-name="Standard">20 - ecclesie canonico et juravat obedienciam reverenciam</text:p>
      <text:p text:style-name="Standard">21 - G. de Albiaco</text:p>
      <text:p text:style-name="Standard">22 - et honorem exhibere et impendere etc.</text:p>
      <text:p text:style-name="Standard">23 - Ste. Perrvelli</text:p>
      <text:p text:style-name="Standard">24 - Jo. Voygnon</text:p>
      <text:p text:style-name="Standard">25 - A. de Maignaco</text:p>
      <text:p text:style-name="Standard">26 - Dicatur officiariis ecclesie quod nichil tradant</text:p>
      <text:p text:style-name="Standard">27 - Re. de Puntheolis</text:p>
      <text:p text:style-name="Standard">28 - matriculariis laicis quousque fecerint fieri</text:p>
      <text:p text:style-name="Standard">29 - Jo. de Sanctis</text:p>
      <text:p text:style-name="Standard">30 - Batellum Campane / Grallerin.</text:p>
      <text:p text:style-name="Standard">31 - Jo. de Pompodorio</text:p>
      <text:p text:style-name="Standard">32 - Roend Lorriaco</text:p>
      <text:p text:style-name="Standard">33 - Guillelmus Burrau famuluis Thome de Belvaco</text:p>
      <text:p text:style-name="Standard">34 - fabri ecclesie Parisiensis quod bacellus Campane</text:p>
      <text:p text:style-name="Standard">35 - Guillelmi Fractus est non vicio matule seo violenti</text:p>
      <text:p text:style-name="Standard">36 - pulsu.</text:p>
      <text:p text:style-name="Standard">=FRAN_0393_00434_L.jpg=</text:p>
      <text:p text:style-name="Standard">1 - Anno nongesimo ctavo. Die mercurii post festum Beati Andre apstoli iiiia mensis donebris.</text:p>
      <text:p text:style-name="Standard">2 - capitulantibus dominis.</text:p>
      <text:p text:style-name="Standard">3 - P. Decano</text:p>
      <text:p text:style-name="Standard">4 - Deputatus est commissarius ad recipiendum fructus prebende</text:p>
      <text:p text:style-name="Standard">5 - G. Cantore</text:p>
      <text:p text:style-name="Standard">6 - domini Decani Bisinitinensis dominus Petrus Robineti Curatus</text:p>
      <text:p text:style-name="Standard">7 - G. Archidiacono ecclesie</text:p>
      <text:p text:style-name="Standard"><text:soft-page-break/>8 - de Sarcellis. et promisit permitus ecclesiam solvere de hiis</text:p>
      <text:p text:style-name="Standard">9 - L. de Mongeria</text:p>
      <text:p text:style-name="Standard">10 - in quibus dictus dominus decanus Bisuntinentis ecclesie tenetur.</text:p>
      <text:p text:style-name="Standard">11 - Jo. de Pompodorio</text:p>
      <text:p text:style-name="Standard">12 - G. de Albiaco</text:p>
      <text:p text:style-name="Standard">13 - M. Reginaldi</text:p>
      <text:p text:style-name="Standard">14 - A. de Maignaco</text:p>
      <text:p text:style-name="Standard">15 - Exposito per magistrum Johannem de Jarsonno Cancellarium ecclesie</text:p>
      <text:p text:style-name="Standard">16 - P. Colli</text:p>
      <text:p text:style-name="Standard">17 - Parisiensis quod cum dominus noster papa eidem fecisset graciam ut unum</text:p>
      <text:p text:style-name="Standard">18 - Ro. de Lorriaco</text:p>
      <text:p text:style-name="Standard">19 - beneficium quod duceret acceptandum posset uniri dicte</text:p>
      <text:p text:style-name="Standard">20 - Jo. Voygnon</text:p>
      <text:p text:style-name="Standard">21 - cancellarie Parisiensi / et quod virtute hujusmodi gracie acceptaverat</text:p>
      <text:p text:style-name="Standard">22 - Phi. de Salione</text:p>
      <text:p text:style-name="Standard">23 - prebendam Sancti Mederici quam nunc obtinet magister Johannes</text:p>
      <text:p text:style-name="Standard">24 - Re. de Putheolis</text:p>
      <text:p text:style-name="Standard">25 - Villequin . supplicacion dominis quatinus in jure suo et justicia</text:p>
      <text:p text:style-name="Standard">26 - vellet ipsum forere et unioni consentire.</text:p>
      <text:p text:style-name="Standard">27 - Receptus est in vicarium Sancti Menderici pro magistro Johanne Voillequin ejusdem</text:p>
      <text:p text:style-name="Standard">28 - ecclesie Canonico . dominus Martinus de Ponte.</text:p>
      <text:p text:style-name="Standard">29 - Solvatur capicerius ecclesie de processione gregoriana.</text:p>
      <text:p text:style-name="Standard">30 - habeat magister Nicolaus de Ordeimonte grossos fructus prebende de Moriaco.</text:p>
      <text:p text:style-name="Standard">31 - Concessa est titacio generalis uosque ad annum magistro Philberto de Salione</text:p>
      <text:p text:style-name="Standard">32 - pro prebendariis de Suciaco et Christolio.</text:p>
      <text:p text:style-name="Standard">33 - Vocentur ad diem veneris omnes domini pro deliberando super supplicacionibus magistrorum</text:p>
      <text:p text:style-name="Standard">34 - Johannis Willequin et domini Cancellarii ecclesie Parisiensis . in octava hora.</text:p>
      <text:p text:style-name="Standard">35 - Placet dominis quod emantur redditus ad retractum</text:p>
      <text:p text:style-name="Standard">36 - Datus est terminus trium auicorum domino Johanni de Bethune alias de loques qui</text:p>
      <text:p text:style-name="Standard">37 - vendidit ecclesie Cxxxv. lib p. annuum etperpectui redditus duobus terminevidim</text:p>
      <text:p text:style-name="Standard">38 - fistencs domini et omnim Sanctorum / infra quod Reminum poterit redumere dictum redditum</text:p>
      <text:p text:style-name="Standard">=FRAN_0393_00435_L.jpg=</text:p>
      <text:p text:style-name="Standard">1 - i0</text:p>
      <text:p text:style-name="Standard">2 - Anno nonagesio octavo. Die veneris in festo beati Nicolai hyemalis. Capitulantibus dominis.</text:p>
      <text:p text:style-name="Standard">3 - P. Decano</text:p>
      <text:p text:style-name="Standard">4 - G. Cantore</text:p>
      <text:p text:style-name="Standard"><text:soft-page-break/>5 - Super supplicacione magistri Johannis Boillequin canonici Sancti Mederici</text:p>
      <text:p text:style-name="Standard">6 - G. Archidiacono ecclesie</text:p>
      <text:p text:style-name="Standard">7 - et domini Cancellarii Parisiensis ecclesie Conclusum est quod domini</text:p>
      <text:p text:style-name="Standard">8 - Jo. de Pompodorio</text:p>
      <text:p text:style-name="Standard">9 - non adherebunt cum nentra parcium.</text:p>
      <text:p text:style-name="Standard">10 - Ro. de Lorriaco</text:p>
      <text:p text:style-name="Standard">11 - G. de Albiaco</text:p>
      <text:p text:style-name="Standard">12 - L. de Mongeria</text:p>
      <text:p text:style-name="Standard">13 - Jo. Rolandi</text:p>
      <text:p text:style-name="Standard">14 - Jo. de Sanctis</text:p>
      <text:p text:style-name="Standard">15 - N. de Cancia</text:p>
      <text:p text:style-name="Standard">16 - G. Paillardi</text:p>
      <text:p text:style-name="Standard">17 - Jo. Chantemprime</text:p>
      <text:p text:style-name="Standard">18 - M. Reginaldi</text:p>
      <text:p text:style-name="Standard">19 - P. Colli</text:p>
      <text:p text:style-name="Standard">20 - N. Dictatoris</text:p>
      <text:p text:style-name="Standard">21 - T. Hocie</text:p>
      <text:p text:style-name="Standard">22 - N. de Ordemine</text:p>
      <text:p text:style-name="Standard">23 - Die lune sequente nova mensis decembris in trastinum</text:p>
      <text:p text:style-name="Standard">24 - festi Concepcionis Beate Marie virginis / non fuit</text:p>
      <text:p text:style-name="Standard">25 - capitulum propter servicium dicti festi factum ipsa die in ecclesia</text:p>
      <text:p text:style-name="Standard">26 - Parisiensis</text:p>
      <text:p text:style-name="Standard">27 - Et ipsa die fuit promotus hutinus de diciaco canonicus ecclesie Sancti Benedicti Biversi</text:p>
      <text:p text:style-name="Standard">28 - Par. ad acolitatus ordinem.</text:p>
      <text:p text:style-name="Standard">29 - Anno nonagesimo pctavo. Die mercurii post festum Concepcionis Beate Marie virginis.</text:p>
      <text:p text:style-name="Standard">30 - xia mensis decembris. Capitulantibus dominis.</text:p>
      <text:p text:style-name="Standard">31 - P. Decano</text:p>
      <text:p text:style-name="Standard">32 - Audita relacione magistrorum N. de Rancia et Ph. de Salione canonicomPar.en</text:p>
      <text:p text:style-name="Standard">33 - G. Cantore</text:p>
      <text:p text:style-name="Standard">34 - Concessa est quictancia magistro Egidio Feuillet procuratori puerorum</text:p>
      <text:p text:style-name="Standard">35 - G. Archidiacono ecclesie</text:p>
      <text:p text:style-name="Standard">36 - chori ecclesie parisiensis secundum statum compoti cujus tenor talis est</text:p>
      <text:p text:style-name="Standard">37 - L. de Mongeria</text:p>
      <text:p text:style-name="Standard">38 - c'est l'estat du compte des enfans de cuer de l'eglise de</text:p>
      <text:p text:style-name="Standard">39 - G. de Albiaco</text:p>
      <text:p text:style-name="Standard">40 - Paris commentant a la feste de Tous sains l'an iiiix et ui xvi</text:p>
      <text:p text:style-name="Standard"><text:soft-page-break/>41 - N. de Ordeimonte</text:p>
      <text:p text:style-name="Standard">42 - et terminans en ladicte feste de Tous sains enst iiiixx et</text:p>
      <text:p text:style-name="Standard">43 - R. de Lorriaco</text:p>
      <text:p text:style-name="Standard">44 - xvii. renda par Estiendie de la chappelle et Gille Feuillet</text:p>
      <text:p text:style-name="Standard">45 - A. de Maignaco</text:p>
      <text:p text:style-name="Standard">46 - presbyteres. la recepte principale et ordinaire des rentes appartenans</text:p>
      <text:p text:style-name="Standard">47 - P. Colli</text:p>
      <text:p text:style-name="Standard">48 - aux diz enfans est Ciii. l. vi s. x. d. p. Aultre recepte</text:p>
      <text:p text:style-name="Standard">49 - N. de Rancia</text:p>
      <text:p text:style-name="Standard">50 - commune des distribucions cotidianes de ladicte eglise est</text:p>
      <text:p text:style-name="Standard">51 - H. B.Lancheti</text:p>
      <text:p text:style-name="Standard">52 - xxxvii l. xiii s. vi. d. p. Aultre recepte commune des</text:p>
      <text:p text:style-name="Standard">53 - Jo. Voygnon</text:p>
      <text:p text:style-name="Standard">54 - distribucions cotidianes de la dicte eglise est xxxvii lvr. xiii s. vi d. p.</text:p>
      <text:p text:style-name="Standard">55 - Jo. de Pompodorio</text:p>
      <text:p text:style-name="Standard">56 - Aultre recepte pour recepcions de noseigneurs les chanoines</text:p>
      <text:p text:style-name="Standard">57 - N. Dictatoris.</text:p>
      <text:p text:style-name="Standard">=FRAN_0393_00436_L.jpg=</text:p>
      <text:p text:style-name="Standard">1 - grans vicaires et chappellains de Nouvel beneficiez en ladicte eglise et des subgiez</text:p>
      <text:p text:style-name="Standard">2 - a ydelle est xiiii. l. ix. s. pa. Aultre recepte pour les trespassez est xvi. lirs xvi</text:p>
      <text:p text:style-name="Standard">3 - s. par Aultié recepte pour les distribucions des anniversaires est xiii livres</text:p>
      <text:p text:style-name="Standard">4 - xiii d. p. Aultre recepte pour les stacions de noz seigneurs non promieuz ad</text:p>
      <text:p text:style-name="Standard">5 - Sainctes Ordres est xxv. librs xiiii s. iiii. d. par. Aultre recepte pour prinses</text:p>
      <text:p text:style-name="Standard">6 - desperons est lxi. s. p. Aultre recepte pour boursiers est xiiii livres paris</text:p>
      <text:p text:style-name="Standard">7 - Aultre recepte extraordinaire Cxvi s. par. Somme totale de la recepte de ce presnt</text:p>
      <text:p text:style-name="Standard">8 - compte . iiC xxxiii lb. xvii. s. x d. p. De la quelle cheent en arretages</text:p>
      <text:p text:style-name="Standard">9 - xi lb. x s. viii d. p. $st ainsi est la vraie recepte iiiC xxii. l. vii s.</text:p>
      <text:p text:style-name="Standard">10 - I. deer Pa. mise commune et ordinaire pour garnisons de vin de brische et autres</text:p>
      <text:p text:style-name="Standard">11 - reccessitez pour ce present an lxvii. l. xvii s. ii. d. p. aultre despense fracte</text:p>
      <text:p text:style-name="Standard">12 - de jour en jour pouir vivres de pain de char et d'avres communs vivres</text:p>
      <text:p text:style-name="Standard">13 - peur en an est vixx xviii l. xvi s. x. d. p. Aultre despense pour</text:p>
      <text:p text:style-name="Standard">14 - chaussement de viii. enfans et du maistre tant en chausses comme</text:p>
      <text:p text:style-name="Standard">15 - en solers pour un an. xl. l. xiiii s. p. Aultre mise pour pensions</text:p>
      <text:p text:style-name="Standard">16 - salaires et charges de la maison desdiz enfans et des rentes d'iceulx</text:p>
      <text:p text:style-name="Standard">17 - est xxiv. l. xii s. p. Aultre mise pour utensilles communs xlvi s.</text:p>
      <text:p text:style-name="Standard">18 - x. deniers par. aultre despense pour repparacions de l'ostel des diz enfans par an</text:p>
      <text:p text:style-name="Standard"><text:soft-page-break/>19 - viii sol aultre despense extraordinaire pour merrien a faire couches aux</text:p>
      <text:p text:style-name="Standard">20 - diz l'enfans huys / fenestres pour ladicte maison desdiz enfans et salaire</text:p>
      <text:p text:style-name="Standard">21 - de Louvrier qui mist le dit merrien l'en ceuvre pour utensilles de</text:p>
      <text:p text:style-name="Standard">22 - cuisme et vaisselle d'estan et de cujure xiii lbrs xiiii s. xi. d. p. aultre</text:p>
      <text:p text:style-name="Standard">23 - despense commune pour doubler en parchemin et en regestier en papier</text:p>
      <text:p text:style-name="Standard">24 - ce present compte / et pour les auditeurs d'icellui est loiii s. Dommé depuis</text:p>
      <text:p text:style-name="Standard">25 - la despense commune . lxxiii. lr. iii s. ix. d. p. Somme totale de la</text:p>
      <text:p text:style-name="Standard">26 - despense iiiC xii. lb. vii d. pa. Et la braie recepte est iiC xxii l. vii s.</text:p>
      <text:p text:style-name="Standard">27 - I. denier Par. ainsi appert que la defferse recepte excelé la mise en x livres</text:p>
      <text:p text:style-name="Standard">28 - vi so. vi. d. p.</text:p>
      <text:p text:style-name="Standard">29 - Tradant officiarius horarum et eciam prepositus prebendatus de Moriaco officiario anniversariorum</text:p>
      <text:p text:style-name="Standard">30 - ea quibus tenentur magistro Petro flaculi canonico Parii</text:p>
      <text:p text:style-name="Standard">31 - Placet dominis quod solutis xvii solidorum quos debebat deffunctus Johannes de Beauront</text:p>
      <text:p text:style-name="Standard">32 - officio anniversariorum et aliis debitis si que sint residuum bonorum suorum distribuat</text:p>
      <text:p text:style-name="Standard">33 - scilicet medietas officio predicto et alia domui Dei</text:p>
      <text:p text:style-name="Standard">34 - Placet dominis quod magister Symon de Bourich habeant alteram duarum domorum vacancium</text:p>
      <text:p text:style-name="Standard">35 - oo</text:p>
      <text:p text:style-name="Standard">36 - in claustro ecclesio locati et quod magister Aymericus de Maignaco habeant domum magistri Johannis</text:p>
      <text:p text:style-name="Standard">37 - de Norriaco commodati titulo.</text:p>
      <text:p text:style-name="Standard">38 - Placet dominis quod dominus Robertus de Bethine Vicecomes Meldensis qui nuper vendidit ecclesie centum</text:p>
      <text:p text:style-name="Standard">39 - et quinquaginta futa auri annui et perpetui redditus percipienda duobus terminis videlicet nativitatis</text:p>
      <text:p text:style-name="Standard">40 - beati Johannis Baptiste et Nativitatis domini precio duorum mille et centum scutorum auri ad coronam</text:p>
      <text:p text:style-name="Standard">41 - sibi propter hoc traditorum / possit de gracia dictum redditum centum et quinquaginca scutis redimere et</text:p>
      <text:p text:style-name="Standard">42 - retrahere infra Viennium / solvendo dominis dictam summani mille et centum scut per ipsum recept</text:p>
      <text:p text:style-name="Standard">43 - unacum arreragiis si que debeantur / tempore quodiatum redditum voluerit retrahere ita tamen quod</text:p>
      <text:p text:style-name="Standard">44 - in pi ceiadicione escat qura prm sit noi mdoque sonam estecuu</text:p>
      <text:p text:style-name="Standard">=FRAN_0393_00437_L.jpg=</text:p>
      <text:p text:style-name="Standard">1 - 48</text:p>
      <text:p text:style-name="Standard">2 - De promotore contra Johannem de Castellione canonicau ecclesie Sancti Bendicti Parisiensis / proponente quod cum dudum</text:p>
      <text:p text:style-name="Standard"><text:soft-page-break/>3 - certe sentencie diffinitive alias fuissent et essent in curia Romana per ecclesia Parisiensis</text:p>
      <text:p text:style-name="Standard">4 - contra ecclesiam proedictam Sancti Renedicti et personas ejusdem late / fuissentqses hujusmodi</text:p>
      <text:p text:style-name="Standard">5 - sentencie execucioni debite demandate per reverendum in Christo patrem dominum abbateum</text:p>
      <text:p text:style-name="Standard">6 - Sancti Germani de Pratis dictarum sentenciarum executorem prout per licteras apostolicas et processus</text:p>
      <text:p text:style-name="Standard">7 - indesequtos dicebat latius contineri / Promisissetque dictus Johannes hujusmodi sentenciis</text:p>
      <text:p text:style-name="Standard">8 - stare et acquiestere / prout se offebat dictus sermotor legitime probaturum</text:p>
      <text:p text:style-name="Standard">9 - Nihuominus tamen idem Johannes Contra hujusmodi sentencias attemptaverat sigillo</text:p>
      <text:p text:style-name="Standard">10 - comitum aliis canonicis dicte ecclesie utendo / ac alia pucta sentenciarum hujusmodi teniere</text:p>
      <text:p text:style-name="Standard">11 - infringendo sic utique in premissis contra fidem et promissionem suas tenere veniendo</text:p>
      <text:p text:style-name="Standard">12 - at penas suspencionis et excomunicaconis et alias in processibus dicti executoris lacius contentas</text:p>
      <text:p text:style-name="Standard">13 - dampnabiliter incurrendo / peteretque ob hoc dictus promotor dictum Johannem Puniri</text:p>
      <text:p text:style-name="Standard">14 - et corigi / et ad emendam condignam trahi prout jura volunt et dictantu canonici</text:p>
      <text:p text:style-name="Standard">15 - sanctiones. Dictus Johannes de Castellione dixit et asservit quod vtrum erat et est</text:p>
      <text:p text:style-name="Standard">16 - ipsum alias promisisse stare et acquie sacere sentenciis prefatis / quodque de post nunquam</text:p>
      <text:p text:style-name="Standard">17 - fuit intecionis sue contra prefatas sentencias venire / prout nec venerat ut</text:p>
      <text:p text:style-name="Standard">18 - dicebat / nec aliquo sigillo comuni usus fuerat nec quod utetur aliquo tali</text:p>
      <text:p text:style-name="Standard">19 - consenserat / nec eciam hujusmodi sentencias in aliquo infruigerat ymo eas ratas</text:p>
      <text:p text:style-name="Standard">20 - et gratas habebat et habet / ac acquiescit exnunc / ipsas sentencias specialiter et expresse</text:p>
      <text:p text:style-name="Standard">21 - ac pure et simpliciter emolengando . Promittens per fide et juramentum suum</text:p>
      <text:p text:style-name="Standard">22 - contra eas non venire per se vel alium quovismodo in futurum.</text:p>
      <text:p text:style-name="Standard">23 - habeat magister Petrus de Reilhaco distribuciones suas quousque constet</text:p>
      <text:p text:style-name="Standard">24 - quod sit in lite.</text:p>
      <text:p text:style-name="Standard">25 - De domino Rollandi Belier canonico Sancti Benedicti benieversi Parisiensis ad tradendum anitrlos</text:p>
      <text:p text:style-name="Standard">26 - ut prius ad primam diem post epscophaniam domini in utraque causa.</text:p>
      <text:p text:style-name="Standard">27 - Anno domini millesimo tre ceneio Nonagesimo sictavo. Die veneris post festum Concept</text:p>
      <text:p text:style-name="Standard">28 - beate Marie Virginis xiiia mensis decembris. Capitulantibus dominis.</text:p>
      <text:p text:style-name="Standard">29 - Jo. Decano</text:p>
      <text:p text:style-name="Standard">30 - G. Cantore</text:p>
      <text:p text:style-name="Standard">31 - Hodie exhanicis pro parte magistri Johannis de Bellomonte</text:p>
      <text:p text:style-name="Standard">32 - G. Archidiacono ecclesie</text:p>
      <text:p text:style-name="Standard">33 - litteris universitatis Parisiensis pro expectantes beneficiantem</text:p>
      <text:p text:style-name="Standard">34 - Jo. de Pompodorio</text:p>
      <text:p text:style-name="Standard">35 - domini deliberabunt cum dominus episcopo Parsiensi et vocabunt</text:p>
      <text:p text:style-name="Standard">36 - L. de Mongeria</text:p>
      <text:p text:style-name="Standard"><text:soft-page-break/>37 - Ro. de Lorriaco</text:p>
      <text:p text:style-name="Standard">38 - domini ad sabbati proximam ad deliberandum super hoc / et die</text:p>
      <text:p text:style-name="Standard">39 - lune post festum Sancti dendree Thome apostoli dabitur</text:p>
      <text:p text:style-name="Standard">40 - G. de Albiaco</text:p>
      <text:p text:style-name="Standard">41 - Jo. Rollandi</text:p>
      <text:p text:style-name="Standard">42 - eis responsio.</text:p>
      <text:p text:style-name="Standard">43 - N. de Ordeimonte</text:p>
      <text:p text:style-name="Standard">44 - Brrestate sunt distribuciones magistri Petri de Morancuria</text:p>
      <text:p text:style-name="Standard">45 - Jo. Voygnon</text:p>
      <text:p text:style-name="Standard">46 - curati alterius porcionis Sancti Jhans Ro. quousque emendavit</text:p>
      <text:p text:style-name="Standard">47 - Ro. Dangel</text:p>
      <text:p text:style-name="Standard">48 - injurias prolatas domino Archidiacono de Josayo / et</text:p>
      <text:p text:style-name="Standard">49 - A. de Maignaco</text:p>
      <text:p text:style-name="Standard">50 - inhibitum est officiariis et distrcbutonte ne aliquid eidem</text:p>
      <text:p text:style-name="Standard">51 - P. Colli</text:p>
      <text:p text:style-name="Standard">52 - tradant de distribucionibus suis</text:p>
      <text:p text:style-name="Standard">53 - T. Hocie</text:p>
      <text:p text:style-name="Standard">54 - . de Putheons</text:p>
      <text:p text:style-name="Standard">55 - Jo. de Sanctis</text:p>
      <text:p text:style-name="Standard">56 - dicte Je</text:p>
      <text:p text:style-name="Standard">57 - Po. Plaoul.</text:p>
      <text:p text:style-name="Standard">=FRAN_0393_00438_L.jpg=</text:p>
      <text:p text:style-name="Standard">1 - Hodie exhabita citacione contra magistrum Petrum de Reilhaco ad requestam magistri Michaclis</text:p>
      <text:p text:style-name="Standard">2 - Perrnelli et pro ipso impetrata / occasione prebende Par. que fuit deffuncti magistri Johannis</text:p>
      <text:p text:style-name="Standard">3 - de Karolay domini arrestaverunt distribuciones et grossos fructus prebende predicte</text:p>
      <text:p text:style-name="Standard">4 - De causa de Castaneto loquatur magister N. de Ordeimonte cum magistro Johanne Picardi.</text:p>
      <text:p text:style-name="Standard">5 - Anno predicto Die lune post octabas festi Concepcionis beate Marie viginis</text:p>
      <text:p text:style-name="Standard">6 - Capitulantibus dominis.</text:p>
      <text:p text:style-name="Standard">7 - Expeditus est religiosis de Sancto Victore / paris</text:p>
      <text:p text:style-name="Standard">8 - P. Decano</text:p>
      <text:p text:style-name="Standard">9 - deffunctorum magistrorum Jo. de Karolay . P. Mignoti</text:p>
      <text:p text:style-name="Standard">10 - G. Cantore</text:p>
      <text:p text:style-name="Standard">11 - Jo. de Bordis et Symonis Freron.</text:p>
      <text:p text:style-name="Standard">12 - A. Archidiacono Brie</text:p>
      <text:p text:style-name="Standard">13 - G. Archidiacono Brie</text:p>
      <text:p text:style-name="Standard">14 - N. Dictatoris</text:p>
      <text:p text:style-name="Standard"><text:soft-page-break/>15 - Johannes Tourneville clericus matutinarum ecclesie Parisiens</text:p>
      <text:p text:style-name="Standard">16 - Ro. de Lorriaco</text:p>
      <text:p text:style-name="Standard">17 - emendavit eo quod verba injuriosa domino firmino</text:p>
      <text:p text:style-name="Standard">18 - T. de Sancto Petro</text:p>
      <text:p text:style-name="Standard">19 - eciam clerico matutinarum ecclesie proculerat.</text:p>
      <text:p text:style-name="Standard">20 - Jo. Rollandi</text:p>
      <text:p text:style-name="Standard">21 - Jo. de Pompodorio</text:p>
      <text:p text:style-name="Standard">22 - Expediti sunt fructus prebende magistri</text:p>
      <text:p text:style-name="Standard">23 - G. Fedelli</text:p>
      <text:p text:style-name="Standard">24 - Petri Plaoul religiosis de Sancto Victore</text:p>
      <text:p text:style-name="Standard">25 - T. Hocie</text:p>
      <text:p text:style-name="Standard">26 - eciam de consensu dicti magistro Petri.</text:p>
      <text:p text:style-name="Standard">27 - P. Colli</text:p>
      <text:p text:style-name="Standard">28 - L. de Mongeria</text:p>
      <text:p text:style-name="Standard">29 - Ja. Cosson</text:p>
      <text:p text:style-name="Standard">30 - Ste. Peruelli</text:p>
      <text:p text:style-name="Standard">31 - G. de Albiaco</text:p>
      <text:p text:style-name="Standard">32 - P. Plaoul</text:p>
      <text:p text:style-name="Standard">33 - N. de Ordeimonte</text:p>
      <text:p text:style-name="Standard">34 - Philhi. de Salione ad euvangelium</text:p>
      <text:p text:style-name="Standard">=FRAN_0393_00439_L.jpg=</text:p>
      <text:p text:style-name="Standard">1 - iiiixv</text:p>
      <text:p text:style-name="Standard">2 - s</text:p>
      <text:p text:style-name="Standard">3 - Anno nongsimo Octavo. Die mercurii sequentis xviia mensis dictebris. Ccapitulantibus dominis.</text:p>
      <text:p text:style-name="Standard">4 - P. Decani</text:p>
      <text:p text:style-name="Standard">5 - G. Cantor</text:p>
      <text:p text:style-name="Standard">6 - G. Archidiacono ecclesie</text:p>
      <text:p text:style-name="Standard">7 - Levetur decretum Castalleti Contra Garnotum Dane sy.</text:p>
      <text:p text:style-name="Standard">8 - L. de Mongeria</text:p>
      <text:p text:style-name="Standard">9 - Jo. Voygnon</text:p>
      <text:p text:style-name="Standard">10 - Ste. Perruelli</text:p>
      <text:p text:style-name="Standard">11 - Magister Petrus de Morancuria gagiavit emendam</text:p>
      <text:p text:style-name="Standard">12 - G. de Albiaco</text:p>
      <text:p text:style-name="Standard">13 - si et in quantum in precedenti capitulo Injuriatus fuit</text:p>
      <text:p text:style-name="Standard">14 - G. Fedelli</text:p>
      <text:p text:style-name="Standard">15 - domino Archidiacono de Josayo dicendo eidem verba</text:p>
      <text:p text:style-name="Standard"><text:soft-page-break/>16 - Ro. de Dangello</text:p>
      <text:p text:style-name="Standard">17 - Injuriosa et epopobitosai ipso presidente.</text:p>
      <text:p text:style-name="Standard">18 - Jo. Rolandi</text:p>
      <text:p text:style-name="Standard">19 - P. Colli</text:p>
      <text:p text:style-name="Standard">20 - T. de Sancto Petro</text:p>
      <text:p text:style-name="Standard">21 - Publicetur die dominica proxima in ecclesia Parisiensis</text:p>
      <text:p text:style-name="Standard">22 - N. Dictatoris</text:p>
      <text:p text:style-name="Standard">23 - statutum factum ne quis subditus vel beneficiatus</text:p>
      <text:p text:style-name="Standard">24 - ecclesie Parisiensis dicat vel inferat Injuriam</text:p>
      <text:p text:style-name="Standard">25 - Jo. de Pompodorio</text:p>
      <text:p text:style-name="Standard">26 - alteri sub penis in statuto contentis et declaratis.</text:p>
      <text:p text:style-name="Standard">27 - Ro. de Lorriaco</text:p>
      <text:p text:style-name="Standard">28 - Phi. de Salione ad euvageliuam.</text:p>
      <text:p text:style-name="Standard">29 - Tradat camerarius clericus officio anniversariorum duas partes decime de Sarcellis</text:p>
      <text:p text:style-name="Standard">30 - hac dice dumtaxat.</text:p>
      <text:p text:style-name="Standard">31 - Placet dominis quod hereditates Martini aux nominaux tradantur pro la silidorum</text:p>
      <text:p text:style-name="Standard">32 - cum omnerbus antiquis officio viiii.</text:p>
      <text:p text:style-name="Standard">33 - Dacti sunt commierssarii ad audiendum compota horarum et stacionum magistri</text:p>
      <text:p text:style-name="Standard">34 - Phi. de Salione et Johannes Rollandi adjuncton magistro Roberto de Lorriaco</text:p>
      <text:p text:style-name="Standard">35 - Redigant illi de Canstaneto requestam suam in scriptis et situaciones</text:p>
      <text:p text:style-name="Standard">36 - taillie et tunc deliberabitur super requesta sua / et afferant die</text:p>
      <text:p text:style-name="Standard">37 - lune $post festum Nativitatis domini.</text:p>
      <text:p text:style-name="Standard">38 - Tradatur processus Johannis Patu / contra Robinum Farrazin etc.</text:p>
      <text:p text:style-name="Standard">39 - magistro Johanni Chanteprime.</text:p>
      <text:p text:style-name="Standard">=FRAN_0393_00440_L.jpg=</text:p>
      <text:p text:style-name="Standard">1 - Anno nonagesimo Octavo. Die veneris in vigilia festi Beati Thome apostoli</text:p>
      <text:p text:style-name="Standard">2 - xxa mensis decembris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G. Blancheti</text:p>
      <text:p text:style-name="Standard">7 - Receptus fuit in propria magister Symon de Bourich</text:p>
      <text:p text:style-name="Standard">8 - Ro. de Lorriaco</text:p>
      <text:p text:style-name="Standard">9 - Ad canonicatum et prebendam ecclesie Parisiensis quondam</text:p>
      <text:p text:style-name="Standard">10 - Jo. de Pompodorio</text:p>
      <text:p text:style-name="Standard">11 - liberos et vacantes per obitum domini Petri Roberti</text:p>
      <text:p text:style-name="Standard"><text:soft-page-break/>12 - Jo. Rollandi</text:p>
      <text:p text:style-name="Standard">13 - ultimi possessoris eorundem Et juravit in</text:p>
      <text:p text:style-name="Standard">14 - G. Fedelli</text:p>
      <text:p text:style-name="Standard">15 - forma / fuit installatus per dominum Cantorem</text:p>
      <text:p text:style-name="Standard">16 - Jo. Voygnon</text:p>
      <text:p text:style-name="Standard">17 - et locus eidem assignatus in capitulo / Et dedit</text:p>
      <text:p text:style-name="Standard">18 - A. de Maignaco</text:p>
      <text:p text:style-name="Standard">19 - fidejussorem pro cappa magistrum Hugonem</text:p>
      <text:p text:style-name="Standard">20 - L. de Mongeria</text:p>
      <text:p text:style-name="Standard">21 - Blancheti canonicum Parisienses domini noster regis Francoum</text:p>
      <text:p text:style-name="Standard">22 - Jo. de Sanctis</text:p>
      <text:p text:style-name="Standard">23 - elemosinarium / ibidem presentem et hujusmodi fidejussionem</text:p>
      <text:p text:style-name="Standard">24 - T. Hocie</text:p>
      <text:p text:style-name="Standard">25 - in se sponte acceptantem.</text:p>
      <text:p text:style-name="Standard">26 - G. de Albiaco</text:p>
      <text:p text:style-name="Standard">27 - T. de Sancto Petro</text:p>
      <text:p text:style-name="Standard">28 - Sy. de Bourich</text:p>
      <text:p text:style-name="Standard">29 - Placet dominis quod uxor deffuncti Thome de Brauvaiz</text:p>
      <text:p text:style-name="Standard">30 - P. Colli</text:p>
      <text:p text:style-name="Standard">31 - nuper fabri ecclesie moretur in domo quousque</text:p>
      <text:p text:style-name="Standard">32 - Phi. de Salione</text:p>
      <text:p text:style-name="Standard">33 - purificata fuerit et relevata.</text:p>
      <text:p text:style-name="Standard">34 - ad evvlangeliom</text:p>
      <text:p text:style-name="Standard">35 - Dominus Decanus Parisiensis omnibus dominis Canonicis</text:p>
      <text:p text:style-name="Standard">36 - hic presentibus invurit sub debito juramenti</text:p>
      <text:p text:style-name="Standard">37 - ut trastina die hora viiia de mane intersint</text:p>
      <text:p text:style-name="Standard">38 - in capitulo</text:p>
      <text:p text:style-name="Standard">39 - videat magister Hugco Blancheti composicionem factam inter ecclesiam et illos</text:p>
      <text:p text:style-name="Standard">40 - de Sancto Victore / ut possit concomridiahaberi inter eos.</text:p>
      <text:p text:style-name="Standard">41 - Faciat dominus decanus poni in manibus decani et capituli terram quam tenebat</text:p>
      <text:p text:style-name="Standard">42 - in feodum a dominis deffunctus</text:p>
      <text:p text:style-name="Standard">43 - apud Viryacum</text:p>
      <text:p text:style-name="Standard">44 - in viromandia vocato serviente regio ad cnfortandum manus dominorum.</text:p>
      <text:p text:style-name="Standard">45 - habeat magister N. de Rancia prebendam de Civillyaco pro lxa scutum et</text:p>
      <text:p text:style-name="Standard">46 - solvat die lune proxima.</text:p>
      <text:p text:style-name="Standard">47 - Hodie petiit Stephanus Theolaldi licenciam se faciendi promoveri ad</text:p>
      <text:p text:style-name="Standard"><text:soft-page-break/>48 - dyaconatus ordinem.</text:p>
      <text:p text:style-name="Standard">49 - Facta relacione per magistros Jo. Voygion et Johannem Rolandi canonicos Parisiensi</text:p>
      <text:p text:style-name="Standard">50 - de compoto domini Johannis de Villaribus clerici fabrice ecclesie / cujus compoti</text:p>
      <text:p text:style-name="Standard">51 - status talis est . recepta est iiiiC xlviii l. iiii s. x. d. Et expensa</text:p>
      <text:p text:style-name="Standard">52 - est iiiC xxxx lb. iii s. ix. d. Sic recepta excedit misiam xiii l.</text:p>
      <text:p text:style-name="Standard">53 - xiiii. d. quas debet dictus clericus / Concessa esi eidem clerico quictancia</text:p>
      <text:p text:style-name="Standard">54 - Et amodo in recipiendis oblacionem Sancti Jacota de Alto Passu / provisores dicte</text:p>
      <text:p text:style-name="Standard">55 - fabrice sunt presentes.</text:p>
      <text:p text:style-name="Standard">=FRAN_0393_00441_L.jpg=</text:p>
      <text:p text:style-name="Standard">1 - 19</text:p>
      <text:p text:style-name="Standard">2 - iiiixx viii</text:p>
      <text:p text:style-name="Standard">3 - Anno Nongesimo eicao . Die sali in festo Beraisthane aptolis xii juesis dectobris</text:p>
      <text:p text:style-name="Standard">4 - Capitulantibus dominis.</text:p>
      <text:p text:style-name="Standard">5 - P. Decano</text:p>
      <text:p text:style-name="Standard">6 - G. Cantore</text:p>
      <text:p text:style-name="Standard">7 - G. Archidiaconuo ecclesie</text:p>
      <text:p text:style-name="Standard">8 - R. de Putheolis</text:p>
      <text:p text:style-name="Standard">9 - Conclusum est quod respondeatur illis de universitate</text:p>
      <text:p text:style-name="Standard">10 - N. Dictatoris</text:p>
      <text:p text:style-name="Standard">11 - quod domini ipsos habebunt recommendatos dum tempus</text:p>
      <text:p text:style-name="Standard">12 - Sy. de Bourich</text:p>
      <text:p text:style-name="Standard">13 - affuerit / quodque ditum habent bonam affectionem eis</text:p>
      <text:p text:style-name="Standard">14 - Jo. Rollandi</text:p>
      <text:p text:style-name="Standard">15 - providendi prout poterunt bono modo.</text:p>
      <text:p text:style-name="Standard">16 - G. Fedelli</text:p>
      <text:p text:style-name="Standard">17 - Ste. Pruelli</text:p>
      <text:p text:style-name="Standard">18 - Ja. Cosson</text:p>
      <text:p text:style-name="Standard">19 - R. Danget</text:p>
      <text:p text:style-name="Standard">20 - N. de Ordeimonte</text:p>
      <text:p text:style-name="Standard">21 - G. Paillardi</text:p>
      <text:p text:style-name="Standard">22 - Philh.o de Salione</text:p>
      <text:p text:style-name="Standard">23 - Jo. de Nullyaco</text:p>
      <text:p text:style-name="Standard">24 - Jo. Voygnon</text:p>
      <text:p text:style-name="Standard">25 - Jo. Chanteparine</text:p>
      <text:p text:style-name="Standard">26 - Jo. de Sanctis</text:p>
      <text:p text:style-name="Standard">27 - L. de Mongeria</text:p>
      <text:p text:style-name="Standard"><text:soft-page-break/>28 - N. de Rancia</text:p>
      <text:p text:style-name="Standard">29 - P. Colli</text:p>
      <text:p text:style-name="Standard">30 - Eadem die fuerunt promoti ad ordines</text:p>
      <text:p text:style-name="Standard">31 - Thomas du Fresne Clericus matutinarum ecclesie Parisiensis ad acolitatus ordinis</text:p>
      <text:p text:style-name="Standard">32 - Iutinus de diciaco / canonicus Sancti Benedicti unversi Parisiensis ad subdiacionem ordintum</text:p>
      <text:p text:style-name="Standard">33 - Stephapus Theobaldi Clericus matutinarum et ecclesie et rector parrochialis ecclesie de</text:p>
      <text:p text:style-name="Standard">34 - Cellis in Bria ad dyaconatus ordinem</text:p>
      <text:p text:style-name="Standard">=FRAN_0393_00442_L.jpg=</text:p>
      <text:p text:style-name="Standard">1 - Anno nonagesimo octavo. Die lune post festum Beati Thone apostoli xxiia mensis decembris</text:p>
      <text:p text:style-name="Standard">2 - capitulantibus dominis.</text:p>
      <text:p text:style-name="Standard">3 - P. Decano</text:p>
      <text:p text:style-name="Standard">4 - Fiat processio apud Augustinensi die veneris proxima et</text:p>
      <text:p text:style-name="Standard">5 - G. Cantore</text:p>
      <text:p text:style-name="Standard">6 - Jo. de Pompodorio</text:p>
      <text:p text:style-name="Standard">7 - mandetur inferioribus ecclesiis ut intersint.</text:p>
      <text:p text:style-name="Standard">8 - L. de Mongeria</text:p>
      <text:p text:style-name="Standard">9 - T. de Sancto Petro</text:p>
      <text:p text:style-name="Standard">10 - Responsum fuit illis de universitate per dominum decanum Par.</text:p>
      <text:p text:style-name="Standard">11 - N. de Ordeimonte</text:p>
      <text:p text:style-name="Standard">12 - quod domini habeberunt ipsos recommendatos dum tempus affuerit</text:p>
      <text:p text:style-name="Standard">13 - Ro. de Lorriaco</text:p>
      <text:p text:style-name="Standard">14 - prout bonomodo et commode poterunt.</text:p>
      <text:p text:style-name="Standard">15 - G. Fedelli</text:p>
      <text:p text:style-name="Standard">16 - Jo. de Sanctis</text:p>
      <text:p text:style-name="Standard">17 - Jo. Hue</text:p>
      <text:p text:style-name="Standard">18 - Dicatur camerario laico quod in die Nativitatis domini</text:p>
      <text:p text:style-name="Standard">19 - Ste. Perruelli</text:p>
      <text:p text:style-name="Standard">20 - hora matutinarum provideat de servienti ecclesie / pro</text:p>
      <text:p text:style-name="Standard">21 - N. Dictatoris</text:p>
      <text:p text:style-name="Standard">22 - rixis et litibus que solent ortitri ipsa die.</text:p>
      <text:p text:style-name="Standard">23 - Re. de Putheolis</text:p>
      <text:p text:style-name="Standard">24 - Deputati sunt ad eundum erga dominum vicecomitem</text:p>
      <text:p text:style-name="Standard">25 - Ro. Dangel</text:p>
      <text:p text:style-name="Standard">26 - Meleduni Jo. de Sanctis etT. de Sancto Petro Pre</text:p>
      <text:p text:style-name="Standard">27 - A. de Maignaco</text:p>
      <text:p text:style-name="Standard">28 - admortizacione medietatis stagni de Melenfroy.</text:p>
      <text:p text:style-name="Standard"><text:soft-page-break/>29 - Jo. Chanteprime</text:p>
      <text:p text:style-name="Standard">30 - G. de Albiaco infirmum</text:p>
      <text:p text:style-name="Standard">31 - Placet dominis quod magister P. Beauble remaneat</text:p>
      <text:p text:style-name="Standard">32 - Phil. de Salione ad euvangelium quictus de hiis in quibus tenebatur de tempore</text:p>
      <text:p text:style-name="Standard">33 - preterito pro stacionibus ad causam domus sue claustralis</text:p>
      <text:p text:style-name="Standard">34 - Parisiensis et quod solvat de cetero.</text:p>
      <text:p text:style-name="Standard">35 - Die mercurii sequentis fuit festum Nativitatis domini</text:p>
      <text:p text:style-name="Standard">36 - Die veneris sequente fuit festum Beati Johannis Euvageliste</text:p>
      <text:p text:style-name="Standard">37 - Anno predito. Die lune post festum Nativitatis domini xxa mensis decembris</text:p>
      <text:p text:style-name="Standard">38 - Capitulantibus dominis.</text:p>
      <text:p text:style-name="Standard">39 - Stephanus Theobaldi gagiavit emendam in maibus</text:p>
      <text:p text:style-name="Standard">40 - P. Decano</text:p>
      <text:p text:style-name="Standard">41 - G. Cantore</text:p>
      <text:p text:style-name="Standard">42 - dominorum eo quod verba Injuriosa dixerat domino Johanni</text:p>
      <text:p text:style-name="Standard">43 - G. Archidiacono ecclesie</text:p>
      <text:p text:style-name="Standard">44 - Parvi et liberati fuerunt eidem melli sui qui</text:p>
      <text:p text:style-name="Standard">45 - J. de Pompedorio infirmo</text:p>
      <text:p text:style-name="Standard">46 - fuerant arrestati</text:p>
      <text:p text:style-name="Standard">47 - A. de Maignaco</text:p>
      <text:p text:style-name="Standard">48 - Jo. Hu</text:p>
      <text:p text:style-name="Standard">49 - Receptus fuit in fabrum ecclesie Petrus et juravit</text:p>
      <text:p text:style-name="Standard">50 - . de Mongeria</text:p>
      <text:p text:style-name="Standard">51 - Reverentibus etc.</text:p>
      <text:p text:style-name="Standard">52 - Jo. Rollandi</text:p>
      <text:p text:style-name="Standard">53 - Jo. Voygnon</text:p>
      <text:p text:style-name="Standard">54 - Hodie magister Symon de Bourich solvit</text:p>
      <text:p text:style-name="Standard">55 - Re. de Putheolis</text:p>
      <text:p text:style-name="Standard">56 - xv. fr. propane suo capitulari et habuit peccunias</text:p>
      <text:p text:style-name="Standard">57 - N. Dictatoris</text:p>
      <text:p text:style-name="Standard">58 - magister Johannes Chanteprime.</text:p>
      <text:p text:style-name="Standard">59 - T. de Sancto Petro</text:p>
      <text:p text:style-name="Standard">60 - Jo. de Sanctis</text:p>
      <text:p text:style-name="Standard">61 - Super admortizacione medictatis stagni de Melefro</text:p>
      <text:p text:style-name="Standard">62 - Ro. de Lorriaco</text:p>
      <text:p text:style-name="Standard">63 - Conclusum est quod admortizetur et Injunctum est</text:p>
      <text:p text:style-name="Standard">64 - Ma. Reginaldi</text:p>
      <text:p text:style-name="Standard"><text:soft-page-break/>65 - dominis et magistris Jo. de Sanctis et T. de Sancto Petro</text:p>
      <text:p text:style-name="Standard">66 - Jo. Chanteprime</text:p>
      <text:p text:style-name="Standard">67 - ut intendant circa hoc prout melius poterunt</text:p>
      <text:p text:style-name="Standard">68 - Symon de Bourich</text:p>
      <text:p text:style-name="Standard">69 - t commodius.</text:p>
      <text:p text:style-name="Standard">70 - Ste. Pruelli</text:p>
      <text:p text:style-name="Standard">71 - Phi. de Salione</text:p>
      <text:p text:style-name="Standard">72 - H. Brancheti</text:p>
      <text:p text:style-name="Standard">73 - G. Fedelli</text:p>
      <text:p text:style-name="Standard">74 - A. de dedne</text:p>
      <text:p text:style-name="Standard">75 - T. Hocie</text:p>
      <text:p text:style-name="Standard">=FRAN_0393_00443_L.jpg=</text:p>
      <text:p text:style-name="Standard">1 - iiixxv</text:p>
      <text:p text:style-name="Standard">2 - Petito Hodie per magistrum Guidonem de Villaribus recipi ad vicariam ecclesie Par.</text:p>
      <text:p text:style-name="Standard">3 - quam nuper obtinere solebat deffunctus magister Johannes de Chinaco spectantes ad presentacionem</text:p>
      <text:p text:style-name="Standard">4 - Decani et Capituli ecclesie collegiate Sancti Germani Autissiodorensis Parisiensis et ad quam</text:p>
      <text:p text:style-name="Standard">5 - per eos fuerat presentatus / prout per presentacionem de ipso per eos factam et per eum illotu</text:p>
      <text:p text:style-name="Standard">6 - exhabitam lacius continetur / dictoque eidem quod exiret capitulum / ut domini possent super</text:p>
      <text:p text:style-name="Standard">7 - requesta sua deliberare / quia in litteris predictis continebantur ista verba scilicet</text:p>
      <text:p text:style-name="Standard">8 - non nisi canonico etc. et eciam verbum rogane et debebat poni verbum supplicantes</text:p>
      <text:p text:style-name="Standard">9 - ipso vocato in capitulo / domini premissa eidem exposuerunt / dicente ut presentacionem</text:p>
      <text:p text:style-name="Standard">10 - suam hujusmodi corrigi faceret / et tunc domini facerent quod deberent</text:p>
      <text:p text:style-name="Standard">11 - Die mercurii sequente noiii t capitulum</text:p>
      <text:p text:style-name="Standard">12 - propter festum Circoncisionis domini</text:p>
      <text:p text:style-name="Standard">13 - Die veneris sequentes non fuit capitulum</text:p>
      <text:p text:style-name="Standard">14 - propter festum Beate Genovefe virginis.</text:p>
      <text:p text:style-name="Standard">15 - Die sabbati post festum Cirumncisionis domini iiita mensis januarii. Capitulantibus dominis</text:p>
      <text:p text:style-name="Standard">16 - P. Decano</text:p>
      <text:p text:style-name="Standard">17 - G. Cantore</text:p>
      <text:p text:style-name="Standard">18 - Supplicato pro parte hitancium de Castaneto per Gauffridum</text:p>
      <text:p text:style-name="Standard">19 - G. Archidiacono ecclesie</text:p>
      <text:p text:style-name="Standard">20 - Mectoierie et Johannem Cousin in modum qui sequitur</text:p>
      <text:p text:style-name="Standard">21 - Ja. Cosson</text:p>
      <text:p text:style-name="Standard">22 - A honnorables et discretes personnes messeigneurs les doyen et</text:p>
      <text:p text:style-name="Standard">23 - Phi. de Salione</text:p>
      <text:p text:style-name="Standard"><text:soft-page-break/>24 - Chapitre de l'eglise de Paris . Supplient humblement les</text:p>
      <text:p text:style-name="Standard">25 - Jo. Voygnon</text:p>
      <text:p text:style-name="Standard">26 - povres manans et habitans de la ville de Chastenay</text:p>
      <text:p text:style-name="Standard">27 - Jo. Rollandi</text:p>
      <text:p text:style-name="Standard">28 - voz hommes et tenans / comme vous aiez droit de prendi</text:p>
      <text:p text:style-name="Standard">29 - et avoir par chascun an a la Saint Andry une taille montat</text:p>
      <text:p text:style-name="Standard">30 - T. de Sancto Petro</text:p>
      <text:p text:style-name="Standard">31 - a la somme de xxiii. livres x so. par. qui se cueilt et lieue sur les</text:p>
      <text:p text:style-name="Standard">32 - Ro. de Lorriaco</text:p>
      <text:p text:style-name="Standard">33 - heritages qui sont assis et situez en ladicte ville et ou</text:p>
      <text:p text:style-name="Standard">34 - N. de Ordeimonte</text:p>
      <text:p text:style-name="Standard">35 - tenouer d'icelle / de la qu'elle taille les offices de la</text:p>
      <text:p text:style-name="Standard">36 - Sy. de Bourich</text:p>
      <text:p text:style-name="Standard">37 - chambre des heures des anniversaires et les chanoines</text:p>
      <text:p text:style-name="Standard">38 - T. Hocie</text:p>
      <text:p text:style-name="Standard">39 - de Saint Jehan le Ront / et aussi plusieurs bourgois</text:p>
      <text:p text:style-name="Standard">40 - M. Reginaldi</text:p>
      <text:p text:style-name="Standard">41 - et habitans de la ville de Paris doivent / et sont tenus de</text:p>
      <text:p text:style-name="Standard">42 - G. Fedelli</text:p>
      <text:p text:style-name="Standard">43 - paier leur part et porcion pour cause de leurs heritages</text:p>
      <text:p text:style-name="Standard">44 - P. Colli</text:p>
      <text:p text:style-name="Standard">45 - qu'ilz ont en ycelle ville / Et combien que plusieure</text:p>
      <text:p text:style-name="Standard">46 - L. de Mongeria</text:p>
      <text:p text:style-name="Standard">47 - ou grant partie desdiz supplians soient prestz et appareilliez</text:p>
      <text:p text:style-name="Standard">48 - Jo. Chanteprume</text:p>
      <text:p text:style-name="Standard">49 - de paier de ladicte taille et somme ce qu'ilz en doivent</text:p>
      <text:p text:style-name="Standard">50 - A. de Maignaco</text:p>
      <text:p text:style-name="Standard">51 - et sont tenus de paier pour raison des heritages qu'ilz</text:p>
      <text:p text:style-name="Standard">52 - ont et tiennent en ladicte ville / Ce non obstant / eulz</text:p>
      <text:p text:style-name="Standard">53 - ne s'en peuent bonnement acquictier / tant par ce que ie</text:p>
      <text:p text:style-name="Standard">54 - n'y a aucune personne commise a recevoir et cueillir ycelle</text:p>
      <text:p text:style-name="Standard">55 - taille et somme comme pour ce que lesdiz offices / ou</text:p>
      <text:p text:style-name="Standard">56 - ceulz qui tiennent / les heritages qui y appartiennent et</text:p>
      <text:p text:style-name="Standard">57 - aussi que pluseurs desdiz Bourgois et habitans de la dite</text:p>
      <text:p text:style-name="Standard">58 - ville de Paris qui y sont habitez sont refusans et</text:p>
      <text:p text:style-name="Standard">59 - contredisans d'en paier leur part et portion / pour quoy</text:p>
      <text:p text:style-name="Standard"><text:soft-page-break/>60 - lesdiz supplians sont en adventure d'encourir en</text:p>
      <text:p text:style-name="Standard">61 - grant dommage et inconvenient / se par vens.</text:p>
      <text:p text:style-name="Standard">=FRAN_0393_00444_L.jpg=</text:p>
      <text:p text:style-name="Standard">1 - leur est pourveu de vostre bon remede. Que ces choses considerees il vous plaise</text:p>
      <text:p text:style-name="Standard">2 - commettre et ordonner aucun de ves gens et officiers / a cueillir lever et</text:p>
      <text:p text:style-name="Standard">3 - recepvoir ladicie taille et somme de xxiii livres x s. p. / afin que lesdiz supplian</text:p>
      <text:p text:style-name="Standard">4 - qui ont bonne voulenté de bien paier / soient gardez de tout connage / Si</text:p>
      <text:p text:style-name="Standard">5 - ferez aumosne / et ilz prieront Dieu pour vous. Qua supplicacione porrecta</text:p>
      <text:p text:style-name="Standard">6 - et coram eis per dominum Decanum lecta dictus dominus decanus nomine capituli interrogavit</text:p>
      <text:p text:style-name="Standard">7 - dictos Gauffridum Mectoierie et Johannem Cousin an nomine habitancium et ex eorum</text:p>
      <text:p text:style-name="Standard">8 - precepto dictam supplicacionem facerent / quiquidem responderunt quod de expresse</text:p>
      <text:p text:style-name="Standard">9 - mandato dictorum habitancium in comuni hoc faciebant / de quibus dictus dominus decanus</text:p>
      <text:p text:style-name="Standard">10 - nomine capituli petiit publicum instrumentum seu publica instrment unum vel</text:p>
      <text:p text:style-name="Standard">11 - plura. Acta fuerunt hec in capitulo ecclesie Parisiensis . Presentibus ad hec discretis</text:p>
      <text:p text:style-name="Standard">12 - viris Jacobo Soissart domini episcopi Parisiensi buticulario / Guillelmo Mille curie</text:p>
      <text:p text:style-name="Standard">13 - Parisiensies notario magistro Michaele Grivel in decretis et legibus bachalari</text:p>
      <text:p text:style-name="Standard">14 - et Adeneto de vineis clericu testibus etc. Domini deliberaverunt quod constituerent</text:p>
      <text:p text:style-name="Standard">15 - unum procuratorem habentem potestatem ad premissa prosequendum et data est eis licencia</text:p>
      <text:p text:style-name="Standard">16 - congregaudi se ad illum constituentem</text:p>
      <text:p text:style-name="Standard">17 - Exposito per magistrum Johannem de Justfas rectorem unniversitatis Parisiensis / quod cum</text:p>
      <text:p text:style-name="Standard">18 - nuper fuerint certa supposita universitatis nominata / ad providendum eisdem</text:p>
      <text:p text:style-name="Standard">19 - de beneficiis cum vacaverint ad collacionem nostram spectantibus quodque nuper vacaverit</text:p>
      <text:p text:style-name="Standard">20 - et vacet ecclesia parrochialis Sancti Christofori in civitate Parisiensis / quatinus</text:p>
      <text:p text:style-name="Standard">21 - nos dictam parrochialem ecclesiam magistro Franconio de Delph in artibus et</text:p>
      <text:p text:style-name="Standard">22 - medicina magistro alteri de nominnatis per quatuor prelatos super hoc deputatis</text:p>
      <text:p text:style-name="Standard">23 - vellent conferre / quiquidem dici responderunt eidem quatinus exiret capitulum</text:p>
      <text:p text:style-name="Standard">24 - ut super supplicacione hujusmodi possent deliberare / quo domino rectore capitulum</text:p>
      <text:p text:style-name="Standard">25 - exeunte capitulum / magister Nicolaus de Gamerian clericus Trajectensis diocesis</text:p>
      <text:p text:style-name="Standard">26 - consimiliter supplicavit dictam ecclesiam sibi conferri / et domini consiliter</text:p>
      <text:p text:style-name="Standard">27 - respondunt ut exiret / ut ipsi super totum deliberare possent / quia</text:p>
      <text:p text:style-name="Standard">28 - magister Johannes Chanteprime Canonicus Parisiensis epistens in curno suo duobus diebus</text:p>
      <text:p text:style-name="Standard">29 - elampsis de ipsa ordinaverat et ipsam contulerat / Ideo fuit eis</text:p>
      <text:p text:style-name="Standard">30 - Responsum quod de presenti domini eos exandire non poterant.</text:p>
      <text:p text:style-name="Standard">31 - Hodie supplicato dominis per dominum decanum Sancti Germani Altissiodorensis Parisins</text:p>
      <text:p text:style-name="Standard">32 - quatinus virtute presentacionis facte per decanum et capitulum ecclesie predicte</text:p>
      <text:p text:style-name="Standard">33 - Sancti Germani in qua loco verbi requirente positum erat supplicantes</text:p>
      <text:p text:style-name="Standard"><text:soft-page-break/>34 - magistrum Guidonem de Villaribus ad vicariatum perpetuam vacantem in</text:p>
      <text:p text:style-name="Standard">35 - ecclesia Parisiensi reciperent / et domini respondrunt et quod quia in dicta</text:p>
      <text:p text:style-name="Standard">36 - presentacione erant illa verba non nisi canonico dicte ecclesie Sancti Germani</text:p>
      <text:p text:style-name="Standard">37 - defferant fundacionem et statutum suum per quod dicunt sic debere</text:p>
      <text:p text:style-name="Standard">38 - eec.</text:p>
      <text:p text:style-name="Standard">39 - presentari / et domini deliberabunt et sic fuit eis responsum.</text:p>
      <text:p text:style-name="Standard">40 - Die lune sequentes non fuit capitulum propter festum</text:p>
      <text:p text:style-name="Standard">41 - Epiphanie domini.</text:p>
      <text:p text:style-name="Standard">=FRAN_0393_00445_L.jpg=</text:p>
      <text:p text:style-name="Standard">1 - 2</text:p>
      <text:p text:style-name="Standard">2 - Anno nonagesimo octavo . Die mercuri post festum Epipictlnie dominis viia mensis</text:p>
      <text:p text:style-name="Standard">3 - januarii. Capitulantibus dominis.</text:p>
      <text:p text:style-name="Standard">4 - P. Decano</text:p>
      <text:p text:style-name="Standard">5 - Cardinalis Vivanensis</text:p>
      <text:p text:style-name="Standard">6 - G. Cantore</text:p>
      <text:p text:style-name="Standard">7 - Hodie supplicato pro part</text:p>
      <text:p text:style-name="Standard">8 - G. ecclesi</text:p>
      <text:p text:style-name="Standard">9 - quam in ecclesia Par. obtinebat</text:p>
      <text:p text:style-name="Standard">10 - quatinus quedam caplella</text:p>
      <text:p text:style-name="Standard">11 - A. Brie Archidiacono</text:p>
      <text:p text:style-name="Standard">12 - . Chantepirine</text:p>
      <text:p text:style-name="Standard">13 - deffunctus Guillelmus Damelis ad altare Sancti Rigoberti</text:p>
      <text:p text:style-name="Standard">14 - N. de Ordeimente</text:p>
      <text:p text:style-name="Standard">15 - conferretur domino Johanni Viardelli presbytero / fuit eidem</text:p>
      <text:p text:style-name="Standard">16 - M. Reginaldi</text:p>
      <text:p text:style-name="Standard">17 - responsum / quod quia dicta capellania jam erat per dominum</text:p>
      <text:p text:style-name="Standard">18 - T. Hocie</text:p>
      <text:p text:style-name="Standard">19 - Decanum racione turni sui collata quod non poterat</text:p>
      <text:p text:style-name="Standard">20 - A. de Maignaco</text:p>
      <text:p text:style-name="Standard">21 - supplicacio sua exandur.</text:p>
      <text:p text:style-name="Standard">22 - P. Colli</text:p>
      <text:p text:style-name="Standard">23 - magister Petrus</text:p>
      <text:p text:style-name="Standard">24 - Jo. Rollandi</text:p>
      <text:p text:style-name="Standard">25 - Et receptus fuit ad ipsam capii</text:p>
      <text:p text:style-name="Standard">26 - Re. de Putheolis</text:p>
      <text:p text:style-name="Standard">27 - de diciaco mediante collacione eidem per dominum Decanum</text:p>
      <text:p text:style-name="Standard"><text:soft-page-break/>28 - facta et in eo incepit turnus nunc currens</text:p>
      <text:p text:style-name="Standard">29 - G. Paillacdi</text:p>
      <text:p text:style-name="Standard">30 - ununc est in turno magister Galeranus de Pendres</text:p>
      <text:p text:style-name="Standard">31 - Jo. Hue</text:p>
      <text:p text:style-name="Standard">32 - Cantor</text:p>
      <text:p text:style-name="Standard">33 - Ro. de Lorriaco</text:p>
      <text:p text:style-name="Standard">34 - N. Le Disenr</text:p>
      <text:p text:style-name="Standard">35 - Sy. de Bourich</text:p>
      <text:p text:style-name="Standard">36 - Receptus fuit eciam ad ecclesiam parocialm Sancti Christofori</text:p>
      <text:p text:style-name="Standard">37 - G. Fedelli</text:p>
      <text:p text:style-name="Standard">38 - in cantate Parisiensi liberam et vacantem per obitum deffuc</text:p>
      <text:p text:style-name="Standard">39 - dmini Johannis de Celario presbyter vnerabilis vir magister</text:p>
      <text:p text:style-name="Standard">40 - L. de Mongeria</text:p>
      <text:p text:style-name="Standard">41 - Reginaldus Germani virtute collacionis sibi facte</text:p>
      <text:p text:style-name="Standard">42 - Jo. Voygnon</text:p>
      <text:p text:style-name="Standard">43 - p magistrum Johannem Chanteprime qui erat ultimu</text:p>
      <text:p text:style-name="Standard">44 - R. de Pompodorio infirmus</text:p>
      <text:p text:style-name="Standard">45 - in turno precedente / et que cura vacaverat antequam</text:p>
      <text:p text:style-name="Standard">46 - vacaret dicta capellania.</text:p>
      <text:p text:style-name="Standard">47 - De domino Rollando Belier canonico Sancti Benedicti ad xv. dies ad tradendum</text:p>
      <text:p text:style-name="Standard">48 - articulos ut prius ex parte prommontoris.</text:p>
      <text:p text:style-name="Standard">=FRAN_0393_00446_L.jpg=</text:p>
      <text:p text:style-name="Standard">1 - Anno nonagesimo Citavo. Die veneris post festum Epphinie domini xma mensis anuarii.</text:p>
      <text:p text:style-name="Standard">2 - Capitulantibus dominis</text:p>
      <text:p text:style-name="Standard">3 - P. Decano</text:p>
      <text:p text:style-name="Standard">4 - AuJourday Nicolas Romain huissier de parlenient</text:p>
      <text:p text:style-name="Standard">5 - G. Cantore</text:p>
      <text:p text:style-name="Standard">6 - a fait commandement a messeigneurs doyen et chapitre</text:p>
      <text:p text:style-name="Standard">7 - G. Archidiaconus ecclesie</text:p>
      <text:p text:style-name="Standard">8 - L. de Mongeria</text:p>
      <text:p text:style-name="Standard">9 - qu'ilz paiassent certaine somme d'argent a maistre</text:p>
      <text:p text:style-name="Standard">10 - Ro. de Lorriaco</text:p>
      <text:p text:style-name="Standard">11 - Jehan le Conte comme en une requeste sur ce faicte</text:p>
      <text:p text:style-name="Standard">12 - Ro. dangeul</text:p>
      <text:p text:style-name="Standard">13 - est plus a plain contenu / au quel commandement</text:p>
      <text:p text:style-name="Standard">14 - P. Colli</text:p>
      <text:p text:style-name="Standard"><text:soft-page-break/>15 - messeigneurs se sont opposez / et en cas d'opposicion</text:p>
      <text:p text:style-name="Standard">16 - G. Fedelli</text:p>
      <text:p text:style-name="Standard">17 - il a adjourné messeigneurs a de lundi prouchain en viii</text:p>
      <text:p text:style-name="Standard">18 - Re. de Putheolis</text:p>
      <text:p text:style-name="Standard">19 - jours.</text:p>
      <text:p text:style-name="Standard">20 - Ste. Pernelli</text:p>
      <text:p text:style-name="Standard">21 - Jo. Voygnon</text:p>
      <text:p text:style-name="Standard">22 - Ad de veneris in octo fiat capitulum super declaracione</text:p>
      <text:p text:style-name="Standard">23 - Jo. Rollandi</text:p>
      <text:p text:style-name="Standard">24 - statutorum turni ad beneficia conferenda / et vocentur</text:p>
      <text:p text:style-name="Standard">25 - A. de Maignaco</text:p>
      <text:p text:style-name="Standard">26 - omnes domini presentes.</text:p>
      <text:p text:style-name="Standard">27 - T. de Sancto Petro</text:p>
      <text:p text:style-name="Standard">28 - N. Dictatoris</text:p>
      <text:p text:style-name="Standard">29 - N. de Ordeimonte</text:p>
      <text:p text:style-name="Standard">30 - Remissa est ad x. solidorum pai emenda gagiata</text:p>
      <text:p text:style-name="Standard">31 - Jo. de Pompodorio infirmus</text:p>
      <text:p text:style-name="Standard">32 - per Symonem Rousseau coram Camerario laico eo quod</text:p>
      <text:p text:style-name="Standard">33 - Ja. Cosson</text:p>
      <text:p text:style-name="Standard">34 - equi sui ascenderant terrale claustrii et Rupperant</text:p>
      <text:p text:style-name="Standard">35 - limites / que emenda fuerat taxata / ad</text:p>
      <text:p text:style-name="Standard">36 - xx . par.</text:p>
      <text:p text:style-name="Standard">37 - Anno nonagesimo quo tavo. die dominia post festum Epphanie domini extiaondiis</text:p>
      <text:p text:style-name="Standard">38 - Capitulantibus dominis.</text:p>
      <text:p text:style-name="Standard">39 - Magister Guillelmus de Kaer alias receptus per procuratorem ad canonicaum</text:p>
      <text:p text:style-name="Standard">40 - P. Decano</text:p>
      <text:p text:style-name="Standard">41 - et ptebendam ecclesie quos dudum obtinere solebat deffunctus</text:p>
      <text:p text:style-name="Standard">42 - G. Cantore</text:p>
      <text:p text:style-name="Standard">43 - magister Johannes de Socto et fuit receptus in propria / juravitque</text:p>
      <text:p text:style-name="Standard">44 - Ro. de Lorriaco</text:p>
      <text:p text:style-name="Standard">45 - in forma consueta ac fuit installatus et locus eidem in capitulo</text:p>
      <text:p text:style-name="Standard">46 - Re. de Putheolis</text:p>
      <text:p text:style-name="Standard">47 - assignatus.</text:p>
      <text:p text:style-name="Standard">48 - Jo. Rollandi</text:p>
      <text:p text:style-name="Standard">49 - G. Fedelli</text:p>
      <text:p text:style-name="Standard">50 - Jo. Chanteprime</text:p>
      <text:p text:style-name="Standard"><text:soft-page-break/>=FRAN_0393_00447_L.jpg=</text:p>
      <text:p text:style-name="Standard">1 - ixx</text:p>
      <text:p text:style-name="Standard">2 - 45</text:p>
      <text:p text:style-name="Standard">3 - Anno nongesimo Octino. Die lune in festo Satd Vlani xiia mensis sanncili.</text:p>
      <text:p text:style-name="Standard">4 - Capitulantibus dominis.</text:p>
      <text:p text:style-name="Standard">5 - P. Decano</text:p>
      <text:p text:style-name="Standard">6 - G. Cantore</text:p>
      <text:p text:style-name="Standard">7 - Domini non intendunt sefacere partem aliqualiter in causa</text:p>
      <text:p text:style-name="Standard">8 - G. Archidiaconus ecclesie</text:p>
      <text:p text:style-name="Standard">9 - quam dominus Yvo Ruffi ad causam capellanie sue intenditi movere</text:p>
      <text:p text:style-name="Standard">10 - T. de Sancto Petro</text:p>
      <text:p text:style-name="Standard">11 - contra priorem dessonne deppendentis a monasterio Sancti</text:p>
      <text:p text:style-name="Standard">12 - Ma. Reginaldi</text:p>
      <text:p text:style-name="Standard">13 - Dyonisii in Francia / sed domini juvabunt eum in causa</text:p>
      <text:p text:style-name="Standard">14 - Ro. de Lorriaco</text:p>
      <text:p text:style-name="Standard">15 - quancommodius poterunt.</text:p>
      <text:p text:style-name="Standard">16 - L. de Mongeria</text:p>
      <text:p text:style-name="Standard">17 - Ste. Perruelli</text:p>
      <text:p text:style-name="Standard">18 - N. de Ordeimonte</text:p>
      <text:p text:style-name="Standard">19 - P. Colli</text:p>
      <text:p text:style-name="Standard">20 - Ad veneris veniat magister Johannes Willequin ad dicendum</text:p>
      <text:p text:style-name="Standard">21 - Ro. Dangel</text:p>
      <text:p text:style-name="Standard">22 - quicquid dicere voluerit quominus causa quam intendit</text:p>
      <text:p text:style-name="Standard">23 - R. de Putheolis</text:p>
      <text:p text:style-name="Standard">24 - contra eum movere magister Nicolaus Sellarii occasione</text:p>
      <text:p text:style-name="Standard">25 - N. dectatoris</text:p>
      <text:p text:style-name="Standard">26 - prebende Sancti Mederici / commictatur alicui dominorum Nentre</text:p>
      <text:p text:style-name="Standard">27 - A. de Maignaco</text:p>
      <text:p text:style-name="Standard">28 - parti suspectorum.</text:p>
      <text:p text:style-name="Standard">29 - G. de Kaer</text:p>
      <text:p text:style-name="Standard">30 - Sy. de Bourich</text:p>
      <text:p text:style-name="Standard">31 - Jo. Rollandi</text:p>
      <text:p text:style-name="Standard">32 - Jo. de Pompodorio infirmus</text:p>
      <text:p text:style-name="Standard">33 - Loquatur magister Thomas de Sancto Petro cum magistro Johanne</text:p>
      <text:p text:style-name="Standard">34 - G. Fedelli</text:p>
      <text:p text:style-name="Standard">35 - de Crepone ut ipse velit temptare cum magistro Johanne</text:p>
      <text:p text:style-name="Standard"><text:soft-page-break/>36 - Ja. Cosson</text:p>
      <text:p text:style-name="Standard">37 - Comitis de precio quod incendit habere pro compotis</text:p>
      <text:p text:style-name="Standard">38 - P. Plaoul</text:p>
      <text:p text:style-name="Standard">39 - suis etc.</text:p>
      <text:p text:style-name="Standard">40 - Phi. de Salione</text:p>
      <text:p text:style-name="Standard">41 - G. Paillardi</text:p>
      <text:p text:style-name="Standard">42 - Jo. Chanteprime</text:p>
      <text:p text:style-name="Standard">43 - Au Jourdui Robin de la Mare sergent a verge en Chastellet</text:p>
      <text:p text:style-name="Standard">44 - Jo. Voygnon in prepositira</text:p>
      <text:p text:style-name="Standard">45 - de Paris / a adjourné messseigneurs a juedi prouchain en chastellet</text:p>
      <text:p text:style-name="Standard">46 - Contre Guillaume de Mont allain pour apportent toutes</text:p>
      <text:p text:style-name="Standard">47 - les lettres et exploiz par vertu desquelz ilz ont fait</text:p>
      <text:p text:style-name="Standard">48 - mettre les heritages du dit Guillaume en la main du roy</text:p>
      <text:p text:style-name="Standard">49 - nostre seigner / et dont le sentendent aidier a l'encontre d'icellue</text:p>
      <text:p text:style-name="Standard">50 - et pour respondre etcl.</text:p>
      <text:p text:style-name="Standard">=FRAN_0393_00448_L.jpg=</text:p>
      <text:p text:style-name="Standard">1 - Anno nonagesimo octavo. Die mercurii post octabas festi Et phinie</text:p>
      <text:p text:style-name="Standard">2 - Domini . xvta mensis januarii. Capitulantibus dominis.</text:p>
      <text:p text:style-name="Standard">3 - P. Decano</text:p>
      <text:p text:style-name="Standard">4 - JG. Cantore</text:p>
      <text:p text:style-name="Standard">5 - Conversa est emenda peccuniaria domini Johannis Mignoti</text:p>
      <text:p text:style-name="Standard">6 - G. ecclesie</text:p>
      <text:p text:style-name="Standard">7 - in penitenciam salutarem / videlicet quod celebret</text:p>
      <text:p text:style-name="Standard">8 - J. d. Brie archidiacono</text:p>
      <text:p text:style-name="Standard">9 - parvas missas obituum ebdomada sequente vel</text:p>
      <text:p text:style-name="Standard">10 - Re. de Putheolis</text:p>
      <text:p text:style-name="Standard">11 - Ste. Pruelli</text:p>
      <text:p text:style-name="Standard">12 - per alium fieri faciat</text:p>
      <text:p text:style-name="Standard">13 - A. de Maignaco</text:p>
      <text:p text:style-name="Standard">14 - P. Colli</text:p>
      <text:p text:style-name="Standard">15 - Sy. de Bourich</text:p>
      <text:p text:style-name="Standard">16 - G. Fedelli</text:p>
      <text:p text:style-name="Standard">17 - L. de Mongeria</text:p>
      <text:p text:style-name="Standard">18 - Intersint in primo capitulo domini Robertus Hembourch</text:p>
      <text:p text:style-name="Standard">19 - J. de Pompodorio infirmo</text:p>
      <text:p text:style-name="Standard">20 - et martinus mutonis audituri quod domini</text:p>
      <text:p text:style-name="Standard"><text:soft-page-break/>21 - G. de Kaer</text:p>
      <text:p text:style-name="Standard">22 - voluerint eis dicere.</text:p>
      <text:p text:style-name="Standard">23 - Jo. de Sanctis</text:p>
      <text:p text:style-name="Standard">24 - Jo. de Sarraponte</text:p>
      <text:p text:style-name="Standard">25 - Jo. Rollandi</text:p>
      <text:p text:style-name="Standard">26 - M. Reginaldi</text:p>
      <text:p text:style-name="Standard">27 - H. Blancheti</text:p>
      <text:p text:style-name="Standard">28 - J. Cosson.</text:p>
      <text:p text:style-name="Standard">29 - Jo. Voygnon in preposit</text:p>
      <text:p text:style-name="Standard">30 - Anno nonagesimo octavo. Die veneris post festum Beati Manii Abbatis</text:p>
      <text:p text:style-name="Standard">31 - xviia mensis januarii. Capitulantibus dominis.</text:p>
      <text:p text:style-name="Standard">32 - P. Decano</text:p>
      <text:p text:style-name="Standard">33 - G. Cantore</text:p>
      <text:p text:style-name="Standard">34 - Requisito ex parte magistri Nicolai Sellarii quatinus</text:p>
      <text:p text:style-name="Standard">35 - G. ecclesie</text:p>
      <text:p text:style-name="Standard">36 - domini vellent eidem dare commissarium in causa</text:p>
      <text:p text:style-name="Standard">37 - A. Brie archidiacono</text:p>
      <text:p text:style-name="Standard">38 - quam movere intendit contra magistrum Johannem</text:p>
      <text:p text:style-name="Standard">39 - Jo. Rollandi</text:p>
      <text:p text:style-name="Standard">40 - Voillequin occasione prebende Sancti Mederici etc.</text:p>
      <text:p text:style-name="Standard">41 - G. de Kaer</text:p>
      <text:p text:style-name="Standard">42 - Dictas magister Johannes Respondit quod non</text:p>
      <text:p text:style-name="Standard">43 - Sy. de Bourich</text:p>
      <text:p text:style-name="Standard">44 - incendebat consenrcire nec dessentue et quod domini</text:p>
      <text:p text:style-name="Standard">45 - H. Blancheti</text:p>
      <text:p text:style-name="Standard">46 - erant facis discreti ad videndum quid agere deberent</text:p>
      <text:p text:style-name="Standard">47 - Ma. Reginaldi</text:p>
      <text:p text:style-name="Standard">48 - et cum locus et tempus affuerit incendit facere ea</text:p>
      <text:p text:style-name="Standard">49 - N. de Ordeimonte</text:p>
      <text:p text:style-name="Standard">50 - que Deus sibi consulet Tandem ipsis recedentibus</text:p>
      <text:p text:style-name="Standard">51 - Jo. Chanteprime</text:p>
      <text:p text:style-name="Standard">52 - a capitulo posito quod in deliberacione ordinaverunt domini quod</text:p>
      <text:p text:style-name="Standard">53 - A. de Maignaco</text:p>
      <text:p text:style-name="Standard">54 - cam committeretari et non conviencum est de commissariro</text:p>
      <text:p text:style-name="Standard">55 - P. Colli</text:p>
      <text:p text:style-name="Standard">56 - N. Dictatoris</text:p>
      <text:p text:style-name="Standard"><text:soft-page-break/>57 - Injunctum est dominu Roberto Hembourel et Martino</text:p>
      <text:p text:style-name="Standard">58 - utonis ut frequentent matutinas.</text:p>
      <text:p text:style-name="Standard">59 - Ro. Dangel</text:p>
      <text:p text:style-name="Standard">60 - Jo. de Pompodori</text:p>
      <text:p text:style-name="Standard">61 - G. Fedelli</text:p>
      <text:p text:style-name="Standard">62 - L. de Mongeria T. Hocie</text:p>
      <text:p text:style-name="Standard">63 - Ste Perruelli h. Pigurii in preperdirto</text:p>
      <text:p text:style-name="Standard">=FRAN_0393_00449_L.jpg=</text:p>
      <text:p text:style-name="Standard">1 - iix</text:p>
      <text:p text:style-name="Standard">2 - Die lune sequentis in festo beatorum Fabiani et Sebastiani . xxa mensis januarii. extrordinarie</text:p>
      <text:p text:style-name="Standard">3 - in revestiario. Capitulantibus dominis.</text:p>
      <text:p text:style-name="Standard">4 - P. Decano</text:p>
      <text:p text:style-name="Standard">5 - G. Cantore</text:p>
      <text:p text:style-name="Standard">6 - G. Archidiacono ecclesie</text:p>
      <text:p text:style-name="Standard">7 - N. de Ordeimonte</text:p>
      <text:p text:style-name="Standard">8 - Factum fuit forum per dominos cum Johanne Jaquerii Bolengario</text:p>
      <text:p text:style-name="Standard">9 - L. de Mongela</text:p>
      <text:p text:style-name="Standard">10 - pro pane capituluri faciendo / a festo Purificacionis beate</text:p>
      <text:p text:style-name="Standard">11 - Jo. Rollandi</text:p>
      <text:p text:style-name="Standard">12 - Marie viginis proxime futuro usque ad iddem festum</text:p>
      <text:p text:style-name="Standard">13 - G. Fedelli</text:p>
      <text:p text:style-name="Standard">14 - A. de Maignaco</text:p>
      <text:p text:style-name="Standard">15 - anni domini millesim trecentesimi no nagesimi novi</text:p>
      <text:p text:style-name="Standard">16 - P. Colli</text:p>
      <text:p text:style-name="Standard">17 - pro precio xxii s. p. pro quolibet sextario bladi / et</text:p>
      <text:p text:style-name="Standard">18 - N. Dictatoris</text:p>
      <text:p text:style-name="Standard">19 - debet dictus bolengarius reddere pro quolibet sextario</text:p>
      <text:p text:style-name="Standard">20 - M. Reginaldi</text:p>
      <text:p text:style-name="Standard">21 - bladi / quinquaginta quatuor panes ponderance</text:p>
      <text:p text:style-name="Standard">22 - T. de Sancto Petro</text:p>
      <text:p text:style-name="Standard">23 - xxvi. oncias ipso pane cocto etc. et super hoc passabit</text:p>
      <text:p text:style-name="Standard">24 - Ste. Perruelli</text:p>
      <text:p text:style-name="Standard">25 - licteras in Castalleto et se obligabit et debent tradi</text:p>
      <text:p text:style-name="Standard">26 - Jo. Chanteprime</text:p>
      <text:p text:style-name="Standard">27 - iiiC franci dicto Bolengario super dicto foro.</text:p>
      <text:p text:style-name="Standard">28 - G. de Kaer</text:p>
      <text:p text:style-name="Standard"><text:soft-page-break/>29 - Sy. de Pourich</text:p>
      <text:p text:style-name="Standard">30 - Omercurii sequenti non fuit capitulum propter festum</text:p>
      <text:p text:style-name="Standard">31 - Ati Vincencii martiris</text:p>
      <text:p text:style-name="Standard">32 - Anno nonagesimo Octavo. Die veneris post festum Beati Vincencii martirie</text:p>
      <text:p text:style-name="Standard">33 - xxiiii mensis januarii. Capitulantibus dominis</text:p>
      <text:p text:style-name="Standard">34 - P. Decano</text:p>
      <text:p text:style-name="Standard">35 - Deliberati sunt Merelli Gervasio Thresse</text:p>
      <text:p text:style-name="Standard">36 - G. Cantore</text:p>
      <text:p text:style-name="Standard">37 - A. Archidiacono Brie</text:p>
      <text:p text:style-name="Standard">38 - L. de Mongeria</text:p>
      <text:p text:style-name="Standard">39 - De domino Rollando. Belier canonico Sancti Bndi</text:p>
      <text:p text:style-name="Standard">40 - P. Colli</text:p>
      <text:p text:style-name="Standard">41 - $$</text:p>
      <text:p text:style-name="Standard">42 - N. de Ordeimonte</text:p>
      <text:p text:style-name="Standard">43 - traditis artulis et exhibitis sentenciis curie</text:p>
      <text:p text:style-name="Standard">44 - Romane et processibus ac ceteris agitatis in curia</text:p>
      <text:p text:style-name="Standard">45 - Ste. Pruilli</text:p>
      <text:p text:style-name="Standard">46 - A. de Maignaco</text:p>
      <text:p text:style-name="Standard">47 - rontaria et extra / petitaque copiam et decreta</text:p>
      <text:p text:style-name="Standard">48 - ad de lune in xvtm dies ad respondendum ex part</text:p>
      <text:p text:style-name="Standard">49 - G. Fedelli</text:p>
      <text:p text:style-name="Standard">50 - N. Dictatoris</text:p>
      <text:p text:style-name="Standard">51 - eiarticulis per promots hodie triditis. Et protestitus</text:p>
      <text:p text:style-name="Standard">52 - Sy. de Bourich</text:p>
      <text:p text:style-name="Standard">53 - est dictus reus de non consenciendo in nos tamquam</text:p>
      <text:p text:style-name="Standard">54 - Jo. Rollandi</text:p>
      <text:p text:style-name="Standard">55 - in judices etc.</text:p>
      <text:p text:style-name="Standard">56 - Acum tum partibus</text:p>
      <text:p text:style-name="Standard">57 - Jo. Voygnon</text:p>
      <text:p text:style-name="Standard">58 - G. de Kaer</text:p>
      <text:p text:style-name="Standard">59 - Re. de Putheolis</text:p>
      <text:p text:style-name="Standard">60 - T. Hocie</text:p>
      <text:p text:style-name="Standard">61 - M. Reginaldi</text:p>
      <text:p text:style-name="Standard">62 - Jo. Chanceprie</text:p>
      <text:p text:style-name="Standard">63 - Jo. de Pompodoo infirun</text:p>
      <text:p text:style-name="Standard">=FRAN_0393_00450_L.jpg=</text:p>
      <text:p text:style-name="Standard"><text:soft-page-break/>1 - Anno nonagesimo Actavo. Die lune post festum Beati Diucencii Martins. xxviia</text:p>
      <text:p text:style-name="Standard">2 - mensis Janucurii. Capitulantibus dominis</text:p>
      <text:p text:style-name="Standard">3 - P. Decano</text:p>
      <text:p text:style-name="Standard">4 - G. Cantore</text:p>
      <text:p text:style-name="Standard">5 - R. de Lorriaco</text:p>
      <text:p text:style-name="Standard">6 - Jo. de Pompodorio</text:p>
      <text:p text:style-name="Standard">7 - Placet dominis quod Petrus Chandellier habeat bursas collegii</text:p>
      <text:p text:style-name="Standard">8 - L. de Mongeria</text:p>
      <text:p text:style-name="Standard">9 - deffuncti magistri Petri Forteti que primitus vacabunt</text:p>
      <text:p text:style-name="Standard">10 - Sy. de Bourich</text:p>
      <text:p text:style-name="Standard">11 - per ingressum religionis</text:p>
      <text:p text:style-name="Standard">12 - Jo. Rollandi</text:p>
      <text:p text:style-name="Standard">13 - T. de Sancto Petro</text:p>
      <text:p text:style-name="Standard">14 - G. de Kaer</text:p>
      <text:p text:style-name="Standard">15 - Nesseigneurs ontet accordé que monseigneur le doyen s'il lui</text:p>
      <text:p text:style-name="Standard">16 - plaist puisse faire faire un estant en coste Rosayen</text:p>
      <text:p text:style-name="Standard">17 - N. Dictatoris</text:p>
      <text:p text:style-name="Standard">18 - Brie ou lieu et en la place que l'endit courboié et</text:p>
      <text:p text:style-name="Standard">19 - P. Colli</text:p>
      <text:p text:style-name="Standard">20 - Girosdot situee au dessoubz et assez pres de l'ostel de</text:p>
      <text:p text:style-name="Standard">21 - T. de Alnet</text:p>
      <text:p text:style-name="Standard">22 - Boizvalois appartenanes a messeigneurs doyen et chapitre de</text:p>
      <text:p text:style-name="Standard">23 - Jo. Voygnon</text:p>
      <text:p text:style-name="Standard">24 - Paris / et que sur les prouffiz et emolumens qui</text:p>
      <text:p text:style-name="Standard">25 - Re de Pncheolis</text:p>
      <text:p text:style-name="Standard">26 - vendront dudit estant / seront distribuez</text:p>
      <text:p text:style-name="Standard">27 - deux parisiens a chascun des chanoines de Paris vicaires</text:p>
      <text:p text:style-name="Standard">28 - Chanoures de Saint Denys du pas Chanoines de</text:p>
      <text:p text:style-name="Standard">29 - Saint Jehan le Rond / Clers de matines qui seront</text:p>
      <text:p text:style-name="Standard">30 - continuelment et tout au lonc aux matines de nostre</text:p>
      <text:p text:style-name="Standard">31 - dame et laudes de mors quant elles se diront / et</text:p>
      <text:p text:style-name="Standard">32 - qui auront par avant fait entree aux grans</text:p>
      <text:p text:style-name="Standard">33 - matines en l'eglise de Paris / pour l'acroissement de la</text:p>
      <text:p text:style-name="Standard">34 - distribucion qui par avant se fait esdictes matines de</text:p>
      <text:p text:style-name="Standard">35 - nostre Dame et laudes de mors et avecques ce se</text:p>
      <text:p text:style-name="Standard">36 - distribueront aux laudes de mors quant il</text:p>
      <text:p text:style-name="Standard"><text:soft-page-break/>37 - ny aura nulles matines de nostre Dame.</text:p>
      <text:p text:style-name="Standard">38 - Item que se aprés la dite distribucion ainsi faicte qui puet moiter tout au</text:p>
      <text:p text:style-name="Standard">39 - Long de l'an civinon . xl. librs s'il y a residu / le residu se distribucra a</text:p>
      <text:p text:style-name="Standard">40 - chascun des dessur ommez de ceulx qui demourront aux leçous de la bible</text:p>
      <text:p text:style-name="Standard">41 - qui selit chascun an entre la septuagesime et le mererdi des cendres / et a</text:p>
      <text:p text:style-name="Standard">42 - tous les dessus nommez qui seront a l'impué qui se nomme e Christe qui lux</text:p>
      <text:p text:style-name="Standard">43 - es et dies / et qui auront fait entree a compié.</text:p>
      <text:p text:style-name="Standard">44 - Commissa est causa quam monere intendit magister Nicolaus Sellarii</text:p>
      <text:p text:style-name="Standard">45 - Contra magistrum Johannem Willequin uccasione canonicatus et prebende ecclesie Sancti</text:p>
      <text:p text:style-name="Standard">46 - Mederici quos dudum obtinuit dum vivebat deffunctus magister Guillelmus</text:p>
      <text:p text:style-name="Standard">47 - Baudini. magistro Guillelmo de Kaer decretorum doctori usque ad sentenciam</text:p>
      <text:p text:style-name="Standard">48 - diffinitivam exclusive / reservata hujusmodi seiena dominis Decano et capitulo.</text:p>
      <text:p text:style-name="Standard">49 - Treatus est ferritus Trineau commorans apud Castanctum in majorem de</text:p>
      <text:p text:style-name="Standard">50 - Castaneto / durante bneplacico dunorum Ad vadia consueta etc. Et juravit</text:p>
      <text:p text:style-name="Standard">51 - in forma.</text:p>
      <text:p text:style-name="Standard">=FRAN_0393_00451_L.jpg=</text:p>
      <text:p text:style-name="Standard">1 - iiix</text:p>
      <text:p text:style-name="Standard">2 - xxixa mensis januarii. Capitulantibus dominis.</text:p>
      <text:p text:style-name="Standard">3 - P. Decano</text:p>
      <text:p text:style-name="Standard">4 - G. Cantore</text:p>
      <text:p text:style-name="Standard">5 - G. ecclesie</text:p>
      <text:p text:style-name="Standard">6 - Data est licencia illis de domo Dei defferendi</text:p>
      <text:p text:style-name="Standard">7 - A. Brie archidiacono</text:p>
      <text:p text:style-name="Standard">8 - Jo. de Pompodorio</text:p>
      <text:p text:style-name="Standard">9 - arenatr sua apud Terrale.</text:p>
      <text:p text:style-name="Standard">10 - P. Colli</text:p>
      <text:p text:style-name="Standard">11 - A. de Maignaco</text:p>
      <text:p text:style-name="Standard">12 - N. de Ordeimonte</text:p>
      <text:p text:style-name="Standard">13 - Faciat fabrica reffici necsesia circa ymagines</text:p>
      <text:p text:style-name="Standard">14 - retro ecclesiam / in curia episcopali parisiensis existentes.</text:p>
      <text:p text:style-name="Standard">15 - Re. de Puthellis</text:p>
      <text:p text:style-name="Standard">16 - M. Reginaldi</text:p>
      <text:p text:style-name="Standard">17 - Domus deffuncti magistri Johannis de Karolay</text:p>
      <text:p text:style-name="Standard">18 - G. Fedelli</text:p>
      <text:p text:style-name="Standard">19 - Jo. Chanteprime</text:p>
      <text:p text:style-name="Standard">20 - appreciata est ad ducents libras parisiensis.</text:p>
      <text:p text:style-name="Standard"><text:soft-page-break/>21 - Sy. de Bourich</text:p>
      <text:p text:style-name="Standard">22 - Jo. Rollandi</text:p>
      <text:p text:style-name="Standard">23 - Et domus deffuncti magistri Johannis de Socco ad</text:p>
      <text:p text:style-name="Standard">24 - Jo. Hue</text:p>
      <text:p text:style-name="Standard">25 - ducentis Franci</text:p>
      <text:p text:style-name="Standard">26 - G. de Kaer</text:p>
      <text:p text:style-name="Standard">27 - T. de Sancto Petro</text:p>
      <text:p text:style-name="Standard">28 - Ro. de Lorriaco</text:p>
      <text:p text:style-name="Standard">29 - G. Paillardi</text:p>
      <text:p text:style-name="Standard">30 - G</text:p>
      <text:p text:style-name="Standard">31 - N. Dictatoris</text:p>
      <text:p text:style-name="Standard">32 - Presentatis litteris recommendatoriis a dominis de parlamento</text:p>
      <text:p text:style-name="Standard">33 - Ste. Pinelli</text:p>
      <text:p text:style-name="Standard">34 - pro magistro Johanne Willequin expositoque pro</text:p>
      <text:p text:style-name="Standard">35 - P. de Ogero.</text:p>
      <text:p text:style-name="Standard">36 - parte ipsius magistri Johannis / quod cum die penthecostes</text:p>
      <text:p text:style-name="Standard">37 - Anno nonagesimo septimis virtute cujusdam</text:p>
      <text:p text:style-name="Standard">38 - specialis gracie sibi facte / fuisset adeptus possessionem</text:p>
      <text:p text:style-name="Standard">39 - Canonicatus et prebende Sancti Mederici Par. dominis immedeate</text:p>
      <text:p text:style-name="Standard">40 - subjects fuissetque expost super ipsis canonicatum et prebenda</text:p>
      <text:p text:style-name="Standard">41 - et eorum vecione per quendam dominum Johannem Lathomi in</text:p>
      <text:p text:style-name="Standard">42 - Romana curia conventus / qui dominus Johannes Lathomie</text:p>
      <text:p text:style-name="Standard">43 - lici et cause hujusmodi expost renunciavit supplicavit</text:p>
      <text:p text:style-name="Standard">44 - os hoc ipse magister Johannes Wellequin dominis meis</text:p>
      <text:p text:style-name="Standard">45 - quatinus in omni jure quod eidem domino Johanni LaThomi</text:p>
      <text:p text:style-name="Standard">46 - competere poterat tempore renunciacionis predicte / eundem</text:p>
      <text:p text:style-name="Standard">47 - magistrum Johannem vellent subrogare / et eidem dictos</text:p>
      <text:p text:style-name="Standard">48 - canonicatum et prebendam conferre. Domini post deliberacionem</text:p>
      <text:p text:style-name="Standard">49 - habitis inter eos / benigne eidem magistro Johanni dictos canonicatum</text:p>
      <text:p text:style-name="Standard">50 - et prebenda contulerunt et exnunc conferunt per tradicionem</text:p>
      <text:p text:style-name="Standard">51 - quamndam licterarum etc. salvo jure cujuslibet alieno et fuit sibi concessa</text:p>
      <text:p text:style-name="Standard">52 - cujus tenorem repperies in capitulo dici lune post octabas</text:p>
      <text:p text:style-name="Standard">53 - festi Purificacionis beate Marie virginis in quoquidem capitulo</text:p>
      <text:p text:style-name="Standard">54 - ex deliberacione dominorum Amota fuit illa clausa / Salvo</text:p>
      <text:p text:style-name="Standard">55 - jive cujuslibet</text:p>
      <text:p text:style-name="Standard">=FRAN_0393_00452_L.jpg=</text:p>
      <text:p text:style-name="Standard"><text:soft-page-break/>1 - Anno nonagesimo Octavo. Die veneris ultima nensis anuarii. Capitulantus</text:p>
      <text:p text:style-name="Standard">2 - dominis.</text:p>
      <text:p text:style-name="Standard">3 - P. Decano</text:p>
      <text:p text:style-name="Standard">4 - G. Cantore</text:p>
      <text:p text:style-name="Standard">5 - G. Archidiacono ecclesie</text:p>
      <text:p text:style-name="Standard">6 - Hodie fuit receptus ad bursus collegii Forteti</text:p>
      <text:p text:style-name="Standard">7 - Jo. de Pompedorio</text:p>
      <text:p text:style-name="Standard">8 - Petrus Chandellier et juravit ut in</text:p>
      <text:p text:style-name="Standard">9 - L. de Mongeria</text:p>
      <text:p text:style-name="Standard">10 - forma.</text:p>
      <text:p text:style-name="Standard">11 - A. de Maignaco</text:p>
      <text:p text:style-name="Standard">12 - Jo. Rollandi</text:p>
      <text:p text:style-name="Standard">13 - G. de Kaer</text:p>
      <text:p text:style-name="Standard">14 - precedatur contra dominum Johannem de Dargies</text:p>
      <text:p text:style-name="Standard">15 - T. Hocie</text:p>
      <text:p text:style-name="Standard">16 - dominum de Blevencourt et impetretur</text:p>
      <text:p text:style-name="Standard">17 - Sy. de Bourich</text:p>
      <text:p text:style-name="Standard">18 - mandatum contra ipsum post deliberacionem</text:p>
      <text:p text:style-name="Standard">19 - G. Fedelli</text:p>
      <text:p text:style-name="Standard">20 - consilii capitularius</text:p>
      <text:p text:style-name="Standard">21 - G. de Albiaco</text:p>
      <text:p text:style-name="Standard">22 - P. Colli</text:p>
      <text:p text:style-name="Standard">23 - T. de Sancto Petro</text:p>
      <text:p text:style-name="Standard">24 - N. dictatoris</text:p>
      <text:p text:style-name="Standard">25 - Jo. Hue</text:p>
      <text:p text:style-name="Standard">26 - De Jehanni Paru demandeur en cas d'amendent</text:p>
      <text:p text:style-name="Standard">27 - Ro. de Lorriaco</text:p>
      <text:p text:style-name="Standard">28 - contra Jehann Huet Symonnet Huot etc.</text:p>
      <text:p text:style-name="Standard">29 - Re. de Putheolis</text:p>
      <text:p text:style-name="Standard">30 - a xv jours a oïr droit comme devant</text:p>
      <text:p text:style-name="Standard">31 - Ma. Reginaldi</text:p>
      <text:p text:style-name="Standard">32 - N. de Ordeimonte</text:p>
      <text:p text:style-name="Standard">33 - Ro. Dangel</text:p>
      <text:p text:style-name="Standard">34 - Anno nonagesimo Octavo Die lune post festum Pirificicio</text:p>
      <text:p text:style-name="Standard">35 - Beatem Marie virginis tercia mensis februarii. Capitulantibus dominis</text:p>
      <text:p text:style-name="Standard">36 - P. Decano</text:p>
      <text:p text:style-name="Standard"><text:soft-page-break/>37 - G. Cantore</text:p>
      <text:p text:style-name="Standard">38 - G. Archidiacono ecclesie</text:p>
      <text:p text:style-name="Standard">39 - Receptus fuit in proprta Johannes de Chavengni</text:p>
      <text:p text:style-name="Standard">40 - E. de Mongeria</text:p>
      <text:p text:style-name="Standard">41 - Jo. de Pompodorio</text:p>
      <text:p text:style-name="Standard">42 - ad capellaniam perpetuam ad altare sanctorum Micham</text:p>
      <text:p text:style-name="Standard">43 - Jo. Hue</text:p>
      <text:p text:style-name="Standard">44 - et Anthonii in ecclesia parisinsi fundato et jura</text:p>
      <text:p text:style-name="Standard">45 - N. Dictatoris</text:p>
      <text:p text:style-name="Standard">46 - in forma.</text:p>
      <text:p text:style-name="Standard">47 - M. Reginaldi</text:p>
      <text:p text:style-name="Standard">48 - Sy. de Bourich</text:p>
      <text:p text:style-name="Standard">49 - Remaneant fructus prebende de Moriaco</text:p>
      <text:p text:style-name="Standard">50 - N. de Ordeimonte</text:p>
      <text:p text:style-name="Standard">51 - arrestati in manu capituli.</text:p>
      <text:p text:style-name="Standard">52 - G. Fedelli</text:p>
      <text:p text:style-name="Standard">53 - G. de Kaer</text:p>
      <text:p text:style-name="Standard">54 - Ste. Perruelli G. de Albiaco</text:p>
      <text:p text:style-name="Standard">55 - Jo. Voygnon</text:p>
      <text:p text:style-name="Standard">56 - Jo. Chanteprime</text:p>
      <text:p text:style-name="Standard">57 - Ro. Dangel</text:p>
      <text:p text:style-name="Standard">58 - R. de Lorria</text:p>
      <text:p text:style-name="Standard">59 - P ei</text:p>
      <text:p text:style-name="Standard">60 - A de magitum nsim</text:p>
      <text:p text:style-name="Standard">=FRAN_0393_00453_L.jpg=</text:p>
      <text:p text:style-name="Standard">1 - xii</text:p>
      <text:p text:style-name="Standard">2 - Anno nomgesimo scamo . Die mercurii post festum quomisfitatis beate Marre iagenitis</text:p>
      <text:p text:style-name="Standard">3 - V. Vign</text:p>
      <text:p text:style-name="Standard">4 - vta mensis februarii capitulantibus dominis.</text:p>
      <text:p text:style-name="Standard">5 - ou</text:p>
      <text:p text:style-name="Standard">6 - P. Decano</text:p>
      <text:p text:style-name="Standard">7 - G. Cantore</text:p>
      <text:p text:style-name="Standard">8 - Fiat citacio generalis pro officio horarum ecclesie Parisiensies</text:p>
      <text:p text:style-name="Standard">9 - G. ecclesie</text:p>
      <text:p text:style-name="Standard">10 - D. brie Archidiacono</text:p>
      <text:p text:style-name="Standard">11 - G. de Kaer</text:p>
      <text:p text:style-name="Standard"><text:soft-page-break/>12 - Dati sunt commissarii ad audiendum compota domini</text:p>
      <text:p text:style-name="Standard">13 - Jo. Voygnon</text:p>
      <text:p text:style-name="Standard">14 - 1</text:p>
      <text:p text:style-name="Standard">15 - Johannis Hays magistri H. Blaucheti et R. de Lorriaco.</text:p>
      <text:p text:style-name="Standard">16 - H. Blancheti</text:p>
      <text:p text:style-name="Standard">17 - Rea. de Putheolis</text:p>
      <text:p text:style-name="Standard">18 - L. de Mongeria</text:p>
      <text:p text:style-name="Standard">19 - Ro. de Lorrico</text:p>
      <text:p text:style-name="Standard">20 - Hodie concessa est franca sergenteria ecclesie quam nuper</text:p>
      <text:p text:style-name="Standard">21 - Sy. de Bourich</text:p>
      <text:p text:style-name="Standard">22 - obtinebat Petrus Josse usque ad beneplacitum dominorum</text:p>
      <text:p text:style-name="Standard">23 - T. Hocie</text:p>
      <text:p text:style-name="Standard">24 - Petro de Castellione qui juravit in forma.</text:p>
      <text:p text:style-name="Standard">25 - Jo. Rollandi</text:p>
      <text:p text:style-name="Standard">26 - G. Fedelli</text:p>
      <text:p text:style-name="Standard">27 - P. Colli</text:p>
      <text:p text:style-name="Standard">28 - T. de Sancto Petro</text:p>
      <text:p text:style-name="Standard">29 - Ph. de Salione</text:p>
      <text:p text:style-name="Standard">30 - Jo. de Pompodorio</text:p>
      <text:p text:style-name="Standard">31 - G. de Albiaco</text:p>
      <text:p text:style-name="Standard">32 - N. de Ordeimonte</text:p>
      <text:p text:style-name="Standard">33 - Ste. Perrnelli</text:p>
      <text:p text:style-name="Standard">34 - N. Dictatoris</text:p>
      <text:p text:style-name="Standard">35 - M. Reginaldi</text:p>
      <text:p text:style-name="Standard">36 - A. de Maignaco nfirmo</text:p>
      <text:p text:style-name="Standard">37 - Anno nonagesimo Octavo. Die veneris post festum Purificacionis beate Marie virginis</text:p>
      <text:p text:style-name="Standard">38 - viia mensis februarii. Capitulantibus dominis et</text:p>
      <text:p text:style-name="Standard">39 - P. Decano</text:p>
      <text:p text:style-name="Standard">40 - G. Cantore</text:p>
      <text:p text:style-name="Standard">41 - G. Archidiacono ecclesie</text:p>
      <text:p text:style-name="Standard">42 - Nichis actum est in presenti capitulo</text:p>
      <text:p text:style-name="Standard">43 - L. de Mongeria</text:p>
      <text:p text:style-name="Standard">44 - N. de Ordeimonte</text:p>
      <text:p text:style-name="Standard">45 - H. Blancheti</text:p>
      <text:p text:style-name="Standard">46 - Sy. de Bourich . Ro. de Putheolis</text:p>
      <text:p text:style-name="Standard">47 - Ro. Dangtel</text:p>
      <text:p text:style-name="Standard"><text:soft-page-break/>48 - Jo. Voygnon</text:p>
      <text:p text:style-name="Standard">49 - A. de Maignaco</text:p>
      <text:p text:style-name="Standard">50 - Ma. Reginaldi</text:p>
      <text:p text:style-name="Standard">51 - N. Dictatis</text:p>
      <text:p text:style-name="Standard">52 - P. Colli</text:p>
      <text:p text:style-name="Standard">53 - P. de Ogero</text:p>
      <text:p text:style-name="Standard">54 - Jo. Huie</text:p>
      <text:p text:style-name="Standard">55 - G. de Albiaco</text:p>
      <text:p text:style-name="Standard">56 - G. Fedelli</text:p>
      <text:p text:style-name="Standard">57 - Jo. Rollandi</text:p>
      <text:p text:style-name="Standard">58 - Jo. de Pompodorio</text:p>
      <text:p text:style-name="Standard">=FRAN_0393_00454_L.jpg=</text:p>
      <text:p text:style-name="Standard">1 - Aune nonagesimo Cestavo. Die lune post octabas festi Premificacionis ettem</text:p>
      <text:p text:style-name="Standard">2 - Marie Virginis. Capitulantibus dominis.</text:p>
      <text:p text:style-name="Standard">3 - P. Decano</text:p>
      <text:p text:style-name="Standard">4 - G. Cantore</text:p>
      <text:p text:style-name="Standard">5 - A. Archidiacono Brie</text:p>
      <text:p text:style-name="Standard">6 - De magistro Johanne Comitis / tractetur cum eo eciam si alia</text:p>
      <text:p text:style-name="Standard">7 - L. de Mongeria</text:p>
      <text:p text:style-name="Standard">8 - non possit usque ad iiiixx francoum</text:p>
      <text:p text:style-name="Standard">9 - G. de Albiaco</text:p>
      <text:p text:style-name="Standard">10 - Jo. Rollandi</text:p>
      <text:p text:style-name="Standard">11 - G. de Kaer</text:p>
      <text:p text:style-name="Standard">12 - Jo. Voygnon</text:p>
      <text:p text:style-name="Standard">13 - Hodie presentatis litteris regiis super quadam nominacione pro</text:p>
      <text:p text:style-name="Standard">14 - Sy. de Bourich</text:p>
      <text:p text:style-name="Standard">15 - Petro Sauvage quarum tenor sequitur. De Porr le</text:p>
      <text:p text:style-name="Standard">16 - Jo. Chanteprime</text:p>
      <text:p text:style-name="Standard">17 - roy Chiers et bien amez. Commune pour plus tost</text:p>
      <text:p text:style-name="Standard">18 - N. de Ordeimonte</text:p>
      <text:p text:style-name="Standard">19 - venir a lunon et poix de Sainte Eglise / nous par</text:p>
      <text:p text:style-name="Standard">20 - l'advis et deliberacion des prelas et clergié represeuntans</text:p>
      <text:p text:style-name="Standard">21 - A. de Maignaco</text:p>
      <text:p text:style-name="Standard">22 - l'eglise / de noz royaume et Dalphiné assemblez pour</text:p>
      <text:p text:style-name="Standard">23 - P. Colli</text:p>
      <text:p text:style-name="Standard">24 - ceste cause devers nous en nostre ville de Paris / de</text:p>
      <text:p text:style-name="Standard"><text:soft-page-break/>25 - N. Dictatoris</text:p>
      <text:p text:style-name="Standard">26 - ceulx de nostrs sang et lignage / et de nostre conseil</text:p>
      <text:p text:style-name="Standard">27 - G. Fedelli</text:p>
      <text:p text:style-name="Standard">28 - aions nagaires fait substraction de toute obeïssance</text:p>
      <text:p text:style-name="Standard">29 - Re. de Putheolis</text:p>
      <text:p text:style-name="Standard">30 - a Benedit derrenierement esleu en pape / a laquelle</text:p>
      <text:p text:style-name="Standard">31 - Jo. de Pompodorio</text:p>
      <text:p text:style-name="Standard">32 - substraction se sont declairez et determinez avec</text:p>
      <text:p text:style-name="Standard">33 - Ro. de Lorriaco</text:p>
      <text:p text:style-name="Standard">34 - nous les cardinaulx du Saint Siege et partiz de</text:p>
      <text:p text:style-name="Standard">35 - T. de Sancto Petro</text:p>
      <text:p text:style-name="Standard">36 - lobeïssance du dit Bevedit / Par quoy les collacions</text:p>
      <text:p text:style-name="Standard">37 - A. Regine</text:p>
      <text:p text:style-name="Standard">38 - et provisions des benefices sont et appartiennent aux</text:p>
      <text:p text:style-name="Standard">39 - prelas et autres collateurs ordinaires / Et paravant</text:p>
      <text:p text:style-name="Standard">40 - afin que aucunement ne feust ret ardée ou</text:p>
      <text:p text:style-name="Standard">41 - empeschee ladicte Viion del'eglise / n'avons vbulu faire</text:p>
      <text:p text:style-name="Standard">42 - ne souffrir presenter aucun trole de pay nous audit Benedit pour noz familiers</text:p>
      <text:p text:style-name="Standard">43 - et seruiteurs / desquelz pluseurs ont pour le fait dessusdit tres grandement traveillié</text:p>
      <text:p text:style-name="Standard">44 - et laborrre en pliseurs loingtains voyages ou envoyez les avons et autrement en</text:p>
      <text:p text:style-name="Standard">45 - maintes manieres / Et il soit ansique de present nous qui de tout nostre cuer</text:p>
      <text:p text:style-name="Standard">46 - desions leur bien et avancement aions fait pour la provision d'iceulz un</text:p>
      <text:p text:style-name="Standard">47 - roole aux prelas et aultres collateurs de nosdiz royaume et dalpliné / ouquel</text:p>
      <text:p text:style-name="Standard">48 - nous avons assigné a nostre collacion nostre amé Pierre sauvage pourr et ou lieu</text:p>
      <text:p text:style-name="Standard">49 - de nostre amé / Eschauçon presson de faignon. C'est a ssavoir aux chance et prebendé de</text:p>
      <text:p text:style-name="Standard">50 - vostre eglise de Saint Merry. Nous vous prions tresaderetes que pour</text:p>
      <text:p text:style-name="Standard">51 - contemplacion de nous / et confiracion des choses dessusdictes / vous pourveez au</text:p>
      <text:p text:style-name="Standard">52 - dit Pierre sauvage desdiz chanoine et prebendé quant vacans feront / Et de ce</text:p>
      <text:p text:style-name="Standard">53 - ne nous failliez si chier que vous avez que nous doions vous et vos faiz avoir</text:p>
      <text:p text:style-name="Standard">54 - pour bien recommandez / Et eui dessus dit tant en faictes que nous appartevions</text:p>
      <text:p text:style-name="Standard">55 - de fait la bonne voulenté que vous avez de nous complaire / et que nous en</text:p>
      <text:p text:style-name="Standard">56 - doions estre contens Et nous rescripuez par le porteur de cestes / vostre voulenté</text:p>
      <text:p text:style-name="Standard">57 - et entencion facte. Donné à Paris le XXixe jour d'octobre. Sic sign Charles.</text:p>
      <text:p text:style-name="Standard">58 - Fieron. Domni deliberaverunt quod respondeatar in termine generalibus</text:p>
      <text:p text:style-name="Standard">=FRAN_0393_00455_L.jpg=</text:p>
      <text:p text:style-name="Standard">1 - iiiixxx</text:p>
      <text:p text:style-name="Standard"><text:soft-page-break/>2 - De lictera magistri Johannis Voillequin deliberatum est quod amoneatur illa clausula salvo jure</text:p>
      <text:p text:style-name="Standard">3 - cujuslibet etc. Cujusquidem lictere tenor talis est</text:p>
      <text:p text:style-name="Standard">4 - Universis presentes litteras infpocuatis . Decanus et Capitulum ecclesie parisiensis Act Romansis ecclesiam nell</text:p>
      <text:p text:style-name="Standard">5 - medio pertinenciis. Salutem in domino. Notum facimus quod cum inter dominum Johannem Lathomii presbyterum ecclesie</text:p>
      <text:p text:style-name="Standard">6 - Noviomensis canonicatum actorem ex una parte / Et magistrum Johannem Willequin licenciatum in</text:p>
      <text:p text:style-name="Standard">7 - utroque jure canonicum ecclesie Aurelianensis / domini nostri regis clericum prothovotarium sueque parlament</text:p>
      <text:p text:style-name="Standard">8 - curie grefferium deffensorem ex altera lis seu controver sia mota fuisset vel movere</text:p>
      <text:p text:style-name="Standard">9 - in curia Romana spearetur racione canonicatus et prebende ecclesie Sancti Mederici Parisiensi</text:p>
      <text:p text:style-name="Standard">10 - nobis immedate subtecte / per obitum domini Guillermi Baudini nuper vacantes / quorum collacio</text:p>
      <text:p text:style-name="Standard">11 - jure ordinario ad nos pertinere censetur et pertinet / Et deinde magister Adam de Sancto</text:p>
      <text:p text:style-name="Standard">12 - Amiando procurator et procuratorio nommine dicti Johannis Lathomi / de ipsius lathomi</text:p>
      <text:p text:style-name="Standard">13 - mandato speciali prout nobis per instrumentum publicum per Michaelem Massoulle clericum</text:p>
      <text:p text:style-name="Standard">14 - Noviomensis diocesis publicum apostolica et imperiali auctoritate notarium super hoc confectum nobis</text:p>
      <text:p text:style-name="Standard">15 - constitit / coram nobis Decano et pluribus aliis ejusdem ecclesie canonicis in revestiario</text:p>
      <text:p text:style-name="Standard">16 - ejusdem ecclesie propter hoc congregatis / liti et cause hujusmodi ut prefertur pendentes ve</text:p>
      <text:p text:style-name="Standard">17 - moveri sperate in turia Romana / pure simpliter et absolute / ac vini juri si quod</text:p>
      <text:p text:style-name="Standard">18 - eidem domino Johanni Lathomi in dictis canonicatum et prebenda Sancti Mederici competebat / vigore gracie</text:p>
      <text:p text:style-name="Standard">19 - apostolice sub data tercio idus Octobris / Pontificatus domini Benedicti ultimo in papam</text:p>
      <text:p text:style-name="Standard">20 - electi anno primo / renunciaverit et cesserit / prout eciam per instrmentum publicum signo et</text:p>
      <text:p text:style-name="Standard">21 - subscripcione magistri Guillelmi Picardi apostolica et imperiali auctoritatibus notarii scribeque</text:p>
      <text:p text:style-name="Standard">22 - nostri signatum et munitum nobis eciam luculenter apparuit Nos de dicti magistre</text:p>
      <text:p text:style-name="Standard">23 - Johannis Voillequin moribus sufficiente et ydoncitate plenarie informati / ipsius</text:p>
      <text:p text:style-name="Standard">24 - meritis exigentibus attentisque serviciis et curialitatibus per cum ecclesie Parisiensis</text:p>
      <text:p text:style-name="Standard">25 - sepius impensis / et que speramus in futurum imprendi in capitulo nostro congregati</text:p>
      <text:p text:style-name="Standard">26 - Eidem magistro Johanni dictos canonicatum et prebendam et omne jus quod in ipsis conferendi</text:p>
      <text:p text:style-name="Standard">27 - competit et virtute collacionis nobis competentes racione premissorum nobis competere prati</text:p>
      <text:p text:style-name="Standard">28 - eciam si ex alia persona vel alias quovismodo vacent contulimus et conferimus</text:p>
      <text:p text:style-name="Standard">29 - Eundem magistrum Johannem si et in quantum possumus et nobis competit eac eidem opus</text:p>
      <text:p text:style-name="Standard">30 - est in dicti Johannis Lathomi locum et jus subrogando per presentes et ipsum si et in quantum</text:p>
      <text:p text:style-name="Standard">31 - est ei necsarum de ipsis per tradicionem quarundam licterarum quas nos decanus in</text:p>
      <text:p text:style-name="Standard">32 - manibus nostris tenebamus investientes / ac in eorum possessionem per tradicionem presencium</text:p>
      <text:p text:style-name="Standard"><text:soft-page-break/>33 - licterarum inducentem / absque tamen prejudicio eidem virtute dicte gracie apostolice sibi facte</text:p>
      <text:p text:style-name="Standard">34 - vel alias competentes mandantes insuper capiceriis dicte ecclesie et ceteris presbyteris et capelell</text:p>
      <text:p text:style-name="Standard">35 - et aliis nobis subditis / quatinus eumdem magistrum Johannem si neccesse fuerit et per eu</text:p>
      <text:p text:style-name="Standard">36 - fuerint requisiti in corporalem et realem possessionem predictorum canonicatus et prebende</text:p>
      <text:p text:style-name="Standard">37 - inducant servatis solennitatibus in talibus observari conssuetis. In cujus rei</text:p>
      <text:p text:style-name="Standard">38 - testimonium sigillum nostrum capitulare presentibus litteris duximus apponendum. Dactum</text:p>
      <text:p text:style-name="Standard">39 - Parisiene in capitulo nostro die xxixa mensis januarii anno domini millesimo tretentesimo</text:p>
      <text:p text:style-name="Standard">40 - Nonagesimo octavo.</text:p>
      <text:p text:style-name="Standard">=FRAN_0393_00456_L.jpg=</text:p>
      <text:p text:style-name="Standard">1 - De magistro Johanne de Sancto Verano domini de gracia remiserunt et quictaverunt arreragia</text:p>
      <text:p text:style-name="Standard">2 - que debebat ad causam xi s. cum viii° d. quos debet annuatim racione certar</text:p>
      <text:p text:style-name="Standard">3 - terrarum quas in loco de Castaneto obtinet.</text:p>
      <text:p text:style-name="Standard">4 - 1</text:p>
      <text:p text:style-name="Standard">5 - Domus deffuncti magistri Johannis Karolay appreciata est ad viiixx francom</text:p>
      <text:p text:style-name="Standard">6 - 1</text:p>
      <text:p text:style-name="Standard">7 - Salvo quod qui habebit eam contentus erit pecuniis receptis pro repparacionibus</text:p>
      <text:p text:style-name="Standard">8 - ejusdem domus / que pecunie sunt in thesauro / hoc addito quod fient</text:p>
      <text:p text:style-name="Standard">9 - dicte repparaciones secundum ordinacionem deputatorum ex parte capituli / penes quos</text:p>
      <text:p text:style-name="Standard">10 - remanebunt peccunie predicte / donec et quousque profecte fuerint.</text:p>
      <text:p text:style-name="Standard">11 - De domino Rollando Belier ad jovis post reminstere. Ad respondendum ut prius.</text:p>
      <text:p text:style-name="Standard">12 - Die mercurii sequenti non ficue prop</text:p>
      <text:p text:style-name="Standard">13 - sacros civeris</text:p>
      <text:p text:style-name="Standard">14 - Anno nomigesimo octavo Die veneris post sacros cines. Capitulantibus</text:p>
      <text:p text:style-name="Standard">15 - P. Decano</text:p>
      <text:p text:style-name="Standard">16 - G. Cantore</text:p>
      <text:p text:style-name="Standard">17 - Data est licencia fratribus et sororibus domus Dei</text:p>
      <text:p text:style-name="Standard">18 - G. Archidiacono ecclesie</text:p>
      <text:p text:style-name="Standard">19 - vendendi Guillelmo diorode curi prarisiensi certas</text:p>
      <text:p text:style-name="Standard">20 - A. Archidiacono Brie</text:p>
      <text:p text:style-name="Standard">21 - domos et hereditatis situatis apud Roole Parisiensis diocesis</text:p>
      <text:p text:style-name="Standard">22 - Jo. Rollandi</text:p>
      <text:p text:style-name="Standard">23 - Jo. Voygnon</text:p>
      <text:p text:style-name="Standard">24 - Hodie Robertus de Velli receptus fuit in</text:p>
      <text:p text:style-name="Standard">25 - Sy. de Bourich</text:p>
      <text:p text:style-name="Standard">26 - capsulacium ecclesie et juravit bene et</text:p>
      <text:p text:style-name="Standard">27 - N. de Ordeimonte</text:p>
      <text:p text:style-name="Standard"><text:soft-page-break/>28 - fideliter officium suum execcone etc. ut in forma.</text:p>
      <text:p text:style-name="Standard">29 - P. Colli</text:p>
      <text:p text:style-name="Standard">30 - De facto de Christolio loquatur cum consilio capituli</text:p>
      <text:p text:style-name="Standard">31 - Ste Prnelli</text:p>
      <text:p text:style-name="Standard">32 - A. Regine</text:p>
      <text:p text:style-name="Standard">33 - Dicatur executoribus testment seu ultime voluntatis</text:p>
      <text:p text:style-name="Standard">34 - G. de Kaer</text:p>
      <text:p text:style-name="Standard">35 - deffuncti magistri Symonis Freron dudum</text:p>
      <text:p text:style-name="Standard">36 - N. dictatoris</text:p>
      <text:p text:style-name="Standard">37 - succentoris hujus ecclesie ut contribuant circa</text:p>
      <text:p text:style-name="Standard">38 - Ro. Dangel</text:p>
      <text:p text:style-name="Standard">39 - distribucionem mandeti presentis Kadragesime.</text:p>
      <text:p text:style-name="Standard">40 - Jo. Hue</text:p>
      <text:p text:style-name="Standard">41 - et eciam dicatur omnibus qui debentur et tenentur</text:p>
      <text:p text:style-name="Standard">42 - R. de Putheolis</text:p>
      <text:p text:style-name="Standard">43 - interesse in mandeto quatinus intersint.</text:p>
      <text:p text:style-name="Standard">44 - T. de Sancto Petro</text:p>
      <text:p text:style-name="Standard">45 - Jo. de Pompodorio</text:p>
      <text:p text:style-name="Standard">46 - L. de Mongeria Ma. Reginaldi</text:p>
      <text:p text:style-name="Standard">47 - Ro. de Lorriaco</text:p>
      <text:p text:style-name="Standard">48 - G. Fedelli</text:p>
      <text:p text:style-name="Standard">49 - G. de Albiaco</text:p>
      <text:p text:style-name="Standard">50 - T. de Alneto</text:p>
      <text:p text:style-name="Standard">=FRAN_0393_00457_L.jpg=</text:p>
      <text:p text:style-name="Standard">1 - iiiixx x</text:p>
      <text:p text:style-name="Standard">2 - 4</text:p>
      <text:p text:style-name="Standard">3 - Anno nongesimo Octamo . Die martis post fivctavit me xxiii° xesisis fe demarii</text:p>
      <text:p text:style-name="Standard">4 - Capitulantibus dominis.</text:p>
      <text:p text:style-name="Standard">5 - P. Decano</text:p>
      <text:p text:style-name="Standard">6 - G. Cantore</text:p>
      <text:p text:style-name="Standard">7 - Hodie decanus Sancti Germani autissonis Parsiensis iterum presentavit</text:p>
      <text:p text:style-name="Standard">8 - G. Archidiacono ecclesie</text:p>
      <text:p text:style-name="Standard">9 - quandam presentacionem ad vicariam quam in ecclesia Parisiersi</text:p>
      <text:p text:style-name="Standard">10 - L. de Mongeria</text:p>
      <text:p text:style-name="Standard">11 - obtinebat deffunctus magister Johannes de Cymaco non</text:p>
      <text:p text:style-name="Standard">12 - A. de Maignaco</text:p>
      <text:p text:style-name="Standard"><text:soft-page-break/>13 - amotis ab ea illis verbis in ipsa contentis scilicet / non nisi</text:p>
      <text:p text:style-name="Standard">14 - Jo. Hue</text:p>
      <text:p text:style-name="Standard">15 - Canonico ecclesie nostre conferri solitam / et petiit instumentum ne reputetur</text:p>
      <text:p text:style-name="Standard">16 - Jo. Rollandi</text:p>
      <text:p text:style-name="Standard">17 - ecclesia Sancti Germani morosa et negligens / et domini tesponderunt</text:p>
      <text:p text:style-name="Standard">18 - T. de Sancto Petro</text:p>
      <text:p text:style-name="Standard">19 - quod dicta clausa erat contra bonos mores / quodque domini viderent</text:p>
      <text:p text:style-name="Standard">20 - G. de Albyaco</text:p>
      <text:p text:style-name="Standard">21 - an per fundacionem secundum illam formam debeant recipere etc.</text:p>
      <text:p text:style-name="Standard">22 - H. Blancheti</text:p>
      <text:p text:style-name="Standard">23 - Presentibus ad hoc magistro Johanne Comitis Cantore universitatis</text:p>
      <text:p text:style-name="Standard">24 - Re. de Putheolis</text:p>
      <text:p text:style-name="Standard">25 - Parisiensis Johanne Lescheumn preposito de Risayo in bria. et magistro</text:p>
      <text:p text:style-name="Standard">26 - Sy. de Bourich</text:p>
      <text:p text:style-name="Standard">27 - Ste. de Capella Camerario clerico ecclesie.</text:p>
      <text:p text:style-name="Standard">28 - Jo. de Pompodorio</text:p>
      <text:p text:style-name="Standard">29 - N. Dictatoris</text:p>
      <text:p text:style-name="Standard">30 - P. Colli</text:p>
      <text:p text:style-name="Standard">31 - Super supplicacione xviii. scolarium supplicancium quatinus domini</text:p>
      <text:p text:style-name="Standard">32 - Jo. Voygnon</text:p>
      <text:p text:style-name="Standard">33 - vellent cum ipsis dispensare ut non tenerentur interesse</text:p>
      <text:p text:style-name="Standard">34 - G. Fedelli</text:p>
      <text:p text:style-name="Standard">35 - in mandeto cum aliis paupribus fuit deliberatum quod videat</text:p>
      <text:p text:style-name="Standard">36 - A Regire</text:p>
      <text:p text:style-name="Standard">37 - fundacio et si fuerit tantum inea quod tenerantur interesse</text:p>
      <text:p text:style-name="Standard">38 - Ro. Dangel</text:p>
      <text:p text:style-name="Standard">39 - domini non intendunt dispensare.</text:p>
      <text:p text:style-name="Standard">40 - Ste. Pruelli</text:p>
      <text:p text:style-name="Standard">41 - G. de Kaer</text:p>
      <text:p text:style-name="Standard">42 - N. de Ordeimente</text:p>
      <text:p text:style-name="Standard">43 - Hodie presentavit in capitulo dominus Ste. de Capella</text:p>
      <text:p text:style-name="Standard">44 - T. de Alneto</text:p>
      <text:p text:style-name="Standard">45 - admortiacionem stagnim de Mellenfray.</text:p>
      <text:p text:style-name="Standard">46 - Dati sunt commissarii ad audiendum raciones prepositi de Rosayo domini</text:p>
      <text:p text:style-name="Standard">47 - eet magistri JoHue et R. de Lorri</text:p>
      <text:p text:style-name="Standard">=FRAN_0393_00458_L.jpg=</text:p>
      <text:p text:style-name="Standard"><text:soft-page-break/>1 - Anno nomagesimo ditamo. Die jovis post Bertandnes ixa mesis sermarii.</text:p>
      <text:p text:style-name="Standard">2 - capitulantibus dominis.</text:p>
      <text:p text:style-name="Standard">3 - P. Decano</text:p>
      <text:p text:style-name="Standard">4 - De procuratore ecclesie ad causam officii anniversariorum</text:p>
      <text:p text:style-name="Standard">5 - G. Archidiacono ecclesie</text:p>
      <text:p text:style-name="Standard">6 - actoris contra Petrum Monton herede pro parte deffuncti</text:p>
      <text:p text:style-name="Standard">7 - Symone de Bourich</text:p>
      <text:p text:style-name="Standard">8 - Mileti Le Charron . ad lune post quammodo in</text:p>
      <text:p text:style-name="Standard">9 - N. de Ordeimonte</text:p>
      <text:p text:style-name="Standard">10 - statu.</text:p>
      <text:p text:style-name="Standard">11 - G. Fidelli</text:p>
      <text:p text:style-name="Standard">12 - Ro. de Lorriaco</text:p>
      <text:p text:style-name="Standard">13 - A. de Maignaco</text:p>
      <text:p text:style-name="Standard">14 - Sorores Nicolaa la Freze et alipdis du pre</text:p>
      <text:p text:style-name="Standard">15 - J. de Mully</text:p>
      <text:p text:style-name="Standard">16 - fecerunt vota castitatis et obediencie etc.</text:p>
      <text:p text:style-name="Standard">17 - P. Colli</text:p>
      <text:p text:style-name="Standard">18 - De domino Decano Sancti Germani Autissiadorensis</text:p>
      <text:p text:style-name="Standard">19 - Jo. Voygnon</text:p>
      <text:p text:style-name="Standard">20 - domini obtulerunt ei quod loco illorum vocabilorum</text:p>
      <text:p text:style-name="Standard">21 - T. Hocie</text:p>
      <text:p text:style-name="Standard">22 - videlicet canonico ecclesie nostre conferri solitis ponctur</text:p>
      <text:p text:style-name="Standard">23 - Jo. Rollandi</text:p>
      <text:p text:style-name="Standard">24 - aliquam clauarum sequentem. scilicet ad quam non nisi</text:p>
      <text:p text:style-name="Standard">25 - G. de Albiaco</text:p>
      <text:p text:style-name="Standard">26 - concanonictumnosrum presentari per nos solitum est vel</text:p>
      <text:p text:style-name="Standard">27 - T. de Sancto Petro</text:p>
      <text:p text:style-name="Standard">28 - ista clauia Ad quam non nisi concanonicatum nostrum</text:p>
      <text:p text:style-name="Standard">29 - de Putheolis</text:p>
      <text:p text:style-name="Standard">30 - consuevimus presentare.</text:p>
      <text:p text:style-name="Standard">31 - L. de Mongeria</text:p>
      <text:p text:style-name="Standard">32 - N. Le Diseur</text:p>
      <text:p text:style-name="Standard">33 - Jo. de Pompodorio infirmus</text:p>
      <text:p text:style-name="Standard">34 - G. de Kaer</text:p>
      <text:p text:style-name="Standard">35 - De domino Archiepiscopo Remensis pro parte sua fuit</text:p>
      <text:p text:style-name="Standard">36 - requisitum quatinus hospitaretur in claustro et domini</text:p>
      <text:p text:style-name="Standard"><text:soft-page-break/>37 - deliberaverunt quod non poterant requestam suam</text:p>
      <text:p text:style-name="Standard">38 - passare obstantes statutis ecclesie</text:p>
      <text:p text:style-name="Standard">39 - Laciat fieri magister Johans Comictis Cantor universitatis Parisiensis quictanciam</text:p>
      <text:p text:style-name="Standard">40 - sub sigillo Castalleti Parisiens de omnibus quibuscumque in quibus domini decanus</text:p>
      <text:p text:style-name="Standard">41 - et capitulum ecclesie Par. eidem magistro Johanni teneri possunt tam racione regis</text:p>
      <text:p text:style-name="Standard">42 - et administracionis puerorum chori ecclesie / olim per ipsum gest / tempore quo hujusmodi</text:p>
      <text:p text:style-name="Standard">43 - puerorum Regimen habebat / quam quacumque alia racione occasione sive causa</text:p>
      <text:p text:style-name="Standard">44 - mediante lxx. fr. Auri qui sibi tradentur per dominos et dicatur magistro</text:p>
      <text:p text:style-name="Standard">45 - Philberto de Salione canonico Parisiensis / quod tradat ipsos lxx. fr. in dimicionem</text:p>
      <text:p text:style-name="Standard">46 - iiC fr. auri in quibus tenetur ecclesie racione domus claustralis ipsius</text:p>
      <text:p text:style-name="Standard">47 - magistri Philberti quam priedem euit a deffuncto magistro Johanne de Socto</text:p>
      <text:p text:style-name="Standard">48 - quondam canonico Parisiensis</text:p>
      <text:p text:style-name="Standard">49 - BBenedicti beniversi Par.</text:p>
      <text:p text:style-name="Standard">50 - ad viii° in statu . Cug</text:p>
      <text:p text:style-name="Standard">51 - Die sabbati sequente non fuit capitulum propter</text:p>
      <text:p text:style-name="Standard">52 - festum Cathedre Sancti Petri.</text:p>
      <text:p text:style-name="Standard">=FRAN_0393_00459_L.jpg=</text:p>
      <text:p text:style-name="Standard">1 - iiixx xvi</text:p>
      <text:p text:style-name="Standard">2 - Anno domini millesimo trecentesimo eonagesimo octavo. Die martis post remiscere</text:p>
      <text:p text:style-name="Standard">3 - xxvta mensis februacii in synmodo. Capitulantibus dominis.</text:p>
      <text:p text:style-name="Standard">4 - P. Decano</text:p>
      <text:p text:style-name="Standard">5 - G. Cantore</text:p>
      <text:p text:style-name="Standard">6 - G. Archidiacono de Josayo</text:p>
      <text:p text:style-name="Standard">7 - Jo. Rollandi</text:p>
      <text:p text:style-name="Standard">8 - Emendavit magister Johannes Motelli eo quod minis tarde</text:p>
      <text:p text:style-name="Standard">9 - Re. de Putheolis</text:p>
      <text:p text:style-name="Standard">10 - venit ad synodum.</text:p>
      <text:p text:style-name="Standard">11 - Jo. Hue</text:p>
      <text:p text:style-name="Standard">12 - G. Paillardi</text:p>
      <text:p text:style-name="Standard">13 - Item eciam emendavit dominus Johannes Arnulsi quia minnis</text:p>
      <text:p text:style-name="Standard">14 - G. de Albiaco</text:p>
      <text:p text:style-name="Standard">15 - tarde veint</text:p>
      <text:p text:style-name="Standard">16 - Jo. de Pompodorio</text:p>
      <text:p text:style-name="Standard">17 - Ste. PMelli</text:p>
      <text:p text:style-name="Standard">18 - L. de Mongeria</text:p>
      <text:p text:style-name="Standard">19 - Item magister Laurencius Quillet capellanus Sancti Benedicio</text:p>
      <text:p text:style-name="Standard"><text:soft-page-break/>20 - Jo. Voygnon</text:p>
      <text:p text:style-name="Standard">21 - benversi Parisiensis quia eciam minis tarde venerat</text:p>
      <text:p text:style-name="Standard">22 - Ro. de Lorriaco</text:p>
      <text:p text:style-name="Standard">23 - Sy. de Bourich</text:p>
      <text:p text:style-name="Standard">24 - H. Blancheti</text:p>
      <text:p text:style-name="Standard">25 - G. de Kaer</text:p>
      <text:p text:style-name="Standard">26 - Ro. Dangel</text:p>
      <text:p text:style-name="Standard">27 - Anno nonagesimo Octavo. Die Jovis post Remiscere e xxviia mensis februarii</text:p>
      <text:p text:style-name="Standard">28 - Capitulantibus dominis.</text:p>
      <text:p text:style-name="Standard">29 - P. Decano</text:p>
      <text:p text:style-name="Standard">30 - Veniat die sabbati proxima in capitulo subcapicerius</text:p>
      <text:p text:style-name="Standard">31 - G. Cantore</text:p>
      <text:p text:style-name="Standard">32 - ecclesie parisiensis</text:p>
      <text:p text:style-name="Standard">33 - G. Archidiacono ecclesie</text:p>
      <text:p text:style-name="Standard">34 - Ro. de Lorriaco</text:p>
      <text:p text:style-name="Standard">35 - Proposito contra dominum Johannem Gorreteau capicerium hujusmodi</text:p>
      <text:p text:style-name="Standard">36 - . de Mongla</text:p>
      <text:p text:style-name="Standard">37 - ecclesie / quod licet per statuta legatorum sedis aplice / olim</text:p>
      <text:p text:style-name="Standard">38 - Jo. de Pompodorio</text:p>
      <text:p text:style-name="Standard">39 - N. de Ordeimonte</text:p>
      <text:p text:style-name="Standard">40 - fuerit statutum ne capicerii dicte ecclesie occasione premissa</text:p>
      <text:p text:style-name="Standard">41 - Sy. de Bourich</text:p>
      <text:p text:style-name="Standard">42 - audeat nec possit librum calicem vel aliud de altari</text:p>
      <text:p text:style-name="Standard">43 - alicujus capellani apportare propter anticipacionem hore misse</text:p>
      <text:p text:style-name="Standard">44 - G. Fedelli</text:p>
      <text:p text:style-name="Standard">45 - G. de Albiaco</text:p>
      <text:p text:style-name="Standard">46 - sue Nichilominus tamen ipse vel alius pro ipso et de</text:p>
      <text:p text:style-name="Standard">47 - G. de Kaer</text:p>
      <text:p text:style-name="Standard">48 - ejus mandato ipso hoc ratum habentem apancis tempribus</text:p>
      <text:p text:style-name="Standard">49 - A. Regine</text:p>
      <text:p text:style-name="Standard">50 - citra subriperuit et apportari fecit unum missale</text:p>
      <text:p text:style-name="Standard">51 - T. de Sancto Petro</text:p>
      <text:p text:style-name="Standard">52 - domini Johannis Farbus / qui primam missam anticipaverat</text:p>
      <text:p text:style-name="Standard">53 - N. Dictatoris</text:p>
      <text:p text:style-name="Standard">54 - et decantaverat ante primam missam penam statuti prefati</text:p>
      <text:p text:style-name="Standard">55 - Jo. de Sarraponte</text:p>
      <text:p text:style-name="Standard"><text:soft-page-break/>56 - inaurendo / Et dictus capicerius respondit quo nec ipse</text:p>
      <text:p text:style-name="Standard">57 - Re. de Putheolis</text:p>
      <text:p text:style-name="Standard">58 - nec alius de mandato ipsius uinquam subriperuit</text:p>
      <text:p text:style-name="Standard">59 - Ay. de Maignaco</text:p>
      <text:p text:style-name="Standard">60 - librum calicere nec aliud quodcumque / nec intedit de cetero</text:p>
      <text:p text:style-name="Standard">61 - Jo. Voygnon</text:p>
      <text:p text:style-name="Standard">62 - facere nec eciam prohidere aliquem in ecclesia celebrare volente</text:p>
      <text:p text:style-name="Standard">63 - H. Blancheti</text:p>
      <text:p text:style-name="Standard">64 - post magnam missam dicte ecclesie / cuhaic spectat ad offin cantoris</text:p>
      <text:p text:style-name="Standard">65 - Jo. Hue</text:p>
      <text:p text:style-name="Standard">66 - De promotis contra dominum Rollandum Bellier canonictum Sancti Benedicti / ad</text:p>
      <text:p text:style-name="Standard">67 - ipsiam in statu.</text:p>
      <text:p text:style-name="Standard">=FRAN_0393_00460_L.jpg=</text:p>
      <text:p text:style-name="Standard">1 - Anno nonagesimo octavo. Die sabbati post Benasie prima mesines</text:p>
      <text:p text:style-name="Standard">2 - Marcii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Johannes de Castellone canonicus ecclesie Sancti Benducti</text:p>
      <text:p text:style-name="Standard">7 - N. Dictatoris</text:p>
      <text:p text:style-name="Standard">8 - et summularius domini nostri regis exvisavit</text:p>
      <text:p text:style-name="Standard">9 - L. de Mongeria</text:p>
      <text:p text:style-name="Standard">10 - si ex eo quod non fuit ad synodum dominorum</text:p>
      <text:p text:style-name="Standard">11 - Jo. de Pompodorio</text:p>
      <text:p text:style-name="Standard">12 - Decani et capituli ecclesie Parisiensis / dicens et</text:p>
      <text:p text:style-name="Standard">13 - T. de Sancto Petro</text:p>
      <text:p text:style-name="Standard">14 - asserens per suum juramentum / quod tincaerat</text:p>
      <text:p text:style-name="Standard">15 - G. de Albiaco</text:p>
      <text:p text:style-name="Standard">16 - impeditus in servicio dicti dominio nostri regis</text:p>
      <text:p text:style-name="Standard">17 - Jo. Vollandi</text:p>
      <text:p text:style-name="Standard">18 - et domini excusacionem suam receperunt</text:p>
      <text:p text:style-name="Standard">19 - G. de Kaer</text:p>
      <text:p text:style-name="Standard">20 - Ste. Praelli</text:p>
      <text:p text:style-name="Standard">21 - Jo. Voygnon</text:p>
      <text:p text:style-name="Standard">22 - Magister Matheus Bonifacii procurator et nomine</text:p>
      <text:p text:style-name="Standard">23 - Sy. de Bourich</text:p>
      <text:p text:style-name="Standard"><text:soft-page-break/>24 - procuratorio magistri Rollandi Bonrifacii capellani</text:p>
      <text:p text:style-name="Standard">25 - Jo. de Sarraponte</text:p>
      <text:p text:style-name="Standard">26 - capellanie sanctorum Innocentum ad altare Sancte Katherine</text:p>
      <text:p text:style-name="Standard">27 - Re. de Putheolis</text:p>
      <text:p text:style-name="Standard">28 - prout de procuratorio suo fidem fecit per quoddam</text:p>
      <text:p text:style-name="Standard">29 - M. Reginaldi</text:p>
      <text:p text:style-name="Standard">30 - publicum instrmentum signo et subscripcione magistri</text:p>
      <text:p text:style-name="Standard">31 - N. de Ordeimonte</text:p>
      <text:p text:style-name="Standard">32 - GGuillelmi Galteri Rothomagensis diocesis publici</text:p>
      <text:p text:style-name="Standard">33 - G. Fedelli</text:p>
      <text:p text:style-name="Standard">34 - auctoritate apostolica et imperiali notarii signatum</text:p>
      <text:p text:style-name="Standard">35 - T. de Alneto</text:p>
      <text:p text:style-name="Standard">36 - et manitum excusavis dictum magistrum</text:p>
      <text:p text:style-name="Standard">37 - A. de Maignaco</text:p>
      <text:p text:style-name="Standard">38 - Rellandum ejus fitem eo quod non fuit ad</text:p>
      <text:p text:style-name="Standard">39 - P. Colli</text:p>
      <text:p text:style-name="Standard">40 - synodum / quia ipse erat Rothomagi / quodque</text:p>
      <text:p text:style-name="Standard">41 - Jo. Hue</text:p>
      <text:p text:style-name="Standard">42 - erat intencionis in brevi permutandi dictam</text:p>
      <text:p text:style-name="Standard">43 - Ro. de Lorriaco</text:p>
      <text:p text:style-name="Standard">44 - a</text:p>
      <text:p text:style-name="Standard">45 - suam caplelalua</text:p>
      <text:p text:style-name="Standard">46 - Ja. Cesson.</text:p>
      <text:p text:style-name="Standard">47 - De promotis contra dominum Kllandum Relier canonico</text:p>
      <text:p text:style-name="Standard">48 - Sancti Benedicti / ad martis post Eculi mei in statu</text:p>
      <text:p text:style-name="Standard">49 - Hodie fuit curatus in servictem apud Castanetum usque ad beneplacitum</text:p>
      <text:p text:style-name="Standard">50 - voluntatis dominorum Guillelmus de La Fontaime</text:p>
      <text:p text:style-name="Standard">51 - Hodie dominus Archidiaconus de Josayo elecit residuum ecclesie parochialies Sancti</text:p>
      <text:p text:style-name="Standard">52 - Severini Parisiensis que in deportu consistit presentibus dominis P. Decano</text:p>
      <text:p text:style-name="Standard">53 - Ja. Cosson Jo. Voygnon et symone de Tourich</text:p>
      <text:p text:style-name="Standard">=FRAN_0393_00461_L.jpg=</text:p>
      <text:p text:style-name="Standard">1 - iiiix xvii</text:p>
      <text:p text:style-name="Standard">2 - 48</text:p>
      <text:p text:style-name="Standard">3 - Anno Nonalsio Ouitiuno . Die maris post Guilai ienti quata menis marii in orta</text:p>
      <text:p text:style-name="Standard">4 - solis. capitulantibus dominis.</text:p>
      <text:p text:style-name="Standard">5 - P. Decano</text:p>
      <text:p text:style-name="Standard"><text:soft-page-break/>6 - G. Cantore</text:p>
      <text:p text:style-name="Standard">7 - Super sub sidio quod nunc paretunt dominus rex et ductis pro facto</text:p>
      <text:p text:style-name="Standard">8 - G. Archidiacono ecclesie</text:p>
      <text:p text:style-name="Standard">9 - unionis sancte Matris ecclesie / Conclusum est quod leventur</text:p>
      <text:p text:style-name="Standard">10 - A. Brie Archidiacono</text:p>
      <text:p text:style-name="Standard">11 - ea que debita sunt camerit apostolice pro tempore fluxo et</text:p>
      <text:p text:style-name="Standard">12 - Jo. de Pompodorio</text:p>
      <text:p text:style-name="Standard">13 - nisi sufficiant concedatur decima.</text:p>
      <text:p text:style-name="Standard">14 - G. de Albiaco</text:p>
      <text:p text:style-name="Standard">15 - N. de Ordeimonte</text:p>
      <text:p text:style-name="Standard">16 - Jo. Rollandi</text:p>
      <text:p text:style-name="Standard">17 - G. Fedelli</text:p>
      <text:p text:style-name="Standard">18 - L. de Mongeria</text:p>
      <text:p text:style-name="Standard">19 - G. Paillardi</text:p>
      <text:p text:style-name="Standard">20 - Re. de Putheolis</text:p>
      <text:p text:style-name="Standard">21 - Ro. de Lorriaco</text:p>
      <text:p text:style-name="Standard">22 - N. de Rancia</text:p>
      <text:p text:style-name="Standard">23 - Ja. Cosson</text:p>
      <text:p text:style-name="Standard">24 - Sy. de Bourich</text:p>
      <text:p text:style-name="Standard">25 - Jo. de Sarraponte</text:p>
      <text:p text:style-name="Standard">26 - M. Reginaldi</text:p>
      <text:p text:style-name="Standard">27 - N. Dictatoris</text:p>
      <text:p text:style-name="Standard">28 - G. de Kaer</text:p>
      <text:p text:style-name="Standard">29 - Eadem die hora solita capitulantibus dominis</text:p>
      <text:p text:style-name="Standard">30 - P. Decano</text:p>
      <text:p text:style-name="Standard">31 - G. Cantore</text:p>
      <text:p text:style-name="Standard">32 - Dominus Robertus Saffreti se excusavit eo quod non</text:p>
      <text:p text:style-name="Standard">33 - A. de Mongeria</text:p>
      <text:p text:style-name="Standard">34 - fuit in synodo quia infirmabatur et habebat</text:p>
      <text:p text:style-name="Standard">35 - N. de Ordeimonte</text:p>
      <text:p text:style-name="Standard">36 - struniam.</text:p>
      <text:p text:style-name="Standard">37 - Re. de Putheolis</text:p>
      <text:p text:style-name="Standard">38 - Dominus Johannes Corderii presbyter capellanus in ecclesia Paris.enis</text:p>
      <text:p text:style-name="Standard">39 - Ste. Prnelli</text:p>
      <text:p text:style-name="Standard">40 - alias receptus per procuratorem receptus fuit in propria et</text:p>
      <text:p text:style-name="Standard">41 - Sy. de Bourich</text:p>
      <text:p text:style-name="Standard"><text:soft-page-break/>42 - sibi fuit data licencia non residendi usque ad spnodum</text:p>
      <text:p text:style-name="Standard">43 - Jo. de Sarraponte</text:p>
      <text:p text:style-name="Standard">44 - proximam.</text:p>
      <text:p text:style-name="Standard">45 - A. de Margnaco</text:p>
      <text:p text:style-name="Standard">46 - P. Colli</text:p>
      <text:p text:style-name="Standard">47 - Data est licencia Stephano Theobaldi ut se faciat</text:p>
      <text:p text:style-name="Standard">48 - T. de Sancto Petro</text:p>
      <text:p text:style-name="Standard">49 - promoveri ad sacerdocium.</text:p>
      <text:p text:style-name="Standard">50 - Jo. Rollandi</text:p>
      <text:p text:style-name="Standard">51 - Item data est licencia domino Dicconi Le Beau ut primam</text:p>
      <text:p text:style-name="Standard">52 - G. de Kaer</text:p>
      <text:p text:style-name="Standard">53 - missam suam celebrare possit ad majus altare ecclesie</text:p>
      <text:p text:style-name="Standard">54 - J. de Pompodorio</text:p>
      <text:p text:style-name="Standard">55 - Sepulcri.</text:p>
      <text:p text:style-name="Standard">56 - Ro. Dangel</text:p>
      <text:p text:style-name="Standard">57 - Ro. de Lorriaco</text:p>
      <text:p text:style-name="Standard">58 - Item placet dominis interponere decretum cuidam augmentacioni</text:p>
      <text:p text:style-name="Standard">59 - N. Dictatoris</text:p>
      <text:p text:style-name="Standard">60 - prebendarum ecclesie Sepulcri quam rex facere ipsis intendit.</text:p>
      <text:p text:style-name="Standard">61 - Jo. Voygnon</text:p>
      <text:p text:style-name="Standard">62 - Dominus Johannes Michaelis matiricularius clericus Sancti Mederici emdunt</text:p>
      <text:p text:style-name="Standard">63 - A. Regine</text:p>
      <text:p text:style-name="Standard">64 - quia non fuit ad synodum.</text:p>
      <text:p text:style-name="Standard">=FRAN_0393_00462_L.jpg=</text:p>
      <text:p text:style-name="Standard">1 - Anno nongesimo octao die jovis post cculi mci vita mernsis marii . Capitulantibus dominis</text:p>
      <text:p text:style-name="Standard">2 - P. Decano</text:p>
      <text:p text:style-name="Standard">3 - G. Cantore</text:p>
      <text:p text:style-name="Standard">4 - Dominus Johannes Mugneni se extusavit a syrvodo quia</text:p>
      <text:p text:style-name="Standard">5 - G. Archidiacono ecclesie</text:p>
      <text:p text:style-name="Standard">6 - N. de Ordeimonte</text:p>
      <text:p text:style-name="Standard">7 - erat in burgondia / et domini habuerunt eum excusatum.</text:p>
      <text:p text:style-name="Standard">8 - Sy. de Bourich</text:p>
      <text:p text:style-name="Standard">9 - L. de Mongeria</text:p>
      <text:p text:style-name="Standard">10 - Dominus Petrus Rati excusavit magistrum Johannem de Laudis</text:p>
      <text:p text:style-name="Standard">11 - T. de Sancto Petro</text:p>
      <text:p text:style-name="Standard">12 - alias Boucandry a Synodo / quia non erat Parisiens die</text:p>
      <text:p text:style-name="Standard"><text:soft-page-break/>13 - Jo. Rollandi</text:p>
      <text:p text:style-name="Standard">14 - synodi.</text:p>
      <text:p text:style-name="Standard">15 - Jo. de Sarraponte</text:p>
      <text:p text:style-name="Standard">16 - Ro. Dangel</text:p>
      <text:p text:style-name="Standard">17 - Ay. de Maignaco</text:p>
      <text:p text:style-name="Standard">18 - Placet dominis quod Thomas du Fiesne promoveatur ad</text:p>
      <text:p text:style-name="Standard">19 - P. Colli</text:p>
      <text:p text:style-name="Standard">20 - ordinem subdiaconatus.</text:p>
      <text:p text:style-name="Standard">21 - G. de Kaer</text:p>
      <text:p text:style-name="Standard">22 - Ro. de Lorriaco</text:p>
      <text:p text:style-name="Standard">23 - Hodie compatentes in capitulo domino decano Sancti Germani Autissiodorensis</text:p>
      <text:p text:style-name="Standard">24 - N. Dictatoris</text:p>
      <text:p text:style-name="Standard">25 - et magistro Guidone de Villaribus / et petente dicto domino decano nomine</text:p>
      <text:p text:style-name="Standard">26 - Jo. de Pompodorio</text:p>
      <text:p text:style-name="Standard">27 - capituli Sancti Germani dictum magistrum Guidonem recipi ad vicariam ecclesie</text:p>
      <text:p text:style-name="Standard">28 - T. Hocie</text:p>
      <text:p text:style-name="Standard">29 - Pars.en etc dicto magistro Guidone eciam hoc petente nomine suo / virtute</text:p>
      <text:p text:style-name="Standard">30 - Ste. Peruelli</text:p>
      <text:p text:style-name="Standard">31 - cujusdam presentacionis per eum tunc exhibite bevesoque per dominos decanum et</text:p>
      <text:p text:style-name="Standard">32 - capitulum ecclesie Parisiensis / post inspectionem dicte presentacionis quod quod in ca erant</text:p>
      <text:p text:style-name="Standard">33 - Re. de Putheolis</text:p>
      <text:p text:style-name="Standard">34 - adhuc illa uiba non nisi canonico dicte nostre ecclesie prefciri solitam etc. domini eum</text:p>
      <text:p text:style-name="Standard">35 - Ma. Reginaldi</text:p>
      <text:p text:style-name="Standard">36 - non poterant recipere ni admictere / dictus domino decanus Sancti Germai stati rundit</text:p>
      <text:p text:style-name="Standard">37 - Jo. Voygnon</text:p>
      <text:p text:style-name="Standard">38 - pro credebat quod a dicta presentacione fuissent amota saltem illa verba nonvisi</text:p>
      <text:p text:style-name="Standard">39 - remanendes ill Canonico dicte nostre ecclesie etc. et sdco ipse dominus Decanus. contienti</text:p>
      <text:p text:style-name="Standard">40 - illa verba nonvisi a dicta presentacionius amovit illa in propria cum calamo scindendo</text:p>
      <text:p text:style-name="Standard">41 - et delendo / cumque peteret instanter attentes amocione illorum verborum non nisi per cum facta</text:p>
      <text:p text:style-name="Standard">42 - satenus domini vellent dictum magistrum Guy. recipere et domini post deliberacionem maturam</text:p>
      <text:p text:style-name="Standard">43 - super hoc habitam eidem responderuntur quod loquerentur cum consilio capituli et deinde sibi</text:p>
      <text:p text:style-name="Standard">44 - responderent super peticione sua etc.</text:p>
      <text:p text:style-name="Standard">45 - Anno nonagesim ca Die saltato ps</text:p>
      <text:p text:style-name="Standard">46 - Capitulantibus dominis</text:p>
      <text:p text:style-name="Standard">47 - P. Decano</text:p>
      <text:p text:style-name="Standard">48 - Magister Johannes Huet capellanus Sancti Thome Cantuariensis</text:p>
      <text:p text:style-name="Standard"><text:soft-page-break/>49 - G. Cantore</text:p>
      <text:p text:style-name="Standard">50 - L. de Mongeria</text:p>
      <text:p text:style-name="Standard">51 - in ecclesia Parisiensi / fuit excusatus per dominum Johannem</text:p>
      <text:p text:style-name="Standard">52 - Bacheller / dicens quod dictus capellans eratur apud</text:p>
      <text:p text:style-name="Standard">53 - Ro. de Lorriaco</text:p>
      <text:p text:style-name="Standard">54 - nulliacum in Gastineto / et domini ejus excusacionem nec</text:p>
      <text:p text:style-name="Standard">55 - Sy. de Bourich</text:p>
      <text:p text:style-name="Standard">56 - receperunt nec refutarunt.</text:p>
      <text:p text:style-name="Standard">57 - H. Blancheti</text:p>
      <text:p text:style-name="Standard">58 - Ma. Reginaldi</text:p>
      <text:p text:style-name="Standard">59 - Magister Johannes Rose capellanis Sancti Ludovici in ecclesia Sancti</text:p>
      <text:p text:style-name="Standard">60 - Jo. de Sarraponte</text:p>
      <text:p text:style-name="Standard">61 - Benedicti se excusavit a synodo dicens properat</text:p>
      <text:p text:style-name="Standard">62 - T. Hocie</text:p>
      <text:p text:style-name="Standard">63 - apud Medontam / et domini eum excusatum habuerunt.</text:p>
      <text:p text:style-name="Standard">64 - A. de Maignaco</text:p>
      <text:p text:style-name="Standard">65 - Injunctum est michi G. notario extrahere omnia que sunt</text:p>
      <text:p text:style-name="Standard">66 - P. Colli</text:p>
      <text:p text:style-name="Standard">67 - Jo. de Pompodorio</text:p>
      <text:p text:style-name="Standard">68 - in regestro capitulari tam de recepcione ad archidiaconum Brie</text:p>
      <text:p text:style-name="Standard">69 - Jo. Hue</text:p>
      <text:p text:style-name="Standard">70 - per deffunctum magistrum Petrum de Roonyaco quam de recepcione</text:p>
      <text:p text:style-name="Standard">71 - T. de Sancto Petro</text:p>
      <text:p text:style-name="Standard">72 - ad archidiaconatum Parisiensem per deffunctum magistrum Johannem de</text:p>
      <text:p text:style-name="Standard">73 - A. Regine</text:p>
      <text:p text:style-name="Standard">74 - Bordio sub sigillo capituli et instrumnt publico.</text:p>
      <text:p text:style-name="Standard">75 - G. de Kaer</text:p>
      <text:p text:style-name="Standard">76 - Delite inter capitulum et magistrum Johnm Tracan placet</text:p>
      <text:p text:style-name="Standard">77 - Jo. Rollandi</text:p>
      <text:p text:style-name="Standard">78 - dominis quod duo onerentur super facto utrimque parties et in casu</text:p>
      <text:p text:style-name="Standard">79 - Jo. Voygnon</text:p>
      <text:p text:style-name="Standard">80 - discordie eligatur tercius et nolatus est pro parte</text:p>
      <text:p text:style-name="Standard">81 - N. de Ordeimonte</text:p>
      <text:p text:style-name="Standard">82 - Ste. Pruelli.</text:p>
      <text:p text:style-name="Standard">83 - cagitli magistr Jo. Voyguiy</text:p>
      <text:p text:style-name="Standard">=FRAN_0393_00463_L.jpg=</text:p>
      <text:p text:style-name="Standard"><text:soft-page-break/>1 - iiiixii</text:p>
      <text:p text:style-name="Standard">2 - 2</text:p>
      <text:p text:style-name="Standard">3 - Anno nonagesimo octavo. Die martis post letare fheumu xia mensis artii</text:p>
      <text:p text:style-name="Standard">4 - capitulantibus dominis.</text:p>
      <text:p text:style-name="Standard">5 - P. Decano</text:p>
      <text:p text:style-name="Standard">6 - Dominus Petrus la Vile capicerius Sancti Stephani de Gressibus</text:p>
      <text:p text:style-name="Standard">7 - G. Cantore</text:p>
      <text:p text:style-name="Standard">8 - se excusavit a synodo.</text:p>
      <text:p text:style-name="Standard">9 - G. Archidiacono ecclesie</text:p>
      <text:p text:style-name="Standard">10 - L. de Mongeria</text:p>
      <text:p text:style-name="Standard">11 - T. de Sancto Petro</text:p>
      <text:p text:style-name="Standard">12 - Magister Matheus Cauvini capellanus in ecclesia Parisiensis</text:p>
      <text:p text:style-name="Standard">13 - G. de Kaer</text:p>
      <text:p text:style-name="Standard">14 - Ste. Perruelli</text:p>
      <text:p text:style-name="Standard">15 - fuit receptus in proptia et se excusavit a synodo / quia</text:p>
      <text:p text:style-name="Standard">16 - Jo. Hue</text:p>
      <text:p text:style-name="Standard">17 - erat cum domino Archiepiscopo Rothomagensis / et domini habuerunt</text:p>
      <text:p text:style-name="Standard">18 - N. Dictatoris</text:p>
      <text:p text:style-name="Standard">19 - eum excusatum.</text:p>
      <text:p text:style-name="Standard">20 - Sy. de Bourich</text:p>
      <text:p text:style-name="Standard">21 - Ro. Dangel</text:p>
      <text:p text:style-name="Standard">22 - Magister Guido de Rota canonicus parisiensis alias receptus per procuratorem</text:p>
      <text:p text:style-name="Standard">23 - N. de Ordeimonte</text:p>
      <text:p text:style-name="Standard">24 - fuit receptus in propria et juravit in forma.</text:p>
      <text:p text:style-name="Standard">25 - T. Hocie</text:p>
      <text:p text:style-name="Standard">26 - A. de Maignaco</text:p>
      <text:p text:style-name="Standard">27 - Magister Dyonisius Custurarii vicarius ecclesie Parisiensis</text:p>
      <text:p text:style-name="Standard">28 - Jo. de Sarraponte</text:p>
      <text:p text:style-name="Standard">29 - se excusavit ex eo quod non fuit ad synodum / dicens</text:p>
      <text:p text:style-name="Standard">30 - P. Colli</text:p>
      <text:p text:style-name="Standard">31 - quod tunc erat in negociis ecclesie.</text:p>
      <text:p text:style-name="Standard">32 - Jo. Rollandi</text:p>
      <text:p text:style-name="Standard">33 - Ro. de Lorriaco</text:p>
      <text:p text:style-name="Standard">34 - Magister Johannes Viellet excusavit magistrum Laurencium</text:p>
      <text:p text:style-name="Standard">35 - A. Regine</text:p>
      <text:p text:style-name="Standard">36 - de salitibus capellanuam in ecclesia Par. ex eo quod non fuit ad</text:p>
      <text:p text:style-name="Standard"><text:soft-page-break/>37 - Re. de Putheolis</text:p>
      <text:p text:style-name="Standard">38 - synodum quia ipse magister Laurencius commoratur</text:p>
      <text:p text:style-name="Standard">39 - G. Fedelli</text:p>
      <text:p text:style-name="Standard">40 - Laudunensi et est canonicus Laudunensis.</text:p>
      <text:p text:style-name="Standard">41 - Ma. Reginaldi</text:p>
      <text:p text:style-name="Standard">42 - Jo. Voygnon</text:p>
      <text:p text:style-name="Standard">43 - Magister Philippus Le Regue capellanus in ecclesia Parisiensis fuit</text:p>
      <text:p text:style-name="Standard">44 - excusatus a synodo per dominum Jacobum Halle alias de Villa</text:p>
      <text:p text:style-name="Standard">45 - Judea dicentem quod ipse magister Philippus erat extra villam</text:p>
      <text:p text:style-name="Standard">46 - Parisiensis in die synodi.</text:p>
      <text:p text:style-name="Standard">47 - Non placet dominis quod illi de domo Dei acceptent quoddam legatum factum</text:p>
      <text:p text:style-name="Standard">48 - eis per deffunctum magistrum Guillelmum Feret canonicum Aurelianensis</text:p>
      <text:p text:style-name="Standard">49 - Johannes Fabri ad presentacionem capiceri fuit receptus in subcapicerium ecclesie.</text:p>
      <text:p text:style-name="Standard">50 - Redigant canonici Sancti Stephani de Gressibus in scriptis / ea pro quibus supplicaverunt dominis.</text:p>
      <text:p text:style-name="Standard">51 - Loquatur magister Thomas de Sancto Petro canonicus Parisiensi cum domino Episcopo Meldensis</text:p>
      <text:p text:style-name="Standard">52 - pro preposito de Rosayo.</text:p>
      <text:p text:style-name="Standard">=FRAN_0393_00464_L.jpg=</text:p>
      <text:p text:style-name="Standard">1 - Cum in causa mota et pendentes inter promotorem causarum officii curie dominorum Decani</text:p>
      <text:p text:style-name="Standard">2 - et capituli ecclesie Parisiensis et dominum Rollandum Belier presbyterum canonictum ecclesie Sancti GBenedicti</text:p>
      <text:p text:style-name="Standard">3 - beneversi Parisien ipsis dominis immediate subjecte restaret hodie respondete ex parte</text:p>
      <text:p text:style-name="Standard">4 - dicti domini Rollandi articulis contra eum per dominos ex officio traditis / dictus dominis</text:p>
      <text:p text:style-name="Standard">5 - Rollandus se excusavit a sibi impositis per promotorem in dictis articulis dicens</text:p>
      <text:p text:style-name="Standard">6 - se nunquam fuisse rebellem et inobedientem parere sentenciis diffinitivis in curia</text:p>
      <text:p text:style-name="Standard">7 - Romana contra ecclesiam Sancti Renedicti canonicosque et personas ejusdem / per dictos dominos Decanum</text:p>
      <text:p text:style-name="Standard">8 - et capitulum at pro ipsis habitis et obtentis / ymo ipsas sentencias diffinitivas expresse emologabat</text:p>
      <text:p text:style-name="Standard">9 - et approbabat emologavitque et approbavit / modo et forma contentis in quadam cedula</text:p>
      <text:p text:style-name="Standard">10 - papirea per ipsum dominum Rollandum de Verbo ad verbum lecta / et in scriptis tradita</text:p>
      <text:p text:style-name="Standard">11 - cujus tenor talis est. vobis reverendis dominis meis Decano et Capitulo ecclesie parisiensis</text:p>
      <text:p text:style-name="Standard">12 - Supplico ego Rollandus Belier canonicatus ecclesie Sancti Benedicti Beneversi subditus et</text:p>
      <text:p text:style-name="Standard">13 - justiciabilis vester quatinus me velitis excusatum habere super nonnnillis que audivi</text:p>
      <text:p text:style-name="Standard">14 - contra me fuisse dominacionibus vestris relata minus juste cujuslibet reverencia salva</text:p>
      <text:p text:style-name="Standard">15 - videlicet me fuisse rebellem et inobedientem parere sentenciis diffinitivis quas</text:p>
      <text:p text:style-name="Standard">16 - in sede apostolica obtinuistis contra ecclesiam Sancti Benedicti Beneversi supradictam</text:p>
      <text:p text:style-name="Standard">17 - et canonicos ac personas ejusdem ac menicionibus super hoc ex parte executorum earumdem</text:p>
      <text:p text:style-name="Standard"><text:soft-page-break/>18 - factis / cum veraciter nullam in hoc mobedienciam uiquam fecerim vel facere voluissem</text:p>
      <text:p text:style-name="Standard">19 - neque vellem / et super hoc si opus esset supplicarem in deffensionibus meis audiri</text:p>
      <text:p text:style-name="Standard">20 - cum semper eisdem sentenciis fuerim paratus parere et parverim quantum in me fuit</text:p>
      <text:p text:style-name="Standard">21 - Et nichilominus exhabundanti ipsas sentencias diffinitivas secundum tenorem earundem</text:p>
      <text:p text:style-name="Standard">22 - expresse emologo et approbo / Ac eis parco et acquiesco / parereque eis et acquiescere deinceps</text:p>
      <text:p text:style-name="Standard">23 - juro et promicto / absque contra veniendo per me vel alium quovismodo . Supplicans ipse</text:p>
      <text:p text:style-name="Standard">24 - dominus Rollandus prefatis dominis quatinus super premissis sibi impositis ipsum vellent habere</text:p>
      <text:p text:style-name="Standard">25 - excusatum. et petiit instrumentum et eciam domini Decanus et capitulum sibi fieri per me</text:p>
      <text:p text:style-name="Standard">26 - G. Picardi Tabellionem dictorum dominorum et Johannem Burgensi notarium apostolicum.</text:p>
      <text:p text:style-name="Standard">27 - Quibus excusacionibus sic per dictum dominum Rollandum pretensis et allegatis</text:p>
      <text:p text:style-name="Standard">28 - prefati domini decanus et capitulum habitam prius inter eos super premissis deliberacione</text:p>
      <text:p text:style-name="Standard">29 - matura attentisque excusacionibus suis per ipsum cum haumilitate maxima pretensis</text:p>
      <text:p text:style-name="Standard">30 - unacum aliis attendendis / prefatum dominum Rollandum super premissis excusatum</text:p>
      <text:p text:style-name="Standard">31 - habuerunt dicto promotori super suis propositis silencium perpetuum imponendo ac</text:p>
      <text:p text:style-name="Standard">32 - ipsum dominum Rollandum ab omnibus et singulis sibi impositis si et inquantum indigebat</text:p>
      <text:p text:style-name="Standard">33 - penitus absolvendo . Presentibus ad hec fracere Johanne Charronis magistro domus Dei Par.</text:p>
      <text:p text:style-name="Standard">34 - Martino Thoulouse religioso dicte domus necnon dominis Johanne Hays et Roberto</text:p>
      <text:p text:style-name="Standard">35 - de Baileux presbyteris testibus ad premissa vocatis specialiter et rogatis. Et fuit dicto</text:p>
      <text:p text:style-name="Standard">36 - domino Rollando concessa / ac tradita lictera sub forma que sequitur.</text:p>
      <text:p text:style-name="Standard">37 - Universis presentes litteras inspecturis. Decanus et Capitulum ecclesie Parisiensis</text:p>
      <text:p text:style-name="Standard">38 - ad Romanm ecclesiam nullo medio pertinentis . Salutem in domino. Cums nuper venerabilibs vir</text:p>
      <text:p text:style-name="Standard">39 - dominus Rollandus Belier canonicus ecclesie Sancti Benedicti benversi parsi subditus et</text:p>
      <text:p text:style-name="Standard">40 - justiciabilis noster plurium insumuacione clamosa famaque publice refferente fuisset</text:p>
      <text:p text:style-name="Standard">41 - apud nos et nostram curiam delatus temere attemptasse nuper post et contra</text:p>
      <text:p text:style-name="Standard">42 - sentencias certas diffinitivas per nos et pro nobis / ac ecclesia nostra orrissiensi in remana</text:p>
      <text:p text:style-name="Standard">43 - curiam contra ecclesiam Sancti Benedicti Benversi paris ut contra canonicos et personas</text:p>
      <text:p text:style-name="Standard">=FRAN_0393_00465_L.jpg=</text:p>
      <text:p text:style-name="Standard">1 - iiiixxx</text:p>
      <text:p text:style-name="Standard">2 - alias ejusdem super subjectione et obediencia per eos nobis debitis ec aliis pluribus</text:p>
      <text:p text:style-name="Standard">3 - articulis obtentas et prolatas / et processus super ipsis factos et habitos per venerabilem</text:p>
      <text:p text:style-name="Standard">4 - patrem dominum Abbatem Sancti Germani de Pratis prope Parisius sentenciarum ipsarum</text:p>
      <text:p text:style-name="Standard">5 - executorem auctoritate apostolica deputatum / et sentencias suspencionis et excommunicacionis in contradictores</text:p>
      <text:p text:style-name="Standard">6 - et impeditores execucionis sentenciarum ipsarum / ac in quoslibet rebelles facientes et</text:p>
      <text:p text:style-name="Standard">7 - venientes contra tenorem sentenciarum ipsarum per ipsum dominum executorem latum et fulminatis</text:p>
      <text:p text:style-name="Standard"><text:soft-page-break/>8 - Eidem domino R. Intimatos et notificatos / intimatasque et notrificatas / ac</text:p>
      <text:p text:style-name="Standard">9 - moniciones et inhibiciones secundum dictorum processuum formam et tenorem sibi debite</text:p>
      <text:p text:style-name="Standard">10 - factas contra ea et eos in pluribus venisse ac plura fecisse et perpetrasse / dictarum</text:p>
      <text:p text:style-name="Standard">11 - sentenciarum diffinitivarum vim et execucionem temere impediendo ac sentencias suspencions</text:p>
      <text:p text:style-name="Standard">12 - rtexcocionis per ipsum dominum executorem latas incurrendo / ac subjectionem et obedienciam</text:p>
      <text:p text:style-name="Standard">13 - ad quas nobis tenebatur et tenetur et est per juramentum astrictus violando</text:p>
      <text:p text:style-name="Standard">14 - Necnon ulterius dicebatur hiis omnibus spretis et contemptis dictis sentenciis</text:p>
      <text:p text:style-name="Standard">15 - per dominum executorem latis / et postquam in eis notorie inciderat se pluries et</text:p>
      <text:p text:style-name="Standard">16 - frequent immmiscuisse divinis sic ligatus ac celebrasse missam et de die in</text:p>
      <text:p text:style-name="Standard">17 - diem celebrare. Que$ Super quibus premissis nos ipsum dominum Rollandum fecimus</text:p>
      <text:p text:style-name="Standard">18 - cotam nobis in jus vocari et conveniri predictaque ex officio nostro prout nobis</text:p>
      <text:p text:style-name="Standard">19 - competebat procedendo proposuimus / ac per promotorem nostrum proponifecimus contra</text:p>
      <text:p text:style-name="Standard">20 - ipsum / ad finem quod ipse dominus Rollandus per nos judices suos declararetur</text:p>
      <text:p text:style-name="Standard">21 - et decerveretur perjurus infamis ac eciam irregularis / sitque beneficiis ecclesi</text:p>
      <text:p text:style-name="Standard">22 - que possidet privandus et spoliandus et eis que nobis subdita tenet</text:p>
      <text:p text:style-name="Standard">23 - pr nos privaretur et amoveretur ac deponeretur ab eisdem / aliasque prout</text:p>
      <text:p text:style-name="Standard">24 - super premissis esset reppertus culpabilis / et secundum ea que de premissis constare</text:p>
      <text:p text:style-name="Standard">25 - possent per nos corrigentur et puniretur secundum jura et canonicas sanctiones Super</text:p>
      <text:p text:style-name="Standard">26 - quibus fecimas eidem Rollando in forma juris dari edi et exhiberi / Quibus</text:p>
      <text:p text:style-name="Standard">27 - articulis sic eidem domino Rollando datis et porrectis / ipse super premissis eciam citra</text:p>
      <text:p text:style-name="Standard">28 - et ante litiscontestacionem se curavit erga nos excusare dicens et assens per</text:p>
      <text:p text:style-name="Standard">29 - ssuum juramentum quod in veritate nunquam rebellis aut inobediens fuerat par</text:p>
      <text:p text:style-name="Standard">30 - dictis sententiis / sed nec contra eas aut processus domini executoris</text:p>
      <text:p text:style-name="Standard">31 - supradictes aut moniciones vel inhribiciones super eo sibi factas nunquam</text:p>
      <text:p text:style-name="Standard">32 - accemptaverat nec voluerat aut vellet attemptare nec incidere in sentencias</text:p>
      <text:p text:style-name="Standard">33 - per dictum dominum executiorem latas et fulminatas / ymo semper diffinitivis</text:p>
      <text:p text:style-name="Standard">34 - sentenciis / ac omnibus monicionibus preceptis et inhibicionibus super hiis</text:p>
      <text:p text:style-name="Standard">35 - sibi factis pro posse parverat fueratque et erat promptus et paratus</text:p>
      <text:p text:style-name="Standard">36 - efficaciter obedire nobisque debitam per eum obedienciam prestare et exhibere / velletque</text:p>
      <text:p text:style-name="Standard">37 - possetenus evitare sentencias dicti domini executoris et alias quaslibet et</text:p>
      <text:p text:style-name="Standard">38 - nichil vellet contra nos aut alias commisisse nec imposterum facere vel commitere</text:p>
      <text:p text:style-name="Standard">=FRAN_0393_00466_L.jpg=</text:p>
      <text:p text:style-name="Standard">1 - unde de iobediencia perjurio infamia vel nregularitate posset notari vene rephendi</text:p>
      <text:p text:style-name="Standard">2 - plures excusaciones veri ssimiles super antedictis contra eum propositis cum habumilitato</text:p>
      <text:p text:style-name="Standard">3 - ut videbatur pretendendo. Quibus excusacionibus sic per eum pretensis et allegatis</text:p>
      <text:p text:style-name="Standard">4 - Nos tam eisdem quam super veritate eorum que sibi fuerant imposita / ac toto hujusmodi</text:p>
      <text:p text:style-name="Standard"><text:soft-page-break/>5 - negocio nos caravimus per fide dignos lacius informare. Demumque visis et attentis</text:p>
      <text:p text:style-name="Standard">6 - informacionibus / quas super premissis fieri mandavimus et ejus excusacionibus et</text:p>
      <text:p text:style-name="Standard">7 - exhibita obediencia cum aliis attendendis / prehabita deliberacione matura Nos</text:p>
      <text:p text:style-name="Standard">8 - dicto nostro promotori super suis propositis sepedictis silencium imposuimus et imponimus</text:p>
      <text:p text:style-name="Standard">9 - perpetuum / ac ipsum dominum Rollandum a nostro judicio et examine ac omnibus et singulis</text:p>
      <text:p text:style-name="Standard">10 - supradictis contra eum propositis si et in quantum indigebat absolvimus ac remisimus</text:p>
      <text:p text:style-name="Standard">11 - et remittimus liberum et absolutum. In cujus rei testimonium presentes litteras sigilli</text:p>
      <text:p text:style-name="Standard">12 - nostri capitularis munimine duximus coborandas. Datum die fabati xia mensis marcii</text:p>
      <text:p text:style-name="Standard">13 - Anno Domini millesimo trecenesimo nonagesimo octavo.</text:p>
      <text:p text:style-name="Standard">14 - Anno nonagesimo octavo Die jovis post dominicam qua cantatum fuit</text:p>
      <text:p text:style-name="Standard">15 - in sancta dicte ecclesia letare Jhualenm xiiia mensis marcii capitulantibus dominis</text:p>
      <text:p text:style-name="Standard">16 - P. Decano</text:p>
      <text:p text:style-name="Standard">17 - G. Cantore</text:p>
      <text:p text:style-name="Standard">18 - G. Archidiacono ecclesie</text:p>
      <text:p text:style-name="Standard">19 - N. Dictatoris</text:p>
      <text:p text:style-name="Standard">20 - Super facto presentacionis Sancti Germani Antissiodis</text:p>
      <text:p text:style-name="Standard">21 - L. de Mongeria</text:p>
      <text:p text:style-name="Standard">22 - Parr. nichil fuit conclusum excepto quod ab</text:p>
      <text:p text:style-name="Standard">23 - T. de Sancto Petro</text:p>
      <text:p text:style-name="Standard">24 - utraque parte capentur unus probus vir et discretus</text:p>
      <text:p text:style-name="Standard">25 - G. de Albiaco</text:p>
      <text:p text:style-name="Standard">26 - qui super hoc decidet et sinarent / prout videbitur</text:p>
      <text:p text:style-name="Standard">27 - N. de Rancia</text:p>
      <text:p text:style-name="Standard">28 - expedire.</text:p>
      <text:p text:style-name="Standard">29 - Jo. Rollandi</text:p>
      <text:p text:style-name="Standard">30 - Ste. Perruelli</text:p>
      <text:p text:style-name="Standard">31 - Jo. Voygnon</text:p>
      <text:p text:style-name="Standard">32 - Presententur magister Milo Sacheaucine canonicus Parisiensis</text:p>
      <text:p text:style-name="Standard">33 - et curatus Sancti Seuerini in civitate Par.</text:p>
      <text:p text:style-name="Standard">34 - Symon de Bourich</text:p>
      <text:p text:style-name="Standard">35 - die sabbati proxima / ad acolitatus ordinem.</text:p>
      <text:p text:style-name="Standard">36 - Jo. Dangel</text:p>
      <text:p text:style-name="Standard">37 - Re. de Putheolis</text:p>
      <text:p text:style-name="Standard">38 - De procuratore ecclesie ad causam furni de Vernoto</text:p>
      <text:p text:style-name="Standard">39 - N. de Ordeimonte</text:p>
      <text:p text:style-name="Standard">40 - actore contra Johannem d'Argeville domicellum</text:p>
      <text:p text:style-name="Standard"><text:soft-page-break/>41 - T. Houcie</text:p>
      <text:p text:style-name="Standard">42 - Giletum Abigant et Guillotum Forget Ad</text:p>
      <text:p text:style-name="Standard">43 - J. de Sarraponte</text:p>
      <text:p text:style-name="Standard">44 - veneris post Ascencionis domini in statu . Et remansit</text:p>
      <text:p text:style-name="Standard">45 - T. de Alneto</text:p>
      <text:p text:style-name="Standard">46 - informacio penes notarium que posita est</text:p>
      <text:p text:style-name="Standard">47 - Jo. Hue</text:p>
      <text:p text:style-name="Standard">48 - in Armeolis capituli</text:p>
      <text:p text:style-name="Standard">49 - G. de Kaer</text:p>
      <text:p text:style-name="Standard">50 - Jo. de Pompodorio.</text:p>
      <text:p text:style-name="Standard">=FRAN_0393_00467_L.jpg=</text:p>
      <text:p text:style-name="Standard">1 - Anno nonagesimo octavo. Die subbati post letarem Jhulnum xvta mensis marcii</text:p>
      <text:p text:style-name="Standard">2 - Capitulantibus dominis.</text:p>
      <text:p text:style-name="Standard">3 - P. Decano</text:p>
      <text:p text:style-name="Standard">4 - Dati sunt comissarii pro suplicacione Sancti Stephani de Gressibus G.</text:p>
      <text:p text:style-name="Standard">5 - G. Cantore</text:p>
      <text:p text:style-name="Standard">6 - G. Archidiacono ecclesie</text:p>
      <text:p text:style-name="Standard">7 - Archidiaconuo ecclesie G. de Kaer ty. de Bourich.</text:p>
      <text:p text:style-name="Standard">8 - N. Dictatoris</text:p>
      <text:p text:style-name="Standard">9 - T. de Sancto Petro</text:p>
      <text:p text:style-name="Standard">10 - faciat notarius memoralia facti Sancti Germaii Autissiodus</text:p>
      <text:p text:style-name="Standard">11 - Jo. Rollandi</text:p>
      <text:p text:style-name="Standard">12 - pro ecclesia Parisiensis.</text:p>
      <text:p text:style-name="Standard">13 - L. de Mongeria</text:p>
      <text:p text:style-name="Standard">14 - G. de Kaer</text:p>
      <text:p text:style-name="Standard">15 - Datus est commissarius ad audiendum compota domini Johannis Hays</text:p>
      <text:p text:style-name="Standard">16 - Jo. de Sarraponte</text:p>
      <text:p text:style-name="Standard">17 - officia anniversariorm matutinarum et vini ecclesie Paris. gerentis</text:p>
      <text:p text:style-name="Standard">18 - Phi. de Salione</text:p>
      <text:p text:style-name="Standard">19 - pro domino Elemosinario / magister Johannes Voygnon et eciam</text:p>
      <text:p text:style-name="Standard">20 - Sy. de Bourich</text:p>
      <text:p text:style-name="Standard">21 - magister Johannes Rollandi.</text:p>
      <text:p text:style-name="Standard">22 - Ste. Perrelli</text:p>
      <text:p text:style-name="Standard">23 - T. de Alveto</text:p>
      <text:p text:style-name="Standard">24 - N. de Ordeimonte</text:p>
      <text:p text:style-name="Standard">25 - Dominus Gervasius Le Gann presbyter capellanis capellanie perpetue ad altare</text:p>
      <text:p text:style-name="Standard"><text:soft-page-break/>26 - Jo. de Pompodori</text:p>
      <text:p text:style-name="Standard">27 - Sancti Petri Martinis in ecclesia Parisiensi fundate / resignavione</text:p>
      <text:p text:style-name="Standard">28 - A. de Maignaco</text:p>
      <text:p text:style-name="Standard">29 - Ro. de Lorriaco</text:p>
      <text:p text:style-name="Standard">30 - dictam capellaniam suam in manibus dominorum causa permutacionis</text:p>
      <text:p text:style-name="Standard">31 - G. de Albiaco</text:p>
      <text:p text:style-name="Standard">32 - faciende cum magistro Johanne de Laudisson clerico rectore</text:p>
      <text:p text:style-name="Standard">33 - H. Blancheti infirmus.</text:p>
      <text:p text:style-name="Standard">34 - parrochialis ecclesie de Damiolio Cenomanensis diocesis Ad</text:p>
      <text:p text:style-name="Standard">35 - ipsam capellaniam et non alias . Et resignacione hujusmodi sic facta</text:p>
      <text:p text:style-name="Standard">36 - et per dominos admissa / fuit dicta capellania collata eidem</text:p>
      <text:p text:style-name="Standard">37 - magistro Johanni qui juravit in forma et fuit installatus</text:p>
      <text:p text:style-name="Standard">38 - in parte dextra chori ecclesie per cantorem . Et secum</text:p>
      <text:p text:style-name="Standard">39 - fuit dispensatum usque ad annum super sacerdocio.</text:p>
      <text:p text:style-name="Standard">40 - Super facto presentacionis Sancti Geriani Autissiodorensis Parisiensi ad vicariam qua</text:p>
      <text:p text:style-name="Standard">41 - deffunctus magister Johannes de Cymaco obtinere solebat in ecclesia Parisiensis domini de Sancto Germanis</text:p>
      <text:p text:style-name="Standard">42 - pro parte sua acceptaverunt dominum Petrum de Agnivilla Abbatem Monasterii Sancti</text:p>
      <text:p text:style-name="Standard">43 - Eligii Noviomensis et domini Decanus et Capitulum Par. magistrum Petrum Beauble</text:p>
      <text:p text:style-name="Standard">44 - decretor doctores / et in casu discordie magistrum Stephanum Perruelli canonictum</text:p>
      <text:p text:style-name="Standard">45 - Parisiensis et eciam dicte ecclesie Sancti Germarri.</text:p>
      <text:p text:style-name="Standard">46 - Apportetur ad diem martis proximam cedula appreciacionis repparacionum domus</text:p>
      <text:p text:style-name="Standard">47 - claustralis deffuncti magistri Johannis de Karolay.</text:p>
      <text:p text:style-name="Standard">48 - Promoti ad ordines ipsa die sabbi</text:p>
      <text:p text:style-name="Standard">49 - Thomas du Fresne clericus matutinarum ecclesie / curatus de Roquenturia Pari. diocesis</text:p>
      <text:p text:style-name="Standard">50 - ad subdiaconatus ordinem.</text:p>
      <text:p text:style-name="Standard">51 - Stephanus Theobaldi clericus matutiarum ecclesie / curatus de Colla in Bria Meldensis</text:p>
      <text:p text:style-name="Standard">52 - diocesis ad presbyteratus ordinem.</text:p>
      <text:p text:style-name="Standard">=FRAN_0393_00468_L.jpg=</text:p>
      <text:p text:style-name="Standard">1 - Anno nonagesimo octavo. Die martis post judica me. xviiia mensis marcii</text:p>
      <text:p text:style-name="Standard">2 - Capitulantibus dominis.</text:p>
      <text:p text:style-name="Standard">3 - P. Decano</text:p>
      <text:p text:style-name="Standard">4 - G. Cantore</text:p>
      <text:p text:style-name="Standard">5 - Dicatur omnibus equos habentibus dominis Canonicis ut faciant</text:p>
      <text:p text:style-name="Standard">6 - G. Archidiacono ecclesie</text:p>
      <text:p text:style-name="Standard">7 - deffecri immundicias cotidie extra villam parisiensi et</text:p>
      <text:p text:style-name="Standard"><text:soft-page-break/>8 - Jo. de Pompodorio</text:p>
      <text:p text:style-name="Standard">9 - ad campos.</text:p>
      <text:p text:style-name="Standard">10 - L. de Mongeria</text:p>
      <text:p text:style-name="Standard">11 - Jo. Rollandi</text:p>
      <text:p text:style-name="Standard">12 - Et dicatur serviente quod si repperiat aliquos extraneos</text:p>
      <text:p text:style-name="Standard">13 - G. de Kaer</text:p>
      <text:p text:style-name="Standard">14 - defferendes hujusmodi inmundicias quod ducat eos in carceribus</text:p>
      <text:p text:style-name="Standard">15 - T. de Sancto Petro</text:p>
      <text:p text:style-name="Standard">16 - capituli</text:p>
      <text:p text:style-name="Standard">17 - G. Fedelli</text:p>
      <text:p text:style-name="Standard">18 - A. de Maignaco</text:p>
      <text:p text:style-name="Standard">19 - Hodie presentatis litteris dalphini Viennensis et domini ducis</text:p>
      <text:p text:style-name="Standard">20 - P. Colli</text:p>
      <text:p text:style-name="Standard">21 - Burgondie fuit deliberatum quod domini facient illud</text:p>
      <text:p text:style-name="Standard">22 - N. Dictatoris</text:p>
      <text:p text:style-name="Standard">23 - quod poterunt quando casus occurret pro magistro</text:p>
      <text:p text:style-name="Standard">24 - Ro. de Lorriaco</text:p>
      <text:p text:style-name="Standard">25 - Oliverio Gauelin magistro in artibus in ipsis licteris</text:p>
      <text:p text:style-name="Standard">26 - Jo. Voygnon</text:p>
      <text:p text:style-name="Standard">27 - nominato</text:p>
      <text:p text:style-name="Standard">28 - Ste. Perruelli</text:p>
      <text:p text:style-name="Standard">29 - Jo. de Sarraponte</text:p>
      <text:p text:style-name="Standard">30 - A. Regine</text:p>
      <text:p text:style-name="Standard">31 - T. Hocie</text:p>
      <text:p text:style-name="Standard">32 - .Die mercurii sequentes accedentibus dominis personaliter ad prioratum</text:p>
      <text:p text:style-name="Standard">33 - Jo. Hae</text:p>
      <text:p text:style-name="Standard">34 - ecclesiam Sancti Martini de Campis pro processione ibidem facienda</text:p>
      <text:p text:style-name="Standard">35 - N. de Ordeimonte</text:p>
      <text:p text:style-name="Standard">36 - Dominus Cantor vice et nomine capituli Par. petiit a fractre Johanne de</text:p>
      <text:p text:style-name="Standard">37 - Actrebato subpriore claustrali dicti monasterii si eent</text:p>
      <text:p text:style-name="Standard">38 - H. Blancleti infirmus</text:p>
      <text:p text:style-name="Standard">39 - intra metas ipsius monasterii aliqui religiosi detenti in carceribus</text:p>
      <text:p text:style-name="Standard">40 - requres etc. Qevigendum domins sub por</text:p>
      <text:p text:style-name="Standard">41 - ipsius monasterii etc.</text:p>
      <text:p text:style-name="Standard">42 - pundit quod nulli erant prisionurii decenti qua capitulo ecnt restitu</text:p>
      <text:p text:style-name="Standard">43 - Johanne Patevistre servis</text:p>
      <text:p text:style-name="Standard"><text:soft-page-break/>44 - duas etc. Presentibus Johanne</text:p>
      <text:p text:style-name="Standard">45 - ecao</text:p>
      <text:p text:style-name="Standard">46 - fame et pluribus religiuss</text:p>
      <text:p text:style-name="Standard">47 - Johanne Heninii domino Guillelmi</text:p>
      <text:p text:style-name="Standard">48 - Anno nonagesimo octavo. Die jovis post judica me xxa mensis marcii</text:p>
      <text:p text:style-name="Standard">49 - Capitulantibus dominis.</text:p>
      <text:p text:style-name="Standard">50 - Magister Johannes de Surraponte hodie requisivit dominum</text:p>
      <text:p text:style-name="Standard">51 - P. Decano</text:p>
      <text:p text:style-name="Standard">52 - Garnerium Gueroudi Archidiaconum de Josayo in ecclesia</text:p>
      <text:p text:style-name="Standard">53 - G. Cantore</text:p>
      <text:p text:style-name="Standard">54 - Parisiensis quod cum ecclesia parrochialis de Longo Jumello anno</text:p>
      <text:p text:style-name="Standard">55 - G. Archidiacono ecclesie</text:p>
      <text:p text:style-name="Standard">56 - nonagesimo sexto et septimo fuerint litigiosa / ipseque</text:p>
      <text:p text:style-name="Standard">57 - Jo. de Pompodorio</text:p>
      <text:p text:style-name="Standard">58 - dominus Archidiaconus tacione dicti litigii receperit</text:p>
      <text:p text:style-name="Standard">59 - L. de Mongeria</text:p>
      <text:p text:style-name="Standard">60 - fructus unius anni / ab eoque peterentur ab illis de</text:p>
      <text:p text:style-name="Standard">61 - N. Dictatoris</text:p>
      <text:p text:style-name="Standard">62 - Sancto Honoraco certi redditus eisdem ut asserunt debiti</text:p>
      <text:p text:style-name="Standard">63 - Ro. de Lorriaco</text:p>
      <text:p text:style-name="Standard">64 - G. de Kaer</text:p>
      <text:p text:style-name="Standard">65 - quatinus dictus dominus Archidiaconus cum vellet acquictare</text:p>
      <text:p text:style-name="Standard">66 - Jo. de Sarrapent</text:p>
      <text:p text:style-name="Standard">67 - erga dictos de Sancto Honorato quiquidem dominus Archidiaconius</text:p>
      <text:p text:style-name="Standard">68 - G. Fedelli</text:p>
      <text:p text:style-name="Standard">69 - confessus fuit recepisse fructus unius anni durante</text:p>
      <text:p text:style-name="Standard">70 - A. de Maignaco</text:p>
      <text:p text:style-name="Standard">71 - dicto litigia offens se facturum quicquid foret juris</text:p>
      <text:p text:style-name="Standard">72 - Sy. de Bourich</text:p>
      <text:p text:style-name="Standard">73 - et racionis.</text:p>
      <text:p text:style-name="Standard">74 - Jo. Luve</text:p>
      <text:p text:style-name="Standard">75 - R. de Ordeimont</text:p>
      <text:p text:style-name="Standard">76 - Tradantur domino Archidiacono de Josayo xviilibris pa.</text:p>
      <text:p text:style-name="Standard">77 - . de Sancto Petro</text:p>
      <text:p text:style-name="Standard">78 - quas deffunctus magister Johannes de Socto legaverat officio</text:p>
      <text:p text:style-name="Standard">79 - H. Blancheti infirmus.</text:p>
      <text:p text:style-name="Standard"><text:soft-page-break/>80 - ndertam quo dlictus in d osici</text:p>
      <text:p text:style-name="Standard">=FRAN_0393_00469_L.jpg=</text:p>
      <text:p text:style-name="Standard">1 - L</text:p>
      <text:p text:style-name="Standard">2 - Anno nonagesimo octavo. Die sabbati post fudica me. xxiia mensis Marcii</text:p>
      <text:p text:style-name="Standard">3 - capitulantibus dominis.</text:p>
      <text:p text:style-name="Standard">4 - P. Decano</text:p>
      <text:p text:style-name="Standard">5 - Magister Symon de Bourich procurator magistri</text:p>
      <text:p text:style-name="Standard">6 - G. Cantore</text:p>
      <text:p text:style-name="Standard">7 - Johannis de Jarsonno Cancellarii ecclesie Parisiensis prout fide</text:p>
      <text:p text:style-name="Standard">8 - G. Archidiacono ecclesie</text:p>
      <text:p text:style-name="Standard">9 - fecit per quoddam publicum instrumentum sub anno nongesim</text:p>
      <text:p text:style-name="Standard">10 - Ro. de Lorriaco</text:p>
      <text:p text:style-name="Standard">11 - G. de Kaer</text:p>
      <text:p text:style-name="Standard">12 - Occavo et die xxia mensis marcii Par. magistrum</text:p>
      <text:p text:style-name="Standard">13 - Jo. Hue</text:p>
      <text:p text:style-name="Standard">14 - Guillelmum Picardi publicum apostolica et imperiali auctoritatibus</text:p>
      <text:p text:style-name="Standard">15 - H. Blancheti</text:p>
      <text:p text:style-name="Standard">16 - notarium confectum / ejusque signo et subscripcione signatum</text:p>
      <text:p text:style-name="Standard">17 - Symon de Bourich</text:p>
      <text:p text:style-name="Standard">18 - et subscriptum legitime apparebat nomine procuratorio ipsius</text:p>
      <text:p text:style-name="Standard">19 - N. de Ordeimonte</text:p>
      <text:p text:style-name="Standard">20 - magistri Johannis et pro ipso renunciavit liti et cause</text:p>
      <text:p text:style-name="Standard">21 - P. Colli</text:p>
      <text:p text:style-name="Standard">22 - mote et pendente coram venerabli et circumspecto uno domino officili</text:p>
      <text:p text:style-name="Standard">23 - A. de Maignaco</text:p>
      <text:p text:style-name="Standard">24 - Parisiensis racione seu causa canonicatus et prebende ecclesie Pat</text:p>
      <text:p text:style-name="Standard">25 - M. Reginaldi</text:p>
      <text:p text:style-name="Standard">26 - quos obtinere solebat deffunctus magister Petrus Mignoti</text:p>
      <text:p text:style-name="Standard">27 - T. de Sancto Petro</text:p>
      <text:p text:style-name="Standard">28 - velcus et expresse consenciens idem procurator quo supranoine</text:p>
      <text:p text:style-name="Standard">29 - L. de Mongeria</text:p>
      <text:p text:style-name="Standard">30 - possessionem dictorum canonicatus et prebende dicto magistro Egidio</text:p>
      <text:p text:style-name="Standard">31 - T. Hocie</text:p>
      <text:p text:style-name="Standard">32 - Juvenis tradi et assignari . Quiquidem magister Egidius</text:p>
      <text:p text:style-name="Standard">33 - T. de Alneto</text:p>
      <text:p text:style-name="Standard">34 - mediante premissis fuit receptus ad dictos canonici</text:p>
      <text:p text:style-name="Standard"><text:soft-page-break/>35 - Jo. de Pompodorio</text:p>
      <text:p text:style-name="Standard">36 - prebendam et installatus in parte dextra chori ecclesie</text:p>
      <text:p text:style-name="Standard">37 - Ph. de Salione</text:p>
      <text:p text:style-name="Standard">38 - per dominum cantorem / juravit in forma . Et fuit eidem</text:p>
      <text:p text:style-name="Standard">39 - E. Juvenis</text:p>
      <text:p text:style-name="Standard">40 - locus in capitulo per dominum Decanum traditus et assignatus</text:p>
      <text:p text:style-name="Standard">41 - G. Fedelli</text:p>
      <text:p text:style-name="Standard">42 - ut est moris ./ Et dedit fidejussorem pro cappa</text:p>
      <text:p text:style-name="Standard">43 - J. de Sanctis</text:p>
      <text:p text:style-name="Standard">44 - prefatum magistrum Symonem de Bourich ibidem presentem</text:p>
      <text:p text:style-name="Standard">45 - Jo. Voygnon</text:p>
      <text:p text:style-name="Standard">46 - et hujusmodi fidejussionem in se sponte acceptantem.</text:p>
      <text:p text:style-name="Standard">47 - Tradat magister Jacobus Cosson prepositus prebendarius de Orlyaco / certas</text:p>
      <text:p text:style-name="Standard">48 - terras sitas apud Orhacum et nichil solvant capientis pro primo anno et</text:p>
      <text:p text:style-name="Standard">49 - vineas / et non solvant capientes usque ad tres annos. Per hoc tamen</text:p>
      <text:p text:style-name="Standard">50 - teneatur facere proclamari hereditates hujusmodi suis sumptibus et expensis</text:p>
      <text:p text:style-name="Standard">51 - Placet dominis quod magister Symon de Bourich canonicus Parisiensis habeat demui</text:p>
      <text:p text:style-name="Standard">52 - claustralem deffuncti magistri Johannis de Karolay quondam Canonici Pars. preci</text:p>
      <text:p text:style-name="Standard">53 - centum francorum aurt solvendorum dominis / et habebrit peccunias receptas pro</text:p>
      <text:p text:style-name="Standard">54 - repparacionibus dicte domus. et tenebitur ad dictas repparaciones et una cum hoc</text:p>
      <text:p text:style-name="Standard">55 - facere unam virulam gallice uue viz in dicta domo.</text:p>
      <text:p text:style-name="Standard">=FRAN_0393_00470_L.jpg=</text:p>
      <text:p text:style-name="Standard">1 - Oressetur minita facta per me G. Dicardi super facte presentacionis Sannti Germani autsinus etc.</text:p>
      <text:p text:style-name="Standard">2 - et durabit pretas electorum ad decidendum usque ad festum Penthecostes. Tenor autem dicte</text:p>
      <text:p text:style-name="Standard">3 - minite seu littere talis est</text:p>
      <text:p text:style-name="Standard">4 - Universis presentes litteras inspecturis. Decanus et capitulum ecclesie Parisiensis Ad Romanem</text:p>
      <text:p text:style-name="Standard">5 - ecclesiam nullo medio pertinenciis Decanusque et capitulum ecclesie Sancti Germani Autissiodoiensis</text:p>
      <text:p text:style-name="Standard">6 - Parsieni Salutem in domino. Orta siquidem nuper seu oriri et moveri sperata inte i</text:p>
      <text:p text:style-name="Standard">7 - Decanum et capitulum ecclesie Parsien ex una / Et nos decanum et capitulum ecclesie predicte Sancti Germani</text:p>
      <text:p text:style-name="Standard">8 - parte ex altera dissencionis materia / super eo quod hiis diebus non longe preteritis in ecclesia Parisiensi</text:p>
      <text:p text:style-name="Standard">9 - quadam vicaria / cujus jus patronatus seu presentacio ad nos decanum et capitulum Sancti Germani</text:p>
      <text:p text:style-name="Standard">10 - Ad nos autem decanum et capitulum Parisien collacio et institucio dignoscuntur pertinere per</text:p>
      <text:p text:style-name="Standard">11 - obitum deffuncti magistri Johannis de Cymaco ultimi possessoris ejusdem vacantes. Nos</text:p>
      <text:p text:style-name="Standard"><text:soft-page-break/>12 - Decanus et capitulum Sancti Germani ad ipsam vicariam presentavimus venarablem virum magistrum</text:p>
      <text:p text:style-name="Standard">13 - Guidonem de Villaribus fratrem et concanoniatu nostrum in modum quisequitur. venerabilibus</text:p>
      <text:p text:style-name="Standard">14 - et circumspectis viras dominis Decano et capitulo ecclesie Parisiensis / Decanus et capitulum ecclesie Sancti</text:p>
      <text:p text:style-name="Standard">15 - Germani Autissiodus Par. / salutem Cum omni reverencia et honore. Ad vicariam perpetuam</text:p>
      <text:p text:style-name="Standard">16 - dicte nostre ecclesie quam nuper magister Johannes de Cymaco dum viveret obtinebat in vestra</text:p>
      <text:p text:style-name="Standard">17 - Parisiensis ecclesia / cujus vicarie jus patronatus ad nos noscitur pertinere / liberam et</text:p>
      <text:p text:style-name="Standard">18 - vacante per obitum dicti magistri Johannis venerabilem virum magistrum Guidonem de</text:p>
      <text:p text:style-name="Standard">19 - villaribus presbyterum fratrem et Cencanonicum nostrum vobis haris serie presentamus.</text:p>
      <text:p text:style-name="Standard">20 - reverenciis vestris supplicantes vosque requirentes quatinus dictam vicariam milli canonice</text:p>
      <text:p text:style-name="Standard">21 - dicte nostre ecclesie Sancti Germani Autissiodoiensis conferri solitam / cum suis juribus et pertinentiis</text:p>
      <text:p text:style-name="Standard">22 - universis dicto magistro Guidoni conferatis et sibi provideatis de eadem intuitum pietatis</text:p>
      <text:p text:style-name="Standard">23 - Inducentes seu induci facientes eundem magistrum Guydonem in possessionem corporalem</text:p>
      <text:p text:style-name="Standard">24 - dicte vicarie juriumque et pertinenciis ejusdem / adhibitis sollemnitatibus in talibus requisitisr</text:p>
      <text:p text:style-name="Standard">25 - Datum Parisius in capitulo nostro Anno domini m° Cccmo nonagesimo octavo. Die</text:p>
      <text:p text:style-name="Standard">26 - vicesima nona mensis decembris. Supplicantes et requirentes nons decanus et capitulum</text:p>
      <text:p text:style-name="Standard">27 - Sancti Germani virtute presentacionis hujusmodi dictam vicariam eidem magistro Guidoni cum</text:p>
      <text:p text:style-name="Standard">28 - suis juribus et pertinenciis universis per dictos decanum et capitulum ecclesie Parisiensis conferri et</text:p>
      <text:p text:style-name="Standard">29 - assignari Nobis Decano et capitulo ecclesie Parisiensis dicente et assente presentacionem</text:p>
      <text:p text:style-name="Standard">30 - humodiesse in sui forma viciosam propter illa verba in dicta presentacione contenta</text:p>
      <text:p text:style-name="Standard">31 - videlicet munuvii canonico dicte nostre ecclesie Sancti Germani Autissiedoiensis conferri</text:p>
      <text:p text:style-name="Standard">32 - solitam / que verba attentis multis que pretendimus a dicta presentacione sunt</text:p>
      <text:p text:style-name="Standard">33 - reicienda Tandem nos hincinde probono pacis et concordie omnem altercacionis</text:p>
      <text:p text:style-name="Standard">34 - materiam evitare praffectante / volumus hicunde et expresse consencimus quod venerabiles</text:p>
      <text:p text:style-name="Standard">35 - et discreti vir magistri Petrus de Agnivilla abbas Sancti Eligii Noviomensis s parte</text:p>
      <text:p text:style-name="Standard">36 - nostrum Decani et Capituli Sancti Germani et Petrus Beauble decretorum doctores pro parte</text:p>
      <text:p text:style-name="Standard">37 - nostrum Decani et capituli ecclesie Parisiensis comuniter assumpti et electi / visis juribus</text:p>
      <text:p text:style-name="Standard">38 - hincinde habeant potestatem omiudam cognoscendi procedendi / dicendi pronunciandi</text:p>
      <text:p text:style-name="Standard">39 - sentenciandi et diffinendi de et super premissis et eorum singulis unacum incidente</text:p>
      <text:p text:style-name="Standard">40 - evergentes deppendentes et conngois / alte et basse sommarie et de plano juris ordine</text:p>
      <text:p text:style-name="Standard">41 - servato vel non servato diebus feriatis et no feriatis stando sedendo vel alias</text:p>
      <text:p text:style-name="Standard">=FRAN_0393_00471_L.jpg=</text:p>
      <text:p text:style-name="Standard">1 - quovismodo dumsi quando et quociens et ubi videbitur eis expedire / eciam nobis vocatis</text:p>
      <text:p text:style-name="Standard">2 - vel non vocatis presentibus vel non presentibus. Et in casu quo prefati assumpti in</text:p>
      <text:p text:style-name="Standard"><text:soft-page-break/>3 - tractando diffimendo vel componendo concordes esse non valeant ipsi possint eligere et</text:p>
      <text:p text:style-name="Standard">4 - assumere verabanem et discretum virum magistrum Stephanum Perruelli utrusque ecclesiarum nostrarum</text:p>
      <text:p text:style-name="Standard">5 - Concanonicum / quem nos eciam ex nunc in casu premisso eligimus / qui negocium hujusmodi cum</text:p>
      <text:p text:style-name="Standard">6 - ipsis duobus vel altero ipsorum decidendi et finendi plenam et liberam habeat ut supra</text:p>
      <text:p text:style-name="Standard">7 - potestatem . Promittentes hincinde bona fide tenere et inviolabiliter observare quitquid in et</text:p>
      <text:p text:style-name="Standard">8 - super premissis prefati assumpti duxerint statuendum sinciandum vel diffinendum.</text:p>
      <text:p text:style-name="Standard">9 - renunciantes in hoc facto omni excepcioni doli / mali fraudis lesionis circumvencionis / et</text:p>
      <text:p text:style-name="Standard">10 - generaliter omnibus aliis et singulis excepcionibus tame juris quam facti que contra tenorem</text:p>
      <text:p text:style-name="Standard">11 - presencium dici possent quomlibet vel opponi / jurique dicenti generalem renonciacionem</text:p>
      <text:p text:style-name="Standard">12 - non valere nisi precessent specialis . Et durabit potestas preassumptorum usque ad instas</text:p>
      <text:p text:style-name="Standard">13 - festum Penthecostes domini. In cujus rei testimonium sigilla nostra hincinde</text:p>
      <text:p text:style-name="Standard">14 - presentibus litteris duximus apponenda. Datum in capitulis nostris die xxiia mensis</text:p>
      <text:p text:style-name="Standard">15 - Marcii Anno domini m°. CCcm nonagesimo octavo.</text:p>
      <text:p text:style-name="Standard">16 - Anno nonagesimo octavo. Die lune post dominicam in Ranvus paliarum xxiiiito</text:p>
      <text:p text:style-name="Standard">17 - mensis marcii. Capitulantibus dominis.</text:p>
      <text:p text:style-name="Standard">18 - P. Decano</text:p>
      <text:p text:style-name="Standard">19 - G. Cantore</text:p>
      <text:p text:style-name="Standard">20 - Hodie magister Symon de Bourich obtulit</text:p>
      <text:p text:style-name="Standard">21 - L. de Mongeria</text:p>
      <text:p text:style-name="Standard">22 - denarium Dei ad domum claustralem deffuncti magistri</text:p>
      <text:p text:style-name="Standard">23 - Jo. Voygnon in compotis anniversariorum Johannis de Karolay ut in precedente.</text:p>
      <text:p text:style-name="Standard">24 - N. Dictatoris</text:p>
      <text:p text:style-name="Standard">25 - Jo. de Nullyaco</text:p>
      <text:p text:style-name="Standard">26 - P. Colli</text:p>
      <text:p text:style-name="Standard">27 - Expeditus est a carteribus capituli Reginaldus Billon</text:p>
      <text:p text:style-name="Standard">28 - G. de Kaer</text:p>
      <text:p text:style-name="Standard">29 - facuiliaris domini Roberti Hembourch et plicavit emendam</text:p>
      <text:p text:style-name="Standard">30 - E. Juvenis</text:p>
      <text:p text:style-name="Standard">31 - eo quod verberaverat Michaelem fatuum.</text:p>
      <text:p text:style-name="Standard">32 - A. de Maignaco</text:p>
      <text:p text:style-name="Standard">33 - Sy. de Bourich</text:p>
      <text:p text:style-name="Standard">34 - Data est licencia capicerio eundi in partibus Cenomanensis</text:p>
      <text:p text:style-name="Standard">35 - Ro. de Lorriaco</text:p>
      <text:p text:style-name="Standard">36 - post instans festum Pasche.</text:p>
      <text:p text:style-name="Standard"><text:soft-page-break/>37 - N. de Ordeimonte</text:p>
      <text:p text:style-name="Standard">38 - Data est licencia Petro Gillardi alias Asiii se faciendi</text:p>
      <text:p text:style-name="Standard">39 - T. de Sancto Petro</text:p>
      <text:p text:style-name="Standard">40 - Jo. de Pompodorio</text:p>
      <text:p text:style-name="Standard">41 - promoveri ad sacerdocium.</text:p>
      <text:p text:style-name="Standard">42 - Po. Hue</text:p>
      <text:p text:style-name="Standard">43 - T. Hocie</text:p>
      <text:p text:style-name="Standard">44 - Data est licencia domino Roberto Brissoul eudi erga</text:p>
      <text:p text:style-name="Standard">45 - Ste. Pruelli</text:p>
      <text:p text:style-name="Standard">46 - Anunculum suum usque ad instans festum Nativitatis</text:p>
      <text:p text:style-name="Standard">47 - M. Reginaldi</text:p>
      <text:p text:style-name="Standard">48 - Beacti Johannis Baptiste</text:p>
      <text:p text:style-name="Standard">49 - G. de Albiaco</text:p>
      <text:p text:style-name="Standard">50 - Jo. Rollandi in compotis anniversariorum.</text:p>
      <text:p text:style-name="Standard">51 - Placet dominis quod tra seat permutacio magistri Johannis</text:p>
      <text:p text:style-name="Standard">52 - de Landis alias Boucandry / quam vult facere de</text:p>
      <text:p text:style-name="Standard">53 - capellania sua quam obtinet in ecclesia Parisienses cum</text:p>
      <text:p text:style-name="Standard">54 - magistro Johanne Robox.</text:p>
      <text:p text:style-name="Standard">=FRAN_0393_00472_L.jpg=</text:p>
      <text:p text:style-name="Standard">1 - Receptus est magister Johannes Haudry domini ducis Aurelianensis secretarius e canenici</text:p>
      <text:p text:style-name="Standard">2 - et prebendam ecclesie Sancti Beredicti Benversi Par. quos in dicta ecclesia obtinebat dum viveret</text:p>
      <text:p text:style-name="Standard">3 - deffunctus quendam dominus Petrus de Molinis et qui canonicatus et prebenda fuerunt diu</text:p>
      <text:p text:style-name="Standard">4 - litigiosi in curia Romana inter ipsum magistrum Johannem ex una parte pr ipsarum magistrum</text:p>
      <text:p text:style-name="Standard">5 - Matheum de Bosco ey parte altera et in qua curia obtinuit dictus magister Johannes</text:p>
      <text:p text:style-name="Standard">6 - duas sentencias contra dictum magistrum Matheum et mediante renunciacione per eum facta</text:p>
      <text:p text:style-name="Standard">7 - cuidam appellacioni alias per eum interiecte a secunda semencia $a forum in dicta causa lata et</text:p>
      <text:p text:style-name="Standard">8 - domini dictam magistrum Johannem subrogaverunt in omni jure et ad omne jus competens</text:p>
      <text:p text:style-name="Standard">9 - dominis racione collacionis dictorum canonicatus et prebende ad eosdem dominos pertiensis etc. Et juravit</text:p>
      <text:p text:style-name="Standard">10 - in forma. Et una cauma hoc juravit expresse stare et acquiescere sentenciis diffinctis</text:p>
      <text:p text:style-name="Standard">11 - pro ecclesia Parisiensi contra ecclesiam ac personas Sancti Benedicti in curia Romania latis</text:p>
      <text:p text:style-name="Standard">12 - et centra eas non venire per se vel alium in futurum quovismnodo yimo eas emolegabat</text:p>
      <text:p text:style-name="Standard">13 - prout emologavit . Presentibus magistro Nicolao duri licenciatus in legibus canonico Belvacensis magistro</text:p>
      <text:p text:style-name="Standard">14 - Phohanne de Ulmonte canonico et canatore ecclesie Sancti Germani Antissiodis et magistro Stephano de</text:p>
      <text:p text:style-name="Standard">15 - capella Bachallarioin decretis testibus. Et fuit sibi concessa lictera cujus tenor</text:p>
      <text:p text:style-name="Standard"><text:soft-page-break/>16 - Talis est.</text:p>
      <text:p text:style-name="Standard">17 - Unversis presentes litteras inspecturis. Decanus et capitulum ecclesie Parisiensis Ad Romaniem</text:p>
      <text:p text:style-name="Standard">18 - ecclesiam nullo medio pertinenciis. Salutem in domino. Notum facimus quod tui inter magistrum</text:p>
      <text:p text:style-name="Standard">19 - Johannem Haudry clericum domini ducis Aurelianensis secretarium actorem ex una parte et</text:p>
      <text:p text:style-name="Standard">20 - magistrum Matheum de Bosco reum ex altera lis seu controversia meta fuisset in curia</text:p>
      <text:p text:style-name="Standard">21 - Romana racione canonicatus et prebende ecclesie Sancti Benedicti Beneversi Par.e nobis mmente</text:p>
      <text:p text:style-name="Standard">22 - subjerte per ebvum deffuncti domini Petri de Molinis nuper vacantes / quorum collacio jure ordinario</text:p>
      <text:p text:style-name="Standard">23 - ad nos noscitur pertinere et pertinet Et deinde prefatus magister Matheus de Losco</text:p>
      <text:p text:style-name="Standard">24 - Hodie coram nobis in capitulo nostro propter hoc congregatis / mediantibus duabus sentenciis</text:p>
      <text:p text:style-name="Standard">25 - diffinicivis contra cum pro dicto magistro Johanne in dicta curia Romana latis quas licet</text:p>
      <text:p text:style-name="Standard">26 - ab eis pro parte ipsius fuisset appellatum / validas esse dicebat et dixit eas penitus</text:p>
      <text:p text:style-name="Standard">27 - approbando lici et cause hujusmodi ut prefertur pendente in curia Romana / appellaconique ut</text:p>
      <text:p text:style-name="Standard">28 - prefertur interiate pure simliter et absolute / ac omni juri si quod eidem magistro</text:p>
      <text:p text:style-name="Standard">29 - Matheo in dictis canonicatu et prebenda Sancti Benedicti competebat quacumque racione occasione</text:p>
      <text:p text:style-name="Standard">30 - sine causa renunciaverit etcesserit / prout exnunc renunciat et cedit volens et expresse</text:p>
      <text:p text:style-name="Standard">31 - consenciens dictorum canonicatus et prebende possessionem eidem magistro Johanni Haudry tradi et</text:p>
      <text:p text:style-name="Standard">32 - assignari / dictum magistrum Johannem ad hujusmodi canonicatum et pebendam cum suis juribus et</text:p>
      <text:p text:style-name="Standard">33 - pertinentiis universis recepimus et admisimus / recipimusque et admittimus per presentes</text:p>
      <text:p text:style-name="Standard">34 - Et omne jus quod in ipsis confendis competit et competere prt / eciam si ex alia persona</text:p>
      <text:p text:style-name="Standard">35 - vel alias quovismodo vacent contulimus et conferimus eumdem magistrum Johannem si et</text:p>
      <text:p text:style-name="Standard">36 - in quantum possumus et nobis competit / ac eidem opus est in dictis canonicatum et probenda</text:p>
      <text:p text:style-name="Standard">37 - subrogando per presentes et ipsum si et inquantum est el necessasium de ipsis per tradicionem quarundam</text:p>
      <text:p text:style-name="Standard">38 - licterarum quasnos decanus in matribus nostris tenebamus investientes / ac in eorum possessionem</text:p>
      <text:p text:style-name="Standard">39 - per tradicionem presencium licterarum inducendo . Prestito prius per eundem magistrum Johannem Haudry</text:p>
      <text:p text:style-name="Standard">40 - corporali et solito nobis in talibus prestari juramento sub hac forma. Agto Johannes</text:p>
      <text:p text:style-name="Standard">=FRAN_0393_00473_L.jpg=</text:p>
      <text:p text:style-name="Standard">1 - Laudry clericus canonicus ecclesie Sancti Benedicti beneversi Parisiensis juro ad hec sancta Dei</text:p>
      <text:p text:style-name="Standard">2 - envangelia fidelitatem reverenciam obedeniam et honorem vobis reverendis dominis meis Decano</text:p>
      <text:p text:style-name="Standard">3 - et capitulo ecclesie Parisiensis et residenciam in ecclesia Sancti Benudicti predicta me facturum et</text:p>
      <text:p text:style-name="Standard">4 - promoveri quapticius potero ad ordines quos beneficium meum requirit jura ecclesie Parisiensis et</text:p>
      <text:p text:style-name="Standard"><text:soft-page-break/>5 - ecclesie predicte Sancti Rejedicti servare et non alienare / ymo alienata pro posse recuperare Et quod</text:p>
      <text:p text:style-name="Standard">6 - comparebo singulis annis in facta synodo vestra nisi racionabilis extusacio impediat quam</text:p>
      <text:p text:style-name="Standard">7 - vobis significabe infra quidenam post ipsam synodum sub pena per vos contra defficientes</text:p>
      <text:p text:style-name="Standard">8 - et contunuates stabilita . juro eciam stare et acquiestere senitne diffinitive pro vobis dominis</text:p>
      <text:p text:style-name="Standard">9 - meis et contra canonicos predicte ecclesie Sancti Benedicti in Romana curia late / ipsasque seinas</text:p>
      <text:p text:style-name="Standard">10 - emologare et exrunc emola piré et simplier Et sic me deus adjuvet et hec</text:p>
      <text:p text:style-name="Standard">11 - Sancta Dei Euvangelia . Quo juramento sic per dictum magistrum Johannem nobis prestito</text:p>
      <text:p text:style-name="Standard">12 - ipsum in parte dextra chori ipsius ecclesie nostre / per cantorem ejusdem adhibitis sollenitatibus</text:p>
      <text:p text:style-name="Standard">13 - in talibus requisitis fecimus installari. Et per dilectum et fidelem / Tabellionem nostrum</text:p>
      <text:p text:style-name="Standard">14 - magistrum Guillelmum Picardi publicum apostolica et imperiali auctoritatibus notarium locum silem</text:p>
      <text:p text:style-name="Standard">15 - in choro dicte ecclesie Sancti Benedicti jussimus assignari. In cujus rei testimonium presentes</text:p>
      <text:p text:style-name="Standard">16 - nostras litteras sigill nostri capitularis munime duximus roborandas. Datum in capitulo nostro</text:p>
      <text:p text:style-name="Standard">17 - die xxiiiita mensis marcii. anno domini millesimo trecenesimo nonagesimo octavo</text:p>
      <text:p text:style-name="Standard">18 - Anno nonagesimo cavo. Die mercurii post dominicam in Ranis painarum xxvita mensis arcii</text:p>
      <text:p text:style-name="Standard">19 - Capitulantibus dominis</text:p>
      <text:p text:style-name="Standard">20 - P. decano</text:p>
      <text:p text:style-name="Standard">21 - G. Cantore</text:p>
      <text:p text:style-name="Standard">22 - Placet dominis quod ista vice canonici Sancti Stephani ficiat convenire capicerium</text:p>
      <text:p text:style-name="Standard">23 - J. de Pompodorio</text:p>
      <text:p text:style-name="Standard">24 - ejusdem ecclesie coram prepositi Parisensis</text:p>
      <text:p text:style-name="Standard">25 - L. de Mongeria</text:p>
      <text:p text:style-name="Standard">26 - Jo. Rollacadi</text:p>
      <text:p text:style-name="Standard">27 - Hodie tradite fuerunt magistro Symoni de Bourich claves domus</text:p>
      <text:p text:style-name="Standard">28 - N. Dictatoris</text:p>
      <text:p text:style-name="Standard">29 - claustralis deffuncti magistri Johannis de Karelay.</text:p>
      <text:p text:style-name="Standard">30 - Sy. de Bourich</text:p>
      <text:p text:style-name="Standard">31 - Re. de Putheolis</text:p>
      <text:p text:style-name="Standard">32 - Magister Egidius Juvenis solvit xv fr. pro pane captulari et</text:p>
      <text:p text:style-name="Standard">33 - Jo. Voygnensis</text:p>
      <text:p text:style-name="Standard">34 - fuerunt traditi magistro Johanni Voygnon</text:p>
      <text:p text:style-name="Standard">35 - N. de Ordeimonte</text:p>
      <text:p text:style-name="Standard">36 - Det officiarius horarum clerico magistri Johannis de Sanctis pro pluribus</text:p>
      <text:p text:style-name="Standard">37 - Jo. Hue</text:p>
      <text:p text:style-name="Standard">38 - P. Colli</text:p>
      <text:p text:style-name="Standard"><text:soft-page-break/>39 - scriptiris per eum factis pro ecclesia unum florenum.</text:p>
      <text:p text:style-name="Standard">40 - G. Fedelli</text:p>
      <text:p text:style-name="Standard">41 - G. de Kaer</text:p>
      <text:p text:style-name="Standard">42 - procedatur contra capicerium Sancti Stephani de Gressibus</text:p>
      <text:p text:style-name="Standard">43 - A. de Maignaco</text:p>
      <text:p text:style-name="Standard">44 - Jo. de Nullyaco.</text:p>
      <text:p text:style-name="Standard">45 - Placet dominis quod pueri chori habeant antiphonarium.</text:p>
      <text:p text:style-name="Standard">46 - Deputatus est dominus Decanus Cameracensis ad visitandum cum preposito mercatorum certum locum</text:p>
      <text:p text:style-name="Standard">47 - in quo fiat certus portus et cum hoc magister Nicolaus de Rancia.</text:p>
      <text:p text:style-name="Standard">48 - Due deneris sancta xxviiia mensis marcii.</text:p>
      <text:p text:style-name="Standard">49 - Non fuit capitulum</text:p>
      <text:p text:style-name="Standard">=FRAN_0393_00474_L.jpg=</text:p>
      <text:p text:style-name="Standard">1 - nie sabbati sequentes in aonis oc xxix ms marcii. aleno in Christo pacre</text:p>
      <text:p text:style-name="Standard">2 - domino Petro permissione divina Parisiensi episcopo ordines sacios in ecclesia Parisiensi celebrante</text:p>
      <text:p text:style-name="Standard">3 - fuerunt promoti ad ordines.</text:p>
      <text:p text:style-name="Standard">4 - Magister Philipus Paillardi commorans in claustro Parinsis</text:p>
      <text:p text:style-name="Standard">5 - Aad prebyteratus ordinem.</text:p>
      <text:p text:style-name="Standard">6 - Magister Nicolaus de Condis capellanis in ecclesia Sancti Benedicti</text:p>
      <text:p text:style-name="Standard">7 - Magister Petrus Gillardi alias Asini canonictus Sancti Johni Ro.</text:p>
      <text:p text:style-name="Standard">8 - s</text:p>
      <text:p text:style-name="Standard">9 - nno nonagelimo nono. die joure post</text:p>
      <text:p text:style-name="Standard">10 - .Excraorois</text:p>
      <text:p text:style-name="Standard">11 - festum resurrectionis domini. tercia mensis aprilis capitulantibus dominis . Extraoldinarie</text:p>
      <text:p text:style-name="Standard">12 - P. Decano</text:p>
      <text:p text:style-name="Standard">13 - G. Cantore</text:p>
      <text:p text:style-name="Standard">14 - A. archidiacono Brie</text:p>
      <text:p text:style-name="Standard">15 - Requisito per magistrum Petrum Trousselli Archidiaconat Parisiensis</text:p>
      <text:p text:style-name="Standard">16 - L. de Mongeria</text:p>
      <text:p text:style-name="Standard">17 - quatlinus regestro facto super recepcione ad archidiaconatum Btie</text:p>
      <text:p text:style-name="Standard">18 - Ro. de Lorriaco</text:p>
      <text:p text:style-name="Standard">19 - perobitum deffuncti domini Petri de Ronyaco adderentur illa verba</text:p>
      <text:p text:style-name="Standard">20 - Phi. de Salione</text:p>
      <text:p text:style-name="Standard">21 - G. de Albiaco</text:p>
      <text:p text:style-name="Standard">22 - Ceteri vero ad archidiaconatum predictum dumtarat / domini deliberaverunt</text:p>
      <text:p text:style-name="Standard"><text:soft-page-break/>23 - Jo. Rollandi</text:p>
      <text:p text:style-name="Standard">24 - nociposse exandire peticionem suam nec eciam aliam / qua</text:p>
      <text:p text:style-name="Standard">25 - requirebat habere licteram testimonialem qualite domini mei non</text:p>
      <text:p text:style-name="Standard">26 - Ste. Perruelli</text:p>
      <text:p text:style-name="Standard">27 - consueverunt recipere aliquem ad canonicatum et prebendam nec digntiatem etc.</text:p>
      <text:p text:style-name="Standard">28 - E. Juvenis</text:p>
      <text:p text:style-name="Standard">29 - nisi ostensis licteris apostolicis processibus / acceptacione et</text:p>
      <text:p text:style-name="Standard">30 - N. de Vancia</text:p>
      <text:p text:style-name="Standard">31 - Jo. de Nullyaco</text:p>
      <text:p text:style-name="Standard">32 - provisione ac procuratorio si sit procurator etc.</text:p>
      <text:p text:style-name="Standard">33 - N. de Ordeimonte</text:p>
      <text:p text:style-name="Standard">34 - H. Blancheti</text:p>
      <text:p text:style-name="Standard">35 - Ja. Cosson</text:p>
      <text:p text:style-name="Standard">36 - Requisito per magistrum Johannem de Nullyaco canonicui Parisiensis quod</text:p>
      <text:p text:style-name="Standard">37 - Sy. de Bourich</text:p>
      <text:p text:style-name="Standard">38 - tum domini alias cum reputaverint presentem / quatinus reputaretur</text:p>
      <text:p text:style-name="Standard">39 - G. Fedelli</text:p>
      <text:p text:style-name="Standard">40 - debere lucrari stacionem suam integram / domini post deliberacionem</text:p>
      <text:p text:style-name="Standard">41 - A. de Maignaco</text:p>
      <text:p text:style-name="Standard">42 - habitam / attentis statutis ecclesie decernunt eum non debere lucrari</text:p>
      <text:p text:style-name="Standard">43 - M. Facheaveine</text:p>
      <text:p text:style-name="Standard">44 - hujusmodi stacionem ymo medietatem ipsius spectare ad matutinarum</text:p>
      <text:p text:style-name="Standard">45 - Jo. de Pompodorio</text:p>
      <text:p text:style-name="Standard">46 - ecclesie quamdiu non residebit secundum statuta ecclesie.</text:p>
      <text:p text:style-name="Standard">47 - Jo. Hue</text:p>
      <text:p text:style-name="Standard">48 - T. Hocie</text:p>
      <text:p text:style-name="Standard">49 - Jo. de Sanctis</text:p>
      <text:p text:style-name="Standard">50 - G. Archidiacono ecclesie</text:p>
      <text:p text:style-name="Standard">=FRAN_0393_00475_L.jpg=</text:p>
      <text:p text:style-name="Standard">1 - Anno nonagesimo nono. Die veneris post festum resurrectionis domini quarta</text:p>
      <text:p text:style-name="Standard">2 - mensis aprilis. Capitulantibus dominis.</text:p>
      <text:p text:style-name="Standard">3 - P. Decano</text:p>
      <text:p text:style-name="Standard">4 - G. Archidiaconos ecclesie</text:p>
      <text:p text:style-name="Standard">5 - H. Blancheti</text:p>
      <text:p text:style-name="Standard">6 - Jo. de Pompodorio</text:p>
      <text:p text:style-name="Standard">7 - Hodie in capitulo compenie domino Almarrico de Ordeimonte</text:p>
      <text:p text:style-name="Standard"><text:soft-page-break/>8 - G. de Albiaco</text:p>
      <text:p text:style-name="Standard">9 - et magistro Johanne de Bussay missis ut dicebant ex parte domini</text:p>
      <text:p text:style-name="Standard">10 - Ste. Peronelli</text:p>
      <text:p text:style-name="Standard">11 - nostri regis / dictus dominus Almarricus ex parte regis exposuit</text:p>
      <text:p text:style-name="Standard">12 - N. Dictatoris</text:p>
      <text:p text:style-name="Standard">13 - quod cum nuper ad noticiam regi pervenisset / quod inter canonicos presbyteros</text:p>
      <text:p text:style-name="Standard">14 - Ja. Cosson</text:p>
      <text:p text:style-name="Standard">15 - ex una parte / si canonicos diaconos et subdiaconos ecclesie Parsie</text:p>
      <text:p text:style-name="Standard">16 - N. de Ordeimonte</text:p>
      <text:p text:style-name="Standard">17 - sperabatur moveri lis seu controversia / racione luminaris</text:p>
      <text:p text:style-name="Standard">18 - Sy. de Bourich</text:p>
      <text:p text:style-name="Standard">19 - in exequiis deffunctorum oblati et offerendi / in ecclesia predicta</text:p>
      <text:p text:style-name="Standard">20 - J. de Nullyaco</text:p>
      <text:p text:style-name="Standard">21 - Intenderet que rex facere fieri in dicta ecclesia unum servicum</text:p>
      <text:p text:style-name="Standard">22 - A. de Maignaco</text:p>
      <text:p text:style-name="Standard">23 - pro deffuncto duce de L'enclastre caprpter nolens occasione dicti</text:p>
      <text:p text:style-name="Standard">24 - P. Colli</text:p>
      <text:p text:style-name="Standard">25 - servicii aliquod scandalum oriri / requirebant dominos de</text:p>
      <text:p text:style-name="Standard">26 - N. de Rancia</text:p>
      <text:p text:style-name="Standard">27 - ilo Sacheaveiit</text:p>
      <text:p text:style-name="Standard">28 - capitulo nomine quo supra quatinus vellent se adinvicem</text:p>
      <text:p text:style-name="Standard">29 - concordare / si possint super premissis / alias rex deliberatus</text:p>
      <text:p text:style-name="Standard">30 - G. Fedelli</text:p>
      <text:p text:style-name="Standard">31 - erat providere in premissis et circa premissa. Tandem</text:p>
      <text:p text:style-name="Standard">32 - Phi. de Salione</text:p>
      <text:p text:style-name="Standard">33 - domini tam sacerdotes quam diaconi post deliberacionem super</text:p>
      <text:p text:style-name="Standard">34 - Jo. Hue</text:p>
      <text:p text:style-name="Standard">35 - hoc habitam de unanimi consensu et voluntate omnium</text:p>
      <text:p text:style-name="Standard">36 - T. Hocie</text:p>
      <text:p text:style-name="Standard">37 - voluerunt quod sive prejudicio juris dictorum dominorum presbyterorum</text:p>
      <text:p text:style-name="Standard">38 - L. de Mongeria</text:p>
      <text:p text:style-name="Standard">39 - tam in possessione quam in proprietate eis tam quesiti / luminare</text:p>
      <text:p text:style-name="Standard">40 - Jo. Rollandi.</text:p>
      <text:p text:style-name="Standard">41 - presentis servicii seu exequiarum in ecclesia / ponatur in manu</text:p>
      <text:p text:style-name="Standard">42 - sequestri et levetur per unum ad hoc deputandum / eo parte</text:p>
      <text:p text:style-name="Standard">43 - capituli / qui dictum luminare percipiat vel vendat si</text:p>
      <text:p text:style-name="Standard"><text:soft-page-break/>44 - sit opus et peccunias inde receptas custodiat</text:p>
      <text:p text:style-name="Standard">45 - quousque fuerit discrissum an diaconi et subdiaconi in dicto luminari aliquid</text:p>
      <text:p text:style-name="Standard">46 - percipere debeant / ne ne / Et ad levandum hujusmodi luminare deputatus</text:p>
      <text:p text:style-name="Standard">47 - est magister Stephanus de Capella camerarius clericus ecclesie / qui secum</text:p>
      <text:p text:style-name="Standard">48 - adjungat quem voluerit et custodiat ut supra.</text:p>
      <text:p text:style-name="Standard">49 - Sigillentur lictere transumptorum factorum pro magistro Guidone de Rota canonico Parisensis.</text:p>
      <text:p text:style-name="Standard">50 - Data est licencia canonicis Sancti Stephani de Gressibus constituendi magistrum Thomam</text:p>
      <text:p text:style-name="Standard">51 - Godefredi licenciatum in decretis eorum procutratorem hinc ad annum in forma</text:p>
      <text:p text:style-name="Standard">52 - consueta . Et fuit constitutus procurator ipse magister Thomas per dominos</text:p>
      <text:p text:style-name="Standard">53 - et magistros Richardum Belet decretorum doctorem Ecorgium Henrici alias de</text:p>
      <text:p text:style-name="Standard">54 - Rayn Johannem Comitis Audieam Clementis Johannem Henrici Johannem Bouillardi</text:p>
      <text:p text:style-name="Standard">55 - et hutinum medici canonicos dicte ecclesie Sancti Stephani majorem et Siniorem</text:p>
      <text:p text:style-name="Standard">56 - partem facientes canonicorum dicte ecclesie</text:p>
      <text:p text:style-name="Standard">=FRAN_0393_00476_L.jpg=</text:p>
      <text:p text:style-name="Standard">1 - Anno nonagesimo nono. Die lune post quasimodo septima meensis aprilis. Capitulantbus</text:p>
      <text:p text:style-name="Standard">2 - dominis.</text:p>
      <text:p text:style-name="Standard">3 - P. Decano</text:p>
      <text:p text:style-name="Standard">4 - G. Cantore</text:p>
      <text:p text:style-name="Standard">5 - G. Archidiacono ecclesie</text:p>
      <text:p text:style-name="Standard">6 - Procedatur contr illos de Sancto Medico</text:p>
      <text:p text:style-name="Standard">7 - Sy. de Bourich</text:p>
      <text:p text:style-name="Standard">8 - N. Dictatoris</text:p>
      <text:p text:style-name="Standard">9 - L. de Mongeria</text:p>
      <text:p text:style-name="Standard">10 - Hodie requirentis magistro Nicolao de Ordeimonte quod cum</text:p>
      <text:p text:style-name="Standard">11 - Jo. Hue</text:p>
      <text:p text:style-name="Standard">12 - in capitulo ultimo preterito magister Johannes Rollandi in</text:p>
      <text:p text:style-name="Standard">13 - Jo. Rollandi</text:p>
      <text:p text:style-name="Standard">14 - pleno capitulo ipsum Injuriasset proferendo certa verba</text:p>
      <text:p text:style-name="Standard">15 - G. de Kaer</text:p>
      <text:p text:style-name="Standard">16 - que male sapiebant scilicet quod dictus magister Nicolaus</text:p>
      <text:p text:style-name="Standard">17 - Ste. Perrvelli</text:p>
      <text:p text:style-name="Standard">18 - vocaverat dominos canonicos presbyteros / prestrailles / que</text:p>
      <text:p text:style-name="Standard">19 - H. Blancheti</text:p>
      <text:p text:style-name="Standard">20 - tamen verba nunquam protulerat / menciebaturque dictus</text:p>
      <text:p text:style-name="Standard">21 - N. de Ordeimonte</text:p>
      <text:p text:style-name="Standard">22 - magister Johannes Rollandi de habuici sic per eum contra dictum</text:p>
      <text:p text:style-name="Standard"><text:soft-page-break/>23 - G. Fedelli</text:p>
      <text:p text:style-name="Standard">24 - magistrum Nicolaum pretensis / quapropter dominis supplicabat</text:p>
      <text:p text:style-name="Standard">25 - A. de Maignaco</text:p>
      <text:p text:style-name="Standard">26 - quatinus attento quodam statuto ecclesie alias promulgato</text:p>
      <text:p text:style-name="Standard">27 - Jo. de Pompodorio</text:p>
      <text:p text:style-name="Standard">28 - arrestarentur distribuciones dicti magistri Johans</text:p>
      <text:p text:style-name="Standard">29 - E. Juvenis</text:p>
      <text:p text:style-name="Standard">30 - emjendaret quod sibi dictus magister Johannes Rollandi Injurias</text:p>
      <text:p text:style-name="Standard">31 - Phi. de Salione</text:p>
      <text:p text:style-name="Standard">32 - predictas / dictus magister Johannes Bollandistatim requisivt</text:p>
      <text:p text:style-name="Standard">33 - dominos quatinus actento quod dictus magister Nicolaus</text:p>
      <text:p text:style-name="Standard">34 - A. Regine</text:p>
      <text:p text:style-name="Standard">35 - dementitus fucrat ipsum / compelletur emendare sibi cum</text:p>
      <text:p text:style-name="Standard">36 - a. Beginaldi</text:p>
      <text:p text:style-name="Standard">37 - in presencia capituli hoc fieret / dicto magistro Nicolao dicente</text:p>
      <text:p text:style-name="Standard">38 - quod non debebat emendare sed dictus magister Johannes</text:p>
      <text:p text:style-name="Standard">39 - Rollandi pecius.</text:p>
      <text:p text:style-name="Standard">40 - Fiat denunciacio contra illos qui in symodo non intrfutrunt</text:p>
      <text:p text:style-name="Standard">41 - Hodie dominis Decano et capitulo presentatis litteris regas ut provideant Philippo</text:p>
      <text:p text:style-name="Standard">42 - Boncicant de primo Beneficio vacaturo vel vacantes sive cura etc. domini</text:p>
      <text:p text:style-name="Standard">43 - responderunt quod cum casus occurrerit melius facient quam poterunt</text:p>
      <text:p text:style-name="Standard">44 - Tenor autem dictarum licterarum regiarum talis est De par le roy</text:p>
      <text:p text:style-name="Standard">45 - Chiers et bien amez. Comme pour plus tost venir a Lunon et faix de Saincte</text:p>
      <text:p text:style-name="Standard">46 - eglise / nous par l'advis et deliberacion des prelas si clergie representans l'eglise</text:p>
      <text:p text:style-name="Standard">47 - de noz royaume et Daulphiné / assemblez pour ceste cause par devers nous</text:p>
      <text:p text:style-name="Standard">48 - en nostre ville de Paris de ceulx de nostre sang et lignage et dement conseil</text:p>
      <text:p text:style-name="Standard">49 - A yons nagaires fait substraction de toute obeïssance a venedit derrenierement</text:p>
      <text:p text:style-name="Standard">50 - esleu en propre / a la quale substraction / se sont declairez et detriminez avecques</text:p>
      <text:p text:style-name="Standard">=FRAN_0393_00477_L.jpg=</text:p>
      <text:p text:style-name="Standard">1 - nnous les cardinaulx du Saint College et partiz de lobeïssance du dit eenedit / Par quoy</text:p>
      <text:p text:style-name="Standard">2 - les collacions et provisions des benefices sont et appartiennent aux plas et autres collateurs</text:p>
      <text:p text:style-name="Standard">3 - ordinaires / Et paravant affin que aucunement nefust recardee ou empeschee ladicte</text:p>
      <text:p text:style-name="Standard">4 - oion de l'eglise nayons voulu faire ne souffrir presenter aucun roole de par nous audit</text:p>
      <text:p text:style-name="Standard">5 - venedit pour nos familliers et serviteurs / Desquelz pluseurs ont pour le fait dessusdit</text:p>
      <text:p text:style-name="Standard">6 - tres grandement traveillié et labouré / en pluseurs loingtains voyages ou envoiez les</text:p>
      <text:p text:style-name="Standard">7 - avons et autrement en maintes manieres / et il soit ainsi que de present nous qui de</text:p>
      <text:p text:style-name="Standard"><text:soft-page-break/>8 - tout nostre cuer desirons leur bien et avancement / ayons fait pour la provision</text:p>
      <text:p text:style-name="Standard">9 - d'iceulx un reele aux prelas et autres collateurs de nosdiz Boyaume et Daulphiné</text:p>
      <text:p text:style-name="Standard">10 - ou quel nous avons assigné à vostre collacion / nostre amé Phelippe drouet dit Boucicant</text:p>
      <text:p text:style-name="Standard">11 - pour et en lieu de nostre amé Jehan drouet dit Bouticant son pere / gardehuche de</text:p>
      <text:p text:style-name="Standard">12 - nostre eschançonnerie / c'est a ssavoir a benefice sans cure. Nous vous prions tres adcertes</text:p>
      <text:p text:style-name="Standard">13 - que pour contemplacion de nous et consideracion des choses dessusdictes vous pourveez</text:p>
      <text:p text:style-name="Standard">14 - audit Philippe dudit benefice quant vacant sera / Et de ce ne nous failliez si chevaier que</text:p>
      <text:p text:style-name="Standard">15 - vous avez que nous doyons avoir vous vostre eglise et voz faiz pour bien recommandez</text:p>
      <text:p text:style-name="Standard">16 - et au dessusdit tant en faictes / que nous appartenions de fait la bonne voulenté que</text:p>
      <text:p text:style-name="Standard">17 - vous avez de nous complaire / et que nous en doyons estre contens. Et nous</text:p>
      <text:p text:style-name="Standard">18 - rescripuez plainement vostre voulenté et entencion sur ce. Donné a Paris le xxix</text:p>
      <text:p text:style-name="Standard">19 - Jour doctobre. Sic signatum. Charles. Prepheten</text:p>
      <text:p text:style-name="Standard">20 - de procuratore anniversariorum contra Petrum Montout / ad mensem in statu.</text:p>
      <text:p text:style-name="Standard">21 - Anno nonagesimo nono. Die mercurii post quimodo . ixa mensis aprilis. Capitulantibus dominis.</text:p>
      <text:p text:style-name="Standard">22 - P. Decano</text:p>
      <text:p text:style-name="Standard">23 - G. Cantore</text:p>
      <text:p text:style-name="Standard">24 - Vocetur prepositus de Bosayo ut veniat in capitulo et</text:p>
      <text:p text:style-name="Standard">25 - G. Archidiacono ecclesie</text:p>
      <text:p text:style-name="Standard">26 - J. de Pompodorio</text:p>
      <text:p text:style-name="Standard">27 - scribatur eidem</text:p>
      <text:p text:style-name="Standard">28 - N. Dictatoris</text:p>
      <text:p text:style-name="Standard">29 - L. de Mengeria</text:p>
      <text:p text:style-name="Standard">30 - Sigillentur lictere compromissat super debato Sancti Germani</text:p>
      <text:p text:style-name="Standard">31 - Ro. de Lorriaco</text:p>
      <text:p text:style-name="Standard">32 - et dominorum decani et capituli ecclesie Pat.</text:p>
      <text:p text:style-name="Standard">33 - T. de Sancto Petro</text:p>
      <text:p text:style-name="Standard">34 - A. Regine</text:p>
      <text:p text:style-name="Standard">35 - faciat officiarius horarum prolamari preposituram de Rosuyo</text:p>
      <text:p text:style-name="Standard">36 - Jo. Rollandi</text:p>
      <text:p text:style-name="Standard">37 - sub pena privacionis officii sui.</text:p>
      <text:p text:style-name="Standard">38 - Ste. Peruelli</text:p>
      <text:p text:style-name="Standard">39 - Mei. Reginaldi</text:p>
      <text:p text:style-name="Standard">40 - Hodie requirente dyaconis et subdiacionis canonicis ecclesie parisiensis</text:p>
      <text:p text:style-name="Standard">41 - Sy. de Bourich</text:p>
      <text:p text:style-name="Standard">42 - is dari responsum super facto luminaris exequiarum domini</text:p>
      <text:p text:style-name="Standard">43 - G. Fedelli</text:p>
      <text:p text:style-name="Standard"><text:soft-page-break/>44 - presbyteri per organum domini Decani responderunt / quod quia erant</text:p>
      <text:p text:style-name="Standard">45 - P. Colli</text:p>
      <text:p text:style-name="Standard">46 - G. Blancheti</text:p>
      <text:p text:style-name="Standard">47 - Jo. de Nullery multim alii quos factum istud tangit / ut abbates et vicarii</text:p>
      <text:p text:style-name="Standard">48 - Ja. Cesson</text:p>
      <text:p text:style-name="Standard">49 - magni / deliberatum fuerat inter dominos presbyteros ipsos vocari</text:p>
      <text:p text:style-name="Standard">50 - Pho de Salioe</text:p>
      <text:p text:style-name="Standard">51 - et deinde respoderetur eisdem dyaconis et subdiaconis.</text:p>
      <text:p text:style-name="Standard">52 - N. de Ordeimonte</text:p>
      <text:p text:style-name="Standard">53 - Jo. Voygnon</text:p>
      <text:p text:style-name="Standard">54 - T. Hocie</text:p>
      <text:p text:style-name="Standard">55 - G. de Kaer</text:p>
      <text:p text:style-name="Standard">56 - Solvat officiarius horarum magistro Johanni Gouyn</text:p>
      <text:p text:style-name="Standard">57 - A. de Maiginaco</text:p>
      <text:p text:style-name="Standard">58 - E. Juvenis</text:p>
      <text:p text:style-name="Standard">59 - advotato ecclesie apud Meledunum. lxta solidorum par.</text:p>
      <text:p text:style-name="Standard">60 - pe. quibusdam laboribus quos huit pro ecclesie profistendo</text:p>
      <text:p text:style-name="Standard">61 - extra etc.</text:p>
      <text:p text:style-name="Standard">=FRAN_0393_00478_L.jpg=</text:p>
      <text:p text:style-name="Standard">1 - Anno nomgesimo nono . die veris post quasimodi iiia mensis aptili. Capitulantibus dominis</text:p>
      <text:p text:style-name="Standard">2 - P. Decano</text:p>
      <text:p text:style-name="Standard">3 - G. Cantore</text:p>
      <text:p text:style-name="Standard">4 - Deputatus est magister Guillelmus de Kaer ad compendum</text:p>
      <text:p text:style-name="Standard">5 - G. Archidiacono ecclesie</text:p>
      <text:p text:style-name="Standard">6 - coram arbitris in causa Sancti Germani.</text:p>
      <text:p text:style-name="Standard">7 - L. de Mongeria</text:p>
      <text:p text:style-name="Standard">8 - Ste. Perruelli</text:p>
      <text:p text:style-name="Standard">9 - Sy. de Bourich</text:p>
      <text:p text:style-name="Standard">10 - Rejertis omnibus racionibus decleriatoris pro parte magistri Johannis</text:p>
      <text:p text:style-name="Standard">11 - G. Fedelli</text:p>
      <text:p text:style-name="Standard">12 - Rollandi contra libellum magistri Petri Frommagerii / et</text:p>
      <text:p text:style-name="Standard">13 - Ay. de Maignac</text:p>
      <text:p text:style-name="Standard">14 - replicacionibus pro parte dicti magistri Petri contra dictas</text:p>
      <text:p text:style-name="Standard">15 - Jo. Bollandi</text:p>
      <text:p text:style-name="Standard">16 - raciones declinatorias ipsius rei / alias penes curiam dominorum</text:p>
      <text:p text:style-name="Standard">17 - Jo. Voygnon</text:p>
      <text:p text:style-name="Standard"><text:soft-page-break/>18 - in scriptis traditis Johannes Harengerii procurator</text:p>
      <text:p text:style-name="Standard">19 - Ph. de Salione</text:p>
      <text:p text:style-name="Standard">20 - dicti magistri Petri nomine quo supra / et magister</text:p>
      <text:p text:style-name="Standard">21 - A. Regine</text:p>
      <text:p text:style-name="Standard">22 - Jo. Bollandi fuerunt concordes quod magistri Sy. de</text:p>
      <text:p text:style-name="Standard">23 - G. de Kaer</text:p>
      <text:p text:style-name="Standard">24 - Bourich et Guillelmus de Kaer canonicu ecclesie Parisiensis</text:p>
      <text:p text:style-name="Standard">25 - N. de Ordeimonte</text:p>
      <text:p text:style-name="Standard">26 - cognostant de causa summarie et de plano etc. Et</text:p>
      <text:p text:style-name="Standard">27 - fuit assignata dicerenis proxima coram dictis</text:p>
      <text:p text:style-name="Standard">28 - commissariis Ad barram claustri ecclesie Parisiensis.</text:p>
      <text:p text:style-name="Standard">29 - Et similiter causa mota inter Robinum Luppeau actorem et magistrum Gauffridum de</text:p>
      <text:p text:style-name="Standard">30 - dampniart in ecclesia Parisiensies beneficiatum reum Commissa est dictis magistris G. de Kaer et</text:p>
      <text:p text:style-name="Standard">31 - Sy. de Bourich canonicis Parsiensis / de consensu Radulfi magni procuratoris dicti Actris</text:p>
      <text:p text:style-name="Standard">32 - et magistri Asselini Regine se faciendi fortem pro dicto reo. Et assignata est dies lune</text:p>
      <text:p text:style-name="Standard">33 - prxima hora vesprorum Adbarram claustri ecclesie Parisienis in statu</text:p>
      <text:p text:style-name="Standard">34 - Amoneatur a compromisso Sancti Germani vocabulum auditis</text:p>
      <text:p text:style-name="Standard">35 - Non passentur de cetero alique permutaciones nisi prius restitutis capellaniis in</text:p>
      <text:p text:style-name="Standard">36 - ornamentis et aliis ad eam spectantieus.</text:p>
      <text:p text:style-name="Standard">37 - Anno nonagesio nono. die lune post misericordia domini xiiiita mensis aprilis</text:p>
      <text:p text:style-name="Standard">38 - Catulantibus dominis</text:p>
      <text:p text:style-name="Standard">39 - Placet dominis quod firma de Liriaco supra vicum tradatur</text:p>
      <text:p text:style-name="Standard">40 - P. Decano</text:p>
      <text:p text:style-name="Standard">41 - G. Cantore</text:p>
      <text:p text:style-name="Standard">42 - ad vii. modus frumenti redditus ad portieum flumi vici</text:p>
      <text:p text:style-name="Standard">43 - G. Archidiacono ecclesie</text:p>
      <text:p text:style-name="Standard">44 - ita quod mutuentur eidem xxvii fr. primitus etc.</text:p>
      <text:p text:style-name="Standard">45 - de Mongeria</text:p>
      <text:p text:style-name="Standard">46 - quos reddere tenebitur etc.</text:p>
      <text:p text:style-name="Standard">47 - Jo. de Pompodorio</text:p>
      <text:p text:style-name="Standard">48 - Dati sunt commissarii ad audiendum inventarium thesauri</text:p>
      <text:p text:style-name="Standard">49 - N. Dictatoris</text:p>
      <text:p text:style-name="Standard">50 - T. de Sancto Petro</text:p>
      <text:p text:style-name="Standard">51 - cum provisoribus. domini R. de Lorriaco et L. de Mongeria</text:p>
      <text:p text:style-name="Standard">52 - A. Regine</text:p>
      <text:p text:style-name="Standard">53 - Jo. Hue</text:p>
      <text:p text:style-name="Standard"><text:soft-page-break/>54 - Placet dominis quod Rogerius de la Posterne Remaneat</text:p>
      <text:p text:style-name="Standard">55 - Jo. Rollandi</text:p>
      <text:p text:style-name="Standard">56 - quictus de expensis in quibus fuit condepnatus</text:p>
      <text:p text:style-name="Standard">57 - Ste. Prvvilleli</text:p>
      <text:p text:style-name="Standard">58 - erga ecclesiam in requestis palacii regii pro xx lbrum par.</text:p>
      <text:p text:style-name="Standard">59 - Sy. de Bourich</text:p>
      <text:p text:style-name="Standard">60 - Dati sunt commissarii ad audiendum compota</text:p>
      <text:p text:style-name="Standard">61 - A. de Maignaco</text:p>
      <text:p text:style-name="Standard">62 - T. de Lorriaco executionres testenti deffuncti magistri Symonis Freron</text:p>
      <text:p text:style-name="Standard">63 - G. Fedelli</text:p>
      <text:p text:style-name="Standard">64 - T. de Kaer magistri Ma. Reginaldi et Jo. Rollandi.</text:p>
      <text:p text:style-name="Standard">65 - Ph. de Salione</text:p>
      <text:p text:style-name="Standard">66 - Dognon.</text:p>
      <text:p text:style-name="Standard">=FRAN_0393_00479_L.jpg=</text:p>
      <text:p text:style-name="Standard">1 - v</text:p>
      <text:p text:style-name="Standard">2 - Videtur dominis qpiodsi Johannes de CTouteville velit tradere xvtimi librum parisinsum bene situati</text:p>
      <text:p text:style-name="Standard">3 - pro redditibus quos dominus Johannes Lameresse capellanus Sancti Stephani in ecclesia Parisiensis</text:p>
      <text:p text:style-name="Standard">4 - percipit supra molendinum vocatum molendinum regis in flumo d'Orge scilicet duo</text:p>
      <text:p text:style-name="Standard">5 - modia mistolii una cum xxviii. arpentis terre seu terrarum que habet dictus capellanus in feodo</text:p>
      <text:p text:style-name="Standard">6 - ipsius Johannis quod sufficit / quo casu domini sunt concordes quod trnseat permutacio.</text:p>
      <text:p text:style-name="Standard">7 - Dominus Marquesius de Jotro presbyter capellanis capellanie perpetue sunctisuce ad altare sanctorum</text:p>
      <text:p text:style-name="Standard">8 - Petri et Jacobi iecclesia Sepulcri Par. fundatis resignavit dictam suam capellaniam</text:p>
      <text:p text:style-name="Standard">9 - causa permutacionis faciende cum domino Petro de Boscogayrandi presbytero capellano cujusdam</text:p>
      <text:p text:style-name="Standard">10 - capellanie perpetue fundate per noblem virum Aymericam de Villela in ecclesia beate Marre</text:p>
      <text:p text:style-name="Standard">11 - de Sodiolaurencio Vanrentis diocesis ad ipsam capellaniam et non alias / quequidem capellania</text:p>
      <text:p text:style-name="Standard">12 - Sancti Luce fuit collata causa permutacions predicte dicto domino Petro de Bosco Gayraudi in</text:p>
      <text:p text:style-name="Standard">13 - personam magistri Johannis Girardi procuratoris ejusdem domini Petri ad hoc sufficienter</text:p>
      <text:p text:style-name="Standard">14 - fundati et licteratorie destinati prout per licteras procuratorias apud Vaurum sub anno</text:p>
      <text:p text:style-name="Standard">15 - Domini millesimo Trecenesimo nonagesimoo Octavo et die nona mensis novembris per Petrum</text:p>
      <text:p text:style-name="Standard">16 - Aymerici alias de Sancto Leoverto clericum civitatis Vanrentis publicum apostolica et imperiali</text:p>
      <text:p text:style-name="Standard">17 - auctoritatis notarium confectas signatas et subscriptas legitime constitit</text:p>
      <text:p text:style-name="Standard">18 - nomine procuratorio ipsius domini Petri et pro ipso qui juravit in forma. Et fuit</text:p>
      <text:p text:style-name="Standard">19 - installatus in parte dextra chori</text:p>
      <text:p text:style-name="Standard">20 - Et incontinenti mediante licteris reverendi in Christo patris et domini domini Petri miseracione</text:p>
      <text:p text:style-name="Standard"><text:soft-page-break/>21 - divina episcopi Vavrensis quarum tenor de verbo ad verbum sequitur in hoc verba</text:p>
      <text:p text:style-name="Standard">22 - Petrus miseracione divina Vaurensis episcopus dilectis nobis in Christo Decano et</text:p>
      <text:p text:style-name="Standard">23 - capitulo ecclesie Parisiensis salutem in eo qui est omnium vera salut. Cum sicut</text:p>
      <text:p text:style-name="Standard">24 - intelleximus discreti viri Marquesius de Jotro presbyter capellanus perpetuus</text:p>
      <text:p text:style-name="Standard">25 - capellanie Sancti Luce in ecclesia Sancti Sepulcri Parisien / et Petrus de Bosco Gayraundi</text:p>
      <text:p text:style-name="Standard">26 - presbyter capellanus cujusdam capellanie perpetue fundate per nobilem virum Aymericum</text:p>
      <text:p text:style-name="Standard">27 - de Villela in ecclesia beate Marie de Fodio Laurencio nostre diocesis / excerctis et</text:p>
      <text:p text:style-name="Standard">28 - racionabilibus causas velint et desiderent adinvicem prefata sua beneficia seu</text:p>
      <text:p text:style-name="Standard">29 - capellanias permutaron / Conferendi dictam capellaniam ecclesie bebate Marie Podulamensis</text:p>
      <text:p text:style-name="Standard">30 - dicto Marquesio causa permutacionis et permutacionem hujusmodi faciendi et recipiendi</text:p>
      <text:p text:style-name="Standard">31 - inter ipsos et permutacione sic facta et per vos recepta regimen dicte capellanie cum</text:p>
      <text:p text:style-name="Standard">32 - omnibus suis juribus et pertienciis universis dicto Marquesio committendi contulendo</text:p>
      <text:p text:style-name="Standard">33 - si conferendi ac investiendi et omnia alia faciendi et exercendi quem premissis et</text:p>
      <text:p text:style-name="Standard">34 - circa premissa ac eorum aliqua necesesasia fuerint seu eciam opportuna / vobis tenore</text:p>
      <text:p text:style-name="Standard">35 - presentium plenariam concedimus facultatem ac potestatem hac vice dumtaxat conitendo</text:p>
      <text:p text:style-name="Standard">36 - super hiis vobis totaliter vices nostras volumus autem quod a prefatis permutare</text:p>
      <text:p text:style-name="Standard">37 - volentibus exigatis juramentum quod in prefatis permnitacionibus Symonie</text:p>
      <text:p text:style-name="Standard">=FRAN_0393_00480_L.jpg=</text:p>
      <text:p text:style-name="Standard">1 - pravitas frant aut dolus non intervenit aliqualis sere aliqua alia illicita pactio et aliquo</text:p>
      <text:p text:style-name="Standard">2 - que in talibus fuerint necesaria seu eciam opportuna. In quorum omnium premissorum</text:p>
      <text:p text:style-name="Standard">3 - testimonium presentes litteras fieri fecimus esigilli nostri magni quo in talibus ante</text:p>
      <text:p text:style-name="Standard">4 - nostram translacionem utebantur appensione maniri. Datum Daur sub nostro dicto</text:p>
      <text:p text:style-name="Standard">5 - sigillo die ultima mensis octobris Anno domini m° Ccco nonagesimimo Octavo in</text:p>
      <text:p text:style-name="Standard">6 - magister Johannes Virardi procurator domini Patri de Boscogayrandt presbyteri capellani</text:p>
      <text:p text:style-name="Standard">7 - cujusdam capellanuam perpetue fundate per nobilem virum Aymericum de Villela in ecclesiesia</text:p>
      <text:p text:style-name="Standard">8 - Beate Marie de Podio Laurencio Vaurensis diocesis prout per licteras procuratorias apud Vaur</text:p>
      <text:p text:style-name="Standard">9 - sub anno nonagesimo sitano et die nova mensis novebris per Petrum Ayvierici</text:p>
      <text:p text:style-name="Standard">10 - alias de Sancto Leouerto clericum Civitatis Vanrensis puolicum auctoritis apostolica et imperiali</text:p>
      <text:p text:style-name="Standard">11 - notarium confectas signatatas et subscriptas nobis legitime constitit nomine procuratorio ipsius</text:p>
      <text:p text:style-name="Standard">12 - domini Petri et pro ipso resignavit dictam capellaniam funantam per dictum Aymericum</text:p>
      <text:p text:style-name="Standard">13 - de Villela etc. quamquidem resignacionem domine Capianties admiserunt auctoritate potestatis</text:p>
      <text:p text:style-name="Standard">14 - per dictum dominum episcopum per cictas suas licteras eis actrionte Causa tamen permutations</text:p>
      <text:p text:style-name="Standard">15 - faciend cum domino Marquesio de Jotro presytero capellano capellanie perpetue Sancti Luce ad altare</text:p>
      <text:p text:style-name="Standard">16 - Sanctorum Petri et Jacobi in ecclesia Sepulcri Parisiensi Ad ipsam capellaniam et non alias</text:p>
      <text:p text:style-name="Standard">17 - Quequidem capellania fundata in dicta ecclesia Beate Marie Pedulaurenti oritute dictarum</text:p>
      <text:p text:style-name="Standard"><text:soft-page-break/>18 - bitterarum domini episcopi fuit collata dicto domino Marquisio causa permutacionis predicte</text:p>
      <text:p text:style-name="Standard">19 - juramento prius prestito quod in hujusmodi permutacione fraus et dolus nullatemus intutvit</text:p>
      <text:p text:style-name="Standard">20 - Anno nonagesimo nNono. Die mercuri post nna domini xvia meonsis Aprilier</text:p>
      <text:p text:style-name="Standard">21 - Capitulantibus dominis.</text:p>
      <text:p text:style-name="Standard">22 - P. Decano</text:p>
      <text:p text:style-name="Standard">23 - Requisito per dominos Myaconos et subdyaconos quatinus</text:p>
      <text:p text:style-name="Standard">24 - G. Cantore</text:p>
      <text:p text:style-name="Standard">25 - domini presbyteri eisdem appercient viam aliquam si quam</text:p>
      <text:p text:style-name="Standard">26 - G. Archidiacono ecclesie</text:p>
      <text:p text:style-name="Standard">27 - R. de Lorriaco</text:p>
      <text:p text:style-name="Standard">28 - haberent per quam ad concordiam possent devenire super</text:p>
      <text:p text:style-name="Standard">29 - G. Sullardi</text:p>
      <text:p text:style-name="Standard">30 - debato luninaris exequiarum corpum presencium vel</text:p>
      <text:p text:style-name="Standard">31 - L. de Mongeria</text:p>
      <text:p text:style-name="Standard">32 - representatorum Domini presbyter voluerunt quod domini et magistri</text:p>
      <text:p text:style-name="Standard">33 - Ja. Cosson</text:p>
      <text:p text:style-name="Standard">34 - Archidiacono de Josayo et N. de Rancia pro parte ipsorum videacam</text:p>
      <text:p text:style-name="Standard">35 - Jo. de Nullaco</text:p>
      <text:p text:style-name="Standard">36 - ad concordiam possint devence / et pro parte dictorum dyacono</text:p>
      <text:p text:style-name="Standard">37 - Jo. Rollandi</text:p>
      <text:p text:style-name="Standard">38 - fuerunt nominati H. Blancheti et J. de Nully</text:p>
      <text:p text:style-name="Standard">39 - Je. Dictatoris</text:p>
      <text:p text:style-name="Standard">40 - Jo. Hue</text:p>
      <text:p text:style-name="Standard">41 - T. de Sancto Petro</text:p>
      <text:p text:style-name="Standard">42 - Jo. Voygnon</text:p>
      <text:p text:style-name="Standard">43 - Sy. de Bourich</text:p>
      <text:p text:style-name="Standard">44 - Et recedente domino R. de Lorriaco dominus decano</text:p>
      <text:p text:style-name="Standard">45 - G. Fedelli</text:p>
      <text:p text:style-name="Standard">46 - ecclesie $icpit injuxit / ut remanit adhuc</text:p>
      <text:p text:style-name="Standard">47 - H. B. Lancheti</text:p>
      <text:p text:style-name="Standard">48 - in capitulo ipsum requires sub debito juramenti quatins</text:p>
      <text:p text:style-name="Standard">49 - N. de Ordeimonte</text:p>
      <text:p text:style-name="Standard">50 - G. de Pompodorio a capitulo non extret</text:p>
      <text:p text:style-name="Standard">51 - T. Hocie</text:p>
      <text:p text:style-name="Standard">52 - A. de Maignaco</text:p>
      <text:p text:style-name="Standard">53 - Jo. de Sarraponte</text:p>
      <text:p text:style-name="Standard"><text:soft-page-break/>54 - Phi. de Salione G. de Kaer</text:p>
      <text:p text:style-name="Standard">=FRAN_0393_00481_L.jpg=</text:p>
      <text:p text:style-name="Standard">1 - Magister Johannes Girarde procurator em Petri de Bostogarandi capellani capellanie perpetue</text:p>
      <text:p text:style-name="Standard">2 - Sainti Luce ad altari sanctorum Petri et Jacri in etilia Sepulcri Par. fumate prout</text:p>
      <text:p text:style-name="Standard">3 - per licteras procuratorias superius designatas legitime ostitit nomine procuratorio ipsius</text:p>
      <text:p text:style-name="Standard">4 - domini Petri et pro ipso resignavit decausam suam capellaniam causa permueacionis faciende</text:p>
      <text:p text:style-name="Standard">5 - Cum domino Bernardo Samorgine Paro rectore parrochialis ecclesie de Robiano diocesis</text:p>
      <text:p text:style-name="Standard">6 - Nerbenensis / ad ipsam parrochialem ecclesiam et non alias quequidem capellania fuit collata</text:p>
      <text:p text:style-name="Standard">7 - dicto domino Bernardo presenti quin juravit in forma / Et fuit installatus in</text:p>
      <text:p text:style-name="Standard">8 - percedexcta.</text:p>
      <text:p text:style-name="Standard">9 - Et similiter collata est dicta parrobicalis ecclesia de Robiano Nectonensis diocesis tamquam</text:p>
      <text:p text:style-name="Standard">10 - vacans per resignacionem dicti domini Bernardi causa permutacionis faciende</text:p>
      <text:p text:style-name="Standard">11 - cum prefato domino Petro de Boscogayrandi ad dictam capellaniam Sancti Luce et non alias</text:p>
      <text:p text:style-name="Standard">12 - eidem domino Petro de Boscogayrandi in personam dicti magistri Johannis Girardi</text:p>
      <text:p text:style-name="Standard">13 - vigore licterarum venerabilis et circumspecti viri domini Johannis de Pignaco canonici Nerbonsi</text:p>
      <text:p text:style-name="Standard">14 - licenciatum in legibus vicarii generalis in spiritualibus et tepporalibus reverendissimi</text:p>
      <text:p text:style-name="Standard">15 - in Christo patris et domini domini F miseracione divina Nerbonensis archiepiscopi et</text:p>
      <text:p text:style-name="Standard">16 - primatis / ac virtute et auctoritate potestatis per dictum dominum vicarium dominis</text:p>
      <text:p text:style-name="Standard">17 - Decano et capitulo Par. attribute</text:p>
      <text:p text:style-name="Standard">18 - Anno nonagesimo novi. Die veneris post mina domini xviiia mensis</text:p>
      <text:p text:style-name="Standard">19 - Aprlis capitulantibus dominis.</text:p>
      <text:p text:style-name="Standard">20 - P. Decano</text:p>
      <text:p text:style-name="Standard">21 - G. Cantore</text:p>
      <text:p text:style-name="Standard">22 - G. Archidiaconus ecclesie</text:p>
      <text:p text:style-name="Standard">23 - N. Dictateris</text:p>
      <text:p text:style-name="Standard">24 - Hodie facta relacione compotorum anniversariorum</text:p>
      <text:p text:style-name="Standard">25 - L. de Mongeria</text:p>
      <text:p text:style-name="Standard">26 - matutinarum et vini ecclesie Parisiensis que gerit</text:p>
      <text:p text:style-name="Standard">27 - Jo. Rollandi</text:p>
      <text:p text:style-name="Standard">28 - dominus Johannes Fuys per dominos magistros Johannem</text:p>
      <text:p text:style-name="Standard">29 - G. de Kaer</text:p>
      <text:p text:style-name="Standard">30 - Voygnon et Johannem Rollandi Canonicos Par. commissarios</text:p>
      <text:p text:style-name="Standard">31 - Jo. Voygnensis</text:p>
      <text:p text:style-name="Standard">32 - ad hoc deputatis / Et primo dicti officii anniversariorum</text:p>
      <text:p text:style-name="Standard">33 - Jo. de Sarraponte</text:p>
      <text:p text:style-name="Standard">34 - cujus status sequitur. Lestat du compte</text:p>
      <text:p text:style-name="Standard"><text:soft-page-break/>35 - M. Reginaldi</text:p>
      <text:p text:style-name="Standard">36 - de l'office des anniversaires de l'eglise de Paris</text:p>
      <text:p text:style-name="Standard">37 - Sy. de Bouriche</text:p>
      <text:p text:style-name="Standard">38 - A. de Maignaco</text:p>
      <text:p text:style-name="Standard">39 - rendu par Jehan Hays prestre pour l'an commentant</text:p>
      <text:p text:style-name="Standard">40 - P. Colli</text:p>
      <text:p text:style-name="Standard">41 - a la feste de Toussains mil ccc iiiiix et xvii.</text:p>
      <text:p text:style-name="Standard">42 - Et fenissant a ladite feste mil ccc iiiix et xviii.</text:p>
      <text:p text:style-name="Standard">43 - T. de Sancto Petro</text:p>
      <text:p text:style-name="Standard">44 - G. Fedelli</text:p>
      <text:p text:style-name="Standard">45 - Et premierement la recte des arrerages pour precelle</text:p>
      <text:p text:style-name="Standard">46 - annoe se monte lxiiii lv. xi s. ix d. la.</text:p>
      <text:p text:style-name="Standard">47 - recepte de Aubergenville / Oultrebois a chiers</text:p>
      <text:p text:style-name="Standard">48 - Aranuille et Andresy est iiC lxxii l. xii s.</text:p>
      <text:p text:style-name="Standard">=FRAN_0393_00482_L.jpg=</text:p>
      <text:p text:style-name="Standard">1 - da recepte de Baigneulx Bryeconte Robert / Ballqivvillier Brumbois Beauvoier</text:p>
      <text:p text:style-name="Standard">2 - Beaumont sur oise et Euverie est iiiixx xv. l. xi s. iiii d. la recepte de</text:p>
      <text:p text:style-name="Standard">3 - Cormeilles Chastenay Civilly Cercelles Compans / Corbeuse / conisia villi</text:p>
      <text:p text:style-name="Standard">4 - Chartres et Custeul est iiiC lix lb. v. s. iiii d. larelilate de Escuelles / Eu</text:p>
      <text:p text:style-name="Standard">5 - Eoblay et Esponc est Cvil. iii s. viii d. lareviate de Fourqueux faives</text:p>
      <text:p text:style-name="Standard">6 - Fresveuse Fontenay et Clatigny est xxix lv xvii s. viii d. la revane de Ythevillie</text:p>
      <text:p text:style-name="Standard">7 - Poury et ossy est viixx xv. l. ix. s. X. d. la ceate de l'archant lesy / leschies</text:p>
      <text:p text:style-name="Standard">8 - Lay Mellenfroy Mory monsineu levesque / Montinorency / Meleun Manchetour</text:p>
      <text:p text:style-name="Standard">9 - Massy Mesnil Dame Roisse / Monstereul Morvillier et Machau est iiiC iiiixx i.</text:p>
      <text:p text:style-name="Standard">10 - lv xiiii s. x. d. la recepte de Nemoux / oe ory / Orly / Pety et qui quempoit</text:p>
      <text:p text:style-name="Standard">11 - est vixx xi l. xi s. x. d. poit a recepte de Rungy Rosay Roven Succy</text:p>
      <text:p text:style-name="Standard">12 - Saint Brice Saint Fargeau et Saint Ladre est Cxix. lv. xiii s. viii d.</text:p>
      <text:p text:style-name="Standard">13 - larevaiate de Tavers ville Rusche Viercy / ville Juye Verno Uissoux Villedouble</text:p>
      <text:p text:style-name="Standard">14 - viry / villete Saint Ladre Vernon et Victry est mii vii l. xi s. x d.</text:p>
      <text:p text:style-name="Standard">15 - la recepte des ventes est xx. livres la recepte extraordinaire est viii lbrs</text:p>
      <text:p text:style-name="Standard">16 - la reviate des maisons du cloistre est iiiC xix. lvres. Item une autre recepte</text:p>
      <text:p text:style-name="Standard">17 - des dictes maisons pour certains anniversaires est xxvii. lvrs ii s. iii d. la reviat</text:p>
      <text:p text:style-name="Standard">18 - de aucuns de messeigneurs et des officiers de l'eglise est lix livres vi s. x. d.</text:p>
      <text:p text:style-name="Standard">19 - la recepte de aucunes marsons seans ou cloistre et prez de Saint Jehan le</text:p>
      <text:p text:style-name="Standard">20 - Rond est lxxviii. l. viii. s la cecte de monseigneur levesque de Paris est xlvi livre.</text:p>
      <text:p text:style-name="Standard">21 - xii sols la recepte du recepveur de Paris est iiiixx v. l. x. so. la recepte du</text:p>
      <text:p text:style-name="Standard"><text:soft-page-break/>22 - tresor est XXX. livres la recepte des maisons de la cite de Paris est viixx xv. l.</text:p>
      <text:p text:style-name="Standard">23 - iii s. viii . d. larevalile des maisons Oultre petit pont est viixx ix. l. viii s.</text:p>
      <text:p text:style-name="Standard">24 - larevice des maisons Oultre grant pont est iiC xlx. l. iii s. ix. d. Comine</text:p>
      <text:p text:style-name="Standard">25 - toute de la reiane iii iiiixx xi l. xviii s. iii d. poit. De laquelle il demeure</text:p>
      <text:p text:style-name="Standard">26 - en arrerages cxi. lv. viii s. iii d. Ainsi demeure en vraie recepte iia</text:p>
      <text:p text:style-name="Standard">27 - ixC iiiixx lb. x. s. poit. Despense faicte pour ledit office. Et premierement</text:p>
      <text:p text:style-name="Standard">28 - pour les chapitres ordinaires et pour le chapitre de la Saint Martin d'yuer</text:p>
      <text:p text:style-name="Standard">29 - xliii livrs. x. so la despense des cens et aultres charges pour ledit office est</text:p>
      <text:p text:style-name="Standard">30 - vixx xviii. l. iiii s. xI d. la despense pour processions et messes fondées sur ce</text:p>
      <text:p text:style-name="Standard">31 - present office est iiC l livr xi s. vii. d. la despense pour les revestus au grant</text:p>
      <text:p text:style-name="Standard">32 - autel est x livre xix s. iiii. d. la despenst pour les pensions de c'est office est</text:p>
      <text:p text:style-name="Standard">33 - xi l. xvii s. la despense extrordinaire est viixx l. xvii s. vi d. o.</text:p>
      <text:p text:style-name="Standard">34 - la despense pour les voyages est xxii. livres xvi s. viii d.. la despense</text:p>
      <text:p text:style-name="Standard">35 - pour les repparacions est ixxx x. lv. x. s. viii d. la despense pour les</text:p>
      <text:p text:style-name="Standard">36 - mereaulx du Commun est viiixx xviii lb. xiiii s. vii d. ob. la despense</text:p>
      <text:p text:style-name="Standard">37 - pour les marregliers presbyteres et lays et chevetiers est lxiiii. livres. xi s. ii d. m.</text:p>
      <text:p text:style-name="Standard">38 - la distribucion de messeigneurs est xi C iiiix xvi l. x s. ii d. ladistribucion</text:p>
      <text:p text:style-name="Standard">39 - pour les vicaires et autres est vC xxxiiii. livres iiii s. x. d. ob. Somme toute</text:p>
      <text:p text:style-name="Standard">40 - de la Despense ii viii iiiixx ix lb. vii s. vi d. ob. Et la vrait cerate</text:p>
      <text:p text:style-name="Standard">41 - est ii ixC iiiixx l. x. s. poit. Ainsi appert que la recepte excedé la</text:p>
      <text:p text:style-name="Standard">42 - despense de iiiixx xi l. ii s. v. d. ob. poites que l'officier doit. Et est</text:p>
      <text:p text:style-name="Standard">43 - assavoir que les arrerages contenus en ce present compte sont tous jnutiles</text:p>
      <text:p text:style-name="Standard">44 - Excepte xxxv. livres qui sont deues du temps de Guillaume amé recepueur de Paris</text:p>
      <text:p text:style-name="Standard">45 - et xviii livres qui sont deues fur le tresoy.</text:p>
      <text:p text:style-name="Standard">=FRAN_0393_00483_L.jpg=</text:p>
      <text:p text:style-name="Standard">1 - Item stanis officii macutinarum ecclesie Parisiensis talis est estat di comprte de l'officende</text:p>
      <text:p text:style-name="Standard">2 - matines de l'eglise de Paris rendu par Jehan Hays prestre pour l'an commençant a ba fait</text:p>
      <text:p text:style-name="Standard">3 - Martin dyuer mil CCC. iiiixx et xvii. Et fenissant a ladicte feste myl TCC.</text:p>
      <text:p text:style-name="Standard">4 - iiiiXx et XVIII. Et premierement il estoit deu par la conclusion du compte precedent</text:p>
      <text:p text:style-name="Standard">5 - rendu par messeigneurs Audert Billart lors officier des dictes matines xxx. livres vi d.</text:p>
      <text:p text:style-name="Standard">6 - les quelles ont esté beceues du dit messeigneurs aubert Et pour ce xxx. alb vi denier</text:p>
      <text:p text:style-name="Standard">7 - la recepte des arrerages est xvi. livres la recepte de Andresy Bouveul gaigneulx</text:p>
      <text:p text:style-name="Standard">8 - et l'archant est vi xx xvi lv. v. s. ii d. ob. la recepte de la chanveniere / de</text:p>
      <text:p text:style-name="Standard">9 - l'office des heures / villete Saint Ladre Mory chevreuse / Parys Rangy d'accy</text:p>
      <text:p text:style-name="Standard">10 - Verno et ville Juye est CC. xviii. l. ii s. viii d. ob. la recepte des graiis</text:p>
      <text:p text:style-name="Standard">11 - de Paris / Petit Breul / Brheconte Rebert mory long junuel le Roelessebler Roissy</text:p>
      <text:p text:style-name="Standard"><text:soft-page-break/>12 - et la receciate extraordinaire est . viiixx J. lb. viii s. viii d. Somme toute de la</text:p>
      <text:p text:style-name="Standard">13 - recepte v l. lxi. l. xvii s. j. d. de la quelle somme demente en arrerages</text:p>
      <text:p text:style-name="Standard">14 - iiii l. ix s. iii d. ob. les quelx sont jnuitiles. Ainsi demneure en vraye</text:p>
      <text:p text:style-name="Standard">15 - recepte vC lvii. lb. lb. vii s. ix. d. ob. Despense pour ledit office</text:p>
      <text:p text:style-name="Standard">16 - Et premierement pour les chapitres ordinaires et pour le chapitre genneral de</text:p>
      <text:p text:style-name="Standard">17 - Saint Martin xii. livres vii s. vi d. la despense pour la distribucion manuelment</text:p>
      <text:p text:style-name="Standard">18 - faicte ou cuer est lvi. lives. xvii s. VIiI. d. la despense pour les marregliers presbyteres et</text:p>
      <text:p text:style-name="Standard">19 - lays et Chevetiers est XIII. livres ix. s. ii. d. la despense des tens et autres</text:p>
      <text:p text:style-name="Standard">20 - charges est . xii. lvrs. xi. s. II. d la despense pour les repparacions est Cxi. livres</text:p>
      <text:p text:style-name="Standard">21 - iii so. viii. d. la despense pour les voyages est iiii. libvrers xiii. sols. VIII. deniers la despense</text:p>
      <text:p text:style-name="Standard">22 - commune et extraordinaire est . xxxiiii lb. vi s. viii d. la distribucion</text:p>
      <text:p text:style-name="Standard">23 - des mereaulx pour messeigneurs est iii viiC lxvii magistr cum dimidio. Ladistribucion</text:p>
      <text:p text:style-name="Standard">24 - pour les vicaires et aultres est vi viiC xviii magistr cumi dimidio. Dommi</text:p>
      <text:p text:style-name="Standard">25 - toute de tous les mereaulx ix vC lxvi. mnistr chascun Merel aprecie a viii deniers</text:p>
      <text:p text:style-name="Standard">26 - valent . iiiC xviii. l. xvii s. iiii. d. somme toute de trute la despense</text:p>
      <text:p text:style-name="Standard">27 - vC lxiiii. lb. vi s. xi d. Et la braie recepte est v lvii l. vii s. ix d. eb.</text:p>
      <text:p text:style-name="Standard">28 - Ainsi appert que la despense feurmonte la recite de vi. livres xix. s. ob.</text:p>
      <text:p text:style-name="Standard">29 - Item status particularis redditus per dictum dominum Johannem Hays de redditibus datis per dominum</text:p>
      <text:p text:style-name="Standard">30 - Guillelmum de Neleduno et dominum Johannem Lupi Talis est. Lestat du compte particulier</text:p>
      <text:p text:style-name="Standard">31 - rendu par ledit hays des rentes donnees par messeigneurs Guillaume de Meleun et messsigneur Jehan</text:p>
      <text:p text:style-name="Standard">32 - le leu / pour l'annee fenissant a la Saint Martin Dyuer mil ccc iiiix et xviii</text:p>
      <text:p text:style-name="Standard">33 - Par la conclusion du compte rendu par le dit messeigneurs aubert Billart lors officier</text:p>
      <text:p text:style-name="Standard">34 - il estoit deu / par le dit officier / xli. lbs. viii s. ii d desquelx il naeste receu</text:p>
      <text:p text:style-name="Standard">35 - que xlviii s. Et pour ce xlviii so. la recepte de Verno / espesioné et d'autres parties</text:p>
      <text:p text:style-name="Standard">36 - Et compriz en ce les xlviii. sos dessus diz est xxxviii. lv. viii s. de laquelle somme</text:p>
      <text:p text:style-name="Standard">37 - demeure en arrerages de Pierre de nully / lequel est excorne engregié et reforcié</text:p>
      <text:p text:style-name="Standard">38 - etc. lxiiii s. ainsi demeure en vraie recepte xxxv. lb. iiii s. despense faicte</text:p>
      <text:p text:style-name="Standard">39 - sur ce. Pour les processions faictes a Saint Christofle et a Saint Denys du pas.</text:p>
      <text:p text:style-name="Standard">40 - lxii s. iiii d. pour la distribucion faicte aux dumeches xii. livrs. vii s. viii d.</text:p>
      <text:p text:style-name="Standard">=FRAN_0393_00484_L.jpg=</text:p>
      <text:p text:style-name="Standard">1 - La retepte excrmordinande est lxxvii sol. dommé toute de la despense xix. lv. viii s.</text:p>
      <text:p text:style-name="Standard">2 - Et la urau recepterest xxxv. l. iii s. Ainsi appartque la recepte seuiminte</text:p>
      <text:p text:style-name="Standard">3 - lla mise de xv. lv. xvi so que l'officier doit</text:p>
      <text:p text:style-name="Standard">4 - Item sceltus officii viiii ecclesie Parisiensis redditiper dictum dominum Johannem Boye talis est</text:p>
      <text:p text:style-name="Standard"><text:soft-page-break/>5 - l'estat du compte de l'offere ou vin de l'eglise de Paris rendu par Jehan</text:p>
      <text:p text:style-name="Standard">6 - hayepresbere pour l'an commençant a la saint Martin dyues mil CCC. iiii</text:p>
      <text:p text:style-name="Standard">7 - XVII. Et fenissant a ladicte feste mil Ccc. iiiixx et dichint.</text:p>
      <text:p text:style-name="Standard">8 - E prement par la conclusion du compte precedent vendu par messeigneurs aubert</text:p>
      <text:p text:style-name="Standard">9 - Bolbart lors officier il estoit deu par le dit messegneurs ubert Hebbor missige</text:p>
      <text:p text:style-name="Standard">10 - adob Sur quoy il aeste receu xl. liv. v s. ii d. la recepte des maisons</text:p>
      <text:p text:style-name="Standard">11 - du chastre est xxviii. li. ix. s. vi d. la recepte de l'office des heures de</text:p>
      <text:p text:style-name="Standard">12 - Andresy Baigneulx et Yvry est cviii. lb. xvii d. ob. la recepte de Lay Mory</text:p>
      <text:p text:style-name="Standard">13 - Resay ville Juyé Victry Verno / Paris Chastenay et Grly est iiC xv lbr viii s.</text:p>
      <text:p text:style-name="Standard">14 - X. deniers la recepte extraordinaire est xi. sol. somme toute de la recepte iiiC iiiixx</text:p>
      <text:p text:style-name="Standard">15 - xiii l. xi d. ob. De la quelle somme demeur en arrerages xlii livres viii solz</text:p>
      <text:p text:style-name="Standard">16 - viii de les quelx sont tous jnutibles Ainsi demeure en vraye recepte iii</text:p>
      <text:p text:style-name="Standard">17 - lxxv. l. uvii c. iii d. ob. Despense faicte par le dit office. Et premiement</text:p>
      <text:p text:style-name="Standard">18 - la despense des charges est . xxiii. lvre. iii. s. IX. d la despense pour le</text:p>
      <text:p text:style-name="Standard">19 - chapitre general. xxiii sels la despense commune est xxxv. lvre viii s. ii d. la</text:p>
      <text:p text:style-name="Standard">20 - despense pour les voyages est .xxxvi so. IIII. de la distribucion de messsire est</text:p>
      <text:p text:style-name="Standard">21 - xiii C. xlviii magist cum dimidio. la distribucion pour les vicaires</text:p>
      <text:p text:style-name="Standard">22 - et autres est vi C. iiiixx xiiii magister cum dimidio. Domme toute des Meuulx</text:p>
      <text:p text:style-name="Standard">23 - xviii iiiC xliii. chan Merel apprecie a iiii d. valent iiiC v. lb. xiiii s. iiii. d.</text:p>
      <text:p text:style-name="Standard">24 - Somme toute de la despense iiiC lxvii. lb. v. s. vii d. Et la vraie recepte est</text:p>
      <text:p text:style-name="Standard">25 - iiiC lxxv. lbrm vii s. iii d. o. Ainsi appart que la recepte excede lamnise de viii l.</text:p>
      <text:p text:style-name="Standard">26 - xx. deniers ob que l'officier doit</text:p>
      <text:p text:style-name="Standard">27 - Et sic premissis mediantibus concessa est quictancia dicto officiario</text:p>
      <text:p text:style-name="Standard">28 - Ordinatum est quod dictus officiarius secundum merelos cujuslibet anni elapsi distribuat</text:p>
      <text:p text:style-name="Standard">29 - residuum quod debet una cum arreragiis utilibus receptoris Parisiensis et thesauri</text:p>
      <text:p text:style-name="Standard">30 - Datus est commissarius ad audrendum inventarium thesaurr magister Petrus</text:p>
      <text:p text:style-name="Standard">31 - Colli cum magistro Laurencio de Mongla</text:p>
      <text:p text:style-name="Standard">32 - Hodie ollato per laurencium Marcel et Johannem Cormi de Corbolio racione quarte partis</text:p>
      <text:p text:style-name="Standard">33 - Molendini de Chaurn / quam tenent racione uxorum suarum in feudum a dominis decano</text:p>
      <text:p text:style-name="Standard">34 - et capitulo iiiior lbrarum parisiensem vel annata vel dicto bonorum hominum / domini voluerunt quod si</text:p>
      <text:p text:style-name="Standard">35 - officiarius possit habere sex franci / illos capiat finantem iiiior lbrum parisiensim</text:p>
      <text:p text:style-name="Standard">36 - ollatis ut prefertur</text:p>
      <text:p text:style-name="Standard">=FRAN_0393_00485_L.jpg=</text:p>
      <text:p text:style-name="Standard">1 - Am</text:p>
      <text:p text:style-name="Standard">2 - 16</text:p>
      <text:p text:style-name="Standard"><text:soft-page-break/>3 - Visiret magister dini ecco processao nster senctam de Maniomne et Pecum Aascini</text:p>
      <text:p text:style-name="Standard">4 - Publicetur littera fundacionis Guillelmi de Mtoladunio quondam acchiepiscopi Senovensis cras in magna</text:p>
      <text:p text:style-name="Standard">5 - missa et habeant clerici matutinales quilibet in qualibet missa duos denarios et servetur</text:p>
      <text:p text:style-name="Standard">6 - dicta fundacio prout tavetur in ta</text:p>
      <text:p text:style-name="Standard">7 - Anno nonagesimo nono. Die lune post jublate xvia mensisis pilis. capitulantibus dominis</text:p>
      <text:p text:style-name="Standard">8 - P. Decano</text:p>
      <text:p text:style-name="Standard">9 - G. Cantore</text:p>
      <text:p text:style-name="Standard">10 - G. ecie</text:p>
      <text:p text:style-name="Standard">11 - Brie Archidiacono</text:p>
      <text:p text:style-name="Standard">12 - Jo. Chue</text:p>
      <text:p text:style-name="Standard">13 - Data est licencia magistro Martino Mutonis eundi actrabatis per</text:p>
      <text:p text:style-name="Standard">14 - Sy. de Bourich</text:p>
      <text:p text:style-name="Standard">15 - J. de Sairapoto</text:p>
      <text:p text:style-name="Standard">16 - spicium xiiim dierum et recedat die mercurii proxima</text:p>
      <text:p text:style-name="Standard">17 - A. de Maignaco</text:p>
      <text:p text:style-name="Standard">18 - N. de Ordeimonte</text:p>
      <text:p text:style-name="Standard">19 - G. Fedelli</text:p>
      <text:p text:style-name="Standard">20 - A. Regnn</text:p>
      <text:p text:style-name="Standard">21 - P. Colli</text:p>
      <text:p text:style-name="Standard">22 - L. de Mongeria</text:p>
      <text:p text:style-name="Standard">23 - Ph. de Salione</text:p>
      <text:p text:style-name="Standard">24 - N. Dictatoris</text:p>
      <text:p text:style-name="Standard">25 - Ro. de Lorriacio</text:p>
      <text:p text:style-name="Standard">26 - T. Hocie</text:p>
      <text:p text:style-name="Standard">27 - Ste. Perruelli</text:p>
      <text:p text:style-name="Standard">28 - G. de Kaer</text:p>
      <text:p text:style-name="Standard">29 - Jo. Rollandi</text:p>
      <text:p text:style-name="Standard">30 - Anno nonagesimo nono. Die mercurii post ubilate . xxiia mensis iprilis capitulantibus dominis</text:p>
      <text:p text:style-name="Standard">31 - P. Delano</text:p>
      <text:p text:style-name="Standard">32 - G. Cantore</text:p>
      <text:p text:style-name="Standard">33 - G. Archidiacono ecclesie</text:p>
      <text:p text:style-name="Standard">34 - vendantur grava deversus capiosiam xx solidoris ipsi copula per offici</text:p>
      <text:p text:style-name="Standard">35 - L. de Mongeria</text:p>
      <text:p text:style-name="Standard">36 - N. de Ordeimonte</text:p>
      <text:p text:style-name="Standard">37 - vel plus si plus possit haere</text:p>
      <text:p text:style-name="Standard"><text:soft-page-break/>38 - Rollandi</text:p>
      <text:p text:style-name="Standard">39 - L. de Mongeria</text:p>
      <text:p text:style-name="Standard">40 - E. Juvenier</text:p>
      <text:p text:style-name="Standard">41 - Sy. de Bourich</text:p>
      <text:p text:style-name="Standard">42 - P. Colli</text:p>
      <text:p text:style-name="Standard">43 - G. Pedelli</text:p>
      <text:p text:style-name="Standard">44 - Phi. de Salione</text:p>
      <text:p text:style-name="Standard">45 - Ste. Perruelli</text:p>
      <text:p text:style-name="Standard">46 - T. Hocie</text:p>
      <text:p text:style-name="Standard">47 - Jo. Hue</text:p>
      <text:p text:style-name="Standard">48 - M. Reginaldi</text:p>
      <text:p text:style-name="Standard">49 - G. de Kaer</text:p>
      <text:p text:style-name="Standard">50 - A de maignac minuiti Sangneine</text:p>
      <text:p text:style-name="Standard">51 - .Die veneris post jubilate xxvta mensis a non sc</text:p>
      <text:p text:style-name="Standard">52 - capituu spt fest eati s</text:p>
      <text:p text:style-name="Standard">=FRAN_0393_00486_L.jpg=</text:p>
      <text:p text:style-name="Standard">1 - Anno nonagesimo nono diclune post subilate xxviiia mensis ptilis. apitulantibus dominis.</text:p>
      <text:p text:style-name="Standard">2 - P. Decano</text:p>
      <text:p text:style-name="Standard">3 - G. Cantore</text:p>
      <text:p text:style-name="Standard">4 - A. Brie archidiacono</text:p>
      <text:p text:style-name="Standard">5 - L. de Mongeria</text:p>
      <text:p text:style-name="Standard">6 - E. Juvenis</text:p>
      <text:p text:style-name="Standard">7 - Super tradicione cujusdam Petre terre vincatores site apud</text:p>
      <text:p text:style-name="Standard">8 - N. de Ordeimonte</text:p>
      <text:p text:style-name="Standard">9 - Spedonam / cuidam scutifero Beat Davignel nuncupato</text:p>
      <text:p text:style-name="Standard">10 - A. de Maignaco</text:p>
      <text:p text:style-name="Standard">11 - per deffunctum magistrum Johannem de Socto tunc prepositum</text:p>
      <text:p text:style-name="Standard">12 - Jo. Voygnon</text:p>
      <text:p text:style-name="Standard">13 - prebendarium dicti loci facta / quia dicta tradicio non valet</text:p>
      <text:p text:style-name="Standard">14 - Jo. de Pompedorio</text:p>
      <text:p text:style-name="Standard">15 - sed mnefficax domini concluserunt quod fiat nova lictera nomine</text:p>
      <text:p text:style-name="Standard">16 - Jo. Hue</text:p>
      <text:p text:style-name="Standard">17 - decani et capituli / renovata dicta tradicione facta per deffunctum</text:p>
      <text:p text:style-name="Standard">18 - G. de Kaer</text:p>
      <text:p text:style-name="Standard">19 - magistrum Johannem de Docco.</text:p>
      <text:p text:style-name="Standard">20 - T. Houcie</text:p>
      <text:p text:style-name="Standard"><text:soft-page-break/>21 - Ma. Reginaldi</text:p>
      <text:p text:style-name="Standard">22 - Sy. de Bourich</text:p>
      <text:p text:style-name="Standard">23 - Item fiat littera Petri de Castellione super franca sergenteria</text:p>
      <text:p text:style-name="Standard">24 - T. de Sancto Petro</text:p>
      <text:p text:style-name="Standard">25 - in forma solita / ponendo clam usque ad beneplacitum</text:p>
      <text:p text:style-name="Standard">26 - Jo. Bollandi</text:p>
      <text:p text:style-name="Standard">27 - voluntatis dominorum</text:p>
      <text:p text:style-name="Standard">28 - T. de Alneto</text:p>
      <text:p text:style-name="Standard">29 - G. Fedelli</text:p>
      <text:p text:style-name="Standard">30 - De duobus denariis qui alias dati fuerunt clericis matutinalibus</text:p>
      <text:p text:style-name="Standard">31 - interessentes in missis magnis super fundacione facta per</text:p>
      <text:p text:style-name="Standard">32 - deffunctum dominum Guillelmum de Meleduno / non placet</text:p>
      <text:p text:style-name="Standard">33 - dominis quod de cetero eisdem tradantur attenta fundacione.</text:p>
      <text:p text:style-name="Standard">34 - Prohiicum est domino Johanni de Farbus ne aliqua bona existencia in domo magistri</text:p>
      <text:p text:style-name="Standard">35 - Bertrandi de Thyerno ab ea extrahantur per eum vel alium nec aliqua permittat</text:p>
      <text:p text:style-name="Standard">36 - nde extrahi . Et domini facto inventario bono voluerunt bona per me eidem domino</text:p>
      <text:p text:style-name="Standard">37 - Johanni tradi in custodia.</text:p>
      <text:p text:style-name="Standard">38 - Die martis sequenti xxixa mensis aprilis . In revestiario capitulantibus dominis.</text:p>
      <text:p text:style-name="Standard">39 - P. Decano</text:p>
      <text:p text:style-name="Standard">40 - G. Cantore</text:p>
      <text:p text:style-name="Standard">41 - G. Archidiacono ecclesie</text:p>
      <text:p text:style-name="Standard">42 - A. Archidiacono Brie</text:p>
      <text:p text:style-name="Standard">43 - Super presentacione Sancti Germani Autissiodo rensis Parisie</text:p>
      <text:p text:style-name="Standard">44 - N. Dictatoris</text:p>
      <text:p text:style-name="Standard">45 - Domini sunt concordes quod admittatur presentacio viva voce</text:p>
      <text:p text:style-name="Standard">46 - Jo. de Pompodorio</text:p>
      <text:p text:style-name="Standard">47 - facienda / cum protestacione quod perhoc prejudicium nullum</text:p>
      <text:p text:style-name="Standard">48 - Sy. de Bourich</text:p>
      <text:p text:style-name="Standard">49 - petr seu generetur alicui parcium</text:p>
      <text:p text:style-name="Standard">50 - E. Juvenis</text:p>
      <text:p text:style-name="Standard">51 - Ste. Perruelli</text:p>
      <text:p text:style-name="Standard">52 - Scribatur preposito de Rosayo / quod scribat dominis qui erit</text:p>
      <text:p text:style-name="Standard">53 - A. de Maignaco</text:p>
      <text:p text:style-name="Standard">54 - utilis ad exercendum officium clerici prepositure dicti loci.</text:p>
      <text:p text:style-name="Standard">55 - Ph. de Salione</text:p>
      <text:p text:style-name="Standard">56 - T. Hocie</text:p>
      <text:p text:style-name="Standard"><text:soft-page-break/>57 - T. de Alneto</text:p>
      <text:p text:style-name="Standard">58 - P. Colli</text:p>
      <text:p text:style-name="Standard">59 - G. Fedelli</text:p>
      <text:p text:style-name="Standard">60 - T. de Sancto Petro</text:p>
      <text:p text:style-name="Standard">61 - Jo. Rollandi</text:p>
      <text:p text:style-name="Standard">62 - Jo. Voygnon</text:p>
      <text:p text:style-name="Standard">63 - G. de Albiaco</text:p>
      <text:p text:style-name="Standard">64 - T. de Alneto</text:p>
      <text:p text:style-name="Standard">=FRAN_0393_00487_L.jpg=</text:p>
      <text:p text:style-name="Standard">1 - 16</text:p>
      <text:p text:style-name="Standard">2 - Anno nonagesimo nono. die meraurii post cantate xxxa mensis aprilis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G. de Kaer</text:p>
      <text:p text:style-name="Standard">7 - Fat procuratorum Roberto Brochiaer et Guillelmo Luet commorantes</text:p>
      <text:p text:style-name="Standard">8 - G. de Albyaco</text:p>
      <text:p text:style-name="Standard">9 - apud Ascheres qui habeant potestatem recipiendi omnes et</text:p>
      <text:p text:style-name="Standard">10 - T. Hocie</text:p>
      <text:p text:style-name="Standard">11 - singulos redditus dicte terre / quictandi etc. Ipsamque terram</text:p>
      <text:p text:style-name="Standard">12 - J. Hue</text:p>
      <text:p text:style-name="Standard">13 - regendi et Gubernandi etc. de data anni nogesim</text:p>
      <text:p text:style-name="Standard">14 - L. de Mongeria</text:p>
      <text:p text:style-name="Standard">15 - septum circa festum omnium Sanctorum.</text:p>
      <text:p text:style-name="Standard">16 - Sy. de Bourich</text:p>
      <text:p text:style-name="Standard">17 - Jo. Rollandi</text:p>
      <text:p text:style-name="Standard">18 - N. de Ordeimonte</text:p>
      <text:p text:style-name="Standard">19 - Item faciat clamarm justicia dicti loci dominus Johannes Hays</text:p>
      <text:p text:style-name="Standard">20 - P. Colli</text:p>
      <text:p text:style-name="Standard">21 - officiarius anniuseriorum.</text:p>
      <text:p text:style-name="Standard">22 - E. Juvenis</text:p>
      <text:p text:style-name="Standard">23 - N. Dictatoris</text:p>
      <text:p text:style-name="Standard">24 - G. Fedelli</text:p>
      <text:p text:style-name="Standard">25 - Super facto Johannis Britonis decenti in carceribus capituli</text:p>
      <text:p text:style-name="Standard">26 - T. de Sancto Petro</text:p>
      <text:p text:style-name="Standard">27 - loquatur cum consilio ecclesie in parlamento.</text:p>
      <text:p text:style-name="Standard"><text:soft-page-break/>28 - Jo. Voygnon</text:p>
      <text:p text:style-name="Standard">29 - Jo. de Pompodorio</text:p>
      <text:p text:style-name="Standard">30 - Phi. de Salione</text:p>
      <text:p text:style-name="Standard">31 - Data est licencia canonicis Sancti Johannis Rotundi constituendi</text:p>
      <text:p text:style-name="Standard">32 - M. Reginaldi</text:p>
      <text:p text:style-name="Standard">33 - procuratores et fuerunt constituti Hugo carpelitarii</text:p>
      <text:p text:style-name="Standard">34 - Jo. de Sanctis</text:p>
      <text:p text:style-name="Standard">35 - canonicatus ipsius ecclesie / magistris Johannes Salovonis</text:p>
      <text:p text:style-name="Standard">36 - P. Colli</text:p>
      <text:p text:style-name="Standard">37 - Guillelmus le Picari et Petrus de Castellione in Castalleto</text:p>
      <text:p text:style-name="Standard">38 - Paris.en procuratores in forma consueta.</text:p>
      <text:p text:style-name="Standard">39 - Facta relacione per magistr L. de Mongeria et P. Colli commissaris ad audiendum</text:p>
      <text:p text:style-name="Standard">40 - compota inventarii thesauri / habeant custodes quictanciam / quia bonum</text:p>
      <text:p text:style-name="Standard">41 - compotum et legale reddiderunt.</text:p>
      <text:p text:style-name="Standard">=FRAN_0393_00488_L.jpg=</text:p>
      <text:p text:style-name="Standard">1 - Anno nonagesimo Nono. Die veneris post Cantate sancta Mensirariii capitulantbus</text:p>
      <text:p text:style-name="Standard">2 - dominis.</text:p>
      <text:p text:style-name="Standard">3 - P. Decano</text:p>
      <text:p text:style-name="Standard">4 - G. Cantore</text:p>
      <text:p text:style-name="Standard">5 - Sentur custodibus reliquiarum thesauri iiiior scutiem etc.</text:p>
      <text:p text:style-name="Standard">6 - G. ecclesie</text:p>
      <text:p text:style-name="Standard">7 - et redigatur inventarium in mundum.</text:p>
      <text:p text:style-name="Standard">8 - A. Brye Archidiacono</text:p>
      <text:p text:style-name="Standard">9 - Jo. de Pompedorio</text:p>
      <text:p text:style-name="Standard">10 - habeat magister Johannes Girardi approbacionem tradicionis domus</text:p>
      <text:p text:style-name="Standard">11 - N. Dictatoris</text:p>
      <text:p text:style-name="Standard">12 - canonicorum Sancti Stephani site in claustro Sancti Benedicti et</text:p>
      <text:p text:style-name="Standard">13 - L. de Mongeria</text:p>
      <text:p text:style-name="Standard">14 - primo vocentur illi de Sancto Stephano.</text:p>
      <text:p text:style-name="Standard">15 - Jo. Rollandi</text:p>
      <text:p text:style-name="Standard">16 - E. Juvenis</text:p>
      <text:p text:style-name="Standard">17 - Jo. Voignon</text:p>
      <text:p text:style-name="Standard">18 - Commissa est causa beneficialis mota etpendens coram</text:p>
      <text:p text:style-name="Standard">19 - Ro. de Lorriaco</text:p>
      <text:p text:style-name="Standard">20 - Officiali dominorum inter Johannem Ballreti Actorem et</text:p>
      <text:p text:style-name="Standard">21 - Sy. de Bourich</text:p>
      <text:p text:style-name="Standard"><text:soft-page-break/>22 - Michaelem Brunelli reum / et eciam causa mota</text:p>
      <text:p text:style-name="Standard">23 - T. Hocie</text:p>
      <text:p text:style-name="Standard">24 - seu morieri sperata inter dominum Johannem Gilloti Actorem</text:p>
      <text:p text:style-name="Standard">25 - N. de Ordeimonte</text:p>
      <text:p text:style-name="Standard">26 - et dominum Stephanum Johannis presyterum reum dominis et magistris</text:p>
      <text:p text:style-name="Standard">27 - Jo. de Nullyaco</text:p>
      <text:p text:style-name="Standard">28 - G. de Kaer decretorum doctori et Symoni de Bourich</text:p>
      <text:p text:style-name="Standard">29 - A. de Maignaco</text:p>
      <text:p text:style-name="Standard">30 - canonicis Parisiensis. Et fuit assignata dies dictis partibus</text:p>
      <text:p text:style-name="Standard">31 - T. de Alneto</text:p>
      <text:p text:style-name="Standard">32 - P. Colli</text:p>
      <text:p text:style-name="Standard">33 - coram dictis commissariis ad lune proxime Ad barram claustre</text:p>
      <text:p text:style-name="Standard">34 - Phi. de Salione</text:p>
      <text:p text:style-name="Standard">35 - ecclesie Pars. hota vesprorum</text:p>
      <text:p text:style-name="Standard">36 - G. Fedelli</text:p>
      <text:p text:style-name="Standard">37 - A. Regine</text:p>
      <text:p text:style-name="Standard">38 - G. de Albyaco</text:p>
      <text:p text:style-name="Standard">39 - G. de Kaer</text:p>
      <text:p text:style-name="Standard">40 - .Die sabbai sequente in festo Invecionis sancte Crucis tercia mensis maii. capitulantibus dominis</text:p>
      <text:p text:style-name="Standard">41 - in revestiario extraoromarie hora decantacionis magne misse.</text:p>
      <text:p text:style-name="Standard">42 - P. Decano</text:p>
      <text:p text:style-name="Standard">43 - Deputatus est magister R. de Lorriaco / ad eundum apud</text:p>
      <text:p text:style-name="Standard">44 - G. Cantore</text:p>
      <text:p text:style-name="Standard">45 - G. Archidiacono ecclesie</text:p>
      <text:p text:style-name="Standard">46 - Liricantum in instantem festo Ascencionis domini</text:p>
      <text:p text:style-name="Standard">47 - G. de Albyaco</text:p>
      <text:p text:style-name="Standard">48 - Hodie petita licencia per Guillelmum Vignerii ut ipse posset</text:p>
      <text:p text:style-name="Standard">49 - N. de Ordeimonte</text:p>
      <text:p text:style-name="Standard">50 - conduci facere per claustrum certami quantitatem caudarum</text:p>
      <text:p text:style-name="Standard">51 - Jo. Rollandi</text:p>
      <text:p text:style-name="Standard">52 - viii que erant apud terrale / et quas adduci fecerat</text:p>
      <text:p text:style-name="Standard">53 - Sy. de Bourich</text:p>
      <text:p text:style-name="Standard">54 - L. de Mongeria</text:p>
      <text:p text:style-name="Standard">55 - deversus sacrocesarem / domini licenciam hujusmodi eidem hac</text:p>
      <text:p text:style-name="Standard">56 - vice de gracia concesserunt presentibus ad hoc distictis viris</text:p>
      <text:p text:style-name="Standard">57 - Jo. de Pompodorio</text:p>
      <text:p text:style-name="Standard"><text:soft-page-break/>58 - P. Colli</text:p>
      <text:p text:style-name="Standard">59 - Hugone Carpentarii canonico Sancti Jos Rotundi Pbncio de</text:p>
      <text:p text:style-name="Standard">60 - A. de Maignaco</text:p>
      <text:p text:style-name="Standard">61 - Bellavilla capellano in ecclesia Parisiensis et Ro. de Baileuo presbyteris</text:p>
      <text:p text:style-name="Standard">62 - Ro. de Lorriaco</text:p>
      <text:p text:style-name="Standard">63 - testibus etc.</text:p>
      <text:p text:style-name="Standard">64 - Jo. Voygnon</text:p>
      <text:p text:style-name="Standard">65 - Qua non est vicarius receptus ad vicariam Sancti</text:p>
      <text:p text:style-name="Standard">66 - N. Dictatoris</text:p>
      <text:p text:style-name="Standard">67 - Germani Autissiods Paris.e nunc vacantes per obitum deffuncti magistri</text:p>
      <text:p text:style-name="Standard">68 - Ma. Reginaldi</text:p>
      <text:p text:style-name="Standard">69 - Johannis de Chuiaco / teneturque dicta vicaria ebdomada</text:p>
      <text:p text:style-name="Standard">70 - Ph. de Salione</text:p>
      <text:p text:style-name="Standard">71 - sequentes ad ebdomadam in ecclesia parisienses faciendamu preceptum est</text:p>
      <text:p text:style-name="Standard">72 - G. Fedlli</text:p>
      <text:p text:style-name="Standard">73 - Hugoni carpentarii canonico Sancti Johannis Retundi ut predictam</text:p>
      <text:p text:style-name="Standard">74 - eb domadam faciat suptibus dicte vicarie vicariique futuri</text:p>
      <text:p text:style-name="Standard">=FRAN_0393_00489_L.jpg=</text:p>
      <text:p text:style-name="Standard">1 - Dicta die hora vesperorum in revestiarie capitulantibus dominis</text:p>
      <text:p text:style-name="Standard">2 - P. Decano</text:p>
      <text:p text:style-name="Standard">3 - Magistri Girardus de Versignyaco et Johannes Gaillardi</text:p>
      <text:p text:style-name="Standard">4 - G. Cantore</text:p>
      <text:p text:style-name="Standard">5 - canonici Sancti Germani Autissiodorensis procuratores et procuratorio</text:p>
      <text:p text:style-name="Standard">6 - G. Archidiacono ecclesie</text:p>
      <text:p text:style-name="Standard">7 - nomine dominorum decani et capituli ecclesie collegiate Sancti</text:p>
      <text:p text:style-name="Standard">8 - Jo. Rollandi</text:p>
      <text:p text:style-name="Standard">9 - germairi prout de procuratorio suo fidem fecerunt per quoddam</text:p>
      <text:p text:style-name="Standard">10 - A. de Mongeria</text:p>
      <text:p text:style-name="Standard">11 - procuratoriam sub data parisienses die tercia mensis maii</text:p>
      <text:p text:style-name="Standard">12 - Jo. Voygnon</text:p>
      <text:p text:style-name="Standard">13 - Anni presentis jeorum sigillo in cera viridi impendente</text:p>
      <text:p text:style-name="Standard">14 - Ste. Perrnelli</text:p>
      <text:p text:style-name="Standard">15 - sigillatas ac signo et subscripcione Johannis Dyonisii eorum</text:p>
      <text:p text:style-name="Standard">16 - G. de Kaer</text:p>
      <text:p text:style-name="Standard">17 - notarii et scribe signatis viva voce presentaverunt</text:p>
      <text:p text:style-name="Standard">18 - Ja. Cosson</text:p>
      <text:p text:style-name="Standard"><text:soft-page-break/>19 - magistrum Guydonem de Villaribus ad vicariam Sancti</text:p>
      <text:p text:style-name="Standard">20 - Jo. Hue</text:p>
      <text:p text:style-name="Standard">21 - Germani vulgariter nuncupatam in ecclesia Parisien</text:p>
      <text:p text:style-name="Standard">22 - G. Paillardi</text:p>
      <text:p text:style-name="Standard">23 - Ro. de Lorriaco</text:p>
      <text:p text:style-name="Standard">24 - fundatam vacante per obitum deffuncti magistri Johannis</text:p>
      <text:p text:style-name="Standard">25 - N. de Cancia</text:p>
      <text:p text:style-name="Standard">26 - de Cymaco / verba sequentia vel consimilia in effectu</text:p>
      <text:p text:style-name="Standard">27 - proferendo / Domini mer tenendi . Nos Girardus de</text:p>
      <text:p text:style-name="Standard">28 - Versignyaco et Johannes Gaillardi canonici Sancti Germani Autissonis</text:p>
      <text:p text:style-name="Standard">29 - procuratores et nomine procuratorio ecclesie Sancti Germani predicte / ad</text:p>
      <text:p text:style-name="Standard">30 - vicariam quam in ecclesia vestra Parisiensis obtinere solebat tempore quo vivebat et</text:p>
      <text:p text:style-name="Standard">31 - Decessit deffunctus magister Johannes de Cymaco dicte vicarie ultimus possessor</text:p>
      <text:p text:style-name="Standard">32 - cujus jus patronatus seu presentacio ad decanam et capitulum ecclesie predicte Sancti</text:p>
      <text:p text:style-name="Standard">33 - Germani / collacio auctem et institucio quocies vacat ad vos pleno fure</text:p>
      <text:p text:style-name="Standard">34 - dignoscuntur pertinere nunc vacantem per ipsius deffuncti magistri Johannis de Cymaco</text:p>
      <text:p text:style-name="Standard">35 - prebrtum verlaem virum magistrum Guydonem de Villaribus dicte ecclesie Sancti Germani</text:p>
      <text:p text:style-name="Standard">36 - canonictum / viva voce vobis presentamus dminacionibus vestris nominibus quibus supra</text:p>
      <text:p text:style-name="Standard">37 - supplicantes et requirentes / quatinus ipsam presentacionem sic viva voce factam admicte</text:p>
      <text:p text:style-name="Standard">38 - dictam vicariam cum omnibus juribus et pertinenciis suis universis eidem conferre dignemnte</text:p>
      <text:p text:style-name="Standard">39 - ipsum in eisdem instituendo Quiquidem domini decanus et capitulum ecclesie Parisiensis</text:p>
      <text:p text:style-name="Standard">40 - prelenta inter ipsos deliberacione matura / sufficienterque informati de ipsius</text:p>
      <text:p text:style-name="Standard">41 - magistri Guydonis sufficiencia et ydonertate / dictam presentacionem viva voce</text:p>
      <text:p text:style-name="Standard">42 - factam admiserunt dicto magistro Guydoni dictam vicariam cum omnibus juribus</text:p>
      <text:p text:style-name="Standard">43 - et pertinenciis universis conferendo ipsumque investiendo de eisdem per tradicionem</text:p>
      <text:p text:style-name="Standard">44 - quamundam licterarum quas tunc in manibus suis tenebat dominus decanus Hujus</text:p>
      <text:p text:style-name="Standard">45 - ecclesie Parisiensis De quibus petitum fuit instrumentum. Presentibus domino Johanne de</text:p>
      <text:p text:style-name="Standard">46 - Thanaiiis altero matriculaciorum clericorum ecclesie Parisiensies / domino Johanne Furnerii abas</text:p>
      <text:p text:style-name="Standard">47 - Parvi canonico Sancti Dyonisii de Passu in ecclesia Paris.e Hugone Carpentarii canonico</text:p>
      <text:p text:style-name="Standard">48 - Sancti Johannis Rotundi Johanne Chaunier Parisiensi dictis Adam Budot</text:p>
      <text:p text:style-name="Standard">49 - et Colino Bigeart testibus etc.</text:p>
      <text:p text:style-name="Standard">=FRAN_0393_00490_L.jpg=</text:p>
      <text:p text:style-name="Standard">1 - Anno etenaigesimo Noni . de Lune post veotems frunditais veite mensis ii Capitulantibus</text:p>
      <text:p text:style-name="Standard">2 - dominis.</text:p>
      <text:p text:style-name="Standard">3 - P. Decano</text:p>
      <text:p text:style-name="Standard">4 - G. Cantore</text:p>
      <text:p text:style-name="Standard"><text:soft-page-break/>5 - G. Archidiacono ecclesie</text:p>
      <text:p text:style-name="Standard">6 - Receptus fuit hac die magister Guido de Villaribus ad vicariam</text:p>
      <text:p text:style-name="Standard">7 - A. Archidiacono Brie</text:p>
      <text:p text:style-name="Standard">8 - Sancti Germani vulgariter nuncupatam quam obtinere solebat</text:p>
      <text:p text:style-name="Standard">9 - L. de Mongeria</text:p>
      <text:p text:style-name="Standard">10 - deffunctus magister Johannes de Cymaco / que pridie fuit sibi</text:p>
      <text:p text:style-name="Standard">11 - Jo. Rollandi</text:p>
      <text:p text:style-name="Standard">12 - collata modo et forma contentis in regestro dicte diei Et</text:p>
      <text:p text:style-name="Standard">13 - G. de Kaer</text:p>
      <text:p text:style-name="Standard">14 - juravit in forma solita. Et fuit sibi data et concessa littera</text:p>
      <text:p text:style-name="Standard">15 - N. Ditatoris</text:p>
      <text:p text:style-name="Standard">16 - super collacione et recepcione sua / cujus copiam repperies in pagina</text:p>
      <text:p text:style-name="Standard">17 - Jo. de Pompodorio</text:p>
      <text:p text:style-name="Standard">18 - sequenti</text:p>
      <text:p text:style-name="Standard">19 - Ste. Perruelli</text:p>
      <text:p text:style-name="Standard">20 - Magister Nicolaus Sapientis emendavit et plicavit emendam</text:p>
      <text:p text:style-name="Standard">21 - dominis Super eo quod ipse intraverat carceres et seolam capituli</text:p>
      <text:p text:style-name="Standard">22 - H. Blancheti</text:p>
      <text:p text:style-name="Standard">23 - pro visitando quendam prisionarium an esset clericus</text:p>
      <text:p text:style-name="Standard">24 - N. de Ordeimonte</text:p>
      <text:p text:style-name="Standard">25 - ne ne</text:p>
      <text:p text:style-name="Standard">26 - G. Fedelli</text:p>
      <text:p text:style-name="Standard">27 - Sy. de Bourich</text:p>
      <text:p text:style-name="Standard">28 - T. de Sancto Petro</text:p>
      <text:p text:style-name="Standard">29 - Magister Nicolaus de Ordeimonte Hodie contradixit</text:p>
      <text:p text:style-name="Standard">30 - N. de Rancia</text:p>
      <text:p text:style-name="Standard">31 - permutacioni faciende de capellania Johannis Floridi ad altare</text:p>
      <text:p text:style-name="Standard">32 - E. Juvenis</text:p>
      <text:p text:style-name="Standard">33 - beati Johannis Baptiste in ecclesia Parisiensis fundata / quia ut</text:p>
      <text:p text:style-name="Standard">34 - Milo Sacheautine</text:p>
      <text:p text:style-name="Standard">35 - dicebat sciebat dictum Johannem Floridi in brevi</text:p>
      <text:p text:style-name="Standard">36 - P. Colli</text:p>
      <text:p text:style-name="Standard">37 - contracturum materino num</text:p>
      <text:p text:style-name="Standard">38 - Sy. de Bourich</text:p>
      <text:p text:style-name="Standard">39 - Jo. de Sanctis.</text:p>
      <text:p text:style-name="Standard">40 - Anno predicto. die mercurii in digilia festi Anenis Domi viia mesis iiii capitulantibus dominis</text:p>
      <text:p text:style-name="Standard"><text:soft-page-break/>41 - P. Decano</text:p>
      <text:p text:style-name="Standard">42 - Receptus est ad capellaniam Sancti Michaclis in ecclesia Parisiensis</text:p>
      <text:p text:style-name="Standard">43 - G. Cantore</text:p>
      <text:p text:style-name="Standard">44 - A. Archidiacono Brie</text:p>
      <text:p text:style-name="Standard">45 - fundatam vacantes per obitum domini Johannis Blanchon presbyteri ultimi</text:p>
      <text:p text:style-name="Standard">46 - G. Fedelli</text:p>
      <text:p text:style-name="Standard">47 - possessoris ejusdem / Armilsus de Villalacus alias</text:p>
      <text:p text:style-name="Standard">48 - Jo. de Pompodorio</text:p>
      <text:p text:style-name="Standard">49 - Trunidit clericus mediante collacione sibi facta de ipsa</text:p>
      <text:p text:style-name="Standard">50 - L. de Mongeria</text:p>
      <text:p text:style-name="Standard">51 - capellania per magistrum Galeranum de Pendref sacre pagine</text:p>
      <text:p text:style-name="Standard">52 - T. de Sancto Petro</text:p>
      <text:p text:style-name="Standard">53 - professorem cantorem et canonicum prebendatum ecclesie Parisiensis</text:p>
      <text:p text:style-name="Standard">54 - Jo. Rollandi</text:p>
      <text:p text:style-name="Standard">55 - ad causam sui turni etc. Et juravit in forma</text:p>
      <text:p text:style-name="Standard">56 - G. de Kaer</text:p>
      <text:p text:style-name="Standard">57 - Ste. Perruelli</text:p>
      <text:p text:style-name="Standard">58 - Non obstante condictione alias facta per dominum et magistrum</text:p>
      <text:p text:style-name="Standard">59 - T. Hocie</text:p>
      <text:p text:style-name="Standard">60 - Nicolaum de Ordeimonte domini post deliberacionem</text:p>
      <text:p text:style-name="Standard">61 - Jo. Hue</text:p>
      <text:p text:style-name="Standard">62 - habitam permutacionem Johannis Floridi de capellania sua ad</text:p>
      <text:p text:style-name="Standard">63 - Ph. de Salione</text:p>
      <text:p text:style-name="Standard">64 - altare beati Jo. Baptiste in ecclesia Par. adm domino Arda</text:p>
      <text:p text:style-name="Standard">65 - Jo. de Sanctis</text:p>
      <text:p text:style-name="Standard">66 - Sausonis presbytero ad capellaniam perpetuam in ecclesia de Longopagano</text:p>
      <text:p text:style-name="Standard">67 - N. Dictatoris</text:p>
      <text:p text:style-name="Standard">68 - Rohacenis diocesis et non alias. receperunt . Mediante jurament dicti</text:p>
      <text:p text:style-name="Standard">69 - Ro. de Lorriaco</text:p>
      <text:p text:style-name="Standard">70 - Floridi qui juravit nullam fraudem intervenite . de</text:p>
      <text:p text:style-name="Standard">71 - A. Regine.</text:p>
      <text:p text:style-name="Standard">72 - materimonisque ipsius nunquam fuisse yloqutum</text:p>
      <text:p text:style-name="Standard">=FRAN_0393_00491_L.jpg=</text:p>
      <text:p text:style-name="Standard">1 - tra conaciono vicarie Sancti Germani Autissiods</text:p>
      <text:p text:style-name="Standard">2 - pro magistro Guidone de Billacions.</text:p>
      <text:p text:style-name="Standard">3 - Universis presentes literas nspecturis. Decanus et capitulum ecclesie Parisiensis. ad Nomansies</text:p>
      <text:p text:style-name="Standard"><text:soft-page-break/>4 - ecclesiam nullo medio pertinenciis Calutem in domino. Notum facimus quod nos die tercia mensis</text:p>
      <text:p text:style-name="Standard">5 - maii anni infrascripti hora vesperorum ipsius dici in revestiario ecclesie nostre predicte</text:p>
      <text:p text:style-name="Standard">6 - propter et ad inframita peragenda congregati vicariam perpetuam Sancti Germani Autisions</text:p>
      <text:p text:style-name="Standard">7 - Parisiense in ecclesia nostra predicta fundatam / quam deffunctus magister Johannes de Cymaco</text:p>
      <text:p text:style-name="Standard">8 - dum viveret et decessit obtinere solebat liberam et vacantem ad presens per dicti magistri</text:p>
      <text:p text:style-name="Standard">9 - Johannis obitum / cujus vicarie jus patronatus seu presentacio ad venerabiles et discretos viros</text:p>
      <text:p text:style-name="Standard">10 - Decanum et capitulum ecclesie Sancti Germani predicte ad nos autem collacio et institucio</text:p>
      <text:p text:style-name="Standard">11 - quociens vacat pleno jure / noscuntur pertinere. Dilecto nostro magistro Guidoni de</text:p>
      <text:p text:style-name="Standard">12 - Villaribus dicte ecclesie Sancti Germani Canonico / nobis per venerabiles viros magistros</text:p>
      <text:p text:style-name="Standard">13 - Girardum de Versignyaco et Johannem Gaillardi ejusdem ecclesie canonicos procuratores et nomine</text:p>
      <text:p text:style-name="Standard">14 - procuratorio predictorum decatu et Capituli Sancti Germani ad hoc sufficienter fundatos et specialem</text:p>
      <text:p text:style-name="Standard">15 - potestatem habentes / prout de mandato suo fidem fecerunt per quoddam procuratorium sub data</text:p>
      <text:p text:style-name="Standard">16 - Parsien die tercia presentis mensis maii sigillo dictorum decani et Capituli in cera viridi</text:p>
      <text:p text:style-name="Standard">17 - impendentes sigillatum / ac signo et subscripcione Johannis Dyonisii eorum scribe et</text:p>
      <text:p text:style-name="Standard">18 - notarii signatum et munitum ad dictam vicariam viva voce presentato ipso post</text:p>
      <text:p text:style-name="Standard">19 - diligentem examinacionem in servicii divini exercicio cantu / ac aliis in et circa</text:p>
      <text:p text:style-name="Standard">20 - officium vicarum ecclesie nostre neccessariis et requisitis sufficiente et ydoneo per no</text:p>
      <text:p text:style-name="Standard">21 - repperto jure nostro et quolibet alieno in omnibus semper salvo. Anore Dei et pietatis</text:p>
      <text:p text:style-name="Standard">22 - intuitu contulimus et conferimus per presentes cum suis juribus et percinenciis universis</text:p>
      <text:p text:style-name="Standard">23 - ipsumque in possessionem dicte vicarie juriumque et pertinenciarum predctarum posuimus</text:p>
      <text:p text:style-name="Standard">24 - quas nos decanus in manibus</text:p>
      <text:p text:style-name="Standard">25 - induximus ac per tradicionem quarundam licterarum</text:p>
      <text:p text:style-name="Standard">26 - nostris tenebamus investivimus tenoreque presencium ponimus inducimus et</text:p>
      <text:p text:style-name="Standard">27 - investimus de eisdem Et subsequente nos die date presencium in capitulo nostro hora</text:p>
      <text:p text:style-name="Standard">28 - capituli pro negociis ecclesie nostre ad sonum campane ut enoris est tractandis</text:p>
      <text:p text:style-name="Standard">29 - capitulariter congregati . Prefatum magistrum Guydonem ad hujusmodi vicariam cum</text:p>
      <text:p text:style-name="Standard">30 - suis juribus et pertinenciis universis recepimus se admisimus / recipimusque et</text:p>
      <text:p text:style-name="Standard">31 - admittimus per presencium licterarum seriem et tenorem. Prestito prius per eumdem</text:p>
      <text:p text:style-name="Standard">32 - magistrum Guydonem et per nos ab eodem recepto corporali et solito nobis in talibus</text:p>
      <text:p text:style-name="Standard">33 - prestari juramento sub hac forma . Ego Guydo de Villaribus presbyter hujus venerabilis ecclesie</text:p>
      <text:p text:style-name="Standard">34 - Parisiensi vicarius juro ad hec sancta decti euvangelia / et in verbo sacerdotis / quod abhac</text:p>
      <text:p text:style-name="Standard">35 - die mantea reverendis dominis meis dominis decano et capitulo hujus ecclesie fidelis</text:p>
      <text:p text:style-name="Standard">36 - ero et quod eorum secreta in quibus me vocari contingerit nemini revelabo / eorum et ecclesie</text:p>
      <text:p text:style-name="Standard">37 - predicte utilitatem pro posse servabo / et eis exhibebo obedeniam reverenciam et honorem</text:p>
      <text:p text:style-name="Standard"><text:soft-page-break/>38 - In hac ecclesia faciam residenciam continuam personalem / Et juro eciam assiduitatem</text:p>
      <text:p text:style-name="Standard">39 - servicii hujus ecclesie bona fide / et quam jura mei beneficii pro viribus protegam et deffedam</text:p>
      <text:p text:style-name="Standard">40 - et nulla ex eis alienabo / sed si qua ex eis alienata noverim seu illicite</text:p>
      <text:p text:style-name="Standard">41 - distracta / illa ad jus et proprietatem dicti beneficii pro viribus revocabo / et quod si illa</text:p>
      <text:p text:style-name="Standard">42 - non potero revocare hoc ipsis dominis meis de capitulo revelabo quancicius potero / Et quod</text:p>
      <text:p text:style-name="Standard">43 - comparebo singulis annis in Sancta synodo dictorum dominorum nisi racionabilis excusacio</text:p>
      <text:p text:style-name="Standard">44 - impediat / quam excusacionem significabo ipsis dominis infra xvam post ipsam synodum</text:p>
      <text:p text:style-name="Standard">45 - sub pena per vos contra defficiente et contunares stabilita. Et sit me deus adjunet</text:p>
      <text:p text:style-name="Standard">46 - et hec sancta Dei Euvangelias. Quo juramento sic per dictum magistrum Guydonem ut</text:p>
      <text:p text:style-name="Standard">=FRAN_0393_00492_L.jpg=</text:p>
      <text:p text:style-name="Standard">1 - prefertur nobis prestito ipsum in parte sinfera cori ipsius ecclesie nostre per cantorem</text:p>
      <text:p text:style-name="Standard">2 - ejusdem Adhibitis sollennitatibus in talibus requisitis fecimus installaris</text:p>
      <text:p text:style-name="Standard">3 - In cujus rei testimonium presentes licteras sigills nostri capitularis munimine / duximus</text:p>
      <text:p text:style-name="Standard">4 - lotorandas. Datum die lune quinta mesis maii. a jne domini m° ccc</text:p>
      <text:p text:style-name="Standard">5 - nonagesimo nono.</text:p>
      <text:p text:style-name="Standard">6 - Die veneris post ascencos domini in festo Beati Nicilai. nova psensius naii. Capitulantibus dominis</text:p>
      <text:p text:style-name="Standard">7 - extraordum in revestiario.</text:p>
      <text:p text:style-name="Standard">8 - P. Decano</text:p>
      <text:p text:style-name="Standard">9 - G. Cantore</text:p>
      <text:p text:style-name="Standard">10 - G. Archidiacono ecclesie</text:p>
      <text:p text:style-name="Standard">11 - L. de Mongeria</text:p>
      <text:p text:style-name="Standard">12 - N. Dictatoris</text:p>
      <text:p text:style-name="Standard">13 - Jo. de Pompodorio</text:p>
      <text:p text:style-name="Standard">14 - Hodie labtero verbo super facto domini Johannis de Claromonte deliberatum</text:p>
      <text:p text:style-name="Standard">15 - N. de Rancia</text:p>
      <text:p text:style-name="Standard">16 - est quod loquatur cum magistro Stephano Perruelli canonico et</text:p>
      <text:p text:style-name="Standard">17 - A. de Maignaco</text:p>
      <text:p text:style-name="Standard">18 - Officiali Parisiensis.</text:p>
      <text:p text:style-name="Standard">19 - P. Colli</text:p>
      <text:p text:style-name="Standard">20 - Ste. Perruelli</text:p>
      <text:p text:style-name="Standard">21 - Deputatus est magister Ste de Capella ad visitandum</text:p>
      <text:p text:style-name="Standard">22 - T. de Sancto Petro</text:p>
      <text:p text:style-name="Standard">23 - situacionem faciendam per Johannem de Touteville pro capellania</text:p>
      <text:p text:style-name="Standard">24 - Sy. de Bourich</text:p>
      <text:p text:style-name="Standard">25 - Sancti Stephani prothomartiris in ecclesia Parisiensis quam</text:p>
      <text:p text:style-name="Standard">26 - Jo. Hue</text:p>
      <text:p text:style-name="Standard"><text:soft-page-break/>27 - nunc obtinet dominus Johannes La Meresse.</text:p>
      <text:p text:style-name="Standard">28 - Jo. Rollandi</text:p>
      <text:p text:style-name="Standard">29 - Ja. Cosson</text:p>
      <text:p text:style-name="Standard">30 - G. Fedelli</text:p>
      <text:p text:style-name="Standard">31 - N. de Ordeimonte</text:p>
      <text:p text:style-name="Standard">32 - Ma. Reginaldi</text:p>
      <text:p text:style-name="Standard">33 - T. Hocie</text:p>
      <text:p text:style-name="Standard">34 - A. Regiie</text:p>
      <text:p text:style-name="Standard">35 - M. Sacheaveins</text:p>
      <text:p text:style-name="Standard">36 - Die sabbati s istet</text:p>
      <text:p text:style-name="Standard">37 - Johannes Motery Cabernarius commocans ad Marmosetos petiit licencia</text:p>
      <text:p text:style-name="Standard">38 - a domino Decano quod posset facere adduci per claustrum certam quatitatem</text:p>
      <text:p text:style-name="Standard">39 - vini existents ad terrale et hoc sibi placuit.</text:p>
      <text:p text:style-name="Standard">=FRAN_0393_00493_L.jpg=</text:p>
      <text:p text:style-name="Standard">1 - Anno nonagesimo nono. Die lune pist festum Ascenconis Dimini xiia mensis maii capitulantbus</text:p>
      <text:p text:style-name="Standard">2 - dins</text:p>
      <text:p text:style-name="Standard">3 - P. Decano</text:p>
      <text:p text:style-name="Standard">4 - G. Cantore</text:p>
      <text:p text:style-name="Standard">5 - Dominus Johannes Hays officiarius aoniversariorum apportavu</text:p>
      <text:p text:style-name="Standard">6 - G. Archidiacono ecclesie</text:p>
      <text:p text:style-name="Standard">7 - in capitulo xixx fr. provenientes de Lirricantu / quos tradidit</text:p>
      <text:p text:style-name="Standard">8 - Sy. de Bourich</text:p>
      <text:p text:style-name="Standard">9 - de mandato capituli magistro Johanni Voygnon.</text:p>
      <text:p text:style-name="Standard">10 - H. Blancheti</text:p>
      <text:p text:style-name="Standard">11 - T. Hocie</text:p>
      <text:p text:style-name="Standard">12 - Procedatur contra habitantes de Castaneto et impetretur littera</text:p>
      <text:p text:style-name="Standard">13 - A. de Maignaco</text:p>
      <text:p text:style-name="Standard">14 - in casu querimonie et novitatis</text:p>
      <text:p text:style-name="Standard">15 - N. de Ordeimonte</text:p>
      <text:p text:style-name="Standard">16 - P. Colli</text:p>
      <text:p text:style-name="Standard">17 - Deliberatum est quod partes quas debet officiarius anniversariorum</text:p>
      <text:p text:style-name="Standard">18 - A. Regine</text:p>
      <text:p text:style-name="Standard">19 - officiis clericorum matutinalium / horarum et stacionum solvantur</text:p>
      <text:p text:style-name="Standard">20 - L. de Mongeria</text:p>
      <text:p text:style-name="Standard">21 - Jo. de Pompodorio</text:p>
      <text:p text:style-name="Standard">22 - de cetero et de tempore preterito dictis officiis et hoc injunctum est</text:p>
      <text:p text:style-name="Standard"><text:soft-page-break/>23 - G. Fedelli</text:p>
      <text:p text:style-name="Standard">24 - domino Johanni Hays.</text:p>
      <text:p text:style-name="Standard">25 - Jo. Voygnon</text:p>
      <text:p text:style-name="Standard">26 - Deputati sunt ad eundum erga dominum de Harpedane pro</text:p>
      <text:p text:style-name="Standard">27 - Jo. Hue</text:p>
      <text:p text:style-name="Standard">28 - loquendo secum super facto domini Johannis de Claromonsis racione</text:p>
      <text:p text:style-name="Standard">29 - T. de Sancto Petro</text:p>
      <text:p text:style-name="Standard">30 - certorum arreragiorum in quibus idem dominus Johannes tenetur ecclesie</text:p>
      <text:p text:style-name="Standard">31 - N. Dictatoris</text:p>
      <text:p text:style-name="Standard">32 - Ma. Reginaldi</text:p>
      <text:p text:style-name="Standard">33 - Domini Jehannis de Salione et N. de Tancia unacum domino Cantore.</text:p>
      <text:p text:style-name="Standard">34 - Ro. de Lorriaco</text:p>
      <text:p text:style-name="Standard">35 - G. de Kaer</text:p>
      <text:p text:style-name="Standard">36 - Anno quo supra. Die mercurii post Ascencionis Domini xiiiia mensis e xiii. Capitulantibus dominis.</text:p>
      <text:p text:style-name="Standard">37 - J. Decanoi</text:p>
      <text:p text:style-name="Standard">38 - G. Cantore</text:p>
      <text:p text:style-name="Standard">39 - Preceptum est domino Johanni Hays officiario anniversariorum quod solvat</text:p>
      <text:p text:style-name="Standard">40 - A. de Maigsnaco</text:p>
      <text:p text:style-name="Standard">41 - comnitati ecclesie . xxv s. par. quos ipsa commitas habet et percipit</text:p>
      <text:p text:style-name="Standard">42 - N. de Ordeimonte</text:p>
      <text:p text:style-name="Standard">43 - quolibet anno super dicts officio anniversariorum</text:p>
      <text:p text:style-name="Standard">44 - Jo. Rollandi</text:p>
      <text:p text:style-name="Standard">45 - Deputati sunt ad audiendum relacionem domini Stephani</text:p>
      <text:p text:style-name="Standard">46 - Jo. Voygnon</text:p>
      <text:p text:style-name="Standard">47 - de capella et domini Johannis Lamreresse super facto permutacionis cti</text:p>
      <text:p text:style-name="Standard">48 - L. de Mongeria</text:p>
      <text:p text:style-name="Standard">49 - redditus quem vult permutare Johannes Ve Touteville cum certis</text:p>
      <text:p text:style-name="Standard">50 - T. de Sancto Petro</text:p>
      <text:p text:style-name="Standard">51 - redditibus quos habet et percipit domsins Johannes Lamesse predictus</text:p>
      <text:p text:style-name="Standard">52 - Jo. de Pompodorio</text:p>
      <text:p text:style-name="Standard">53 - capellanis Sancti Ste Prothomartirs ad causam sue capelllanie Domini</text:p>
      <text:p text:style-name="Standard">54 - Sy. de Bourich</text:p>
      <text:p text:style-name="Standard">55 - et magistri Phi. de Salione et Jo. Rollandi.</text:p>
      <text:p text:style-name="Standard">56 - G. Fedelli</text:p>
      <text:p text:style-name="Standard">57 - Deputati sunt domini Sy. de Bourich M. Sacheavenie</text:p>
      <text:p text:style-name="Standard"><text:soft-page-break/>58 - P. Colli</text:p>
      <text:p text:style-name="Standard">59 - et P. Colli ad videndum quandam domum quam vult trade</text:p>
      <text:p text:style-name="Standard">60 - G. de Kaer</text:p>
      <text:p text:style-name="Standard">61 - Jo. Hue</text:p>
      <text:p text:style-name="Standard">62 - magister Laurencius de Mongeria ecclesie Parisiensis canonicu pre</text:p>
      <text:p text:style-name="Standard">63 - R. de Lorriaco</text:p>
      <text:p text:style-name="Standard">64 - ejus anniversario post ejus obitum / sub certis condicioibus</text:p>
      <text:p text:style-name="Standard">65 - M. Reginaldi</text:p>
      <text:p text:style-name="Standard">66 - hodie per ipsum declaratis. Et ad refferendum die veneris</text:p>
      <text:p text:style-name="Standard">67 - G. de Albinaco</text:p>
      <text:p text:style-name="Standard">68 - proxima.</text:p>
      <text:p text:style-name="Standard">69 - Pher. de Salione</text:p>
      <text:p text:style-name="Standard">70 - M. Sacheavenie.</text:p>
      <text:p text:style-name="Standard">=FRAN_0393_00494_L.jpg=</text:p>
      <text:p text:style-name="Standard">1 - Deputati sunt domini Johannis de Salione et H. Blancheti ad videndum certas insulas</text:p>
      <text:p text:style-name="Standard">2 - sitas in ripperia Marne apud Christolium quas dominus Milo Baillet vult</text:p>
      <text:p text:style-name="Standard">3 - emere ab ecclesia pro C. s. par. annui redditus videlicet pro viii° s. par. in quibus</text:p>
      <text:p text:style-name="Standard">4 - ipse insule tenentur singulis annis prebendariis de Christolio / solvendis</text:p>
      <text:p text:style-name="Standard">5 - ipsis prebendatis et iiiixx xii so. solvendum etiam officio anniversarium</text:p>
      <text:p text:style-name="Standard">6 - se</text:p>
      <text:p text:style-name="Standard">7 - informandum et refferendum etc.</text:p>
      <text:p text:style-name="Standard">8 - Placet dominis quod grana de Villerusche et de Viersy vendantur quodlibet</text:p>
      <text:p text:style-name="Standard">9 - modium ix do. t. et grana de eve / quodlibet modium vi fr. ac grana</text:p>
      <text:p text:style-name="Standard">10 - de macy quodlibet modium vi. l. viii s.</text:p>
      <text:p text:style-name="Standard">11 - Anno nonagesimo nono. Die veneris post octais ascencionis domini xvita mensis maii.</text:p>
      <text:p text:style-name="Standard">12 - Capitulantibus dominis.</text:p>
      <text:p text:style-name="Standard">13 - P. Decano</text:p>
      <text:p text:style-name="Standard">14 - G. Cantore</text:p>
      <text:p text:style-name="Standard">15 - Data est licencia camerario clerico vendendi grana</text:p>
      <text:p text:style-name="Standard">16 - G. Archidiaconus ecclesie</text:p>
      <text:p text:style-name="Standard">17 - camere prout commodius poterit et faciat appreciari</text:p>
      <text:p text:style-name="Standard">18 - N. Dictatoris</text:p>
      <text:p text:style-name="Standard">19 - grana debita per firmarum.</text:p>
      <text:p text:style-name="Standard">20 - J. de Mongeria</text:p>
      <text:p text:style-name="Standard">21 - A. Regine</text:p>
      <text:p text:style-name="Standard">22 - Hodie facta relacione per magistr Symonem de Bourich</text:p>
      <text:p text:style-name="Standard"><text:soft-page-break/>23 - Ro. de Lorria</text:p>
      <text:p text:style-name="Standard">24 - et milonem Sacheaveine / de domo magistri Laurencii</text:p>
      <text:p text:style-name="Standard">25 - G. de Kaer</text:p>
      <text:p text:style-name="Standard">26 - de Mongeria sita in vico portus Sancti Landerici</text:p>
      <text:p text:style-name="Standard">27 - N. de Ordeimonte</text:p>
      <text:p text:style-name="Standard">28 - quam vult tradere pro aennniversario suo domini</text:p>
      <text:p text:style-name="Standard">29 - Ja. Cosson</text:p>
      <text:p text:style-name="Standard">30 - A. de Maignaco</text:p>
      <text:p text:style-name="Standard">31 - acceptaverunt dictam domum et consenciant quod</text:p>
      <text:p text:style-name="Standard">32 - Sy. de Bourich</text:p>
      <text:p text:style-name="Standard">33 - domum suam quam in claustro inhabitat possint</text:p>
      <text:p text:style-name="Standard">34 - T. de Sancto Petro</text:p>
      <text:p text:style-name="Standard">35 - vendere et vendicioni exponere / quociens sibi</text:p>
      <text:p text:style-name="Standard">36 - M. Sacheaveine</text:p>
      <text:p text:style-name="Standard">37 - placuerit / ad utilitatem suam et expresse consenciit</text:p>
      <text:p text:style-name="Standard">38 - Jo. de Pompodorio</text:p>
      <text:p text:style-name="Standard">39 - dictus magister Laurencius quod a festo Banti Johannis</text:p>
      <text:p text:style-name="Standard">40 - M. Reginaldi</text:p>
      <text:p text:style-name="Standard">41 - proxime futurum domini capiant redditum et emolumenta</text:p>
      <text:p text:style-name="Standard">42 - G. Fedelli</text:p>
      <text:p text:style-name="Standard">43 - dicte domus / et de dicta domo se dessaisivit et et</text:p>
      <text:p text:style-name="Standard">44 - Ph.o de Salione</text:p>
      <text:p text:style-name="Standard">45 - dominos saisivit</text:p>
      <text:p text:style-name="Standard">46 - Jo. Rollandi</text:p>
      <text:p text:style-name="Standard">47 - T. Hocie</text:p>
      <text:p text:style-name="Standard">48 - Det Camerarius clericus / Gregorio Aquilonent episcopo</text:p>
      <text:p text:style-name="Standard">49 - unum scutum in elemosinam.</text:p>
      <text:p text:style-name="Standard">50 - .Die lune et mercurii sequenti non fuit</text:p>
      <text:p text:style-name="Standard">51 - capitulum propter ferias Penthecostes.</text:p>
      <text:p text:style-name="Standard">=FRAN_0393_00495_L.jpg=</text:p>
      <text:p text:style-name="Standard">1 - Anno nonagesimo nono. die veneris post festum Penthecostes xxiiia mensis maii</text:p>
      <text:p text:style-name="Standard">2 - Capitulantibus dominis.</text:p>
      <text:p text:style-name="Standard">3 - P. decano</text:p>
      <text:p text:style-name="Standard">4 - G. Cantore</text:p>
      <text:p text:style-name="Standard">5 - Electus est ex parte capituli unus ad se informandum de</text:p>
      <text:p text:style-name="Standard">6 - G. Archidiacono ecclesie</text:p>
      <text:p text:style-name="Standard"><text:soft-page-break/>7 - impotencia subditorum ecclesie / super solucione decime / magister</text:p>
      <text:p text:style-name="Standard">8 - H. Blancheti</text:p>
      <text:p text:style-name="Standard">9 - Sy. de Bourich</text:p>
      <text:p text:style-name="Standard">10 - Johannes Rollandi</text:p>
      <text:p text:style-name="Standard">11 - A. de Maignaco</text:p>
      <text:p text:style-name="Standard">12 - Placet dominis quod in commissionibus causarum beneficialus</text:p>
      <text:p text:style-name="Standard">13 - N. Dictators</text:p>
      <text:p text:style-name="Standard">14 - commissarum dominis et magistris Sy. de Bourich et</text:p>
      <text:p text:style-name="Standard">15 - Jo. Rollandi</text:p>
      <text:p text:style-name="Standard">16 - Guillelmo de Kaer ponatur clausula et eorum cuilibet insolidorum etc.</text:p>
      <text:p text:style-name="Standard">17 - A. Regine</text:p>
      <text:p text:style-name="Standard">18 - Jo. de Pompodorio</text:p>
      <text:p text:style-name="Standard">19 - A. de Mongeria</text:p>
      <text:p text:style-name="Standard">20 - Faciat officiarius anniversariorum repparari calciatis stagnorum</text:p>
      <text:p text:style-name="Standard">21 - M. Reginaldi</text:p>
      <text:p text:style-name="Standard">22 - de Melenfroy et de Bosco valesio post primam piscaturam</text:p>
      <text:p text:style-name="Standard">23 - Jo. Voygnon</text:p>
      <text:p text:style-name="Standard">24 - factam.</text:p>
      <text:p text:style-name="Standard">25 - G. de Albyaco</text:p>
      <text:p text:style-name="Standard">26 - Ste. Perrnelli</text:p>
      <text:p text:style-name="Standard">27 - G. de Kaer</text:p>
      <text:p text:style-name="Standard">28 - Die sabbati sequentes in feniniis iiiior temporum post festum Penthecostes.</text:p>
      <text:p text:style-name="Standard">29 - fuerunt promoti ad ordines per reverendum in Christo patrem et dominum dominum Petrum</text:p>
      <text:p text:style-name="Standard">30 - miseracione divina episcopum Par. videlicet</text:p>
      <text:p text:style-name="Standard">31 - Arnulsus de Villalatus capellanus capelolanie Sancti Michaelis in ecclesia Par.n</text:p>
      <text:p text:style-name="Standard">32 - ad acolitatus ordinem.</text:p>
      <text:p text:style-name="Standard">33 - Arnaldus Maleti commorum in claustro cum magistro Germano Paillardi</text:p>
      <text:p text:style-name="Standard">34 - canonico Parisienss curatus Sancti Martini prope muros Petrago tensi Ad acolitius</text:p>
      <text:p text:style-name="Standard">35 - ordinem.</text:p>
      <text:p text:style-name="Standard">36 - Anno predicto die lune post festum Sancte Trinitantis . xxvita mensis maii.</text:p>
      <text:p text:style-name="Standard">37 - Capitulantibus dominis</text:p>
      <text:p text:style-name="Standard">38 - P. Decano</text:p>
      <text:p text:style-name="Standard">39 - Facta relacione per magistr Jo. Bollandi et Phpp. de Salione de</text:p>
      <text:p text:style-name="Standard">40 - G. Cantore</text:p>
      <text:p text:style-name="Standard">41 - permutacione facienda inter Jo. de Touteville et capelellan</text:p>
      <text:p text:style-name="Standard">42 - G. Archidiacono ecclesie</text:p>
      <text:p text:style-name="Standard"><text:soft-page-break/>43 - Sancti Steananus Pthomartiris in ecclesia Par placet dominis</text:p>
      <text:p text:style-name="Standard">44 - . de Mongeria</text:p>
      <text:p text:style-name="Standard">45 - quod loco redditus moledini det alium redditum et</text:p>
      <text:p text:style-name="Standard">46 - Philiberto de Salione</text:p>
      <text:p text:style-name="Standard">47 - Remaneat redditus situatus super terras</text:p>
      <text:p text:style-name="Standard">48 - A. Regine</text:p>
      <text:p text:style-name="Standard">49 - Jo. Rollandi</text:p>
      <text:p text:style-name="Standard">50 - Placet dominis quod dominus N. Flamingi deserviat mrnclarie</text:p>
      <text:p text:style-name="Standard">51 - A. de Maignaco</text:p>
      <text:p text:style-name="Standard">52 - Sancti Mederici pro domino Johanne Michaelis qui eidem deservire</text:p>
      <text:p text:style-name="Standard">53 - R. de Lorriacs</text:p>
      <text:p text:style-name="Standard">54 - non potest et injuctum est eidem quod infra festum</text:p>
      <text:p text:style-name="Standard">55 - N. de Ordeimonte N. Dictatorie</text:p>
      <text:p text:style-name="Standard">56 - Oomnum sanctorum permutet beneficium.</text:p>
      <text:p text:style-name="Standard">57 - P. Colli</text:p>
      <text:p text:style-name="Standard">58 - T. de Sancto Petro</text:p>
      <text:p text:style-name="Standard">59 - G. de Albyic</text:p>
      <text:p text:style-name="Standard">60 - G. de Kaer</text:p>
      <text:p text:style-name="Standard">61 - Declaratum est hodie magistrum B. de Tyherno posse Ooo</text:p>
      <text:p text:style-name="Standard">62 - Jo. de Pompodorio</text:p>
      <text:p text:style-name="Standard">63 - Ja. Cosson</text:p>
      <text:p text:style-name="Standard">64 - vendere domum suam canonicem et eam posuit magister N.</text:p>
      <text:p text:style-name="Standard">65 - Ro. Dangil</text:p>
      <text:p text:style-name="Standard">66 - Jo Aygon</text:p>
      <text:p text:style-name="Standard">67 - dictatoris ad Ex. scutim et durabit licitacio per</text:p>
      <text:p text:style-name="Standard">68 - G. Fedel</text:p>
      <text:p text:style-name="Standard">69 - Ma Reginaldi viii° dies et hodie incepit et finet finito capitulo</text:p>
      <text:p text:style-name="Standard">70 - diei lune proxime si ipsa dies fuerit capitularis.</text:p>
      <text:p text:style-name="Standard">=FRAN_0393_00496_L.jpg=</text:p>
      <text:p text:style-name="Standard">1 - Anno nonagesimo nono. die mercurii post festum Sancte Trinitatis xxviiia mensis maii.</text:p>
      <text:p text:style-name="Standard">2 - capitulantibus dominis.</text:p>
      <text:p text:style-name="Standard">3 - P. Decano in missa</text:p>
      <text:p text:style-name="Standard">4 - G. Cantore</text:p>
      <text:p text:style-name="Standard">5 - De insula de Christolio Placet dominis quod offeratur domino</text:p>
      <text:p text:style-name="Standard">6 - A. Archidiacono Brie</text:p>
      <text:p text:style-name="Standard">7 - Miloni Baillet ad vitam suam si velit / dumtamen</text:p>
      <text:p text:style-name="Standard"><text:soft-page-break/>8 - G. Archidiacono ecclesie</text:p>
      <text:p text:style-name="Standard">9 - eas teneat in bono statu / sinantem faciat officiarius</text:p>
      <text:p text:style-name="Standard">10 - N. Dictatoris</text:p>
      <text:p text:style-name="Standard">11 - Anniversariorum eas repparari.</text:p>
      <text:p text:style-name="Standard">12 - Jo. de Pompodorio</text:p>
      <text:p text:style-name="Standard">13 - L. de Mongeria</text:p>
      <text:p text:style-name="Standard">14 - habeatur concilium quomodo sit procedendum racione decime etc.</text:p>
      <text:p text:style-name="Standard">15 - R. de Lorric</text:p>
      <text:p text:style-name="Standard">16 - Contra illos de Christolio.</text:p>
      <text:p text:style-name="Standard">17 - G. de Albiaco</text:p>
      <text:p text:style-name="Standard">18 - Jo. Rollandi</text:p>
      <text:p text:style-name="Standard">19 - G. de Kaer</text:p>
      <text:p text:style-name="Standard">20 - Ph. de Salione</text:p>
      <text:p text:style-name="Standard">21 - Jo. Hue</text:p>
      <text:p text:style-name="Standard">22 - G. Fedelli</text:p>
      <text:p text:style-name="Standard">23 - A. de Maignaco</text:p>
      <text:p text:style-name="Standard">24 - T. de Sancto Petro</text:p>
      <text:p text:style-name="Standard">25 - Jo. Voygnon in Spedona</text:p>
      <text:p text:style-name="Standard">26 - Anno predicto. Die veneris post festum Culrariscie domini Peultima mensis caii</text:p>
      <text:p text:style-name="Standard">27 - Capitulantibus dominis.</text:p>
      <text:p text:style-name="Standard">28 - P. Decano</text:p>
      <text:p text:style-name="Standard">29 - Placet dominis non signatis in capite ad crucem quod</text:p>
      <text:p text:style-name="Standard">30 - G. Cantore</text:p>
      <text:p text:style-name="Standard">31 - Johannetus de Touteville tradat capellanie Sancti Stephani</text:p>
      <text:p text:style-name="Standard">32 - G. Archidiacono ecclesie</text:p>
      <text:p text:style-name="Standard">33 - Prthomartius . xvi lb. p. loco duorum modiorum frutianti</text:p>
      <text:p text:style-name="Standard">34 - L. de Mongeria</text:p>
      <text:p text:style-name="Standard">35 - que percipiebatur dictus capellanus supra molendinum de</text:p>
      <text:p text:style-name="Standard">36 - Jo. de Sanctis</text:p>
      <text:p text:style-name="Standard">37 - montibus et loco xxiiiior arpetorum terre / que ad dictam</text:p>
      <text:p text:style-name="Standard">38 - Jo. Rollandi</text:p>
      <text:p text:style-name="Standard">39 - capellaniam spectat et promittat garantizare etc.</text:p>
      <text:p text:style-name="Standard">40 - Ro. de Lorriaco</text:p>
      <text:p text:style-name="Standard">41 - Et deputati sunt ad videndum situacionem dictarum xvi</text:p>
      <text:p text:style-name="Standard">42 - Jo. de Sarraponte</text:p>
      <text:p text:style-name="Standard">43 - Sy. de Bourichi</text:p>
      <text:p text:style-name="Standard"><text:soft-page-break/>44 - libras magistr Jo. Rollandi et Phil. de Salione et facta</text:p>
      <text:p text:style-name="Standard">45 - Phih. de Salione</text:p>
      <text:p text:style-name="Standard">46 - situacione refferendum dominis de capitulo.</text:p>
      <text:p text:style-name="Standard">47 - A. de Maignaco</text:p>
      <text:p text:style-name="Standard">48 - +</text:p>
      <text:p text:style-name="Standard">49 - N. de Ordeimonte</text:p>
      <text:p text:style-name="Standard">50 - 4</text:p>
      <text:p text:style-name="Standard">51 - M. Reginaldi</text:p>
      <text:p text:style-name="Standard">52 - G. Fedelli</text:p>
      <text:p text:style-name="Standard">53 - P. Colli</text:p>
      <text:p text:style-name="Standard">54 - H. Blancheri</text:p>
      <text:p text:style-name="Standard">55 - T. de Sancto Petro</text:p>
      <text:p text:style-name="Standard">56 - Jo. de Pompodorio</text:p>
      <text:p text:style-name="Standard">57 - Jo. Voygnon</text:p>
      <text:p text:style-name="Standard">58 - A. Regine</text:p>
      <text:p text:style-name="Standard">=FRAN_0393_00497_L.jpg=</text:p>
      <text:p text:style-name="Standard">1 - x</text:p>
      <text:p text:style-name="Standard">2 - Anno nonagesimo nono. Die lune post festum Gallarste domini fecundo mvensis juni</text:p>
      <text:p text:style-name="Standard">3 - Capitulantibus dominis.</text:p>
      <text:p text:style-name="Standard">4 - P. Decano</text:p>
      <text:p text:style-name="Standard">5 - G. Cantore</text:p>
      <text:p text:style-name="Standard">6 - Pro causa domini Johannis de Claromonte / capiantur</text:p>
      <text:p text:style-name="Standard">7 - G. Archidiacono ecclesie</text:p>
      <text:p text:style-name="Standard">8 - peccunie thesauri que provenerunt ub eo.</text:p>
      <text:p text:style-name="Standard">9 - A. Archidiacono Brie</text:p>
      <text:p text:style-name="Standard">10 - Jo. de Pompodorio</text:p>
      <text:p text:style-name="Standard">11 - Placet dominis cognoscere de causa / quam movere intendit</text:p>
      <text:p text:style-name="Standard">12 - N. Dictatoris</text:p>
      <text:p text:style-name="Standard">13 - dominus Cancellarius Par. / contra magistrum Johannem</text:p>
      <text:p text:style-name="Standard">14 - L. de Mongeria</text:p>
      <text:p text:style-name="Standard">15 - Wbillequin occasione prebende Sancti Mederici quam dudum</text:p>
      <text:p text:style-name="Standard">16 - T. de Sancto Petro</text:p>
      <text:p text:style-name="Standard">17 - obtinuit magister Guillelmus Baudirii.</text:p>
      <text:p text:style-name="Standard">18 - A. Regine</text:p>
      <text:p text:style-name="Standard">19 - Jo. Rollandi</text:p>
      <text:p text:style-name="Standard">20 - Mictatur ad domum domini Johannis de Morfur pro execucione</text:p>
      <text:p text:style-name="Standard"><text:soft-page-break/>21 - G. de Kaere</text:p>
      <text:p text:style-name="Standard">22 - facienda pro termino Pasche ultimo preterito.</text:p>
      <text:p text:style-name="Standard">23 - Jo. de Sarraponte</text:p>
      <text:p text:style-name="Standard">24 - Jo. Vongnon</text:p>
      <text:p text:style-name="Standard">25 - Sy. de Bourich</text:p>
      <text:p text:style-name="Standard">26 - Magister Nicolaus dictatoris posuit domum magistri</text:p>
      <text:p text:style-name="Standard">27 - A. de Maignaco</text:p>
      <text:p text:style-name="Standard">28 - B. de Tyherno ad ioco scuta / offerens quod si domus</text:p>
      <text:p text:style-name="Standard">29 - B. Juvenis</text:p>
      <text:p text:style-name="Standard">30 - sibi remaneat taxentur repparaciones dicte domus</text:p>
      <text:p text:style-name="Standard">31 - Ro. de Lorriaco</text:p>
      <text:p text:style-name="Standard">32 - et tunc incontinenti se offert dictas repparaciones facere</text:p>
      <text:p text:style-name="Standard">33 - G. Paillardi</text:p>
      <text:p text:style-name="Standard">34 - et quia nullus obtulit ultra / domini finito capitulo</text:p>
      <text:p text:style-name="Standard">35 - T. de Alneto</text:p>
      <text:p text:style-name="Standard">36 - dictam domum ei deliberaverunt etc.</text:p>
      <text:p text:style-name="Standard">37 - P. Colli</text:p>
      <text:p text:style-name="Standard">38 - G. de Albyaco</text:p>
      <text:p text:style-name="Standard">39 - Deputati sunt commissarii ad visitandum domum domini</text:p>
      <text:p text:style-name="Standard">40 - Mt. Reginaldi</text:p>
      <text:p text:style-name="Standard">41 - Archidiaconi de Josayo domini et magistri Phan de</text:p>
      <text:p text:style-name="Standard">42 - Jo. de Sanctis.</text:p>
      <text:p text:style-name="Standard">43 - Salione et Jo. Rollandi.</text:p>
      <text:p text:style-name="Standard">44 - Vadant magistri Dy. Custurarii et Johannes Regis apud Montem desiderii</text:p>
      <text:p text:style-name="Standard">45 - et alia loca necesesasia ad situacionem lx lb. Par. redditus pro ecclesia / super</text:p>
      <text:p text:style-name="Standard">46 - terras domini Johannis de Claromonte faciendam / et capiatur pro adjuncto</text:p>
      <text:p text:style-name="Standard">47 - magister Johannes de Fontenayo commissarius Castalleti.</text:p>
      <text:p text:style-name="Standard">=FRAN_0393_00498_L.jpg=</text:p>
      <text:p text:style-name="Standard">1 - Anno Nonagesimo nono. die mercurii post festum Eullaustie domi iiia mensis</text:p>
      <text:p text:style-name="Standard">2 - junii. Capitulantibus dominis.</text:p>
      <text:p text:style-name="Standard">3 - P. Decano</text:p>
      <text:p text:style-name="Standard">4 - G. Cantore</text:p>
      <text:p text:style-name="Standard">5 - Placet dominis quod illi de Sancto Victore super facto stacionis</text:p>
      <text:p text:style-name="Standard">6 - L. de Mongeria</text:p>
      <text:p text:style-name="Standard">7 - deffuncti magistri Odardi de Molinis se possint conqueri</text:p>
      <text:p text:style-name="Standard">8 - G. de Albiaco</text:p>
      <text:p text:style-name="Standard"><text:soft-page-break/>9 - omnibus modis quibus possent die date presentium lu</text:p>
      <text:p text:style-name="Standard">10 - Sy. de Bourich</text:p>
      <text:p text:style-name="Standard">11 - N. Dictatoris</text:p>
      <text:p text:style-name="Standard">12 - Ordinatum est magistro Laurencio de Mongeria quod solvat</text:p>
      <text:p text:style-name="Standard">13 - A. de Maignaco</text:p>
      <text:p text:style-name="Standard">14 - officiario anniversariorum octo libras et tresdecim solidos</text:p>
      <text:p text:style-name="Standard">15 - Jo. Voygnon</text:p>
      <text:p text:style-name="Standard">16 - Parisiensies ad causam domus sue claustralis.</text:p>
      <text:p text:style-name="Standard">17 - N. de Rancia</text:p>
      <text:p text:style-name="Standard">18 - T. de Sancto Petro</text:p>
      <text:p text:style-name="Standard">19 - N. de Rancia</text:p>
      <text:p text:style-name="Standard">20 - Jo. de Pompodorio</text:p>
      <text:p text:style-name="Standard">21 - Vendat dominus Johannes Hays officiarius anniversariorum grava</text:p>
      <text:p text:style-name="Standard">22 - Ro. de Lorriaco</text:p>
      <text:p text:style-name="Standard">23 - exestencia in orreis capituli et eciam alii officiarii</text:p>
      <text:p text:style-name="Standard">24 - Jo. Rollandi</text:p>
      <text:p text:style-name="Standard">25 - ecclesie</text:p>
      <text:p text:style-name="Standard">26 - Ph. de Salione</text:p>
      <text:p text:style-name="Standard">27 - G. Fedelli</text:p>
      <text:p text:style-name="Standard">28 - A. Regnne</text:p>
      <text:p text:style-name="Standard">29 - Non tradat dominus Petrus Malezac peccunis prebenda de</text:p>
      <text:p text:style-name="Standard">30 - P. Collaci Feboromatus</text:p>
      <text:p text:style-name="Standard">31 - Moriaco vel de Sancto Victore quousque fuerit distrssum</text:p>
      <text:p text:style-name="Standard">32 - per capitulum an debeant habere L. librm pro taxo vel totam</text:p>
      <text:p text:style-name="Standard">33 - prebendam / racione semprebende dicti loci et semprebende</text:p>
      <text:p text:style-name="Standard">34 - de Chuillyaco.</text:p>
      <text:p text:style-name="Standard">35 - Injunctum est domino Petro Tournant ut ipse sub pena privacionis beneficii sui</text:p>
      <text:p text:style-name="Standard">36 - infra instans festum Sancti Remigii promutet capellaniam suam quam in ecclesia</text:p>
      <text:p text:style-name="Standard">37 - Parisiensi obtinet.</text:p>
      <text:p text:style-name="Standard">=FRAN_0393_00499_L.jpg=</text:p>
      <text:p text:style-name="Standard">1 - xv</text:p>
      <text:p text:style-name="Standard">2 - *</text:p>
      <text:p text:style-name="Standard">3 - Anno nonagesimo nono. Die veneris post octabas festi Gullaristre domini vita meni</text:p>
      <text:p text:style-name="Standard">4 - junii. Capitulantibus dominis.</text:p>
      <text:p text:style-name="Standard">5 - P. Decano</text:p>
      <text:p text:style-name="Standard">6 - G. Cantore</text:p>
      <text:p text:style-name="Standard"><text:soft-page-break/>7 - G. Archidiacono ecclesie</text:p>
      <text:p text:style-name="Standard">8 - Data est licencia illis de domo Dei faciendi conduci</text:p>
      <text:p text:style-name="Standard">9 - L. de Mongeria</text:p>
      <text:p text:style-name="Standard">10 - per claustrum duas batellarius lapidum et repponendi</text:p>
      <text:p text:style-name="Standard">11 - Jo. de Pompodorio</text:p>
      <text:p text:style-name="Standard">12 - in parvisio.</text:p>
      <text:p text:style-name="Standard">13 - Jo. Rollandi</text:p>
      <text:p text:style-name="Standard">14 - Jo. Voygnon</text:p>
      <text:p text:style-name="Standard">15 - Emantur xx. l. par. a domino Johanne de Monsur et s.</text:p>
      <text:p text:style-name="Standard">16 - Sy. de Bourich</text:p>
      <text:p text:style-name="Standard">17 - obliget.</text:p>
      <text:p text:style-name="Standard">18 - G. Paillardi</text:p>
      <text:p text:style-name="Standard">19 - Jo. de Nullyaco</text:p>
      <text:p text:style-name="Standard">20 - T. de Sancto Petro</text:p>
      <text:p text:style-name="Standard">21 - Continuata est causa magistri Andree fabri canonici</text:p>
      <text:p text:style-name="Standard">22 - G. Fedelli</text:p>
      <text:p text:style-name="Standard">23 - seplactiri / et provisoreus ejusdem Sepulcri ad viii° dies in</text:p>
      <text:p text:style-name="Standard">24 - A. Regine</text:p>
      <text:p text:style-name="Standard">25 - statu ex officio dominorum.</text:p>
      <text:p text:style-name="Standard">26 - G. de Albiaco</text:p>
      <text:p text:style-name="Standard">27 - N. Dictatoris</text:p>
      <text:p text:style-name="Standard">28 - A. de Maignaco</text:p>
      <text:p text:style-name="Standard">29 - Gernasius Thresse se obligavit ad peniam carceris</text:p>
      <text:p text:style-name="Standard">30 - M. Sacheaueine</text:p>
      <text:p text:style-name="Standard">31 - per octo dies in pane et a qua in casu quo faciet</text:p>
      <text:p text:style-name="Standard">32 - Ro. de Lorri</text:p>
      <text:p text:style-name="Standard">33 - de cetero aliquos deffectus in ecclesia</text:p>
      <text:p text:style-name="Standard">34 - N. de Ordeimonte</text:p>
      <text:p text:style-name="Standard">35 - Dominus Archidiaconus de Josayo racione turni sui contulit magistro Reginaldo</text:p>
      <text:p text:style-name="Standard">36 - de la quiese quandam capellaniam quam in ecclesia Par. ad altare Sancti Petri</text:p>
      <text:p text:style-name="Standard">37 - Martiris obtinere solebat dominus Johannes de Bethivilla vacantes per mortem sua</text:p>
      <text:p text:style-name="Standard">38 - ut dicitur si sit capellania Talis valoris quod teneatur conferre in tuino</text:p>
      <text:p text:style-name="Standard">39 - et sic eo casu dominus Archidiaconus Brie nunc est in turno.</text:p>
      <text:p text:style-name="Standard">40 - Nota pro dicta capellania non vacabat / et sit predicta collacio suum non habuit offectum.</text:p>
      <text:p text:style-name="Standard">41 - Data est licencia illis de Sepulcro consenciendi fundacioni cujusdam capellanie quam dominus noster</text:p>
      <text:p text:style-name="Standard"><text:soft-page-break/>42 - rex intendit fundate in dicto Sepulcro et ipsam fundacionem laudaverunt etc.</text:p>
      <text:p text:style-name="Standard">=FRAN_0393_00500_L.jpg=</text:p>
      <text:p text:style-name="Standard">1 - s</text:p>
      <text:p text:style-name="Standard">2 - Anno mmagesimo Vono Du lane nona mensis sui capitulantibus dominis</text:p>
      <text:p text:style-name="Standard">3 - P. Decano</text:p>
      <text:p text:style-name="Standard">4 - G. Cantore</text:p>
      <text:p text:style-name="Standard">5 - G. Archidiaconos ecclesie</text:p>
      <text:p text:style-name="Standard">6 - L. de Mongeria</text:p>
      <text:p text:style-name="Standard">7 - Collata est prebenda ecclesie Sancti Benedicti tanquam vacans per</text:p>
      <text:p text:style-name="Standard">8 - G. Paillardi</text:p>
      <text:p text:style-name="Standard">9 - obitum magistri Johannis clerici sive alias quovismodo magistro</text:p>
      <text:p text:style-name="Standard">10 - Jo. Rollandi</text:p>
      <text:p text:style-name="Standard">11 - Symoni Campionis si et in quantum indiget etc. Et fuit de</text:p>
      <text:p text:style-name="Standard">12 - Ste. Perruelli</text:p>
      <text:p text:style-name="Standard">13 - eadem prebenda sibi provisum.</text:p>
      <text:p text:style-name="Standard">14 - Jo. Voygnon</text:p>
      <text:p text:style-name="Standard">15 - T. de Sancto Petro</text:p>
      <text:p text:style-name="Standard">16 - Sy. de Bourich</text:p>
      <text:p text:style-name="Standard">17 - A. de Maignaco</text:p>
      <text:p text:style-name="Standard">18 - P. Colli</text:p>
      <text:p text:style-name="Standard">19 - G. Fedelli</text:p>
      <text:p text:style-name="Standard">20 - G. de Albyaco</text:p>
      <text:p text:style-name="Standard">21 - M. Reginaldi</text:p>
      <text:p text:style-name="Standard">22 - Die mercurii sequente non fuit capitulum propter festum</text:p>
      <text:p text:style-name="Standard">23 - Jo. de Pompodorio</text:p>
      <text:p text:style-name="Standard">24 - beati Barnabe apostoli.</text:p>
      <text:p text:style-name="Standard">25 - Anno predicto die veneris post festum beati Barnaleapitoli . xiiia mensis fuini. capitulantibus dominis.</text:p>
      <text:p text:style-name="Standard">26 - P. Decano</text:p>
      <text:p text:style-name="Standard">27 - De magistro Andrea fabri et proussoribus Sepulcri ad veneris</text:p>
      <text:p text:style-name="Standard">28 - G. Cantore</text:p>
      <text:p text:style-name="Standard">29 - post festum Natitatis beati Johannis Baptiste in statu.</text:p>
      <text:p text:style-name="Standard">30 - G. Archidiacono ecclesie</text:p>
      <text:p text:style-name="Standard">31 - A. Archidiacono Brie</text:p>
      <text:p text:style-name="Standard">32 - Jo. de Pompodorio</text:p>
      <text:p text:style-name="Standard">33 - De causa executorum deffuncti domini Rolerti Charronts</text:p>
      <text:p text:style-name="Standard"><text:soft-page-break/>34 - L. de Mongeria</text:p>
      <text:p text:style-name="Standard">35 - ad lune post Nativitatem beati Johannis Baptiste.</text:p>
      <text:p text:style-name="Standard">36 - N. Dictatoris</text:p>
      <text:p text:style-name="Standard">37 - R. de Lerriaco</text:p>
      <text:p text:style-name="Standard">38 - Declaratum est capellania deffuncti domini Johannis Bienvenu</text:p>
      <text:p text:style-name="Standard">39 - Jo. Hue</text:p>
      <text:p text:style-name="Standard">40 - non tadere in turno / quare vocentur omnes ad diem</text:p>
      <text:p text:style-name="Standard">41 - T. de Sancto Petro</text:p>
      <text:p text:style-name="Standard">42 - Lune proxime pro confendo.</text:p>
      <text:p text:style-name="Standard">43 - Jo. Rollandi</text:p>
      <text:p text:style-name="Standard">44 - Ste. Perrnelli</text:p>
      <text:p text:style-name="Standard">45 - De consersu percurato continuata est dies cause domini</text:p>
      <text:p text:style-name="Standard">46 - Cancellarii contra magistrum Johannem Robillequin ad</text:p>
      <text:p text:style-name="Standard">47 - Jo. Voygnon</text:p>
      <text:p text:style-name="Standard">48 - Sy. de Bourich</text:p>
      <text:p text:style-name="Standard">49 - mercurii proximam.</text:p>
      <text:p text:style-name="Standard">50 - G. Blancheti</text:p>
      <text:p text:style-name="Standard">51 - T. de Alveto</text:p>
      <text:p text:style-name="Standard">52 - G. Fedelli</text:p>
      <text:p text:style-name="Standard">53 - Deputati sunt ad interessendum visitacioni domus</text:p>
      <text:p text:style-name="Standard">54 - P. Colli</text:p>
      <text:p text:style-name="Standard">55 - Ja. Casson</text:p>
      <text:p text:style-name="Standard">56 - claustralis magistri N. Dictatoris Santr fuit</text:p>
      <text:p text:style-name="Standard">57 - Plho de Salione</text:p>
      <text:p text:style-name="Standard">58 - T. Hocie</text:p>
      <text:p text:style-name="Standard">59 - magistri Bertrandi de Tylerno . R. de Lorriaco</text:p>
      <text:p text:style-name="Standard">60 - A. de Maignaco M. Reginaldi</text:p>
      <text:p text:style-name="Standard">61 - N. de Ordeimonte</text:p>
      <text:p text:style-name="Standard">=FRAN_0393_00501_L.jpg=</text:p>
      <text:p text:style-name="Standard">1 - xv</text:p>
      <text:p text:style-name="Standard">2 - 49</text:p>
      <text:p text:style-name="Standard">3 - Anno nongesimo Nono. die lune post festum atio Banali xvia mensis ii capitulantibus domini</text:p>
      <text:p text:style-name="Standard">4 - P. Decano</text:p>
      <text:p text:style-name="Standard">5 - G. Cantore</text:p>
      <text:p text:style-name="Standard">6 - A. Archidiacono Brie</text:p>
      <text:p text:style-name="Standard">7 - Super appellacione intemposita per dominum Johannem Moqueti a dominis</text:p>
      <text:p text:style-name="Standard"><text:soft-page-break/>8 - Jo. de Pompodorio</text:p>
      <text:p text:style-name="Standard">9 - et magistris Guillelmo de Kaer et Sy. de Bourich commissari</text:p>
      <text:p text:style-name="Standard">10 - N. Dictatoris</text:p>
      <text:p text:style-name="Standard">11 - etc. dictus dominus Johannes consentit tenere quicquid domini et</text:p>
      <text:p text:style-name="Standard">12 - Ro. de Lorriaco</text:p>
      <text:p text:style-name="Standard">13 - magistri A. Brie et G. Archidiaconus ecclesie duxerint ordinandum</text:p>
      <text:p text:style-name="Standard">14 - et domini relaxarunt sentencias virtute monitorii secundi / quausque</text:p>
      <text:p text:style-name="Standard">15 - L. de Mongeria</text:p>
      <text:p text:style-name="Standard">16 - fuerit discrissum.</text:p>
      <text:p text:style-name="Standard">17 - Jo. Rollandi</text:p>
      <text:p text:style-name="Standard">18 - Ste. Perruelli</text:p>
      <text:p text:style-name="Standard">19 - Jo. Voygnon</text:p>
      <text:p text:style-name="Standard">20 - Collata est magistro Johanni Vielleti officiali domino tanquam</text:p>
      <text:p text:style-name="Standard">21 - G. Fedelli</text:p>
      <text:p text:style-name="Standard">22 - majorem vocem habenti / capellania deffuncti domini Johannis</text:p>
      <text:p text:style-name="Standard">23 - Ma. Reginaldi</text:p>
      <text:p text:style-name="Standard">24 - Bienvenu que non cadit in turno / eo quod erat</text:p>
      <text:p text:style-name="Standard">25 - G. de Albyaco</text:p>
      <text:p text:style-name="Standard">26 - mineris valoris xii. lbrum. Par. et juravit in forma</text:p>
      <text:p text:style-name="Standard">27 - T. Hocie</text:p>
      <text:p text:style-name="Standard">28 - Ph. de Salione</text:p>
      <text:p text:style-name="Standard">29 - Jo. Hue</text:p>
      <text:p text:style-name="Standard">30 - A. de Maignaco</text:p>
      <text:p text:style-name="Standard">31 - G. de Kraco</text:p>
      <text:p text:style-name="Standard">32 - P. Colli</text:p>
      <text:p text:style-name="Standard">33 - T. de Sancto Petro</text:p>
      <text:p text:style-name="Standard">34 - N. de Ordeimonte</text:p>
      <text:p text:style-name="Standard">35 - Anno nonagesio nono. Die veneris post octalas festi beati Barnabe apostoli in vigilia</text:p>
      <text:p text:style-name="Standard">36 - fanctorum Gervasii etpchasii xviiia mensis juni. Capitulantibus dominis.</text:p>
      <text:p text:style-name="Standard">37 - P. Decano</text:p>
      <text:p text:style-name="Standard">38 - G. Cantore</text:p>
      <text:p text:style-name="Standard">39 - Fiant de cetero qualibet eobcomada taxaciones deffectuum</text:p>
      <text:p text:style-name="Standard">40 - G. archidiacono ecclesie</text:p>
      <text:p text:style-name="Standard">41 - et qualibet die visitet dominus cantor dictos deffectus.</text:p>
      <text:p text:style-name="Standard">42 - T. de Kaer</text:p>
      <text:p text:style-name="Standard">43 - A. de Mengeria</text:p>
      <text:p text:style-name="Standard"><text:soft-page-break/>44 - Tradatur media pers peccuniarum proveientem ex vendicione</text:p>
      <text:p text:style-name="Standard">45 - Go</text:p>
      <text:p text:style-name="Standard">46 - Sy. de Bourich</text:p>
      <text:p text:style-name="Standard">47 - domus claustralis magistr R. de Tyhernio dicto</text:p>
      <text:p text:style-name="Standard">48 - A. de Maignaco</text:p>
      <text:p text:style-name="Standard">49 - magistro R. vel procuratoribus suis.</text:p>
      <text:p text:style-name="Standard">50 - N. Dictatoris</text:p>
      <text:p text:style-name="Standard">51 - Deliberatum est super assuacione lx. lbrum par. quod</text:p>
      <text:p text:style-name="Standard">52 - Ro. de Lorris</text:p>
      <text:p text:style-name="Standard">53 - A. Regine T. Hocie</text:p>
      <text:p text:style-name="Standard">54 - capiatur censia.</text:p>
      <text:p text:style-name="Standard">55 - Jo. Rollandi</text:p>
      <text:p text:style-name="Standard">56 - Jo. Voygnon</text:p>
      <text:p text:style-name="Standard">57 - Domini sunt centoroes quod dominus Johannes de Clermont</text:p>
      <text:p text:style-name="Standard">58 - P. Colli</text:p>
      <text:p text:style-name="Standard">59 - G. Fedelli</text:p>
      <text:p text:style-name="Standard">60 - tradat viiiC fr. in promptu et se obliget de</text:p>
      <text:p text:style-name="Standard">61 - Ste. Perruelli G. de Albyaco</text:p>
      <text:p text:style-name="Standard">62 - Jo. de Pompodorio S Guvenis Tarde e tum infra bieninum solvere et det fuejussorum.</text:p>
      <text:p text:style-name="Standard">=FRAN_0393_00502_L.jpg=</text:p>
      <text:p text:style-name="Standard">1 - Anno nomigesimo nono. Die deneris post festum Sanctorum Gervasii epochasii xa mensis</text:p>
      <text:p text:style-name="Standard">2 - junii capitulantibus dominis</text:p>
      <text:p text:style-name="Standard">3 - P. Decano</text:p>
      <text:p text:style-name="Standard">4 - G. Cantore</text:p>
      <text:p text:style-name="Standard">5 - Placet dominis quod magister Symon de Bourich inhabitet domum</text:p>
      <text:p text:style-name="Standard">6 - G. Archidiacono ecclesie</text:p>
      <text:p text:style-name="Standard">7 - L. de Mongeria</text:p>
      <text:p text:style-name="Standard">8 - magistri Hugonis Blancheti in claustro / quousque domus</text:p>
      <text:p text:style-name="Standard">9 - Sy. de Bourich</text:p>
      <text:p text:style-name="Standard">10 - sua sic prfecta.</text:p>
      <text:p text:style-name="Standard">11 - R. de Lorriaco</text:p>
      <text:p text:style-name="Standard">12 - Jo. Voygnon</text:p>
      <text:p text:style-name="Standard">13 - P. Colli</text:p>
      <text:p text:style-name="Standard">14 - Creatus est Stephanus Tiercelin de Liricantu serviens</text:p>
      <text:p text:style-name="Standard">15 - Ro. Dangel</text:p>
      <text:p text:style-name="Standard">16 - dicti loci et revocatus est Adam couste.</text:p>
      <text:p text:style-name="Standard"><text:soft-page-break/>17 - T. de Sancto Petro</text:p>
      <text:p text:style-name="Standard">18 - E. Juvenis</text:p>
      <text:p text:style-name="Standard">19 - G. Fedelli</text:p>
      <text:p text:style-name="Standard">20 - Hodie requisito per magistrum Erardum Chantemprime quod cum</text:p>
      <text:p text:style-name="Standard">21 - Ph. de Salione</text:p>
      <text:p text:style-name="Standard">22 - alias episcopus Parisiensis eidem contulerit et concesserit canonicatum et</text:p>
      <text:p text:style-name="Standard">23 - Jo. Rollandi</text:p>
      <text:p text:style-name="Standard">24 - prebendam quos in ecclesia Sancti Benedicti unversi Par. obtinere</text:p>
      <text:p text:style-name="Standard">25 - Ma. Reginaldi</text:p>
      <text:p text:style-name="Standard">26 - solebat deffunctus magister Johannes Clerici vacantes per</text:p>
      <text:p text:style-name="Standard">27 - M. Sacheaveine</text:p>
      <text:p text:style-name="Standard">28 - ejus obitum / et ad collacionem dicti domini episcopi hac vice jure</text:p>
      <text:p text:style-name="Standard">29 - J. de Pompodorio</text:p>
      <text:p text:style-name="Standard">30 - devolucionis spectantes / quatinus domini cum recipere vellent ad</text:p>
      <text:p text:style-name="Standard">31 - N. de Ordeimonte</text:p>
      <text:p text:style-name="Standard">32 - possessionem dictorum canonicatus et prebende domini deliberaverunt</text:p>
      <text:p text:style-name="Standard">33 - H. Blancheti</text:p>
      <text:p text:style-name="Standard">34 - vocari partem.</text:p>
      <text:p text:style-name="Standard">35 - T. Hocie</text:p>
      <text:p text:style-name="Standard">36 - N. Dictatoris</text:p>
      <text:p text:style-name="Standard">37 - A. de Maignaco</text:p>
      <text:p text:style-name="Standard">38 - Dominus Stephanus Theobaldi plicavit emendam eo quod in dispendium</text:p>
      <text:p text:style-name="Standard">39 - et villipendium ecclesie et cleri verberaverat palam et public</text:p>
      <text:p text:style-name="Standard">40 - Johannam La Giffarde et vult stare informacioni super</text:p>
      <text:p text:style-name="Standard">41 - hoc faciende.</text:p>
      <text:p text:style-name="Standard">42 - Prohiicum est Enguerrando Guillardi ne de cetero proferat aut dicat aliqua</text:p>
      <text:p text:style-name="Standard">43 - verba irviciosa Galleranne de Lardies ad penam xem lorum parisiensem / et</text:p>
      <text:p text:style-name="Standard">44 - privacionis pannorum ecclesie.</text:p>
      <text:p text:style-name="Standard">=FRAN_0393_00503_L.jpg=</text:p>
      <text:p text:style-name="Standard">1 - xvii</text:p>
      <text:p text:style-name="Standard">2 - 31</text:p>
      <text:p text:style-name="Standard">3 - Anno nonagesimo Nono. Die lune in vigilia festi Natuvitatis beati Johannis daptiste</text:p>
      <text:p text:style-name="Standard">4 - xxiiia mensis junii. Capitulantibus dominis.</text:p>
      <text:p text:style-name="Standard">5 - P. Decano</text:p>
      <text:p text:style-name="Standard">6 - G. Cantore</text:p>
      <text:p text:style-name="Standard">7 - Placet dominis quod locetur domus deffuncti magistri Johannis</text:p>
      <text:p text:style-name="Standard"><text:soft-page-break/>8 - A. Archidiacono Brie</text:p>
      <text:p text:style-name="Standard">9 - de Socco magistro Bertrando de Tyherno Precio</text:p>
      <text:p text:style-name="Standard">10 - G. Archidiacono eclesie in ecclesia</text:p>
      <text:p text:style-name="Standard">11 - libraus parisiense pro anno / Ita tamen quod si contigat</text:p>
      <text:p text:style-name="Standard">12 - T. de Alneco</text:p>
      <text:p text:style-name="Standard">13 - A. de Mongeria</text:p>
      <text:p text:style-name="Standard">14 - aliquem dominorum emere dictam domum interim quod solvat ipse ma B.</text:p>
      <text:p text:style-name="Standard">15 - E. Juvenis</text:p>
      <text:p text:style-name="Standard">16 - pro rata temporis et exeat domum predictam.</text:p>
      <text:p text:style-name="Standard">17 - Jo. Voygnon</text:p>
      <text:p text:style-name="Standard">18 - Ma. Reginaldi</text:p>
      <text:p text:style-name="Standard">19 - Placet dominis quod dominus Vincencius de Briandas faciat</text:p>
      <text:p text:style-name="Standard">20 - Sy. de Bourich</text:p>
      <text:p text:style-name="Standard">21 - deserviri capellanie sue quam obtinet in ecclesia parisiensis.</text:p>
      <text:p text:style-name="Standard">22 - Ro. Dangel</text:p>
      <text:p text:style-name="Standard">23 - Jo. de Nullyaco</text:p>
      <text:p text:style-name="Standard">24 - N. de Ordeimonte</text:p>
      <text:p text:style-name="Standard">25 - N. de Rancia</text:p>
      <text:p text:style-name="Standard">26 - Fiat citacio contra Petrum de Castellione ad diem sabbati</text:p>
      <text:p text:style-name="Standard">27 - P. Colli</text:p>
      <text:p text:style-name="Standard">28 - post festum Nativitatis Beati Johannis Baptiste.</text:p>
      <text:p text:style-name="Standard">29 - Jo. Bollandi</text:p>
      <text:p text:style-name="Standard">30 - Ste. Perruelli</text:p>
      <text:p text:style-name="Standard">31 - T. de Sancto Petro</text:p>
      <text:p text:style-name="Standard">32 - A. de Maignaco</text:p>
      <text:p text:style-name="Standard">33 - N. Dictatoris</text:p>
      <text:p text:style-name="Standard">34 - T. Hocie</text:p>
      <text:p text:style-name="Standard">35 - Ro. de Lorriaco</text:p>
      <text:p text:style-name="Standard">36 - Ph. de Salione</text:p>
      <text:p text:style-name="Standard">37 - G. Fedelli</text:p>
      <text:p text:style-name="Standard">38 - M. Sachemenie</text:p>
      <text:p text:style-name="Standard">39 - Jo. Hoce</text:p>
      <text:p text:style-name="Standard">=FRAN_0393_00504_L.jpg=</text:p>
      <text:p text:style-name="Standard">1 - P</text:p>
      <text:p text:style-name="Standard">2 - aplum generale celibratum anno Domini millsimo</text:p>
      <text:p text:style-name="Standard">3 - drctentesono nonagesim. Nono die mercurii in crastinum festi Nacivitatis</text:p>
      <text:p text:style-name="Standard"><text:soft-page-break/>4 - berti Jonni Baptiste prima capituli generalis . xxvta miss ii. Presentibus</text:p>
      <text:p text:style-name="Standard">5 - dominis qancous infrascriptis.</text:p>
      <text:p text:style-name="Standard">6 - P. Decano</text:p>
      <text:p text:style-name="Standard">7 - G. Cantore</text:p>
      <text:p text:style-name="Standard">8 - drepositi prebendarii apud</text:p>
      <text:p text:style-name="Standard">9 - G. ecclesie</text:p>
      <text:p text:style-name="Standard">10 - A. Brie Archidiacono</text:p>
      <text:p text:style-name="Standard">11 - Moriacum.</text:p>
      <text:p text:style-name="Standard">12 - L. de Mongeria</text:p>
      <text:p text:style-name="Standard">13 - N. de Ordeimonte</text:p>
      <text:p text:style-name="Standard">14 - Civillycum</text:p>
      <text:p text:style-name="Standard">15 - N. de Rancia</text:p>
      <text:p text:style-name="Standard">16 - Jo. de Nullyaco</text:p>
      <text:p text:style-name="Standard">17 - Cristolium</text:p>
      <text:p text:style-name="Standard">18 - Ph. de Sollione</text:p>
      <text:p text:style-name="Standard">19 - Ro. de Lorriaco</text:p>
      <text:p text:style-name="Standard">20 - Pthevillam.</text:p>
      <text:p text:style-name="Standard">21 - Sy. de Bourich</text:p>
      <text:p text:style-name="Standard">22 - Jacobo Josson</text:p>
      <text:p text:style-name="Standard">23 - Liricantum</text:p>
      <text:p text:style-name="Standard">24 - officiarius anniversariorum</text:p>
      <text:p text:style-name="Standard">25 - P. Colli</text:p>
      <text:p text:style-name="Standard">26 - Orlyacum</text:p>
      <text:p text:style-name="Standard">27 - N. de Ordeimonte</text:p>
      <text:p text:style-name="Standard">28 - A. de Maignaco</text:p>
      <text:p text:style-name="Standard">29 - Andresyacum</text:p>
      <text:p text:style-name="Standard">30 - Th. de Sancto Petro</text:p>
      <text:p text:style-name="Standard">31 - T. de Alneto</text:p>
      <text:p text:style-name="Standard">32 - Viriacum</text:p>
      <text:p text:style-name="Standard">33 - J. de Sanctis</text:p>
      <text:p text:style-name="Standard">34 - G. Fedelli</text:p>
      <text:p text:style-name="Standard">35 - Spedonam</text:p>
      <text:p text:style-name="Standard">36 - Dominus Cantor</text:p>
      <text:p text:style-name="Standard">37 - M. Sacheaveine</text:p>
      <text:p text:style-name="Standard">38 - G. de Kaer</text:p>
      <text:p text:style-name="Standard">39 - Vernotum</text:p>
      <text:p text:style-name="Standard"><text:soft-page-break/>40 - dominus decanus</text:p>
      <text:p text:style-name="Standard">41 - . de Putheolis infirmo</text:p>
      <text:p text:style-name="Standard">42 - Corberosam T. Hocie</text:p>
      <text:p text:style-name="Standard">43 - *</text:p>
      <text:p text:style-name="Standard">44 - L. de Mongeria</text:p>
      <text:p text:style-name="Standard">45 - Rosayum</text:p>
      <text:p text:style-name="Standard">46 - N. Dictatoris</text:p>
      <text:p text:style-name="Standard">47 - N. Dictatoris</text:p>
      <text:p text:style-name="Standard">48 - E. Juvenis</text:p>
      <text:p text:style-name="Standard">49 - Deputati sunt ad visitandum compiarem Sancti</text:p>
      <text:p text:style-name="Standard">50 - G. Paillardi</text:p>
      <text:p text:style-name="Standard">51 - victores magistri Jo. de Nulleyo. Ste. Perrnelli</text:p>
      <text:p text:style-name="Standard">52 - Jo. de Pompodorio</text:p>
      <text:p text:style-name="Standard">53 - N. de Ordeimonte A. Grangerii et G. Archidiacono</text:p>
      <text:p text:style-name="Standard">54 - Jo. de Sanctis</text:p>
      <text:p text:style-name="Standard">55 - ecclesie.</text:p>
      <text:p text:style-name="Standard">56 - Sy. de Bourich</text:p>
      <text:p text:style-name="Standard">57 - Jo. Rollandi</text:p>
      <text:p text:style-name="Standard">58 - Provisores domus Dei sunt domini et magistri</text:p>
      <text:p text:style-name="Standard">59 - G. Cantor et M. Reginaldi.</text:p>
      <text:p text:style-name="Standard">60 - Ma. Reginaldi</text:p>
      <text:p text:style-name="Standard">61 - Jo. Voygnon</text:p>
      <text:p text:style-name="Standard">62 - Custodia clavium licterarum et cartarum ecclesie</text:p>
      <text:p text:style-name="Standard">63 - Phi. de Salione</text:p>
      <text:p text:style-name="Standard">64 - T. Hocie.</text:p>
      <text:p text:style-name="Standard">65 - Provisor fabrice cum provisore domini episcopi deputatus</text:p>
      <text:p text:style-name="Standard">66 - Ste. Perruelli</text:p>
      <text:p text:style-name="Standard">67 - est magister Johannes Rellandi</text:p>
      <text:p text:style-name="Standard">68 - T. de Sancto Petro</text:p>
      <text:p text:style-name="Standard">69 - H. Blancheti</text:p>
      <text:p text:style-name="Standard">70 - Dominus decanus suo et capituli nomine optavit taxum</text:p>
      <text:p text:style-name="Standard">71 - Jo. Hue</text:p>
      <text:p text:style-name="Standard">72 - prebende deffuncti magistri Johannis de Karolay que nunc</text:p>
      <text:p text:style-name="Standard">73 - Ro. Dangel</text:p>
      <text:p text:style-name="Standard">74 - est litigiosa inter magistrum Petrum de Reilhaco et</text:p>
      <text:p text:style-name="Standard">75 - magistrum Michaelem Perruelli inquatum est opus et</text:p>
      <text:p text:style-name="Standard"><text:soft-page-break/>76 - necsse optare.</text:p>
      <text:p text:style-name="Standard">77 - Custodia clavium arche thesauri tradita est domino decano N. de Ordeimonte</text:p>
      <text:p text:style-name="Standard">78 - et N. dictatoris et fiat tercia clavis.</text:p>
      <text:p text:style-name="Standard">=FRAN_0393_00505_L.jpg=</text:p>
      <text:p text:style-name="Standard">1 - x</text:p>
      <text:p text:style-name="Standard">2 - Super facto luminaris ecclesie statutum et ordinatum est ad perpetuam rei memoriam</text:p>
      <text:p text:style-name="Standard">3 - prout continetur in littera cujus tenor sequitur et est talis</text:p>
      <text:p text:style-name="Standard">4 - Universis presentes litteras inspecturis. Decanus et Capitulumum ecclesie Parisiensis ad</text:p>
      <text:p text:style-name="Standard">5 - Romante ecclesiam nullo medio pertinenciis. Salutem in domino. Notum facimus quod nos hodie</text:p>
      <text:p text:style-name="Standard">6 - in capitulo nostro generali beati Johannis Baptiste pro ecclesie nostre negociis ad sonum campane</text:p>
      <text:p text:style-name="Standard">7 - capitularis ut moris est pro capitulando congregati / in eodem interessentes omnibus qui voluerunt</text:p>
      <text:p text:style-name="Standard">8 - et potuerunt commode interesse Dissencionis materiam quam inter nos videlicet canonicos sacrdotes</text:p>
      <text:p text:style-name="Standard">9 - ex una parte / et non sacerdotes canonicos ex altera / oriri conspeximus super distribucione et</text:p>
      <text:p text:style-name="Standard">10 - percepcione luminarium cere que in nostra ecclesia in obitibus et exequiis deffunctorum tam</text:p>
      <text:p text:style-name="Standard">11 - corporum presencium quam representatorum ponuntur et offeruntur / que luminaria dicti canonici</text:p>
      <text:p text:style-name="Standard">12 - sacerdotes dicebant ad se solos cum aliis tamen sacerdotibus majori altari dicte ecclesie</text:p>
      <text:p text:style-name="Standard">13 - nostre solitis deservire spectare / et inter eos solos fore dividenda et distribuenda</text:p>
      <text:p text:style-name="Standard">14 - Prefatis aliis canonicis non sacerdotibus dicentibus incontrarium / et se in distribucione</text:p>
      <text:p text:style-name="Standard">15 - et percepcione predicta debere cum sacerdotibus tamquam fratres eorum esse equales prout et</text:p>
      <text:p text:style-name="Standard">16 - sunt in omnibus aliis distribucionibus dicte nostre ecclesie / Tollere cupientes / et</text:p>
      <text:p text:style-name="Standard">17 - inter nos pacem et concordiam in vinculo caritatis conservare / statuimus</text:p>
      <text:p text:style-name="Standard">18 - ac statuto et ordinacione perpetuo valitur volumus et ordinamus quod de</text:p>
      <text:p text:style-name="Standard">19 - torchiis cereis et aliis luminaribus cere quibuscumque deinceps in exequiis seu</text:p>
      <text:p text:style-name="Standard">20 - obitibus quibuslibet corporis presentis seu representati in ecclesia nostra ponendis et</text:p>
      <text:p text:style-name="Standard">21 - offerendis / media Pars ad sacerdotes canonicos et alios presbyteros majori</text:p>
      <text:p text:style-name="Standard">22 - altari ecclesie nostre deservientes insolidum pertinebit inter eos solos dividenda</text:p>
      <text:p text:style-name="Standard">23 - sicut de toto hactenus factum fuisse dicebant reliqua vero luminarium hujusmodi</text:p>
      <text:p text:style-name="Standard">24 - media pars seu peccunia ex ejus vendicione proveniens inter omnes dicte ecclesie</text:p>
      <text:p text:style-name="Standard">25 - nostre canonicos tam sacerdotes quam non sacerdotes majores ipsius ecclesie nostre</text:p>
      <text:p text:style-name="Standard">26 - vicarios canonicos ecclesiarum sanctorum Dyonisii de Passu et Johannis Rotundi dividetur</text:p>
      <text:p text:style-name="Standard">27 - et distribuentur eodem modo et pro quotis porcionibus ut consuetum est inter nos</text:p>
      <text:p text:style-name="Standard">28 - et eos dandi peccuniarias distribuciones in obitibus sollemnibus et perpetuis ecclesie</text:p>
      <text:p text:style-name="Standard">29 - nostre / in quibus eis competit percipere porcionem et sic imposterum perpetuo</text:p>
      <text:p text:style-name="Standard">30 - servetur / sive in exequiis hujusmodi sint date ut relicte peccunie alique</text:p>
      <text:p text:style-name="Standard">31 - distribuende sive non. In quarum peccuniarum distribucione nichil intendimus</text:p>
      <text:p text:style-name="Standard"><text:soft-page-break/>32 - de usuantiquo immutare. In cuvus rei testimonium presentes litteras</text:p>
      <text:p text:style-name="Standard">33 - sigilli nostri capitularis munimore duximus Roborante. Datum die mercurii</text:p>
      <text:p text:style-name="Standard">34 - xxvta mensis janii. Anno domini millesimo Trecenesimo nonagesimo Nono</text:p>
      <text:p text:style-name="Standard">35 - Nota quod dicta littera grossata fuit et tradita domino decano.</text:p>
      <text:p text:style-name="Standard">36 - De turno</text:p>
      <text:p text:style-name="Standard">=FRAN_0393_00506_L.jpg=</text:p>
      <text:p text:style-name="Standard">1 - Anno domini millesimo trecentesimo Nouigesimo ditavo die octava mnsis januarii. Ancepis</text:p>
      <text:p text:style-name="Standard">2 - turnus in ecclesia Parisiensi via $su cano prebendatos ad conferendum beneficia</text:p>
      <text:p text:style-name="Standard">3 - per turnum seu quo ad presentandum etc. juxta tenorem statutorum super hoc editorum</text:p>
      <text:p text:style-name="Standard">4 - Et primo vir venerabilis et discretus magister Petrus de Pacyaco licenciatus in utroque jure</text:p>
      <text:p text:style-name="Standard">5 - Decanus et canonicus prebendatus ecclesie Parisiensis qui incipiendo dictum turnum</text:p>
      <text:p text:style-name="Standard">6 - contulerat magistro Petro de Diciaco Bachalario in decretis in ecclesia Parisiensis dicta</text:p>
      <text:p text:style-name="Standard">7 - die de mane / cappellaniam vacante ad altare Sancti Rigoberti in ecclesia Parisiensi per obitum</text:p>
      <text:p text:style-name="Standard">8 - Guillelmi Danelis / presentavit dictum de Dicyaco qui fuit receptus per dominos capitulantes / et</text:p>
      <text:p text:style-name="Standard">9 - prestitit juramentum in talibus fieri solitum.</text:p>
      <text:p text:style-name="Standard">10 - Et post magister Galeranus de Pendref magister in Thologia est in turno.</text:p>
      <text:p text:style-name="Standard">11 - Et ut sciatur qui erant canonici Parisiensies prebendati in sacris constituti in dicta Parisiensi</text:p>
      <text:p text:style-name="Standard">12 - ecclesia tempore incepcionis turni moderni Idcico nomina eorum tam presencium quam</text:p>
      <text:p text:style-name="Standard">13 - absencium per ordinem prout ad conferendum sunt turno durante admittendi</text:p>
      <text:p text:style-name="Standard">14 - hic inferius inseruntur et sequntur in hunc modum.</text:p>
      <text:p text:style-name="Standard">15 - Primo de dignitatibus.</text:p>
      <text:p text:style-name="Standard">16 - P. de Pacyaco decanus . contulit</text:p>
      <text:p text:style-name="Standard">17 - G. de Pendref Cantor. contulit</text:p>
      <text:p text:style-name="Standard">18 - Petrus Trusselli Archidiaconus Parisiensis non apponitur in turno eo quod non</text:p>
      <text:p text:style-name="Standard">19 - est canonicus prebendatus.</text:p>
      <text:p text:style-name="Standard">20 - Garnerius Gueroudi Archidiaconus ecclesie Parisiensis alias dictus de Josayo. contulit</text:p>
      <text:p text:style-name="Standard">21 - Andreas Grangerii Archidiaconus Brye</text:p>
      <text:p text:style-name="Standard">22 - Dyonisius de Coursone succentor</text:p>
      <text:p text:style-name="Standard">23 - Isti non apponuntur in turno eo quod</text:p>
      <text:p text:style-name="Standard">24 - Jo. de Gersonno Cancllarius</text:p>
      <text:p text:style-name="Standard">25 - non sunt canonici prebendati.</text:p>
      <text:p text:style-name="Standard">26 - Laurencius de Albello penitenciarius</text:p>
      <text:p text:style-name="Standard">27 - Canonici presbyteri.</text:p>
      <text:p text:style-name="Standard">28 - Jo. de Pompodorio</text:p>
      <text:p text:style-name="Standard">29 - Bertrandus de Tyherno</text:p>
      <text:p text:style-name="Standard">30 - N. Dictatoris</text:p>
      <text:p text:style-name="Standard"><text:soft-page-break/>31 - Johannes Hugonis</text:p>
      <text:p text:style-name="Standard">32 - Stephanus de Savignyaco perdidit</text:p>
      <text:p text:style-name="Standard">33 - Reginaldus de Putheolis</text:p>
      <text:p text:style-name="Standard">34 - Laurencius de Mongeria contulit</text:p>
      <text:p text:style-name="Standard">35 - Johannes de Sanctis</text:p>
      <text:p text:style-name="Standard">36 - Robertus de Lorryaco</text:p>
      <text:p text:style-name="Standard">37 - Thomas de Sancto Petro</text:p>
      <text:p text:style-name="Standard">=FRAN_0393_00507_L.jpg=</text:p>
      <text:p text:style-name="Standard">1 - vix</text:p>
      <text:p text:style-name="Standard">2 - Resselims a qe</text:p>
      <text:p text:style-name="Standard">3 - Guigo de Albyaco</text:p>
      <text:p text:style-name="Standard">4 - Guillelmus de Porta</text:p>
      <text:p text:style-name="Standard">5 - Canonici non constituti in sacris non</text:p>
      <text:p text:style-name="Standard">6 - Germanus Paillardi</text:p>
      <text:p text:style-name="Standard">7 - apponuntur in turno / quia non debent</text:p>
      <text:p text:style-name="Standard">8 - Nicholaus de Rancia</text:p>
      <text:p text:style-name="Standard">9 - conferre / Et eorum nomina sequntur.</text:p>
      <text:p text:style-name="Standard">10 - Petrus Plaoul</text:p>
      <text:p text:style-name="Standard">11 - Johannes Rollandi</text:p>
      <text:p text:style-name="Standard">12 - Johnes de Noteyaco</text:p>
      <text:p text:style-name="Standard">13 - Petrus de Ogero</text:p>
      <text:p text:style-name="Standard">14 - Guillelmus de Kaer</text:p>
      <text:p text:style-name="Standard">15 - Mathous de Trye</text:p>
      <text:p text:style-name="Standard">16 - Stephanus Perruelli</text:p>
      <text:p text:style-name="Standard">17 - Johannes de Passaco</text:p>
      <text:p text:style-name="Standard">18 - Johannes Vongnon</text:p>
      <text:p text:style-name="Standard">19 - Johannes de Corbeya</text:p>
      <text:p text:style-name="Standard">20 - Guido de Rota</text:p>
      <text:p text:style-name="Standard">21 - Milo Sachaveine</text:p>
      <text:p text:style-name="Standard">22 - Canonici dyaconi.</text:p>
      <text:p text:style-name="Standard">23 - Huugo Blancleti</text:p>
      <text:p text:style-name="Standard">24 - Pulibertus de Salione</text:p>
      <text:p text:style-name="Standard">25 - Jacobus Cosson</text:p>
      <text:p text:style-name="Standard">26 - Nota quod est dubium inter magistrum Jacobum Cosson et</text:p>
      <text:p text:style-name="Standard">27 - Johannes Regis</text:p>
      <text:p text:style-name="Standard">28 - magistrum Guillelmum Faydelli / quis ipsorum debeat precedere in</text:p>
      <text:p text:style-name="Standard"><text:soft-page-break/>29 - turno / cum dicat et asserat dictus magister Guillelmus se</text:p>
      <text:p text:style-name="Standard">30 - Guillelmus Fedelli</text:p>
      <text:p text:style-name="Standard">31 - fuisse dyaconum antequam dictus magister Jacobus esset</text:p>
      <text:p text:style-name="Standard">32 - Matheus Reginardi</text:p>
      <text:p text:style-name="Standard">33 - Amblardus de Murolio canonicus Parisiensis</text:p>
      <text:p text:style-name="Standard">34 - Symon. Pourich</text:p>
      <text:p text:style-name="Standard">35 - Canor subritaconi</text:p>
      <text:p text:style-name="Standard">36 - Theobaldus Hocie</text:p>
      <text:p text:style-name="Standard">37 - Johannes Chanteprime</text:p>
      <text:p text:style-name="Standard">38 - Nicolaus de Ordeimonte</text:p>
      <text:p text:style-name="Standard">39 - Ro. de Dangello</text:p>
      <text:p text:style-name="Standard">40 - Johannes de Sarraponte</text:p>
      <text:p text:style-name="Standard">41 - Johannes de Nullyaco</text:p>
      <text:p text:style-name="Standard">42 - Aymericus de Maignaco</text:p>
      <text:p text:style-name="Standard">43 - Thomas de Alneto</text:p>
      <text:p text:style-name="Standard">44 - $Johanis de Moranta este precedt qui priot canonicus prebendatus et in facta ec</text:p>
      <text:p text:style-name="Standard">45 - Petrus Colli.</text:p>
      <text:p text:style-name="Standard">=FRAN_0393_00508_L.jpg=</text:p>
      <text:p text:style-name="Standard">1 - . Die Jovis sequente secunda capituli generalis xxvia mensis funii. Capitulantibus dominis.</text:p>
      <text:p text:style-name="Standard">2 - P. Decano</text:p>
      <text:p text:style-name="Standard">3 - G. Cantore</text:p>
      <text:p text:style-name="Standard">4 - A. Archidiacono Brie</text:p>
      <text:p text:style-name="Standard">5 - G. Archidiacono ecclesie</text:p>
      <text:p text:style-name="Standard">6 - Voretur ad diem trastinam vomnes succentor ut refferat</text:p>
      <text:p text:style-name="Standard">7 - Jo. de Pompodorio</text:p>
      <text:p text:style-name="Standard">8 - deffectus servicii divini.</text:p>
      <text:p text:style-name="Standard">9 - N. Dictatoris</text:p>
      <text:p text:style-name="Standard">10 - Ro. de Lorriaco</text:p>
      <text:p text:style-name="Standard">11 - Solvant officiarii magistro Johanni Rollandi magistro fabrice</text:p>
      <text:p text:style-name="Standard">12 - Jo. Voygnon</text:p>
      <text:p text:style-name="Standard">13 - capas omnium qui debentur eas.</text:p>
      <text:p text:style-name="Standard">14 - G. de Kaer</text:p>
      <text:p text:style-name="Standard">15 - Jo. de Sanctis</text:p>
      <text:p text:style-name="Standard">16 - Arrestetur solucio distribucionum cothidianarum dominorum</text:p>
      <text:p text:style-name="Standard">17 - L. de Mongeria</text:p>
      <text:p text:style-name="Standard">18 - canonicorum residencium / capas debencium / usque ad integram</text:p>
      <text:p text:style-name="Standard"><text:soft-page-break/>19 - E. Juvenis</text:p>
      <text:p text:style-name="Standard">20 - solucionem ipsarum / et grossi fructus dominorum absencium et</text:p>
      <text:p text:style-name="Standard">21 - Jo. Rollandi</text:p>
      <text:p text:style-name="Standard">22 - nisi habeant grossos fructus / compellantur fidejussores</text:p>
      <text:p text:style-name="Standard">23 - T. Hocie</text:p>
      <text:p text:style-name="Standard">24 - Sy. de Bourich</text:p>
      <text:p text:style-name="Standard">25 - solvere dominibus vis / quibus poterit fieri</text:p>
      <text:p text:style-name="Standard">26 - M. Reginaldi</text:p>
      <text:p text:style-name="Standard">27 - G. Fedelli</text:p>
      <text:p text:style-name="Standard">28 - M. Sacheautine</text:p>
      <text:p text:style-name="Standard">29 - Deputati sunt ad visitandum ecclesiam Sancti Mederici Parisienis</text:p>
      <text:p text:style-name="Standard">30 - T. de Alneto</text:p>
      <text:p text:style-name="Standard">31 - die martis proxima domini et magistri P. Decanus . G. ecclesie</text:p>
      <text:p text:style-name="Standard">32 - A. de Maignaco</text:p>
      <text:p text:style-name="Standard">33 - A. Brie archidiaconus et alii per eos crominandi.</text:p>
      <text:p text:style-name="Standard">34 - P. Colli</text:p>
      <text:p text:style-name="Standard">35 - Ste. Perruelli</text:p>
      <text:p text:style-name="Standard">36 - Ro. Dangel</text:p>
      <text:p text:style-name="Standard">37 - T. de Sancto Petro</text:p>
      <text:p text:style-name="Standard">38 - Re. de Putheolis infirmo</text:p>
      <text:p text:style-name="Standard">39 - Visa fondacione capellane clericorum matutin alium quam obtinet</text:p>
      <text:p text:style-name="Standard">40 - Jo. Hue</text:p>
      <text:p text:style-name="Standard">41 - dominus Symon Hubelin domini ordinaverunt quod de cetero ponatur</text:p>
      <text:p text:style-name="Standard">42 - N. de Ordeimonte</text:p>
      <text:p text:style-name="Standard">43 - in tabula et faciut debitum suum sicut cetero clerici matutuerles</text:p>
      <text:p text:style-name="Standard">44 - aliisii solvat deffencis ut centarus aessecentus</text:p>
      <text:p text:style-name="Standard">=FRAN_0393_00509_L.jpg=</text:p>
      <text:p text:style-name="Standard">1 - .Die veneris sequentie tercia capituli generalis . xxviia mensis junii capitulantibus dominis</text:p>
      <text:p text:style-name="Standard">2 - P. Decano</text:p>
      <text:p text:style-name="Standard">3 - G. Cantore</text:p>
      <text:p text:style-name="Standard">4 - A. archidiacono Brie</text:p>
      <text:p text:style-name="Standard">5 - Facta celacionem per dominum succentorem ecclesie super deffectibus</text:p>
      <text:p text:style-name="Standard">6 - Re. de Puthacs infirmo</text:p>
      <text:p text:style-name="Standard">7 - servicii divini vocentur ad diem crastinam clerici</text:p>
      <text:p text:style-name="Standard">8 - Philhbet de Salione in palacio</text:p>
      <text:p text:style-name="Standard">9 - matititiniales et macicoti.</text:p>
      <text:p text:style-name="Standard"><text:soft-page-break/>10 - L. de Mongeria</text:p>
      <text:p text:style-name="Standard">11 - G. de Kaer</text:p>
      <text:p text:style-name="Standard">12 - Jo. de Pompodorio</text:p>
      <text:p text:style-name="Standard">13 - A. de Maignaco</text:p>
      <text:p text:style-name="Standard">14 - Statutum est ut de cetero nullus clericorum matutinalium</text:p>
      <text:p text:style-name="Standard">15 - Sy. de Bourich</text:p>
      <text:p text:style-name="Standard">16 - macicotorum canonicorum sanctorum Dyonisii de Passu et</text:p>
      <text:p text:style-name="Standard">17 - N. Dictatoris</text:p>
      <text:p text:style-name="Standard">18 - Johannis Botundi necnon vicariorum majorum ecclesie Parisienss</text:p>
      <text:p text:style-name="Standard">19 - Jo. Rollandi</text:p>
      <text:p text:style-name="Standard">20 - habeat distribuciones in obitibus deffunctorum nisi incroitum</text:p>
      <text:p text:style-name="Standard">21 - G. Fedelli</text:p>
      <text:p text:style-name="Standard">22 - fecerit infra prina lectionem / et prosistat in ecclesia usque</text:p>
      <text:p text:style-name="Standard">23 - Ma. Reginaldi</text:p>
      <text:p text:style-name="Standard">24 - ad libera me.</text:p>
      <text:p text:style-name="Standard">25 - T. Hocie</text:p>
      <text:p text:style-name="Standard">26 - E. Juvenis</text:p>
      <text:p text:style-name="Standard">27 - Vocentur ad lune vicarii majores canonici sanctorum</text:p>
      <text:p text:style-name="Standard">28 - T. de Sancto Petro</text:p>
      <text:p text:style-name="Standard">29 - Johannis Rotundi et Dycnisii de Passu.</text:p>
      <text:p text:style-name="Standard">30 - Jo. de Sanctis</text:p>
      <text:p text:style-name="Standard">31 - Jo. Voygnon</text:p>
      <text:p text:style-name="Standard">32 - s</text:p>
      <text:p text:style-name="Standard">33 - Jo. Hue</text:p>
      <text:p text:style-name="Standard">34 - Fiat citacio generalis pro magistro Thoma de Sancto Petro</text:p>
      <text:p text:style-name="Standard">35 - Ste. Peruelli</text:p>
      <text:p text:style-name="Standard">36 - ad causam prebenda de Andresyaco.</text:p>
      <text:p text:style-name="Standard">37 - Ro. Dangel</text:p>
      <text:p text:style-name="Standard">38 - De magistro Andrea fabri actore contra provisores</text:p>
      <text:p text:style-name="Standard">39 - Sepulcri / dati sunt commissarii domini et magistri Ste.</text:p>
      <text:p text:style-name="Standard">40 - Perrvelli et Sy. de Bourich et ad diem dominicam</text:p>
      <text:p text:style-name="Standard">41 - proximam ad procedendum etc. et eciam de capellania omnium Sanctorum</text:p>
      <text:p text:style-name="Standard">42 - super facto de Laignelecte.</text:p>
      <text:p text:style-name="Standard">43 - Deputati sunt domini et magistri R. de Lorrias et Phlip. de Salione ad visitandum</text:p>
      <text:p text:style-name="Standard">44 - officiaum anniversariorum / utram clericis matutinalibus poterit aliquid contribui super</text:p>
      <text:p text:style-name="Standard">45 - anniversaris in quibus nichil percipiunt et ad refferendum etc.</text:p>
      <text:p text:style-name="Standard"><text:soft-page-break/>46 - .</text:p>
      <text:p text:style-name="Standard">=FRAN_0393_00510_L.jpg=</text:p>
      <text:p text:style-name="Standard">1 - Die sabbati sequentes in vigilia festi bertorum Petri et Pauli apostolorum iiiia capituli</text:p>
      <text:p text:style-name="Standard">2 - generalis xxviiia mensis fuini. Capitulantibus dominis.</text:p>
      <text:p text:style-name="Standard">3 - P. Decano</text:p>
      <text:p text:style-name="Standard">4 - G. Cantore</text:p>
      <text:p text:style-name="Standard">5 - G. Cassoti</text:p>
      <text:p text:style-name="Standard">6 - G. Archidiacono ecclesie</text:p>
      <text:p text:style-name="Standard">7 - P. Valiti</text:p>
      <text:p text:style-name="Standard">8 - Jo. de Pompodorio</text:p>
      <text:p text:style-name="Standard">9 - M. B Micelli</text:p>
      <text:p text:style-name="Standard">10 - L. de Mongeria</text:p>
      <text:p text:style-name="Standard">11 - Ste. Theobaldi</text:p>
      <text:p text:style-name="Standard">12 - Ro. de Lorracs</text:p>
      <text:p text:style-name="Standard">13 - Jo. LAgloye</text:p>
      <text:p text:style-name="Standard">14 - M. Reginaldi</text:p>
      <text:p text:style-name="Standard">15 - Sy. de Caprosia</text:p>
      <text:p text:style-name="Standard">16 - Jo. Rollandi</text:p>
      <text:p text:style-name="Standard">17 - P. de Meleduno</text:p>
      <text:p text:style-name="Standard">18 - E. Juvenis</text:p>
      <text:p text:style-name="Standard">19 - Thomas du Fresne</text:p>
      <text:p text:style-name="Standard">20 - G. de Kaer</text:p>
      <text:p text:style-name="Standard">21 - Flierii matutinales renunciaverunt</text:p>
      <text:p text:style-name="Standard">22 - Gervasius Thiesse</text:p>
      <text:p text:style-name="Standard">23 - Sy. de Bourich</text:p>
      <text:p text:style-name="Standard">24 - clericative presdibete et fuerint umniibus</text:p>
      <text:p text:style-name="Standard">25 - Th. Lepcle</text:p>
      <text:p text:style-name="Standard">26 - restgute presquam Cervasio</text:p>
      <text:p text:style-name="Standard">27 - R. Dangel</text:p>
      <text:p text:style-name="Standard">28 - Jo. Tourville</text:p>
      <text:p text:style-name="Standard">29 - Thiesse et Symoni de Capsia</text:p>
      <text:p text:style-name="Standard">30 - G. Fedelli</text:p>
      <text:p text:style-name="Standard">31 - Enguerrandus Guillardi</text:p>
      <text:p text:style-name="Standard">32 - quorum distribuciones cotidiane</text:p>
      <text:p text:style-name="Standard">33 - A. de Maignaco</text:p>
      <text:p text:style-name="Standard">34 - fuerunt suspense / quousque domini</text:p>
      <text:p text:style-name="Standard"><text:soft-page-break/>35 - Ma. de Puteo</text:p>
      <text:p text:style-name="Standard">36 - Ph. de Salione</text:p>
      <text:p text:style-name="Standard">37 - ipsi revotent.</text:p>
      <text:p text:style-name="Standard">38 - Petrus Charron</text:p>
      <text:p text:style-name="Standard">39 - T. de Sancto Petro</text:p>
      <text:p text:style-name="Standard">40 - G. Feilleti</text:p>
      <text:p text:style-name="Standard">41 - Ste. Perrnelli</text:p>
      <text:p text:style-name="Standard">42 - firminus de Moledino</text:p>
      <text:p text:style-name="Standard">43 - T. Hocie</text:p>
      <text:p text:style-name="Standard">44 - et Johannes Guerini</text:p>
      <text:p text:style-name="Standard">45 - M. Sacheaueine</text:p>
      <text:p text:style-name="Standard">46 - N. Dictatoris</text:p>
      <text:p text:style-name="Standard">47 - J. de Nullyaco</text:p>
      <text:p text:style-name="Standard">48 - R. de Puthacins infirmo.</text:p>
      <text:p text:style-name="Standard">49 - Magister Egidius Juvenis obtulit ad domum danonicim deffuncti magistri Jo. de Socto.</text:p>
      <text:p text:style-name="Standard">50 - Dominus Johannes Arnaudi capellanis episcopi Parisiensis renunciavit missis</text:p>
      <text:p text:style-name="Standard">51 - Domini . A. Billardi Seguinus Vigerii . Johannes Mignoti et Stephanus Cocti</text:p>
      <text:p text:style-name="Standard">52 - capellani Karoli regis renunciaverunt missis sancti Sebastiani et fuerunt eis</text:p>
      <text:p text:style-name="Standard">53 - restitute.</text:p>
      <text:p text:style-name="Standard">54 - Domini Dyonisius Saillembien et Johannes de Brye capellani archidiaconus Actrebacensis</text:p>
      <text:p text:style-name="Standard">55 - renunciavebnt missis et fuerunt eis restitute.</text:p>
      <text:p text:style-name="Standard">56 - aistre Cdart de Trigny a aujourdui baille foy et hommage a messeigneurs</text:p>
      <text:p text:style-name="Standard">57 - a cause d'un pre contente deux armpé et demii ou eviron seant</text:p>
      <text:p text:style-name="Standard">58 - et a vartié son adveu ou denombrement par escript</text:p>
      <text:p text:style-name="Standard">59 - Petrus de Castellio ne renunciavit officio Franche sergenterie quam habuerat a Petro</text:p>
      <text:p text:style-name="Standard">60 - osse clerico magistri Johannis de Nullyaco / et satiffiat ei de tempore quo</text:p>
      <text:p text:style-name="Standard">61 - firvit / et restituta fuit Petro Josse.</text:p>
      <text:p text:style-name="Standard">=FRAN_0393_00511_L.jpg=</text:p>
      <text:p text:style-name="Standard">1 - Die lune post festum beatorum Petri et Pauli apostolorum vta et ultima capituli generalis xxxa mensis</text:p>
      <text:p text:style-name="Standard">2 - junii. capitulantibus dominis Canonicis parisiensis infrascriptis.</text:p>
      <text:p text:style-name="Standard">3 - P. Decano</text:p>
      <text:p text:style-name="Standard">4 - G. Cantore</text:p>
      <text:p text:style-name="Standard">5 - Deputati ad interessendum in palacio in camera virdi domini</text:p>
      <text:p text:style-name="Standard">6 - A. Archidiacono Brie</text:p>
      <text:p text:style-name="Standard">7 - et magistri P. Decanus . G. Cantor G. Archidiacono ecclesie</text:p>
      <text:p text:style-name="Standard"><text:soft-page-break/>8 - G. Archidiaconos ecclesie</text:p>
      <text:p text:style-name="Standard">9 - et de Archidiacono Brie.</text:p>
      <text:p text:style-name="Standard">10 - J. de Pompodorio</text:p>
      <text:p text:style-name="Standard">11 - P. de Ogero</text:p>
      <text:p text:style-name="Standard">12 - Ro. de Lorriaco</text:p>
      <text:p text:style-name="Standard">13 - Sy. de Bourich</text:p>
      <text:p text:style-name="Standard">14 - Raciatur prohiberi officiarius horarum illis de Vielisii</text:p>
      <text:p text:style-name="Standard">15 - T. Hocie</text:p>
      <text:p text:style-name="Standard">16 - ne importent ligna scisa etc.</text:p>
      <text:p text:style-name="Standard">17 - Ro. Dangel</text:p>
      <text:p text:style-name="Standard">18 - Jo. Rollandi</text:p>
      <text:p text:style-name="Standard">19 - Preceptum est magistro Guydoni de Villaribus ut</text:p>
      <text:p text:style-name="Standard">20 - Mi. Reginaldi</text:p>
      <text:p text:style-name="Standard">21 - resideat in ecclesia / secundum quod juravit in recepcione</text:p>
      <text:p text:style-name="Standard">22 - N. de Ordeimonte</text:p>
      <text:p text:style-name="Standard">23 - sua.</text:p>
      <text:p text:style-name="Standard">24 - N. Dictatoris</text:p>
      <text:p text:style-name="Standard">25 - G. de Kaer</text:p>
      <text:p text:style-name="Standard">26 - Jo. de Sanctis</text:p>
      <text:p text:style-name="Standard">27 - 0.</text:p>
      <text:p text:style-name="Standard">28 - Hodie domini receperunt denarium Dei maia Egidii Juvensis</text:p>
      <text:p text:style-name="Standard">29 - R. de Putherlis infirmo</text:p>
      <text:p text:style-name="Standard">30 - ad domum deffuncti magistri Johannis de Socto qui obtulit</text:p>
      <text:p text:style-name="Standard">31 - G. Fedelli</text:p>
      <text:p text:style-name="Standard">32 - ascuta et incepit currere licitacio</text:p>
      <text:p text:style-name="Standard">33 - Jo. Voygnon</text:p>
      <text:p text:style-name="Standard">34 - L. de Mongeria</text:p>
      <text:p text:style-name="Standard">35 - Maistre Miles Dangel a offert foy et hommage</text:p>
      <text:p text:style-name="Standard">36 - Ste . Perruelli</text:p>
      <text:p text:style-name="Standard">37 - de XxIi arpens de bois qu'il a achetez.</text:p>
      <text:p text:style-name="Standard">38 - T. de Sancto Petro</text:p>
      <text:p text:style-name="Standard">39 - E. Juventis</text:p>
      <text:p text:style-name="Standard">40 - P. Colli</text:p>
      <text:p text:style-name="Standard">41 - Dati sunt commissarii ad audiendum compota magistri</text:p>
      <text:p text:style-name="Standard">42 - M. Sacheaveine</text:p>
      <text:p text:style-name="Standard">43 - Dyonisii Custurarii / magistri N. de Ordeimonte</text:p>
      <text:p text:style-name="Standard"><text:soft-page-break/>44 - EP. de Ogero</text:p>
      <text:p text:style-name="Standard">=FRAN_0393_00512_L.jpg=</text:p>
      <text:p text:style-name="Standard">1 - 1</text:p>
      <text:p text:style-name="Standard">2 - .Die martis post festum beatorum Petri Pauli apostolorum prima mensis ullii. Capitulantibus dominis</text:p>
      <text:p text:style-name="Standard">3 - extiaordi.</text:p>
      <text:p text:style-name="Standard">4 - P. Decano</text:p>
      <text:p text:style-name="Standard">5 - G. Cantore</text:p>
      <text:p text:style-name="Standard">6 - G. ecclesie</text:p>
      <text:p text:style-name="Standard">7 - A. Brie archidiacono</text:p>
      <text:p text:style-name="Standard">8 - Dominus Archidiaconus de Josayo episcopus in turno suo</text:p>
      <text:p text:style-name="Standard">9 - G. Fedelli</text:p>
      <text:p text:style-name="Standard">10 - conferendi beneficioes contulit capellania perpetuam ad</text:p>
      <text:p text:style-name="Standard">11 - Jo. de Sarraponte</text:p>
      <text:p text:style-name="Standard">12 - altare beati Nicolai in ecclesia Sancti Mederici</text:p>
      <text:p text:style-name="Standard">13 - L. de Mongeria</text:p>
      <text:p text:style-name="Standard">14 - Parisiense fundatam liberam et vacante ad presens per</text:p>
      <text:p text:style-name="Standard">15 - Jo. de Pompodorio</text:p>
      <text:p text:style-name="Standard">16 - obitum deffuncti domini Johannis Munerii / magistro</text:p>
      <text:p text:style-name="Standard">17 - N. Dictatoris</text:p>
      <text:p text:style-name="Standard">18 - Reginaldo de Laquieze.</text:p>
      <text:p text:style-name="Standard">19 - M. Reginaldi</text:p>
      <text:p text:style-name="Standard">20 - J. Rollandi</text:p>
      <text:p text:style-name="Standard">21 - G. Fedelli</text:p>
      <text:p text:style-name="Standard">22 - Pho de Salione</text:p>
      <text:p text:style-name="Standard">23 - Ja. Cosson</text:p>
      <text:p text:style-name="Standard">24 - Ste. Perruelli</text:p>
      <text:p text:style-name="Standard">25 - P. de Ogero</text:p>
      <text:p text:style-name="Standard">26 - T. de Sancto Petro</text:p>
      <text:p text:style-name="Standard">27 - E. Juvenis</text:p>
      <text:p text:style-name="Standard">28 - T. Hocie</text:p>
      <text:p text:style-name="Standard">29 - Ro. Dangel</text:p>
      <text:p text:style-name="Standard">30 - A. de Maignaco</text:p>
      <text:p text:style-name="Standard">31 - Jo. de Sanctis</text:p>
      <text:p text:style-name="Standard">32 - Symon de Bourich</text:p>
      <text:p text:style-name="Standard">33 - P. Colli</text:p>
      <text:p text:style-name="Standard"><text:soft-page-break/>34 - Anno nonagesimo nono. Die mercurii post festum beatorum Petri et Pauli apostolorum</text:p>
      <text:p text:style-name="Standard">35 - secunda mensis jullii. Capitulantibus dominis</text:p>
      <text:p text:style-name="Standard">36 - P. Decano</text:p>
      <text:p text:style-name="Standard">37 - Aujourdui Jehan Gondry a esté receu</text:p>
      <text:p text:style-name="Standard">38 - G. Cantore</text:p>
      <text:p text:style-name="Standard">39 - G. Archidiacono ecclesie</text:p>
      <text:p text:style-name="Standard">40 - feure de l'eglise de Paris et a juré</text:p>
      <text:p text:style-name="Standard">41 - J. de Pompodorio</text:p>
      <text:p text:style-name="Standard">42 - en la fourme acoustumee.</text:p>
      <text:p text:style-name="Standard">43 - N. de Ordeimonte</text:p>
      <text:p text:style-name="Standard">44 - Ro. de Lorriaso</text:p>
      <text:p text:style-name="Standard">45 - Tradantur peccunie debite commissario et</text:p>
      <text:p text:style-name="Standard">46 - N. Dictatoris</text:p>
      <text:p text:style-name="Standard">47 - L. de Mongeria</text:p>
      <text:p text:style-name="Standard">48 - J. Voygnon</text:p>
      <text:p text:style-name="Standard">49 - aliis qui interfuerunt negocio assituacionis</text:p>
      <text:p text:style-name="Standard">50 - E. Juvenis</text:p>
      <text:p text:style-name="Standard">51 - J. de Nullyaco</text:p>
      <text:p text:style-name="Standard">52 - lx. l. p. supra dice comitem de Alneto.</text:p>
      <text:p text:style-name="Standard">53 - Ph. de Salione</text:p>
      <text:p text:style-name="Standard">54 - A. Regine</text:p>
      <text:p text:style-name="Standard">55 - G. Fedelli</text:p>
      <text:p text:style-name="Standard">56 - H. Bolancheti</text:p>
      <text:p text:style-name="Standard">57 - Hodie magister Petrus Beauble in propria</text:p>
      <text:p text:style-name="Standard">58 - T. de Sancto Petro</text:p>
      <text:p text:style-name="Standard">59 - A. de Maignaco</text:p>
      <text:p text:style-name="Standard">60 - presentavit dominum Nicolaum de Plumon in</text:p>
      <text:p text:style-name="Standard">61 - Sy. de Bourich</text:p>
      <text:p text:style-name="Standard">62 - J. de Sarraponte</text:p>
      <text:p text:style-name="Standard">63 - virarium suum / et fuit deputatus examnacioni</text:p>
      <text:p text:style-name="Standard">64 - T. Hocie</text:p>
      <text:p text:style-name="Standard">65 - G. Paillardi</text:p>
      <text:p text:style-name="Standard">66 - domini succentor qui repperin ipsimdoneum / et</text:p>
      <text:p text:style-name="Standard">67 - J. de Sanctis</text:p>
      <text:p text:style-name="Standard">68 - M. Sacheyuenr</text:p>
      <text:p text:style-name="Standard">69 - fuit receptus.</text:p>
      <text:p text:style-name="Standard"><text:soft-page-break/>70 - P. Colli</text:p>
      <text:p text:style-name="Standard">71 - R. de Sucli infirm.</text:p>
      <text:p text:style-name="Standard">=FRAN_0393_00513_L.jpg=</text:p>
      <text:p text:style-name="Standard">1 - 7</text:p>
      <text:p text:style-name="Standard">2 - Die venerisnon fuit capitulum $prope festum Berati</text:p>
      <text:p text:style-name="Standard">3 - estinals</text:p>
      <text:p text:style-name="Standard">4 - Nota quod magister Johannes Facri tassavit instrumentum apud Sanctum Martinum de</text:p>
      <text:p text:style-name="Standard">5 - campis / nec potui interesse / quia impeditus ad faciendum / inventarium thesauri.</text:p>
      <text:p text:style-name="Standard">6 - Anno nonagesimo Nono. Die lune post festum beati Martini estivalis viia</text:p>
      <text:p text:style-name="Standard">7 - mensis juliii. Capitulantibus dominis.</text:p>
      <text:p text:style-name="Standard">8 - P. Decano</text:p>
      <text:p text:style-name="Standard">9 - Sigilletur lictera Johannis Gondry / qualiter receptus est in</text:p>
      <text:p text:style-name="Standard">10 - G. Cantore</text:p>
      <text:p text:style-name="Standard">11 - A. Archidiacono ecclesie</text:p>
      <text:p text:style-name="Standard">12 - fabrum ecclesie.</text:p>
      <text:p text:style-name="Standard">13 - E. Juvensis</text:p>
      <text:p text:style-name="Standard">14 - P. de Salione</text:p>
      <text:p text:style-name="Standard">15 - Fiat lictera composicionis facte inter dominos ecclesie Parisiensis</text:p>
      <text:p text:style-name="Standard">16 - L. de Mongeria</text:p>
      <text:p text:style-name="Standard">17 - canonicos / et diacones et subdiaconos que concordata</text:p>
      <text:p text:style-name="Standard">18 - Jo. Rollandi</text:p>
      <text:p text:style-name="Standard">19 - Sy. de Bourich</text:p>
      <text:p text:style-name="Standard">20 - fuit in capitulo generali.</text:p>
      <text:p text:style-name="Standard">21 - T. Hocie</text:p>
      <text:p text:style-name="Standard">22 - H. Blancheti</text:p>
      <text:p text:style-name="Standard">23 - P. Celli</text:p>
      <text:p text:style-name="Standard">24 - Collata est capellania Sancti Marcialis in ecclesia Parisiensis tamquam</text:p>
      <text:p text:style-name="Standard">25 - N. de Ordeimonte</text:p>
      <text:p text:style-name="Standard">26 - vacans per obitum deffuncti domini Petri advocati / domino</text:p>
      <text:p text:style-name="Standard">27 - N. Dictatoris</text:p>
      <text:p text:style-name="Standard">28 - Poncio de Grimiaco presbytero canonico seplacti / qui juravit</text:p>
      <text:p text:style-name="Standard">29 - T. de Sancto Petro</text:p>
      <text:p text:style-name="Standard">30 - in forma.</text:p>
      <text:p text:style-name="Standard">31 - P. Plaoul</text:p>
      <text:p text:style-name="Standard">32 - A. de Maignaco</text:p>
      <text:p text:style-name="Standard">33 - Ro. Dangel</text:p>
      <text:p text:style-name="Standard"><text:soft-page-break/>34 - Ste. Perrnelli</text:p>
      <text:p text:style-name="Standard">35 - Jo. de Pompodorio</text:p>
      <text:p text:style-name="Standard">36 - Ro. de Lorriaco</text:p>
      <text:p text:style-name="Standard">=FRAN_0393_00514_L.jpg=</text:p>
      <text:p text:style-name="Standard">1 - Anno nonagesimo nono. Die mercurii post festum beati Martini estivalis xxa mensis</text:p>
      <text:p text:style-name="Standard">2 - jullii. Capitulantibus dominis.</text:p>
      <text:p text:style-name="Standard">3 - P. Decano</text:p>
      <text:p text:style-name="Standard">4 - Deliberata est clericis matutinalibus stacio magistri Thome</text:p>
      <text:p text:style-name="Standard">5 - G. Cantore</text:p>
      <text:p text:style-name="Standard">6 - A. Archidiacono Brie</text:p>
      <text:p text:style-name="Standard">7 - de Alneto / eo quod non fecit residenciam suam in ecclesia</text:p>
      <text:p text:style-name="Standard">8 - H. Blancheti</text:p>
      <text:p text:style-name="Standard">9 - Parisiensis per xxvi. ebdomadat.</text:p>
      <text:p text:style-name="Standard">10 - Jo. Chanteprime</text:p>
      <text:p text:style-name="Standard">11 - E. Juvenis</text:p>
      <text:p text:style-name="Standard">12 - G. Fedelli</text:p>
      <text:p text:style-name="Standard">13 - Conveniatur dominus Johannes de insula miles super jure decimarum</text:p>
      <text:p text:style-name="Standard">14 - N. de Ordeimonte</text:p>
      <text:p text:style-name="Standard">15 - coram domino Abbate Sancte Genovefe.</text:p>
      <text:p text:style-name="Standard">16 - Jo. Rollandi</text:p>
      <text:p text:style-name="Standard">17 - Ro. Dangel</text:p>
      <text:p text:style-name="Standard">18 - T. Hocie</text:p>
      <text:p text:style-name="Standard">19 - Super facto Sepulcri cognoscant domini et magistri</text:p>
      <text:p text:style-name="Standard">20 - P. Colli</text:p>
      <text:p text:style-name="Standard">21 - Stephanus Perruelli Symon de Bourich.</text:p>
      <text:p text:style-name="Standard">22 - Jo. de Pompodorio</text:p>
      <text:p text:style-name="Standard">23 - Jo. Voygnon</text:p>
      <text:p text:style-name="Standard">24 - Jo. de Sanctis</text:p>
      <text:p text:style-name="Standard">25 - Pho de Salione</text:p>
      <text:p text:style-name="Standard">26 - Ste. Perrnelli</text:p>
      <text:p text:style-name="Standard">27 - Ro. de Lorri</text:p>
      <text:p text:style-name="Standard">28 - T. de Sancto Petro</text:p>
      <text:p text:style-name="Standard">29 - L. de Mongeria</text:p>
      <text:p text:style-name="Standard">30 - . Saclicaveiie</text:p>
      <text:p text:style-name="Standard">31 - M. Reginardi</text:p>
      <text:p text:style-name="Standard">32 - Anno nonagesimo Nono. Die veneris in festo Translacionis reacti benedicti abbatis.</text:p>
      <text:p text:style-name="Standard"><text:soft-page-break/>33 - xia mensis jullii. Capitulantibus dominis.</text:p>
      <text:p text:style-name="Standard">34 - Po. Decano</text:p>
      <text:p text:style-name="Standard">35 - G. Cantore</text:p>
      <text:p text:style-name="Standard">36 - Dominus Johannes Sauvage presbyter capellanus ad majus altare</text:p>
      <text:p text:style-name="Standard">37 - A. Archidiacono Brie</text:p>
      <text:p text:style-name="Standard">38 - ecclesie Sancti Mederici Par. resignavit dictam suam</text:p>
      <text:p text:style-name="Standard">39 - capellaniam causa permutacionis faciende de ipsa cum</text:p>
      <text:p text:style-name="Standard">40 - L. de Mongeria</text:p>
      <text:p text:style-name="Standard">41 - domino Petro Falut presbytero canonico ecclesie collegiate Sancti</text:p>
      <text:p text:style-name="Standard">42 - Ste. Perruelli</text:p>
      <text:p text:style-name="Standard">43 - Sanctini Fori Meldensis / ad ipsos canonicatum et prebenda</text:p>
      <text:p text:style-name="Standard">44 - E. Juvenis</text:p>
      <text:p text:style-name="Standard">45 - non alias et fuit dicta capellania collata prefato domino</text:p>
      <text:p text:style-name="Standard">46 - Hocie</text:p>
      <text:p text:style-name="Standard">47 - Petro Fay qui juravit in forma. Et fuit</text:p>
      <text:p text:style-name="Standard">48 - G. Fedelli</text:p>
      <text:p text:style-name="Standard">49 - Sy. de Bourich</text:p>
      <text:p text:style-name="Standard">50 - installatus in Sancti Mederici et Parisiensis ecclesiaru</text:p>
      <text:p text:style-name="Standard">51 - Jo. Hue</text:p>
      <text:p text:style-name="Standard">52 - choris adhibitis sollenitatibus in talibus assuetis</text:p>
      <text:p text:style-name="Standard">53 - N. Dictatoris</text:p>
      <text:p text:style-name="Standard">54 - N. de Vancia</text:p>
      <text:p text:style-name="Standard">55 - Jo. de Pompodorio Jo. Rollandi</text:p>
      <text:p text:style-name="Standard">56 - P. Colli</text:p>
      <text:p text:style-name="Standard">57 - Jo. Voygnon</text:p>
      <text:p text:style-name="Standard">58 - M. Regiardi infirmo</text:p>
      <text:p text:style-name="Standard">59 - R. de Lorriac</text:p>
      <text:p text:style-name="Standard">60 - de Sancti Petro Re. de Pacharis infirmo</text:p>
      <text:p text:style-name="Standard">=FRAN_0393_00515_L.jpg=</text:p>
      <text:p text:style-name="Standard">1 - Anno nonagesimo Nono. Die lune post festum tanslacionis beati Benedici abbatis. xiiia</text:p>
      <text:p text:style-name="Standard">2 - mensis jullii. Capitulantibus dominis.</text:p>
      <text:p text:style-name="Standard">3 - P. Decano</text:p>
      <text:p text:style-name="Standard">4 - Receptus est ad capellanam Sancti Nicolai in ecclesia Sancti Mederici</text:p>
      <text:p text:style-name="Standard">5 - G. Cantore</text:p>
      <text:p text:style-name="Standard">6 - G. Archidiacono ecclesie</text:p>
      <text:p text:style-name="Standard">7 - Paris.en fundatam magister Reginaldus de Laquiere magister in</text:p>
      <text:p text:style-name="Standard"><text:soft-page-break/>8 - N. Dictatoris</text:p>
      <text:p text:style-name="Standard">9 - artibus in personam domini Marcialis nepotis presbyteri procuratoris</text:p>
      <text:p text:style-name="Standard">10 - L. de Mongeria</text:p>
      <text:p text:style-name="Standard">11 - dicti magistri Reginaldi ad hoc sufficienter fandati prout per</text:p>
      <text:p text:style-name="Standard">12 - Ma. Reginaldi</text:p>
      <text:p text:style-name="Standard">13 - licteras procuratorias Aurcliansis sub anno presenti / et die xiia</text:p>
      <text:p text:style-name="Standard">14 - Jo. Hue</text:p>
      <text:p text:style-name="Standard">15 - mensis jullii per Johannem Cousin clericum Aurelianti diocesis</text:p>
      <text:p text:style-name="Standard">16 - T. de Sancto Petro</text:p>
      <text:p text:style-name="Standard">17 - publicum apostolica et imperiali auctoritatibus notarium / curreque</text:p>
      <text:p text:style-name="Standard">18 - Jo. Rollandi</text:p>
      <text:p text:style-name="Standard">19 - Aurelianensis juratum confectas signatas et subscriptas</text:p>
      <text:p text:style-name="Standard">20 - Ste. Perruelli</text:p>
      <text:p text:style-name="Standard">21 - legitime constitit nomine procuratorio ipsius et pro ipso</text:p>
      <text:p text:style-name="Standard">22 - E. Juvenis</text:p>
      <text:p text:style-name="Standard">23 - tamquam vacantes et liberam per martem seu obtiam deffuncti</text:p>
      <text:p text:style-name="Standard">24 - Sy. de Bourich</text:p>
      <text:p text:style-name="Standard">25 - domini Johannis Munerii eidem magistro Reginaldo per</text:p>
      <text:p text:style-name="Standard">26 - Jo. de Pompodorio</text:p>
      <text:p text:style-name="Standard">27 - venerabi et circuspectum virum dominum Carnerium Guerondi</text:p>
      <text:p text:style-name="Standard">28 - P. Colli</text:p>
      <text:p text:style-name="Standard">29 - Archidiaconum de Josayo in ecclesia Par. ad causam sui</text:p>
      <text:p text:style-name="Standard">30 - T. Hocie</text:p>
      <text:p text:style-name="Standard">31 - tari collatam . quiquidem procurator juravit in forma</text:p>
      <text:p text:style-name="Standard">32 - Ph. de Salione</text:p>
      <text:p text:style-name="Standard">33 - R. de Putheolis infirmo</text:p>
      <text:p text:style-name="Standard">34 - G. Fedelli infirmo</text:p>
      <text:p text:style-name="Standard">35 - Conistituti sunt procuratores ad publicari petendum</text:p>
      <text:p text:style-name="Standard">36 - confirmatoriam ecclesie Parisiensis domini et magistri</text:p>
      <text:p text:style-name="Standard">37 - Ste. Martini A dam de Sancto Amando Petrus Plumentis</text:p>
      <text:p text:style-name="Standard">38 - et Petrus Barbadensis</text:p>
      <text:p text:style-name="Standard">39 - Hodie magister Laurencius de Mongeria reddidit claves deffuncti magistri</text:p>
      <text:p text:style-name="Standard">40 - Petri Forteti quas receperat a magistro Bertrando de Tyherno et tradite</text:p>
      <text:p text:style-name="Standard">41 - fuerunt magistro Roberto de Lorriaco.</text:p>
      <text:p text:style-name="Standard">42 - Deputatus est provisor collegii Forteti cum magistro Johanne Chanteprime</text:p>
      <text:p text:style-name="Standard">43 - dominus et magister R. de Lorriaco</text:p>
      <text:p text:style-name="Standard"><text:soft-page-break/>44 - Hodie expedita est domus deffuncti magistre Johannis de Socto magistro</text:p>
      <text:p text:style-name="Standard">45 - Egidio Juvenis canonico Par. / precio iiiixx ix. scutum et oneravit se</text:p>
      <text:p text:style-name="Standard">46 - omnibus repparacionibus qui buscumque mediantes summa alias taxata pro</text:p>
      <text:p text:style-name="Standard">47 - dictis repparacionibus per juratos ecclesie post obitum dicti deffuncti.</text:p>
      <text:p text:style-name="Standard">48 - Deliberati sunt merelli Gervasio Thiesse et Symoni de Capsia clericis</text:p>
      <text:p text:style-name="Standard">49 - matutinalibus ecclesie Parisiensis</text:p>
      <text:p text:style-name="Standard">=FRAN_0393_00516_L.jpg=</text:p>
      <text:p text:style-name="Standard">1 - Anno nonagesimo nono. Die mercurii post festum translacionis cecti Benedicto</text:p>
      <text:p text:style-name="Standard">2 - Abbans . xvita mensis jullii. Capitulantibus dominis</text:p>
      <text:p text:style-name="Standard">3 - P. Decano</text:p>
      <text:p text:style-name="Standard">4 - G. Cantore</text:p>
      <text:p text:style-name="Standard">5 - G. Archidiacono ecclesie</text:p>
      <text:p text:style-name="Standard">6 - Jo. de Nullyaco</text:p>
      <text:p text:style-name="Standard">7 - Ro. de Lorriaco</text:p>
      <text:p text:style-name="Standard">8 - Aichil actum est in presenti capituli prtquam de causis</text:p>
      <text:p text:style-name="Standard">9 - L. de Mongeria</text:p>
      <text:p text:style-name="Standard">10 - magistri Erardi Chanteprime et magistri Symenie</text:p>
      <text:p text:style-name="Standard">11 - Sy. de Bourich</text:p>
      <text:p text:style-name="Standard">12 - Campionis necnon magistri Johannis de Gersonn</text:p>
      <text:p text:style-name="Standard">13 - T. de Sancto Petro</text:p>
      <text:p text:style-name="Standard">14 - magistri Johannis E. Requin que cause reppio</text:p>
      <text:p text:style-name="Standard">15 - Jo. Hue</text:p>
      <text:p text:style-name="Standard">16 - in regestro causarum capituli par</text:p>
      <text:p text:style-name="Standard">17 - Jo. de Pompodorio</text:p>
      <text:p text:style-name="Standard">18 - Jo. de Sarraponte</text:p>
      <text:p text:style-name="Standard">19 - P. Colli</text:p>
      <text:p text:style-name="Standard">20 - Ste. Perruelli</text:p>
      <text:p text:style-name="Standard">21 - N. de Caucia</text:p>
      <text:p text:style-name="Standard">22 - T. Hocie</text:p>
      <text:p text:style-name="Standard">23 - G. Fedelli</text:p>
      <text:p text:style-name="Standard">24 - E. Juvenis</text:p>
      <text:p text:style-name="Standard">25 - M. Reginardi</text:p>
      <text:p text:style-name="Standard">26 - Ro. Cange</text:p>
      <text:p text:style-name="Standard">27 - R. de Puclium infirmo</text:p>
      <text:p text:style-name="Standard">28 - Nono. Die vanc in octai festi crnslacionis beati Bid</text:p>
      <text:p text:style-name="Standard">29 - Anno nonagesim</text:p>
      <text:p text:style-name="Standard"><text:soft-page-break/>30 - Abonis xviiia mensis jullii. capitulantibus dominis.</text:p>
      <text:p text:style-name="Standard">31 - P. Decano</text:p>
      <text:p text:style-name="Standard">32 - de domino Rolarto de Baileux et fe</text:p>
      <text:p text:style-name="Standard">33 - G. Cantore</text:p>
      <text:p text:style-name="Standard">34 - Casralior d viii° die in si itu</text:p>
      <text:p text:style-name="Standard">35 - G. Ariliacio ecclesie</text:p>
      <text:p text:style-name="Standard">36 - relli x</text:p>
      <text:p text:style-name="Standard">37 - Jo. Rollandi</text:p>
      <text:p text:style-name="Standard">38 - Hodie dominus</text:p>
      <text:p text:style-name="Standard">39 - fu in dici promatum</text:p>
      <text:p text:style-name="Standard">40 - G. Blancheti</text:p>
      <text:p text:style-name="Standard">41 - Receptus in</text:p>
      <text:p text:style-name="Standard">42 - L. de Mogeria</text:p>
      <text:p text:style-name="Standard">43 - Johanne Wille quin et furavit in fa</text:p>
      <text:p text:style-name="Standard">44 - Juveni</text:p>
      <text:p text:style-name="Standard">45 - Sy. de Bourici</text:p>
      <text:p text:style-name="Standard">46 - Dominus Pilannus Lauvie prlyer capellaniam apostolice snct</text:p>
      <text:p text:style-name="Standard">47 - J. Colli</text:p>
      <text:p text:style-name="Standard">48 - Anne in ecclesia Parisiensi resignavit et ai sua</text:p>
      <text:p text:style-name="Standard">49 - de Lorio</text:p>
      <text:p text:style-name="Standard">50 - mitacionis faciende de n</text:p>
      <text:p text:style-name="Standard">51 - Causo</text:p>
      <text:p text:style-name="Standard">52 - caplala</text:p>
      <text:p text:style-name="Standard">53 - Ph. de Calione</text:p>
      <text:p text:style-name="Standard">54 - capellanie necron</text:p>
      <text:p text:style-name="Standard">55 - ecclesie</text:p>
      <text:p text:style-name="Standard">56 - N. Dictatoris</text:p>
      <text:p text:style-name="Standard">57 - de Sepata autar</text:p>
      <text:p text:style-name="Standard">58 - Jo. Hue</text:p>
      <text:p text:style-name="Standard">59 - 4</text:p>
      <text:p text:style-name="Standard">60 - Fedelli</text:p>
      <text:p text:style-name="Standard">61 - G</text:p>
      <text:p text:style-name="Standard">62 - Sancti Clido ca Parsien dici e</text:p>
      <text:p text:style-name="Standard">63 - Jo. Voygnon</text:p>
      <text:p text:style-name="Standard">64 - de Actublie regore parrochiane et</text:p>
      <text:p text:style-name="Standard">65 - J. de Sarraponto</text:p>
      <text:p text:style-name="Standard"><text:soft-page-break/>66 - N. Reginaldi</text:p>
      <text:p text:style-name="Standard">67 - de Sancto Pitro</text:p>
      <text:p text:style-name="Standard">68 - fancti Lnerici in civitate ear</text:p>
      <text:p text:style-name="Standard">69 - J. de Pompodorio</text:p>
      <text:p text:style-name="Standard">70 - Audi servd</text:p>
      <text:p text:style-name="Standard">71 - betram p</text:p>
      <text:p text:style-name="Standard">72 - R. de Pvalieolaus infirma</text:p>
      <text:p text:style-name="Standard">73 - a canonicau colate prof</text:p>
      <text:p text:style-name="Standard">=FRAN_0393_00517_L.jpg=</text:p>
      <text:p text:style-name="Standard">1 - .</text:p>
      <text:p text:style-name="Standard">2 - .</text:p>
      <text:p text:style-name="Standard">=FRAN_0393_00518_L.jpg=</text:p>
      <text:p text:style-name="Standard">1 - ee ee e eee e</text:p>
      <text:p text:style-name="Standard">=FRAN_0393_00519_L.jpg=</text:p>
      <text:p text:style-name="Standard">1 - Reddediedee lee</text:p>
      <text:p text:style-name="Standard">2 - 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00:22.528155158</dc:date>
    <meta:editing-duration>P1DT2H51M4S</meta:editing-duration>
    <meta:generator>LibreOffice/7.5.2.2$MacOSX_AARCH64 LibreOffice_project/53bb9681a964705cf672590721dbc85eb4d0c3a2</meta:generator>
    <meta:document-statistic meta:table-count="0" meta:image-count="0" meta:object-count="0" meta:page-count="222" meta:paragraph-count="7856" meta:word-count="60706" meta:character-count="332416" meta:non-whitespace-character-count="279566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